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9D0000565700003B13B3D3C5CB.svm"/>
  <manifest:file-entry manifest:media-type="" manifest:full-path="Pictures/2000029100006CFF00003BC7209A660B.svm"/>
  <manifest:file-entry manifest:media-type="" manifest:full-path="Pictures/20000122000037C60000290702D9C0B1.svm"/>
  <manifest:file-entry manifest:media-type="" manifest:full-path="Pictures/2000036500004C93000043977B1260B3.svm"/>
  <manifest:file-entry manifest:media-type="image/png" manifest:full-path="Pictures/1000020100000427000001D8328612BC.png"/>
  <manifest:file-entry manifest:media-type="image/png" manifest:full-path="Pictures/100002000000000F0000000E443DCD3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Lucida Grande" svg:font-family="'Lucida Grande'"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3" style:family="table">
      <style:table-properties style:width="17.535cm" table:align="left" style:writing-mode="lr-tb"/>
    </style:style>
    <style:style style:name="Table3.A" style:family="table-column">
      <style:table-column-properties style:column-width="2.335cm"/>
    </style:style>
    <style:style style:name="Table3.B" style:family="table-column">
      <style:table-column-properties style:column-width="3.501cm"/>
    </style:style>
    <style:style style:name="Table3.C" style:family="table-column">
      <style:table-column-properties style:column-width="11.698cm"/>
    </style:style>
    <style:style style:name="Table3.1" style:family="table-row">
      <style:table-row-properties style:min-row-height="0.623cm" style:keep-together="false" fo:keep-together="always"/>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C1" style:family="table-cell">
      <style:table-cell-properties style:vertical-align="top" fo:padding-left="0.191cm" fo:padding-right="0.191cm" fo:padding-top="0cm" fo:padding-bottom="0cm" fo:border="0.018cm solid #000000" style:writing-mode="lr-tb"/>
    </style:style>
    <style:style style:name="Table3.2" style:family="table-row">
      <style:table-row-properties style:min-row-height="0.691cm" style:keep-together="false" fo:keep-together="always"/>
    </style:style>
    <style:style style:name="Table3.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C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6" style:family="table">
      <style:table-properties style:width="17.939cm" fo:margin-left="0.03cm" table:align="left" style:writing-mode="lr-tb"/>
    </style:style>
    <style:style style:name="Table56.A" style:family="table-column">
      <style:table-column-properties style:column-width="2.025cm"/>
    </style:style>
    <style:style style:name="Table56.B" style:family="table-column">
      <style:table-column-properties style:column-width="15.914cm"/>
    </style:style>
    <style:style style:name="Table56.1" style:family="table-row">
      <style:table-row-properties style:keep-together="true" fo:keep-together="auto"/>
    </style:style>
    <style:style style:name="Table5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6.B1" style:family="table-cell">
      <style:table-cell-properties style:vertical-align="top" fo:padding-left="0.191cm" fo:padding-right="0.191cm" fo:padding-top="0cm" fo:padding-bottom="0cm" fo:border="0.018cm solid #000000" style:writing-mode="lr-tb"/>
    </style:style>
    <style:style style:name="Table56.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6.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8.008cm" table:align="left" style:writing-mode="lr-tb"/>
    </style:style>
    <style:style style:name="Table2.A" style:family="table-column">
      <style:table-column-properties style:column-width="2.865cm"/>
    </style:style>
    <style:style style:name="Table2.B" style:family="table-column">
      <style:table-column-properties style:column-width="14.115cm"/>
    </style:style>
    <style:style style:name="Table2.C" style:family="table-column">
      <style:table-column-properties style:column-width="1.028cm"/>
    </style:style>
    <style:style style:name="Table2.1" style:family="table-row">
      <style:table-row-properties style:keep-together="true" fo:keep-together="auto"/>
    </style:style>
    <style:style style:name="Table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A2" style:family="table-cell">
      <style:table-cell-properties style:vertical-align="middle" fo:padding-left="0.095cm" fo:padding-right="0.095cm" fo:padding-top="0cm" fo:padding-bottom="0cm" fo:border="0.002cm solid #000000"/>
    </style:style>
    <style:style style:name="Table2.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 style:family="table">
      <style:table-properties style:width="18.008cm" table:align="left" style:writing-mode="lr-tb"/>
    </style:style>
    <style:style style:name="Table1.A" style:family="table-column">
      <style:table-column-properties style:column-width="2.865cm"/>
    </style:style>
    <style:style style:name="Table1.B" style:family="table-column">
      <style:table-column-properties style:column-width="14.115cm"/>
    </style:style>
    <style:style style:name="Table1.C" style:family="table-column">
      <style:table-column-properties style:column-width="1.028cm"/>
    </style:style>
    <style:style style:name="Table1.1" style:family="table-row">
      <style:table-row-properties style:keep-together="false" fo:keep-together="always"/>
    </style:style>
    <style:style style:name="Table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A2" style:family="table-cell">
      <style:table-cell-properties style:vertical-align="middle" fo:padding-left="0.095cm" fo:padding-right="0.095cm" fo:padding-top="0cm" fo:padding-bottom="0cm" fo:border="0.002cm solid #000000"/>
    </style:style>
    <style:style style:name="Table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5" style:family="table">
      <style:table-properties style:width="18.008cm" table:align="left" style:writing-mode="lr-tb"/>
    </style:style>
    <style:style style:name="Table5.A" style:family="table-column">
      <style:table-column-properties style:column-width="2.757cm"/>
    </style:style>
    <style:style style:name="Table5.B" style:family="table-column">
      <style:table-column-properties style:column-width="14.222cm"/>
    </style:style>
    <style:style style:name="Table5.C" style:family="table-column">
      <style:table-column-properties style:column-width="1.028cm"/>
    </style:style>
    <style:style style:name="Table5.1" style:family="table-row">
      <style:table-row-properties style:keep-together="false" fo:keep-together="always"/>
    </style:style>
    <style:style style:name="Tab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A2" style:family="table-cell">
      <style:table-cell-properties style:vertical-align="middle" fo:padding-left="0.095cm" fo:padding-right="0.095cm" fo:padding-top="0cm" fo:padding-bottom="0cm" fo:border="0.002cm solid #000000"/>
    </style:style>
    <style:style style:name="Table6" style:family="table">
      <style:table-properties style:width="18.008cm" table:align="left" style:writing-mode="lr-tb"/>
    </style:style>
    <style:style style:name="Table6.A" style:family="table-column">
      <style:table-column-properties style:column-width="1.704cm"/>
    </style:style>
    <style:style style:name="Table6.B" style:family="table-column">
      <style:table-column-properties style:column-width="15.356cm"/>
    </style:style>
    <style:style style:name="Table6.C" style:family="table-column">
      <style:table-column-properties style:column-width="0.947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6.A2" style:family="table-cell">
      <style:table-cell-properties fo:padding-left="0.099cm" fo:padding-right="0.099cm" fo:padding-top="0cm" fo:padding-bottom="0cm" fo:border="0.002cm solid #000000"/>
    </style:style>
    <style:style style:name="Table6.C2" style:family="table-cell">
      <style:table-cell-properties style:vertical-align="middle" fo:padding-left="0.099cm" fo:padding-right="0.099cm" fo:padding-top="0cm" fo:padding-bottom="0cm" fo:border="0.002cm solid #000000"/>
    </style:style>
    <style:style style:name="Table6.A3" style:family="table-cell">
      <style:table-cell-properties fo:padding-left="0.099cm" fo:padding-right="0.099cm" fo:padding-top="0cm" fo:padding-bottom="0cm" fo:border-left="0.002cm solid #000000" fo:border-right="0.002cm solid #000000" fo:border-top="none" fo:border-bottom="0.002cm solid #000000"/>
    </style:style>
    <style:style style:name="Table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8" style:family="table">
      <style:table-properties style:width="18.008cm" table:align="left" style:writing-mode="lr-tb"/>
    </style:style>
    <style:style style:name="Table8.A" style:family="table-column">
      <style:table-column-properties style:column-width="1.704cm"/>
    </style:style>
    <style:style style:name="Table8.B" style:family="table-column">
      <style:table-column-properties style:column-width="15.356cm"/>
    </style:style>
    <style:style style:name="Table8.C" style:family="table-column">
      <style:table-column-properties style:column-width="0.947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8.A2" style:family="table-cell">
      <style:table-cell-properties fo:padding-left="0.099cm" fo:padding-right="0.099cm" fo:padding-top="0cm" fo:padding-bottom="0cm" fo:border="0.002cm solid #000000"/>
    </style:style>
    <style:style style:name="Table8.C2" style:family="table-cell">
      <style:table-cell-properties style:vertical-align="middle" fo:padding-left="0.099cm" fo:padding-right="0.099cm" fo:padding-top="0cm" fo:padding-bottom="0cm" fo:border="0.002cm solid #000000"/>
    </style:style>
    <style:style style:name="Table8.A3" style:family="table-cell">
      <style:table-cell-properties fo:padding-left="0.099cm" fo:padding-right="0.099cm" fo:padding-top="0cm" fo:padding-bottom="0cm" fo:border-left="0.002cm solid #000000" fo:border-right="0.002cm solid #000000" fo:border-top="none" fo:border-bottom="0.002cm solid #000000"/>
    </style:style>
    <style:style style:name="Tab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0" style:family="table">
      <style:table-properties style:width="18.008cm" table:align="left" style:writing-mode="lr-tb"/>
    </style:style>
    <style:style style:name="Table10.A" style:family="table-column">
      <style:table-column-properties style:column-width="1.704cm"/>
    </style:style>
    <style:style style:name="Table10.B" style:family="table-column">
      <style:table-column-properties style:column-width="15.356cm"/>
    </style:style>
    <style:style style:name="Table10.C" style:family="table-column">
      <style:table-column-properties style:column-width="0.947cm"/>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0.A2" style:family="table-cell">
      <style:table-cell-properties fo:padding-left="0.099cm" fo:padding-right="0.099cm" fo:padding-top="0cm" fo:padding-bottom="0cm" fo:border="0.002cm solid #000000"/>
    </style:style>
    <style:style style:name="Table10.C2" style:family="table-cell">
      <style:table-cell-properties style:vertical-align="middle" fo:padding-left="0.099cm" fo:padding-right="0.099cm" fo:padding-top="0cm" fo:padding-bottom="0cm" fo:border="0.002cm solid #000000"/>
    </style:style>
    <style:style style:name="Table10.A3" style:family="table-cell">
      <style:table-cell-properties fo:padding-left="0.099cm" fo:padding-right="0.099cm" fo:padding-top="0cm" fo:padding-bottom="0cm" fo:border-left="0.002cm solid #000000" fo:border-right="0.002cm solid #000000" fo:border-top="none" fo:border-bottom="0.002cm solid #000000"/>
    </style:style>
    <style:style style:name="Table1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2" style:family="table">
      <style:table-properties style:width="18.008cm" table:align="left" style:writing-mode="lr-tb"/>
    </style:style>
    <style:style style:name="Table12.A" style:family="table-column">
      <style:table-column-properties style:column-width="1.704cm"/>
    </style:style>
    <style:style style:name="Table12.B" style:family="table-column">
      <style:table-column-properties style:column-width="15.356cm"/>
    </style:style>
    <style:style style:name="Table12.C" style:family="table-column">
      <style:table-column-properties style:column-width="0.947cm"/>
    </style:style>
    <style:style style:name="Table12.1" style:family="table-row">
      <style:table-row-properties style:keep-together="false" fo:keep-together="always"/>
    </style:style>
    <style:style style:name="Table1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2.A2" style:family="table-cell">
      <style:table-cell-properties fo:padding-left="0.099cm" fo:padding-right="0.099cm" fo:padding-top="0cm" fo:padding-bottom="0cm" fo:border="0.002cm solid #000000"/>
    </style:style>
    <style:style style:name="Table12.C2" style:family="table-cell">
      <style:table-cell-properties style:vertical-align="middle" fo:padding-left="0.099cm" fo:padding-right="0.099cm" fo:padding-top="0cm" fo:padding-bottom="0cm" fo:border="0.002cm solid #000000"/>
    </style:style>
    <style:style style:name="Table12.A3" style:family="table-cell">
      <style:table-cell-properties fo:padding-left="0.099cm" fo:padding-right="0.099cm" fo:padding-top="0cm" fo:padding-bottom="0cm" fo:border-left="0.002cm solid #000000" fo:border-right="0.002cm solid #000000" fo:border-top="none" fo:border-bottom="0.002cm solid #000000"/>
    </style:style>
    <style:style style:name="Table1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4" style:family="table">
      <style:table-properties style:width="18.008cm" table:align="left" style:writing-mode="lr-tb"/>
    </style:style>
    <style:style style:name="Table14.A" style:family="table-column">
      <style:table-column-properties style:column-width="1.704cm"/>
    </style:style>
    <style:style style:name="Table14.B" style:family="table-column">
      <style:table-column-properties style:column-width="15.356cm"/>
    </style:style>
    <style:style style:name="Table14.C" style:family="table-column">
      <style:table-column-properties style:column-width="0.947cm"/>
    </style:style>
    <style:style style:name="Table14.1" style:family="table-row">
      <style:table-row-properties style:keep-together="false" fo:keep-together="always"/>
    </style:style>
    <style:style style:name="Tab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A2" style:family="table-cell">
      <style:table-cell-properties fo:padding-left="0.099cm" fo:padding-right="0.099cm" fo:padding-top="0cm" fo:padding-bottom="0cm" fo:border="0.002cm solid #000000"/>
    </style:style>
    <style:style style:name="Table14.C2" style:family="table-cell">
      <style:table-cell-properties style:vertical-align="middle" fo:padding-left="0.099cm" fo:padding-right="0.099cm" fo:padding-top="0cm" fo:padding-bottom="0cm" fo:border="0.002cm solid #000000"/>
    </style:style>
    <style:style style:name="Table14.A3" style:family="table-cell">
      <style:table-cell-properties fo:padding-left="0.099cm" fo:padding-right="0.099cm" fo:padding-top="0cm" fo:padding-bottom="0cm" fo:border-left="0.002cm solid #000000" fo:border-right="0.002cm solid #000000" fo:border-top="none" fo:border-bottom="0.002cm solid #000000"/>
    </style:style>
    <style:style style:name="Table1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2.865cm"/>
    </style:style>
    <style:style style:name="Table16.B" style:family="table-column">
      <style:table-column-properties style:column-width="14.115cm"/>
    </style:style>
    <style:style style:name="Table16.C" style:family="table-column">
      <style:table-column-properties style:column-width="1.028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6.A2" style:family="table-cell">
      <style:table-cell-properties style:vertical-align="middle" fo:padding-left="0.095cm" fo:padding-right="0.095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2.757cm"/>
    </style:style>
    <style:style style:name="Table18.B" style:family="table-column">
      <style:table-column-properties style:column-width="14.222cm"/>
    </style:style>
    <style:style style:name="Table18.C" style:family="table-column">
      <style:table-column-properties style:column-width="1.028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8.A2" style:family="table-cell">
      <style:table-cell-properties style:vertical-align="middle" fo:padding-left="0.095cm" fo:padding-right="0.095cm" fo:padding-top="0cm" fo:padding-bottom="0cm" fo:border="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704cm"/>
    </style:style>
    <style:style style:name="Table21.B" style:family="table-column">
      <style:table-column-properties style:column-width="15.356cm"/>
    </style:style>
    <style:style style:name="Table21.C"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C2" style:family="table-cell">
      <style:table-cell-properties style:vertical-align="middle" fo:padding-left="0.099cm" fo:padding-right="0.099cm" fo:padding-top="0cm" fo:padding-bottom="0cm" fo:border="0.002cm solid #000000"/>
    </style:style>
    <style:style style:name="Table21.A3" style:family="table-cell">
      <style:table-cell-properties fo:padding-left="0.099cm" fo:padding-right="0.099cm" fo:padding-top="0cm" fo:padding-bottom="0cm" fo:border-left="0.002cm solid #000000" fo:border-right="0.002cm solid #000000" fo:border-top="none" fo:border-bottom="0.002cm solid #000000"/>
    </style:style>
    <style:style style:name="Tab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2.865cm"/>
    </style:style>
    <style:style style:name="Table23.B" style:family="table-column">
      <style:table-column-properties style:column-width="14.115cm"/>
    </style:style>
    <style:style style:name="Table23.C" style:family="table-column">
      <style:table-column-properties style:column-width="1.028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3.A2" style:family="table-cell">
      <style:table-cell-properties style:vertical-align="middle" fo:padding-left="0.095cm" fo:padding-right="0.095cm" fo:padding-top="0cm" fo:padding-bottom="0cm" fo:border="0.002cm solid #000000"/>
    </style:style>
    <style:style style:name="Table23.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25" style:family="table">
      <style:table-properties style:width="18.008cm" table:align="left" style:writing-mode="lr-tb"/>
    </style:style>
    <style:style style:name="Table25.A" style:family="table-column">
      <style:table-column-properties style:column-width="2.757cm"/>
    </style:style>
    <style:style style:name="Table25.B" style:family="table-column">
      <style:table-column-properties style:column-width="14.222cm"/>
    </style:style>
    <style:style style:name="Table25.C" style:family="table-column">
      <style:table-column-properties style:column-width="1.028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5.A2" style:family="table-cell">
      <style:table-cell-properties style:vertical-align="middle" fo:padding-left="0.095cm" fo:padding-right="0.095cm" fo:padding-top="0cm" fo:padding-bottom="0cm" fo:border="0.002cm solid #000000"/>
    </style:style>
    <style:style style:name="Table26" style:family="table">
      <style:table-properties style:width="18.008cm" table:align="left" style:writing-mode="lr-tb"/>
    </style:style>
    <style:style style:name="Table26.A" style:family="table-column">
      <style:table-column-properties style:column-width="1.704cm"/>
    </style:style>
    <style:style style:name="Table26.B" style:family="table-column">
      <style:table-column-properties style:column-width="15.356cm"/>
    </style:style>
    <style:style style:name="Table26.C"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C2" style:family="table-cell">
      <style:table-cell-properties style:vertical-align="middle" fo:padding-left="0.099cm" fo:padding-right="0.099cm" fo:padding-top="0cm" fo:padding-bottom="0cm" fo:border="0.002cm solid #000000"/>
    </style:style>
    <style:style style:name="Table26.A3" style:family="table-cell">
      <style:table-cell-properties fo:padding-left="0.099cm" fo:padding-right="0.099cm" fo:padding-top="0cm" fo:padding-bottom="0cm" fo:border-left="0.002cm solid #000000" fo:border-right="0.002cm solid #000000" fo:border-top="none" fo:border-bottom="0.002cm solid #000000"/>
    </style:style>
    <style:style style:name="Tab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6cm"/>
    </style:style>
    <style:style style:name="Table28.B"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B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P1" style:family="paragraph" style:parent-style-name="Code_20_Snipet">
      <style:paragraph-properties fo:text-align="start" style:justify-single-word="false"/>
    </style:style>
    <style:style style:name="P2" style:family="paragraph" style:parent-style-name="Code_20_Snipet">
      <style:paragraph-properties fo:text-align="start" style:justify-single-word="false"/>
      <style:text-properties fo:font-size="9pt" style:font-size-asian="9pt" style:font-size-complex="9pt"/>
    </style:style>
    <style:style style:name="P3" style:family="paragraph" style:parent-style-name="Body">
      <style:text-properties fo:language="en" fo:country="US" style:language-complex="ar" style:country-complex="SA"/>
    </style:style>
    <style:style style:name="P4" style:family="paragraph" style:parent-style-name="Standard">
      <style:paragraph-properties fo:margin-top="0.282cm" fo:margin-bottom="0cm"/>
    </style:style>
    <style:style style:name="P5" style:family="paragraph" style:parent-style-name="Standard">
      <style:paragraph-properties fo:padding="0cm" fo:border-left="none" fo:border-right="none" fo:border-top="none" fo:border-bottom="0.018cm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P8" style:family="paragraph" style:parent-style-name="Standard">
      <style:paragraph-properties fo:margin-left="0cm" fo:margin-right="0cm" fo:margin-top="0.423cm" fo:margin-bottom="0cm" fo:line-height="125%" fo:text-align="center" style:justify-single-word="false" fo:text-indent="0cm" style:auto-text-indent="false" fo:break-before="auto" fo:break-after="auto"/>
    </style:style>
    <style:style style:name="P9" style:family="paragraph" style:parent-style-name="Body">
      <style:text-properties fo:language="en" fo:country="GB"/>
    </style:style>
    <style:style style:name="P10" style:family="paragraph" style:parent-style-name="Body">
      <style:text-properties fo:color="#ff0000" fo:font-style="italic" style:font-style-asian="italic"/>
    </style:style>
    <style:style style:name="P11" style:family="paragraph" style:parent-style-name="Body">
      <style:paragraph-properties style:snap-to-layout-grid="false"/>
    </style:style>
    <style:style style:name="P12" style:family="paragraph" style:parent-style-name="Body">
      <style:paragraph-properties style:snap-to-layout-grid="false"/>
      <style:text-properties fo:language="de" fo:country="DE"/>
    </style:style>
    <style:style style:name="P13" style:family="paragraph" style:parent-style-name="Body">
      <style:paragraph-properties fo:text-align="start" style:justify-single-word="false" style:snap-to-layout-grid="false"/>
    </style:style>
    <style:style style:name="P14" style:family="paragraph" style:parent-style-name="Body">
      <style:text-properties fo:language="en" fo:country="US" style:language-complex="ar" style:country-complex="SA"/>
    </style:style>
    <style:style style:name="P15" style:family="paragraph" style:parent-style-name="Body">
      <style:text-properties fo:language="zxx" fo:country="none" style:language-asian="zxx" style:country-asian="none"/>
    </style:style>
    <style:style style:name="P16" style:family="paragraph" style:parent-style-name="CellBody">
      <style:paragraph-properties style:snap-to-layout-grid="false"/>
    </style:style>
    <style:style style:name="P17" style:family="paragraph" style:parent-style-name="CellBody">
      <style:paragraph-properties style:snap-to-layout-grid="false"/>
      <style:text-properties fo:language="de" fo:country="DE"/>
    </style:style>
    <style:style style:name="P18" style:family="paragraph" style:parent-style-name="CellHeading">
      <style:paragraph-properties fo:text-align="center" style:justify-single-word="false" fo:keep-with-next="always" style:snap-to-layout-grid="false"/>
    </style:style>
    <style:style style:name="P19" style:family="paragraph" style:parent-style-name="CellBody">
      <style:paragraph-properties fo:keep-with-next="always" style:snap-to-layout-grid="false"/>
    </style:style>
    <style:style style:name="P20" style:family="paragraph" style:parent-style-name="Abstract">
      <style:text-properties fo:font-size="16pt" fo:font-weight="bold" style:font-size-asian="16pt" style:font-weight-asian="bold"/>
    </style:style>
    <style:style style:name="P21" style:family="paragraph" style:parent-style-name="Standard">
      <style:paragraph-properties fo:text-align="start" style:justify-single-word="false" style:text-autospace="none"/>
      <style:text-properties style:font-name="Courier New" fo:background-color="#ffffff" style:font-name-complex="Courier New"/>
    </style:style>
    <style:style style:name="P22" style:family="paragraph" style:parent-style-name="Standard">
      <style:paragraph-properties fo:text-align="start" style:justify-single-word="false" style:text-autospace="none"/>
      <style:text-properties style:font-name="Courier New" fo:language="fr" fo:country="FR" fo:background-color="#ffffff" style:font-name-complex="Courier New"/>
    </style:style>
    <style:style style:name="P23" style:family="paragraph" style:parent-style-name="Standard">
      <style:paragraph-properties fo:text-align="start" style:justify-single-word="false" style:text-autospace="none"/>
    </style:style>
    <style:style style:name="P24" style:family="paragraph" style:parent-style-name="Code_20_Snipet">
      <style:paragraph-properties fo:text-align="start" style:justify-single-word="false"/>
    </style:style>
    <style:style style:name="P25" style:family="paragraph" style:parent-style-name="Code_20_Snipet">
      <style:text-properties fo:font-size="9pt" style:font-size-asian="9pt" style:font-size-complex="9pt"/>
    </style:style>
    <style:style style:name="P26" style:family="paragraph" style:parent-style-name="Code_20_Snipet">
      <style:paragraph-properties fo:text-align="start" style:justify-single-word="false"/>
      <style:text-properties fo:font-size="9pt" style:font-size-asian="9pt" style:font-size-complex="9pt"/>
    </style:style>
    <style:style style:name="P27" style:family="paragraph" style:parent-style-name="Code_20_Snipet">
      <style:paragraph-properties fo:text-align="start" style:justify-single-word="false"/>
      <style:text-properties fo:font-size="9pt" fo:language="en" fo:country="US" style:font-size-asian="9pt" style:font-size-complex="9pt" style:language-complex="ar" style:country-complex="SA"/>
    </style:style>
    <style:style style:name="P2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31" style:family="paragraph" style:parent-style-name="Standard" style:list-style-name="">
      <style:paragraph-properties fo:line-height="0.494cm"/>
      <style:text-properties style:use-window-font-color="true"/>
    </style:style>
    <style:style style:name="P32" style:family="paragraph" style:parent-style-name="Standard" style:list-style-name="">
      <style:paragraph-properties fo:line-height="0.469cm"/>
      <style:text-properties style:use-window-font-color="true"/>
    </style:style>
    <style:style style:name="P33" style:family="paragraph" style:parent-style-name="Standard" style:list-style-name="">
      <style:paragraph-properties fo:keep-together="always"/>
    </style:style>
    <style:style style:name="P34" style:family="paragraph" style:parent-style-name="Standard" style:list-style-name=""/>
    <style:style style:name="P35" style:family="paragraph" style:parent-style-name="Standard" style:list-style-name="RTF_5f_Num_20_2">
      <style:paragraph-properties fo:margin-left="0cm" fo:margin-right="0cm" fo:text-indent="0cm" style:auto-text-indent="false">
        <style:tab-stops/>
      </style:paragraph-properties>
    </style:style>
    <style:style style:name="P36" style:family="paragraph" style:parent-style-name="Standard" style:list-style-name="RTF_5f_Num_20_3">
      <style:paragraph-properties fo:margin-left="0cm" fo:margin-right="0cm" fo:text-indent="0cm" style:auto-text-indent="false">
        <style:tab-stops/>
      </style:paragraph-properties>
    </style:style>
    <style:style style:name="P37" style:family="paragraph" style:parent-style-name="Standard" style:list-style-name="RTF_5f_Num_20_4">
      <style:paragraph-properties fo:margin-left="0cm" fo:margin-right="0cm" fo:text-indent="0cm" style:auto-text-indent="false">
        <style:tab-stops/>
      </style:paragraph-properties>
    </style:style>
    <style:style style:name="P38" style:family="paragraph" style:parent-style-name="Standard" style:list-style-name="RTF_5f_Num_20_5">
      <style:paragraph-properties fo:margin-left="0cm" fo:margin-right="0cm" fo:text-indent="0cm" style:auto-text-indent="false">
        <style:tab-stops/>
      </style:paragraph-properties>
    </style:style>
    <style:style style:name="P39" style:family="paragraph" style:parent-style-name="Standard" style:list-style-name="RTF_5f_Num_20_9">
      <style:paragraph-properties fo:margin-left="0cm" fo:margin-right="0cm" fo:text-indent="0cm" style:auto-text-indent="false">
        <style:tab-stops/>
      </style:paragraph-properties>
    </style:style>
    <style:style style:name="P40" style:family="paragraph" style:parent-style-name="Standard" style:list-style-name="RTF_5f_Num_20_10">
      <style:paragraph-properties fo:margin-left="0cm" fo:margin-right="0cm" fo:text-indent="0cm" style:auto-text-indent="false">
        <style:tab-stops/>
      </style:paragraph-properties>
    </style:style>
    <style:style style:name="P41" style:family="paragraph" style:parent-style-name="Standard" style:list-style-name="RTF_5f_Num_20_5">
      <style:paragraph-properties fo:margin-left="0cm" fo:margin-right="0cm" fo:text-indent="0cm" style:auto-text-indent="false">
        <style:tab-stops/>
      </style:paragraph-properties>
      <style:text-properties fo:color="#000000" fo:font-size="10pt" style:font-size-asian="10pt" style:font-size-complex="10pt"/>
    </style:style>
    <style:style style:name="P42" style:family="paragraph" style:parent-style-name="Standard" style:list-style-name="RTF_5f_Num_20_6">
      <style:paragraph-properties fo:margin-left="0cm" fo:margin-right="0cm" fo:text-indent="0cm" style:auto-text-indent="false">
        <style:tab-stops/>
      </style:paragraph-properties>
      <style:text-properties fo:color="#000000" fo:font-size="10pt" style:font-size-asian="10pt" style:font-size-complex="10pt"/>
    </style:style>
    <style:style style:name="P43" style:family="paragraph" style:parent-style-name="Standard" style:list-style-name="RTF_5f_Num_20_7">
      <style:paragraph-properties fo:margin-left="0cm" fo:margin-right="0cm" fo:text-indent="0cm" style:auto-text-indent="false">
        <style:tab-stops/>
      </style:paragraph-properties>
      <style:text-properties fo:color="#000000" fo:font-size="10pt" style:font-size-asian="10pt" style:font-size-complex="10pt"/>
    </style:style>
    <style:style style:name="P44" style:family="paragraph" style:parent-style-name="Standard" style:list-style-name="RTF_5f_Num_20_8">
      <style:paragraph-properties fo:margin-left="0cm" fo:margin-right="0cm" fo:text-indent="0cm" style:auto-text-indent="false">
        <style:tab-stops/>
      </style:paragraph-properties>
      <style:text-properties fo:color="#000000" fo:font-size="10pt" style:font-size-asian="10pt" style:font-size-complex="10pt"/>
    </style:style>
    <style:style style:name="P45" style:family="paragraph" style:parent-style-name="Standard" style:list-style-name="RTF_5f_Num_20_6">
      <style:paragraph-properties fo:margin-left="0cm" fo:margin-right="0cm" fo:text-indent="0cm" style:auto-text-indent="false">
        <style:tab-stops/>
      </style:paragraph-properties>
      <style:text-properties style:use-window-font-color="true"/>
    </style:style>
    <style:style style:name="P46" style:family="paragraph" style:parent-style-name="Standard" style:list-style-name="RTF_5f_Num_20_7">
      <style:paragraph-properties fo:margin-left="0cm" fo:margin-right="0cm" fo:text-indent="0cm" style:auto-text-indent="false">
        <style:tab-stops/>
      </style:paragraph-properties>
      <style:text-properties style:use-window-font-color="true"/>
    </style:style>
    <style:style style:name="P47" style:family="paragraph" style:parent-style-name="Standard" style:list-style-name="RTF_5f_Num_20_8">
      <style:paragraph-properties fo:margin-left="0cm" fo:margin-right="0cm" fo:text-indent="0cm" style:auto-text-indent="false">
        <style:tab-stops/>
      </style:paragraph-properties>
      <style:text-properties style:use-window-font-color="true"/>
    </style:style>
    <style:style style:name="P48" style:family="paragraph" style:parent-style-name="Standard" style:list-style-name="RTF_5f_Num_20_2">
      <style:paragraph-properties fo:margin-left="0cm" fo:margin-right="0cm" fo:margin-top="0cm" fo:margin-bottom="0.423cm" fo:text-indent="0cm" style:auto-text-indent="false">
        <style:tab-stops/>
      </style:paragraph-properties>
    </style:style>
    <style:style style:name="P49"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50" style:family="paragraph" style:parent-style-name="Standard" style:list-style-name="RTF_5f_Num_20_5">
      <style:paragraph-properties fo:margin-left="0cm" fo:margin-right="0cm" fo:margin-top="0cm" fo:margin-bottom="0.423cm" fo:text-indent="0cm" style:auto-text-indent="false">
        <style:tab-stops/>
      </style:paragraph-properties>
    </style:style>
    <style:style style:name="P51" style:family="paragraph" style:parent-style-name="Standard" style:list-style-name="RTF_5f_Num_20_9">
      <style:paragraph-properties fo:margin-left="0cm" fo:margin-right="0cm" fo:margin-top="0cm" fo:margin-bottom="0.423cm" fo:text-indent="0cm" style:auto-text-indent="false">
        <style:tab-stops/>
      </style:paragraph-properties>
    </style:style>
    <style:style style:name="P52" style:family="paragraph" style:parent-style-name="Standard" style:list-style-name="RTF_5f_Num_20_6">
      <style:paragraph-properties fo:margin-left="0cm" fo:margin-right="0cm" fo:margin-top="0cm" fo:margin-bottom="0.423cm" fo:text-indent="0cm" style:auto-text-indent="false">
        <style:tab-stops/>
      </style:paragraph-properties>
      <style:text-properties style:use-window-font-color="true"/>
    </style:style>
    <style:style style:name="P53" style:family="paragraph" style:parent-style-name="Standard" style:list-style-name="RTF_5f_Num_20_7">
      <style:paragraph-properties fo:margin-left="0cm" fo:margin-right="0cm" fo:margin-top="0cm" fo:margin-bottom="0.423cm" fo:text-indent="0cm" style:auto-text-indent="false">
        <style:tab-stops/>
      </style:paragraph-properties>
      <style:text-properties style:use-window-font-color="true"/>
    </style:style>
    <style:style style:name="P54" style:family="paragraph" style:parent-style-name="Standard" style:list-style-name="RTF_5f_Num_20_8">
      <style:paragraph-properties fo:margin-left="0cm" fo:margin-right="0cm" fo:margin-top="0cm" fo:margin-bottom="0.423cm" fo:text-indent="0cm" style:auto-text-indent="false">
        <style:tab-stops/>
      </style:paragraph-properties>
      <style:text-properties style:use-window-font-color="true"/>
    </style:style>
    <style:style style:name="P55" style:family="paragraph" style:parent-style-name="Standard" style:list-style-name="RTF_5f_Num_20_10">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56" style:family="paragraph" style:parent-style-name="Standard" style:list-style-name="RTF_5f_Num_20_4">
      <style:paragraph-properties fo:margin-left="0cm" fo:margin-right="0cm" fo:margin-top="0cm" fo:margin-bottom="0.494cm" fo:text-indent="0cm" style:auto-text-indent="false">
        <style:tab-stops/>
      </style:paragraph-properties>
    </style:style>
    <style:style style:name="P57" style:family="paragraph" style:parent-style-name="Standard" style:list-style-name="">
      <style:paragraph-properties fo:margin-top="0cm" fo:margin-bottom="0.494cm"/>
      <style:text-properties fo:font-size="9pt" style:font-size-asian="9pt" style:font-size-complex="9pt"/>
    </style:style>
    <style:style style:name="P58" style:family="paragraph" style:parent-style-name="Standard" style:list-style-name="">
      <style:paragraph-properties fo:margin-top="0cm" fo:margin-bottom="0.494cm"/>
    </style:style>
    <style:style style:name="P59" style:family="paragraph" style:parent-style-name="Standard" style:list-style-name="">
      <style:paragraph-properties fo:margin-top="0cm" fo:margin-bottom="0.494cm" fo:keep-together="always"/>
    </style:style>
    <style:style style:name="P60" style:family="paragraph" style:parent-style-name="Standard" style:list-style-name="">
      <style:paragraph-properties fo:margin-top="0cm" fo:margin-bottom="0.494cm"/>
      <style:text-properties fo:font-size="10pt" style:font-size-asian="10pt" style:font-size-complex="10pt"/>
    </style:style>
    <style:style style:name="P61" style:family="paragraph" style:parent-style-name="Standard" style:list-style-name="">
      <style:paragraph-properties fo:margin-top="0.095cm" fo:margin-bottom="0.095cm"/>
      <style:text-properties fo:font-size="9pt" style:font-size-asian="9pt" style:font-size-complex="9pt"/>
    </style:style>
    <style:style style:name="P62"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63" style:family="paragraph" style:parent-style-name="Standard" style:list-style-name="">
      <style:paragraph-properties fo:margin-top="0.095cm" fo:margin-bottom="0.095cm"/>
    </style:style>
    <style:style style:name="P64" style:family="paragraph" style:parent-style-name="Standard" style:list-style-name="">
      <style:paragraph-properties fo:margin-top="0.095cm" fo:margin-bottom="0.095cm"/>
      <style:text-properties fo:font-size="10pt" style:font-size-asian="10pt" style:font-size-complex="10pt"/>
    </style:style>
    <style:style style:name="P65"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67" style:family="paragraph" style:parent-style-name="Standard" style:list-style-name="">
      <style:paragraph-properties fo:margin-top="0.095cm" fo:margin-bottom="0.095cm"/>
      <style:text-properties fo:color="#000000" fo:font-size="10pt" style:font-size-asian="10pt" style:font-size-complex="10pt"/>
    </style:style>
    <style:style style:name="P68" style:family="paragraph" style:parent-style-name="Standard" style:list-style-name="">
      <style:paragraph-properties fo:margin-top="0.095cm" fo:margin-bottom="0.095cm" fo:text-align="center" style:justify-single-word="false"/>
      <style:text-properties style:use-window-font-color="true"/>
    </style:style>
    <style:style style:name="P69"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71" style:family="paragraph" style:parent-style-name="Standard" style:list-style-name="">
      <style:paragraph-properties fo:margin-top="0.095cm" fo:margin-bottom="0.095cm" fo:keep-with-next="always"/>
      <style:text-properties style:use-window-font-color="true"/>
    </style:style>
    <style:style style:name="P72"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73" style:family="paragraph" style:parent-style-name="Standard" style:list-style-name="">
      <style:paragraph-properties fo:margin-top="0.494cm" fo:margin-bottom="0cm"/>
      <style:text-properties fo:font-size="10pt" style:font-size-asian="10pt" style:font-size-complex="10pt"/>
    </style:style>
    <style:style style:name="P74"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5"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6" style:family="paragraph" style:parent-style-name="Standard" style:list-style-name="">
      <style:paragraph-properties fo:margin-top="0.494cm" fo:margin-bottom="0cm" fo:keep-together="always" fo:keep-with-next="always"/>
    </style:style>
    <style:style style:name="P77" style:family="paragraph" style:parent-style-name="Standard" style:list-style-name="">
      <style:paragraph-properties fo:margin-left="1.27cm" fo:margin-right="0cm" fo:margin-top="0cm" fo:margin-bottom="0.494cm" fo:text-indent="0cm" style:auto-text-indent="false"/>
    </style:style>
    <style:style style:name="P78"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9"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80"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81"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82" style:family="paragraph" style:parent-style-name="Standard" style:list-style-name="">
      <style:paragraph-properties fo:margin-left="1.27cm" fo:margin-right="0cm" fo:margin-top="0cm" fo:margin-bottom="0.423cm" fo:text-indent="0cm" style:auto-text-indent="false"/>
    </style:style>
    <style:style style:name="P83" style:family="paragraph" style:parent-style-name="Standard" style:list-style-name="">
      <style:paragraph-properties fo:margin-left="1.27cm" fo:margin-right="0cm" fo:margin-top="0cm" fo:margin-bottom="0.423cm" fo:text-indent="0cm" style:auto-text-indent="false"/>
      <style:text-properties fo:font-weight="bold" style:font-weight-asian="bold" style:font-weight-complex="bold"/>
    </style:style>
    <style:style style:name="P84" style:family="paragraph" style:parent-style-name="Standard" style:list-style-name="">
      <style:paragraph-properties fo:margin-left="1.27cm" fo:margin-right="0cm" fo:margin-top="0cm" fo:margin-bottom="0.423cm" fo:text-indent="0cm" style:auto-text-indent="false"/>
      <style:text-properties style:font-name="Courier New1" fo:font-size="9pt" style:font-name-asian="Courier New1" style:font-size-asian="9pt" style:font-name-complex="Courier New1" style:font-size-complex="9pt"/>
    </style:style>
    <style:style style:name="P85"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86" style:family="paragraph" style:parent-style-name="Standard" style:list-style-name="">
      <style:paragraph-properties fo:margin-top="0cm" fo:margin-bottom="0.423cm"/>
      <style:text-properties fo:font-size="10pt" style:font-size-asian="10pt" style:font-size-complex="10pt"/>
    </style:style>
    <style:style style:name="P87" style:family="paragraph" style:parent-style-name="Standard" style:list-style-name="">
      <style:paragraph-properties fo:margin-top="0cm" fo:margin-bottom="0.423cm"/>
      <style:text-properties style:font-name="Courier New1" fo:font-size="9pt" style:font-name-asian="Courier New1" style:font-size-asian="9pt" style:font-name-complex="Courier New1" style:font-size-complex="9pt"/>
    </style:style>
    <style:style style:name="P88" style:family="paragraph" style:parent-style-name="Standard" style:list-style-name="">
      <style:paragraph-properties fo:margin-top="0cm" fo:margin-bottom="0.423cm"/>
    </style:style>
    <style:style style:name="P89" style:family="paragraph" style:parent-style-name="Standard" style:list-style-name="">
      <style:paragraph-properties fo:keep-with-next="always"/>
    </style:style>
    <style:style style:name="P90"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1" style:family="paragraph" style:parent-style-name="Standard" style:list-style-name="">
      <style:paragraph-properties fo:keep-together="always" fo:keep-with-next="always"/>
    </style:style>
    <style:style style:name="P92" style:family="paragraph" style:parent-style-name="Standard" style:list-style-name="">
      <style:paragraph-properties fo:margin-top="0.441cm" fo:margin-bottom="0.494cm" fo:keep-together="always"/>
    </style:style>
    <style:style style:name="P93"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94" style:family="paragraph" style:parent-style-name="Standard" style:list-style-name="">
      <style:paragraph-properties fo:margin-top="0.081cm" fo:margin-bottom="0.081cm" fo:keep-with-next="always"/>
      <style:text-properties style:use-window-font-color="true"/>
    </style:style>
    <style:style style:name="P95"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6" style:family="paragraph" style:parent-style-name="Standard" style:list-style-name="">
      <style:paragraph-properties fo:margin-top="0.081cm" fo:margin-bottom="0.081cm" fo:text-align="end" style:justify-single-word="false"/>
      <style:text-properties style:use-window-font-color="true"/>
    </style:style>
    <style:style style:name="P97" style:family="paragraph" style:parent-style-name="Standard" style:list-style-name="">
      <style:paragraph-properties fo:margin-top="0.081cm" fo:margin-bottom="0.081cm" fo:text-align="center" style:justify-single-word="false"/>
      <style:text-properties style:use-window-font-color="true"/>
    </style:style>
    <style:style style:name="P98" style:family="paragraph" style:parent-style-name="Standard" style:list-style-name="">
      <style:paragraph-properties fo:margin-top="0.081cm" fo:margin-bottom="0.081cm" fo:text-align="end" style:justify-single-word="false"/>
    </style:style>
    <style:style style:name="P99" style:family="paragraph" style:parent-style-name="Standard" style:list-style-name="">
      <style:paragraph-properties fo:margin-top="0.081cm" fo:margin-bottom="0cm"/>
    </style:style>
    <style:style style:name="P100"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1" style:family="paragraph" style:parent-style-name="Standard" style:list-style-name="">
      <style:paragraph-properties fo:margin-left="0cm" fo:margin-right="0cm" fo:margin-top="0.071cm" fo:margin-bottom="0.081cm" fo:text-indent="1.058cm" style:auto-text-indent="false"/>
    </style:style>
    <style:style style:name="P102"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03"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4" style:family="paragraph" style:parent-style-name="Standard" style:list-style-name="">
      <style:paragraph-properties fo:margin-left="2.54cm" fo:margin-right="0cm" fo:text-indent="0cm" style:auto-text-indent="false"/>
    </style:style>
    <style:style style:name="P105"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6" style:family="paragraph" style:parent-style-name="Standard" style:list-style-name="">
      <style:paragraph-properties fo:margin-top="0.441cm" fo:margin-bottom="0cm" fo:keep-together="always" fo:keep-with-next="always"/>
    </style:style>
    <style:style style:name="P107"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8"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09" style:family="paragraph" style:parent-style-name="Body" style:list-style-name="L1"/>
    <style:style style:name="P110" style:family="paragraph" style:parent-style-name="Body">
      <style:paragraph-properties style:snap-to-layout-grid="false"/>
    </style:style>
    <style:style style:name="P111" style:family="paragraph" style:parent-style-name="Body">
      <style:paragraph-properties fo:text-align="start" style:justify-single-word="false" style:snap-to-layout-grid="false"/>
    </style:style>
    <style:style style:name="P112" style:family="paragraph" style:parent-style-name="Body">
      <style:text-properties fo:language="en" fo:country="US" style:language-complex="ar" style:country-complex="SA"/>
    </style:style>
    <style:style style:name="P113" style:family="paragraph" style:parent-style-name="Body" style:list-style-name="WW8Num9">
      <style:paragraph-properties fo:margin-left="1.27cm" fo:margin-right="0cm" fo:text-indent="-0.635cm" style:auto-text-indent="false"/>
    </style:style>
    <style:style style:name="P114" style:family="paragraph" style:parent-style-name="Heading_20_1">
      <style:paragraph-properties fo:break-before="page"/>
    </style:style>
    <style:style style:name="P115" style:family="paragraph" style:parent-style-name="Heading_20_3">
      <style:text-properties fo:color="#000000"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P116" style:family="paragraph" style:parent-style-name="Document_20_Title" style:master-page-name="First_20_Page">
      <style:paragraph-properties fo:text-align="center" style:justify-single-word="false" style:page-number="auto"/>
    </style:style>
    <style:style style:name="P117" style:family="paragraph" style:parent-style-name="CellBody">
      <style:paragraph-properties style:snap-to-layout-grid="false"/>
      <style:text-properties fo:language="de" fo:country="DE"/>
    </style:style>
    <style:style style:name="P118" style:family="paragraph" style:parent-style-name="Code_20_Snipet">
      <style:paragraph-properties fo:text-align="start" style:justify-single-word="false"/>
    </style:style>
    <style:style style:name="P119" style:family="paragraph" style:parent-style-name="Code_20_Snipet">
      <style:paragraph-properties fo:text-align="start" style:justify-single-word="false"/>
      <style:text-properties fo:font-size="9pt" style:font-size-asian="9pt" style:font-size-complex="9pt"/>
    </style:style>
    <style:style style:name="P120" style:family="paragraph" style:parent-style-name="Definition_20_Term" style:list-style-name="WW8Num3"/>
    <style:style style:name="P121" style:family="paragraph" style:parent-style-name="List_20_Bullet" style:list-style-name="WW8Num26"/>
    <style:style style:name="P122" style:family="paragraph" style:parent-style-name="List_20_Bullet">
      <style:text-properties fo:font-style="normal" style:font-style-asian="normal" style:font-style-complex="normal"/>
    </style:style>
    <style:style style:name="P123" style:family="paragraph" style:parent-style-name="List_20_Bullet" style:list-style-name=""/>
    <style:style style:name="P124" style:family="paragraph" style:parent-style-name="List_20_Bullet">
      <style:text-properties fo:font-style="italic" style:font-style-asian="italic"/>
    </style:style>
    <style:style style:name="P125" style:family="paragraph" style:parent-style-name="List_20_Bullet">
      <style:paragraph-properties fo:margin-left="0.6cm" fo:margin-right="0cm" fo:text-indent="-0.623cm" style:auto-text-indent="false">
        <style:tab-stops>
          <style:tab-stop style:position="10.001cm"/>
        </style:tab-stops>
      </style:paragraph-properties>
    </style:style>
    <style:style style:name="P126" style:family="paragraph" style:parent-style-name="List_20_Bullet" style:list-style-name="WW8Num26">
      <style:paragraph-properties fo:margin-left="0.623cm" fo:margin-right="0cm" fo:text-indent="-0.623cm" style:auto-text-indent="false">
        <style:tab-stops>
          <style:tab-stop style:position="10.001cm"/>
        </style:tab-stops>
      </style:paragraph-properties>
    </style:style>
    <style:style style:name="P127" style:family="paragraph" style:parent-style-name="List_20_Number" style:list-style-name="L2"/>
    <style:style style:name="P128" style:family="paragraph" style:parent-style-name="List_20_Number" style:list-style-name="L3"/>
    <style:style style:name="P129"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30"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31" style:family="paragraph" style:parent-style-name="Package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32" style:family="paragraph" style:parent-style-name="Package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33"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34"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35"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36"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37"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38"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39"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40"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142"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Detail_20_Heading" style:list-style-name="">
      <style:paragraph-properties fo:padding="0.06cm" fo:border="0.002cm solid #666666"/>
      <style:text-properties fo:color="#000000"/>
    </style:style>
    <style:style style:name="P144" style:family="paragraph" style:parent-style-name="Item_20_Heading" style:list-style-name="">
      <style:text-properties fo:color="#000000"/>
    </style:style>
    <style:style style:name="P145" style:family="paragraph" style:parent-style-name="Item_20_Heading" style:list-style-name="">
      <style:paragraph-properties fo:margin-top="0.43cm" fo:margin-bottom="0.409cm"/>
      <style:text-properties fo:color="#000000"/>
    </style:style>
    <style:style style:name="P146" style:family="paragraph" style:parent-style-name="List_20_Heading" style:list-style-name="">
      <style:text-properties fo:color="#000000" fo:font-size="10pt" style:font-size-asian="10pt" style:font-size-complex="10pt"/>
    </style:style>
    <style:style style:name="P14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9pt" style:font-size-asian="9pt" style:font-size-complex="9pt"/>
    </style:style>
    <style:style style:name="T2" style:family="text">
      <style:text-properties fo:font-size="14pt" fo:font-weight="normal" style:font-size-asian="14pt" style:font-weight-asian="normal"/>
    </style:style>
    <style:style style:name="T3" style:family="text">
      <style:text-properties fo:language="en" fo:country="US"/>
    </style:style>
    <style:style style:name="T4" style:family="text">
      <style:text-properties style:font-name="Courier New"/>
    </style:style>
    <style:style style:name="T5" style:family="text">
      <style:text-properties style:font-name="Courier New" fo:background-color="#ffffff" style:font-name-complex="Courier New"/>
    </style:style>
    <style:style style:name="T6" style:family="text">
      <style:text-properties style:font-name="Courier New" fo:language="fr" fo:country="FR" fo:background-color="#ffffff" style:font-name-complex="Courier New"/>
    </style:style>
    <style:style style:name="T7" style:family="text">
      <style:text-properties fo:color="#000000"/>
    </style:style>
    <style:style style:name="T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0" style:family="text">
      <style:text-properties fo:color="#000000" style:font-name="Courier New1"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fo:font-weight="bold" style:font-weight-asian="bold" style:font-weight-complex="bold"/>
    </style:style>
    <style:style style:name="T12" style:family="text">
      <style:text-properties fo:color="#000000" fo:font-size="10pt" style:font-size-asian="10pt" style:font-size-complex="10pt"/>
    </style:style>
    <style:style style:name="T13" style:family="text">
      <style:text-properties fo:language="de" fo:country="DE"/>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style:font-name="Courier New1"/>
    </style:style>
    <style:style style:name="T17" style:family="text">
      <style:text-properties fo:font-style="normal" style:font-style-asian="normal" style:font-style-complex="normal"/>
    </style:style>
    <style:style style:name="T18" style:family="text">
      <style:text-properties fo:language="fr" fo:country="FR"/>
    </style:style>
    <style:style style:name="T19" style:family="text">
      <style:text-properties fo:font-weight="bold" style:font-weight-asian="bold" style:font-weight-complex="bold"/>
    </style:style>
    <style:style style:name="T2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2" style:family="text">
      <style:text-properties fo:color="#0000ff" style:text-underline-style="solid" style:text-underline-width="auto" style:text-underline-color="font-color"/>
    </style:style>
    <style:style style:name="T23" style:family="text">
      <style:text-properties fo:color="#0000ff" style:text-underline-style="solid" style:text-underline-width="auto" style:text-underline-color="font-color" fo:font-weight="normal" style:font-weight-asian="normal" style:font-weight-complex="normal"/>
    </style:style>
    <style:style style:name="T24" style:family="text">
      <style:text-properties fo:color="#0000ff" style:text-underline-style="solid" style:text-underline-width="auto" style:text-underline-color="font-color" fo:font-weight="bold" style:font-weight-asian="bold" style:font-weight-complex="bold"/>
    </style:style>
    <style:style style:name="T2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6"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7" style:family="text">
      <style:text-properties fo:font-size="10pt" fo:font-weight="normal" style:font-size-asian="10pt" style:font-weight-asian="normal" style:font-size-complex="10pt" style:font-weight-complex="normal"/>
    </style:style>
    <style:style style:name="T28" style:family="text">
      <style:text-properties fo:font-size="10pt" style:font-size-asian="10pt" style:font-size-complex="10pt"/>
    </style:style>
    <style:style style:name="T29" style:family="text">
      <style:text-properties fo:font-weight="normal" style:font-weight-asian="normal" style:font-weight-complex="normal"/>
    </style:style>
    <style:style style:name="T30" style:family="text">
      <style:text-properties style:text-position="30% 58%" fo:font-size="10pt" style:font-size-asian="10pt" style:font-size-complex="10pt"/>
    </style:style>
    <style:style style:name="T31" style:family="text">
      <style:text-properties fo:color="#808080" style:font-name="Verdana" fo:font-size="7pt" style:font-name-asian="Verdana" style:font-size-asian="7pt" style:font-name-complex="Verdana" style:font-size-complex="7pt"/>
    </style:style>
    <style:style style:name="T32" style:family="text">
      <style:text-properties style:font-name="Courier New1" fo:font-size="9pt" style:font-name-asian="Courier New1" style:font-size-asian="9pt" style:font-name-complex="Courier New1" style:font-size-complex="9pt"/>
    </style:style>
    <style:style style:name="T33" style:family="text">
      <style:text-properties fo:font-size="9pt" style:font-size-asian="9pt" style:font-size-complex="9pt"/>
    </style:style>
    <style:style style:name="T34" style:family="text"/>
    <style:style style:name="T35"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tracked-changes>
        <text:changed-region xml:id="ct808494400" text:id="ct808494400">
          <text:insertion>
            <office:change-info>
              <dc:creator>David Savage</dc:creator>
              <dc:date>2011-09-15T14:45:00</dc:date>
            </office:change-info>
          </text:insertion>
        </text:changed-region>
        <text:changed-region xml:id="ct810801184" text:id="ct810801184">
          <text:insertion>
            <office:change-info>
              <dc:creator>David Savage</dc:creator>
              <dc:date>2011-09-15T14:45:00</dc:date>
            </office:change-info>
          </text:insertion>
        </text:changed-region>
        <text:changed-region xml:id="ct68074064" text:id="ct68074064">
          <text:insertion>
            <office:change-info>
              <dc:creator>David Savage</dc:creator>
              <dc:date>2011-09-15T14:45:00</dc:date>
            </office:change-info>
          </text:insertion>
        </text:changed-region>
        <text:changed-region xml:id="ct68892336" text:id="ct68892336">
          <text:insertion>
            <office:change-info>
              <dc:creator>David Savage</dc:creator>
              <dc:date>2011-09-15T14:55:00</dc:date>
            </office:change-info>
          </text:insertion>
        </text:changed-region>
        <text:changed-region xml:id="ct807433424" text:id="ct807433424">
          <text:insertion>
            <office:change-info>
              <dc:creator>David Savage</dc:creator>
              <dc:date>2011-09-15T14:56:00</dc:date>
            </office:change-info>
          </text:insertion>
        </text:changed-region>
        <text:changed-region xml:id="ct814042192" text:id="ct814042192">
          <text:insertion>
            <office:change-info>
              <dc:creator>David Savage</dc:creator>
              <dc:date>2011-09-15T14:46:00</dc:date>
            </office:change-info>
          </text:insertion>
        </text:changed-region>
        <text:changed-region xml:id="ct811165952" text:id="ct811165952">
          <text:deletion>
            <office:change-info>
              <dc:creator>David Savage</dc:creator>
              <dc:date>2011-09-15T14:51:00</dc:date>
            </office:change-info>
            <text:p text:style-name="Code_20_Snipet"/>
            <text:p text:style-name="Code_20_Snipet"/>
          </text:deletion>
        </text:changed-region>
        <text:changed-region xml:id="ct811245232" text:id="ct811245232">
          <text:insertion>
            <office:change-info>
              <dc:creator>David Savage</dc:creator>
              <dc:date>2011-09-15T14:51:00</dc:date>
            </office:change-info>
          </text:insertion>
        </text:changed-region>
        <text:changed-region xml:id="ct806407280" text:id="ct806407280">
          <text:deletion>
            <office:change-info>
              <dc:creator>David Savage</dc:creator>
              <dc:date>2011-09-15T14:52:00</dc:date>
            </office:change-info>
            <text:p text:style-name="P1"><text:span text:style-name="T1"/></text:p>
            <text:p text:style-name="P1"><text:span text:style-name="T1"/></text:p>
          </text:deletion>
        </text:changed-region>
        <text:changed-region xml:id="ct67935584" text:id="ct67935584">
          <text:insertion>
            <office:change-info>
              <dc:creator>David Savage</dc:creator>
              <dc:date>2011-09-15T14:43:00</dc:date>
            </office:change-info>
          </text:insertion>
        </text:changed-region>
        <text:changed-region xml:id="ct810976400" text:id="ct810976400">
          <text:deletion>
            <office:change-info>
              <dc:creator>David Savage</dc:creator>
              <dc:date>2011-09-15T14:43:00</dc:date>
            </office:change-info>
            <text:p text:style-name="Code_20_Snipet">&amp;lt;</text:p>
          </text:deletion>
        </text:changed-region>
        <text:changed-region xml:id="ct69101760" text:id="ct69101760">
          <text:insertion>
            <office:change-info>
              <dc:creator>David Savage</dc:creator>
              <dc:date>2011-09-15T14:43:00</dc:date>
            </office:change-info>
          </text:insertion>
        </text:changed-region>
        <text:changed-region xml:id="ct69045968" text:id="ct69045968">
          <text:deletion>
            <office:change-info>
              <dc:creator>David Savage</dc:creator>
              <dc:date>2011-09-15T14:43:00</dc:date>
            </office:change-info>
            <text:p text:style-name="Code_20_Snipet">&amp;gt;</text:p>
          </text:deletion>
        </text:changed-region>
        <text:changed-region xml:id="ct68937312" text:id="ct68937312">
          <text:insertion>
            <office:change-info>
              <dc:creator>David Savage</dc:creator>
              <dc:date>2011-09-15T14:43:00</dc:date>
            </office:change-info>
          </text:insertion>
        </text:changed-region>
        <text:changed-region xml:id="ct67906704" text:id="ct67906704">
          <text:insertion>
            <office:change-info>
              <dc:creator>David Savage</dc:creator>
              <dc:date>2011-09-15T14:43:00</dc:date>
            </office:change-info>
          </text:insertion>
        </text:changed-region>
        <text:changed-region xml:id="ct807489888" text:id="ct807489888">
          <text:deletion>
            <office:change-info>
              <dc:creator>David Savage</dc:creator>
              <dc:date>2011-09-15T14:43:00</dc:date>
            </office:change-info>
            <text:p text:style-name="Code_20_Snipet">&amp;lt;</text:p>
          </text:deletion>
        </text:changed-region>
        <text:changed-region xml:id="ct69028720" text:id="ct69028720">
          <text:insertion>
            <office:change-info>
              <dc:creator>David Savage</dc:creator>
              <dc:date>2011-09-15T14:43:00</dc:date>
            </office:change-info>
          </text:insertion>
        </text:changed-region>
        <text:changed-region xml:id="ct814491456" text:id="ct814491456">
          <text:deletion>
            <office:change-info>
              <dc:creator>David Savage</dc:creator>
              <dc:date>2011-09-15T14:43:00</dc:date>
            </office:change-info>
            <text:p text:style-name="Code_20_Snipet">&amp;gt;</text:p>
          </text:deletion>
        </text:changed-region>
        <text:changed-region xml:id="ct67939376" text:id="ct67939376">
          <text:deletion>
            <office:change-info>
              <dc:creator>David Savage</dc:creator>
              <dc:date>2011-09-15T14:52:00</dc:date>
            </office:change-info>
            <text:p text:style-name="Code_20_Snipet"/>
            <text:p text:style-name="Code_20_Snipet"/>
          </text:deletion>
        </text:changed-region>
        <text:changed-region xml:id="ct53638416" text:id="ct53638416">
          <text:deletion>
            <office:change-info>
              <dc:creator>David Savage</dc:creator>
              <dc:date>2011-09-15T14:44:00</dc:date>
            </office:change-info>
            <text:p text:style-name="Code_20_Snipet"/>
            <text:p text:style-name="Code_20_Snipet"/>
          </text:deletion>
        </text:changed-region>
        <text:changed-region xml:id="ct56709552" text:id="ct56709552">
          <text:deletion>
            <office:change-info>
              <dc:creator>David Savage</dc:creator>
              <dc:date>2011-09-15T14:44:00</dc:date>
            </office:change-info>
            <text:p text:style-name="Body"/>
            <text:p text:style-name="Body"/>
          </text:deletion>
        </text:changed-region>
        <text:changed-region xml:id="ct814490000" text:id="ct814490000">
          <text:deletion>
            <office:change-info>
              <dc:creator>David Savage</dc:creator>
              <dc:date>2011-09-15T14:43:00</dc:date>
            </office:change-info>
            <text:p text:style-name="Body">The Repository resolver is in many ways similar to the Framework resolver. Implementations may therefore strive to use the same code. However, the problem that the Framework resolver solves is subtly different from what the Repository resolver solves. First, the Repository resolver is more generic; it handles more than packages and bundles. This is the reason for the generic requirement/capability model instead of using the manifest directly. Second, the Framework creates a wiring between a set of installed bundles. In contrast, the Repository resolver installs a set of bundles. Despite these subtle differences, the logic behind these resolvers is very similar and can clearly share implementation code.</text:p>
          </text:deletion>
        </text:changed-region>
        <text:changed-region xml:id="ct811262320" text:id="ct811262320">
          <text:deletion>
            <office:change-info>
              <dc:creator>David Savage</dc:creator>
              <dc:date>2011-09-15T14:44:00</dc:date>
            </office:change-info>
            <text:h text:style-name="Heading_20_3" text:outline-level="3"/>
            <text:p text:style-name="Code_20_Snipet"><text:s text:c="4"/></text:p>
          </text:deletion>
        </text:changed-region>
        <text:changed-region xml:id="ct814375040" text:id="ct814375040">
          <text:deletion>
            <office:change-info>
              <dc:creator>David Savage</dc:creator>
              <dc:date>2011-09-15T14:52:00</dc:date>
            </office:change-info>
            <text:p text:style-name="P2"/>
            <text:p text:style-name="P2"/>
            <text:p text:style-name="P2"/>
          </text:deletion>
        </text:changed-region>
        <text:changed-region xml:id="ct811435824" text:id="ct811435824">
          <text:deletion>
            <office:change-info>
              <dc:creator>David Savage</dc:creator>
              <dc:date>2011-09-15T14:52:00</dc:date>
            </office:change-info>
            <text:p text:style-name="P2"/>
            <text:p text:style-name="P2"/>
          </text:deletion>
        </text:changed-region>
        <text:changed-region xml:id="ct814514080" text:id="ct814514080">
          <text:deletion>
            <office:change-info>
              <dc:creator>David Savage</dc:creator>
              <dc:date>2011-09-15T14:44:00</dc:date>
            </office:change-info>
            <text:h text:style-name="Heading_20_3" text:outline-level="3"/>
            <text:p text:style-name="Code_20_Snipet"><text:s text:c="2"/></text:p>
          </text:deletion>
        </text:changed-region>
        <text:changed-region xml:id="ct67883648" text:id="ct67883648">
          <text:deletion>
            <office:change-info>
              <dc:creator>David Savage</dc:creator>
              <dc:date>2011-09-15T14:44:00</dc:date>
            </office:change-info>
            <text:h text:style-name="Heading_20_3" text:outline-level="3"/>
            <text:h text:style-name="Heading_20_3" text:outline-level="3"><text:s/></text:h>
          </text:deletion>
        </text:changed-region>
        <text:changed-region xml:id="ct814502864" text:id="ct814502864">
          <text:deletion>
            <office:change-info>
              <dc:creator>David Savage</dc:creator>
              <dc:date>2011-09-15T14:44:00</dc:date>
            </office:change-info>
            <text:h text:style-name="Heading_20_3" text:outline-level="3"/>
            <text:p text:style-name="Body"/>
          </text:deletion>
        </text:changed-region>
        <text:changed-region xml:id="ct808532816" text:id="ct808532816">
          <text:deletion>
            <office:change-info>
              <dc:creator>David Savage</dc:creator>
              <dc:date>2011-09-15T14:44:00</dc:date>
            </office:change-info>
            <text:h text:style-name="Heading_20_3" text:outline-level="3"/>
            <text:p text:style-name="Body"/>
          </text:deletion>
        </text:changed-region>
        <text:changed-region xml:id="ct811086656" text:id="ct811086656">
          <text:deletion>
            <office:change-info>
              <dc:creator>David Savage</dc:creator>
              <dc:date>2011-09-15T14:52:00</dc:date>
            </office:change-info>
            <text:p text:style-name="P1"><text:span text:style-name="T1"/></text:p>
            <text:p text:style-name="P1"><text:span text:style-name="T1"/></text:p>
          </text:deletion>
        </text:changed-region>
        <text:changed-region xml:id="ct68121744" text:id="ct68121744">
          <text:deletion>
            <office:change-info>
              <dc:creator>David Savage</dc:creator>
              <dc:date>2011-09-15T14:52:00</dc:date>
            </office:change-info>
            <text:p text:style-name="P3"/>
            <text:p text:style-name="P3"/>
          </text:deletion>
        </text:changed-region>
        <text:changed-region xml:id="ct814101216" text:id="ct814101216">
          <text:deletion>
            <office:change-info>
              <dc:creator>David Savage</dc:creator>
              <dc:date>2011-09-15T14:55:00</dc:date>
            </office:change-info>
            <text:p text:style-name="Body"/>
            <text:p text:style-name="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12 OBR</text:user-defined></text:p>
      <text:p text:style-name="Document_20_Title"><text:span text:style-name="T2">Draft<text:line-break/><text:line-break/></text:span><text:span text:style-name="T2"><text:page-count style:num-format="1">67</text:page-count></text:span><text:span text:style-name="T2"> Pages</text:span></text:p>
      <text:p text:style-name="P20">Abstract</text:p>
      <text:p text:style-name="P8"><text:span text:style-name="Default_20_Paragraph_20_Font"><text:span text:style-name="T8">This document describes a bundle repository for the OSGi Alliance. This repository consists of a web site that hosts an XML resource that describes a federated repository managed the OSGi Alliance. This repository can be browsed on the web site. Additionally, the repository can be used directly from any OSGi Framework to deploy bundles from the repository (if supported by the bundle’s licensing). This document defines the format of the XML and the OSGi service to access and use the repository.</text:span></text:span></text:p>
      <text:h text:style-name="P114" text:outline-level="1" text:restart-numbering="true" text:start-value="-1">Document Information</text:h>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8">0 Document Information<text:tab/>2</text:p>
          <text:p text:style-name="P29">0.1 Table of Contents<text:tab/>2</text:p>
          <text:p text:style-name="P29">0.2 Terminology and Document Conventions<text:tab/>4</text:p>
          <text:p text:style-name="P29">0.3 Revision History<text:tab/>4</text:p>
          <text:p text:style-name="P28">1 Introduction<text:tab/>6</text:p>
          <text:p text:style-name="P29">1.1 Acknowledgements<text:tab/>6</text:p>
          <text:p text:style-name="P29">1.2 Introduction<text:tab/>6</text:p>
          <text:p text:style-name="P28">2 Application Domain<text:tab/>6</text:p>
          <text:p text:style-name="P29">2.1 Introduction<text:tab/>6</text:p>
          <text:p text:style-name="P29">2.2 Use cases<text:tab/>7</text:p>
          <text:p text:style-name="P30">2.2.1 Provisioning<text:tab/>7</text:p>
          <text:p text:style-name="P30">2.2.2 Build<text:tab/>7</text:p>
          <text:p text:style-name="P30">2.2.3 Management<text:tab/>8</text:p>
          <text:p text:style-name="P28">3 Problem Description<text:tab/>8</text:p>
          <text:p text:style-name="P29">3.1 Resolver Strategies<text:tab/>8</text:p>
          <text:p text:style-name="P30">3.1.1 Existing resolver strategies<text:tab/>9</text:p>
          <text:p text:style-name="P28">4 Requirements<text:tab/>9</text:p>
          <text:p text:style-name="P29">4.1 Functional<text:tab/>9</text:p>
          <text:p text:style-name="P29">4.2 Discovery<text:tab/>10</text:p>
          <text:p text:style-name="P29">4.3 Dependency Resolution<text:tab/>10</text:p>
          <text:p text:style-name="P29">4.4 Security<text:tab/>10</text:p>
          <text:p text:style-name="P29">4.5 Non Functional<text:tab/>10</text:p>
          <text:p text:style-name="P28">5 Technical Solution<text:tab/>10</text:p>
          <text:p text:style-name="P29">5.1 Entities<text:tab/>10</text:p>
          <text:p text:style-name="P30">5.1.1 Domain Object Model<text:tab/>11</text:p>
          <text:p text:style-name="P30">5.1.2 Service Model<text:tab/>12</text:p>
          <text:p text:style-name="P29">5.2 Overview<text:tab/>12</text:p>
          <text:p text:style-name="P30">5.2.1 Attributes and Directives<text:tab/>13</text:p>
          <text:p text:style-name="P30">5.2.2 Capabilties<text:tab/>13</text:p>
          <text:p text:style-name="P30">5.2.3 Requirements<text:tab/>14</text:p>
          <text:p text:style-name="P30">5.2.4 Extensions<text:tab/>15</text:p>
          <text:p text:style-name="P30">5.2.5 Requirement and Extension examples<text:tab/>15</text:p>
          <text:p text:style-name="P30">5.2.6 Resource<text:tab/>16</text:p>
          <text:p text:style-name="P29">5.3 Repository<text:tab/>16</text:p>
          <text:p text:style-name="P29"><text:soft-page-break/>5.4 Downloading a resource<text:tab/>17</text:p>
          <text:p text:style-name="P29">5.5 Environment<text:tab/>19</text:p>
          <text:p text:style-name="P29">5.6 Resolving<text:tab/>20</text:p>
          <text:p text:style-name="P30">5.6.1 Delta<text:tab/>20</text:p>
          <text:p text:style-name="P30">5.6.2 Consistency<text:tab/>21</text:p>
          <text:p text:style-name="P29">5.7 Code Examples<text:tab/>21</text:p>
          <text:p text:style-name="P30">5.7.1 Install into framework<text:tab/>21</text:p>
          <text:p text:style-name="P30">5.7.2 Resolve into an “empty” framework<text:tab/>23</text:p>
          <text:p text:style-name="P30">5.7.3 Resolve self into empty framework<text:tab/>23</text:p>
          <text:p text:style-name="P30">5.7.4 Resolve a package into framework<text:tab/>24</text:p>
          <text:p text:style-name="P30">5.7.5 Resolve Declarative Services provider into framework<text:tab/>24</text:p>
          <text:p text:style-name="P29">5.8 XML Schema<text:tab/>25</text:p>
          <text:p text:style-name="P30">5.8.1 Namespace<text:tab/>25</text:p>
          <text:p text:style-name="P30">5.8.2 The XML Structure<text:tab/>25</text:p>
          <text:p text:style-name="P30">5.8.3 Repository<text:tab/>25</text:p>
          <text:p text:style-name="P30">5.8.4 Referral<text:tab/>26</text:p>
          <text:p text:style-name="P30">5.8.5 Resource<text:tab/>26</text:p>
          <text:p text:style-name="P30">5.8.6 Require<text:tab/>26</text:p>
          <text:p text:style-name="P30">5.8.7 Capability<text:tab/>27</text:p>
          <text:p text:style-name="P30">5.8.8 Directives<text:tab/>27</text:p>
          <text:p text:style-name="P30">5.8.9 Attributes<text:tab/>27</text:p>
          <text:p text:style-name="P29">5.9 osgi.content URIs<text:tab/>28</text:p>
          <text:p text:style-name="P29">5.10 Sample XML File <text:tab/>29</text:p>
          <text:p text:style-name="P30">5.10.1 Bundle Wiring Mapping<text:tab/>29</text:p>
          <text:p text:style-name="P30">5.10.2 Bundle-ExecutionEnvironment<text:tab/>29</text:p>
          <text:p text:style-name="P28">6 Javadoc<text:tab/>30</text:p>
          <text:p text:style-name="P28">7 OBR Schema<text:tab/>58</text:p>
          <text:p text:style-name="P28">8 Considered Alternatives<text:tab/>62</text:p>
          <text:p text:style-name="P29">8.1 Licensing<text:tab/>62</text:p>
          <text:p text:style-name="P29">8.2 Problem Analysis<text:tab/>62</text:p>
          <text:p text:style-name="P29">8.3 Repository Event Model<text:tab/>63</text:p>
          <text:p text:style-name="P30">8.3.1 Repository<text:tab/>63</text:p>
          <text:p text:style-name="P30">8.3.2 RepositoryDelta<text:tab/>63</text:p>
          <text:p text:style-name="P30">8.3.3 RepositoryListener and RepositoryChangeEvent<text:tab/>63</text:p>
          <text:p text:style-name="P29">8.4 RepositoryBuilder<text:tab/>63</text:p>
          <text:p text:style-name="P29">8.5 Extends:=true directive<text:tab/>64</text:p>
          <text:p text:style-name="P29">8.6 Stateful resolver<text:tab/>64</text:p>
          <text:p text:style-name="P29">8.7 VersionRanges as explicit elements – separate from filters<text:tab/>64</text:p>
          <text:p text:style-name="P29">8.8 Garbage collection<text:tab/>64</text:p>
          <text:p text:style-name="P29">8.9 Separation of logical representation from physical representation<text:tab/>64</text:p>
          <text:p text:style-name="P30">8.9.1 Uses calculation<text:tab/>64</text:p>
          <text:p text:style-name="P29">8.10 Query protocol<text:tab/>65</text:p>
          <text:p text:style-name="P29">8.11 Relationship to DeploymentAdmin/ResourceBuilder<text:tab/>65</text:p>
          <text:p text:style-name="P29">8.12 Querying a Web Service Based Repository<text:tab/>65</text:p>
          <text:p text:style-name="P28">9 Security Considerations<text:tab/>66</text:p>
          <text:p text:style-name="P28">10 Document Support<text:tab/>66</text:p>
          <text:p text:style-name="P29">10.1 References<text:tab/>66</text:p>
          <text:p text:style-name="P29">10.2 Author’s Address<text:tab/>66</text:p>
          <text:p text:style-name="P29"><text:soft-page-break/>10.3 Acronyms and Abbreviations<text:tab/>67</text:p>
          <text:p text:style-name="P29">10.4 End of Document<text:tab/>67</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4">Source code is shown in this typeface</text:span>.</text:p>
      <text:h text:style-name="Heading_20_2" text:outline-level="2">Revision History</text:h>
      <text:p text:style-name="P9">The last named individual in this history is currently responsible for this document.</text:p>
      <text:p text:style-name="Body"/>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8">Revision</text:p>
            </table:table-cell>
            <table:table-cell table:style-name="Table3.A1" office:value-type="string">
              <text:p text:style-name="P18">Date</text:p>
            </table:table-cell>
            <table:table-cell table:style-name="Table3.C1" office:value-type="string">
              <text:p text:style-name="P18">Comments</text:p>
            </table:table-cell>
          </table:table-row>
        </table:table-header-rows>
        <table:table-row table:style-name="Table3.2">
          <table:table-cell table:style-name="Table3.A1" office:value-type="string">
            <text:p text:style-name="P16">Initial</text:p>
          </table:table-cell>
          <table:table-cell table:style-name="Table3.A1" office:value-type="string">
            <text:p text:style-name="P11">DEC 22 2005</text:p>
          </table:table-cell>
          <table:table-cell table:style-name="Table3.C1" office:value-type="string">
            <text:p text:style-name="P12">Peter Kriens, Initial <text:span text:style-name="T3">draft</text:span></text:p>
          </table:table-cell>
        </table:table-row>
        <table:table-row table:style-name="Table3.2">
          <table:table-cell table:style-name="Table3.A1" office:value-type="string">
            <text:p text:style-name="P17">0.1</text:p>
          </table:table-cell>
          <table:table-cell table:style-name="Table3.A1" office:value-type="string">
            <text:p text:style-name="P11">MAR 16 2006</text:p>
          </table:table-cell>
          <table:table-cell table:style-name="Table3.C1" office:value-type="string">
            <text:p text:style-name="P11">Peter Kriens, Prepared for release.</text:p>
          </table:table-cell>
        </table:table-row>
        <table:table-row table:style-name="Table3.2">
          <table:table-cell table:style-name="Table3.A4" office:value-type="string">
            <text:p text:style-name="P17">0.2</text:p>
          </table:table-cell>
          <table:table-cell table:style-name="Table3.A4" office:value-type="string">
            <text:p text:style-name="P11">FEB 20 2009</text:p>
          </table:table-cell>
          <table:table-cell table:style-name="Table3.C4" office:value-type="string">
            <text:p text:style-name="P11">Hal Hildebrand, resurrected RFC from zombie status, added schema for OBR</text:p>
          </table:table-cell>
        </table:table-row>
        <table:table-row table:style-name="Table3.2">
          <table:table-cell table:style-name="Table3.A4" office:value-type="string">
            <text:p text:style-name="P17">0.3</text:p>
          </table:table-cell>
          <table:table-cell table:style-name="Table3.A4" office:value-type="string">
            <text:p text:style-name="P11">FEB 25 2009</text:p>
          </table:table-cell>
          <table:table-cell table:style-name="Table3.C4" office:value-type="string">
            <text:p text:style-name="P13">Hal Hildebrand, updated the API<text:span text:style-name="T13"> to reflect current </text:span><text:span text:style-name="T3">state</text:span><text:span text:style-name="T13"> </text:span><text:span text:style-name="T3">of</text:span><text:span text:style-name="T13"> Felix OBR implementation</text:span></text:p>
          </table:table-cell>
        </table:table-row>
        <table:table-row table:style-name="Table3.2">
          <table:table-cell table:style-name="Table3.A4" office:value-type="string">
            <text:p text:style-name="P17">0.4</text:p>
          </table:table-cell>
          <table:table-cell table:style-name="Table3.A4" office:value-type="string">
            <text:p text:style-name="P11">JUNE 10 2010</text:p>
          </table:table-cell>
          <table:table-cell table:style-name="Table3.C4" office:value-type="string">
            <text:p text:style-name="P13">David Savage, fixed formatting and numbering issues</text:p>
          </table:table-cell>
        </table:table-row>
        <table:table-row table:style-name="Table3.2">
          <table:table-cell table:style-name="Table3.A4" office:value-type="string">
            <text:p text:style-name="P17">0.5</text:p>
          </table:table-cell>
          <table:table-cell table:style-name="Table3.A4" office:value-type="string">
            <text:p text:style-name="P11">JUNE 10 2010</text:p>
          </table:table-cell>
          <table:table-cell table:style-name="Table3.C4" office:value-type="string">
            <text:p text:style-name="P13">David Savage, <text:s/>separated RepositoryAdmin interface and ResolverFactory interface to allow flexibility for providers. Added discussion on open issues</text:p>
          </table:table-cell>
        </table:table-row>
        <table:table-row table:style-name="Table3.2">
          <table:table-cell table:style-name="Table3.A4" office:value-type="string">
            <text:p text:style-name="P17">0.6</text:p>
          </table:table-cell>
          <table:table-cell table:style-name="Table3.A4" office:value-type="string">
            <text:p text:style-name="P11">JUNE 25 2010</text:p>
          </table:table-cell>
          <table:table-cell table:style-name="Table3.C4" office:value-type="string">
            <text:p text:style-name="P13">David Savage, added discussion of Resolver to open issues, updated discussion of uses, mention wiring API/RFC 154 relationship</text:p>
          </table:table-cell>
        </table:table-row>
        <table:table-row table:style-name="Table3.2">
          <table:table-cell table:style-name="Table3.A4" office:value-type="string">
            <text:p text:style-name="P17">0.7</text:p>
          </table:table-cell>
          <table:table-cell table:style-name="Table3.A4" office:value-type="string">
            <text:p text:style-name="P11">JULY 13 2010</text:p>
          </table:table-cell>
          <table:table-cell table:style-name="Table3.C4" office:value-type="string">
            <text:p text:style-name="P13">David Savage, moved various open issues to considered alternatives or technical solution as discussed in conference call. Updated API to latest proposal</text:p>
          </table:table-cell>
        </table:table-row>
        <table:table-row table:style-name="Table3.2">
          <table:table-cell table:style-name="Table3.A4" office:value-type="string">
            <text:p text:style-name="P17">0.8</text:p>
          </table:table-cell>
          <table:table-cell table:style-name="Table3.A4" office:value-type="string">
            <text:p text:style-name="P11">JULY 23 2010</text:p>
          </table:table-cell>
          <table:table-cell table:style-name="Table3.C4" office:value-type="string">
            <text:p text:style-name="P13">David Savage, Fleshed out build and management usecases, diagram updates and API</text:p>
          </table:table-cell>
        </table:table-row>
        <table:table-row table:style-name="Table3.2">
          <table:table-cell table:style-name="Table3.A4" office:value-type="string">
            <text:p text:style-name="P17">0.9</text:p>
          </table:table-cell>
          <table:table-cell table:style-name="Table3.A4" office:value-type="string">
            <text:p text:style-name="P11">OCTOBER 19 2010</text:p>
          </table:table-cell>
          <table:table-cell table:style-name="Table3.C4" office:value-type="string">
            <text:p text:style-name="P13">David Savage, Expand on capabilities model + examples, tidy up loose ends, some work on management usecases</text:p>
          </table:table-cell>
        </table:table-row>
        <table:table-row table:style-name="Table3.2">
          <table:table-cell table:style-name="Table3.A4" office:value-type="string">
            <text:p text:style-name="P17">0.10</text:p>
          </table:table-cell>
          <table:table-cell table:style-name="Table3.A4" office:value-type="string">
            <text:p text:style-name="P11">OCTOBER 26 2010</text:p>
          </table:table-cell>
          <table:table-cell table:style-name="Table3.C4" office:value-type="string">
            <text:p text:style-name="P13">David Savage, Change resolver api to be a stateless api and allow previous resolution state to be parsed explicitly in resolve method</text:p>
          </table:table-cell>
        </table:table-row>
        <text:soft-page-break/>
        <table:table-row table:style-name="Table3.2">
          <table:table-cell table:style-name="Table3.A4" office:value-type="string">
            <text:p text:style-name="P17">0.11</text:p>
          </table:table-cell>
          <table:table-cell table:style-name="Table3.A4" office:value-type="string">
            <text:p text:style-name="P11">OCTOBER 16 2010</text:p>
          </table:table-cell>
          <table:table-cell table:style-name="Table3.C4" office:value-type="string">
            <text:p text:style-name="P13">David Savage, Clarified API issues wrt framework context resolution. Started work on xml schema</text:p>
          </table:table-cell>
        </table:table-row>
        <table:table-row table:style-name="Table3.2">
          <table:table-cell table:style-name="Table3.A4" office:value-type="string">
            <text:p text:style-name="P17">0.12</text:p>
          </table:table-cell>
          <table:table-cell table:style-name="Table3.A4" office:value-type="string">
            <text:p text:style-name="P11">JANUARY 19 2011</text:p>
          </table:table-cell>
          <table:table-cell table:style-name="Table3.C4" office:value-type="string">
            <text:p text:style-name="P13">David Savage, updated API to remove ResolverFactory based on F2F feedback also opened discussion on Extends model. Further work on xml schema</text:p>
          </table:table-cell>
        </table:table-row>
        <table:table-row table:style-name="Table3.2">
          <table:table-cell table:style-name="Table3.A4" office:value-type="string">
            <text:p text:style-name="P17">0.13</text:p>
          </table:table-cell>
          <table:table-cell table:style-name="Table3.A4" office:value-type="string">
            <text:p text:style-name="P11">FEBRUARY 2 2011</text:p>
          </table:table-cell>
          <table:table-cell table:style-name="Table3.C4" office:value-type="string">
            <text:p text:style-name="P13">David Savage, Add Javadoc. Change extends to requirement with extend attribute set. Updates to match namespaces used in RFC 154. Change CapabilityProvider to return Iterable vs Iterator. Add uri as attribute on Resource and add discussion on when it is mandatory. Fix xmlns in xmlschema header. State RepositoryListener api is not testable in CT</text:p>
          </table:table-cell>
        </table:table-row>
        <table:table-row table:style-name="Table3.2">
          <table:table-cell table:style-name="Table3.A4" office:value-type="string">
            <text:p text:style-name="P17">0.14</text:p>
          </table:table-cell>
          <table:table-cell table:style-name="Table3.A4" office:value-type="string">
            <text:p text:style-name="P11">MAY 2 2011</text:p>
          </table:table-cell>
          <table:table-cell table:style-name="Table3.C4" office:value-type="string">
            <text:p text:style-name="P13">David Savage, Work in progress update to document to reflect Environment/Map-Wiring updates to API</text:p>
          </table:table-cell>
        </table:table-row>
        <table:table-row table:style-name="Table3.2">
          <table:table-cell table:style-name="Table3.A4" office:value-type="string">
            <text:p text:style-name="P17">0.15</text:p>
          </table:table-cell>
          <table:table-cell table:style-name="Table3.A4" office:value-type="string">
            <text:p text:style-name="P11">MAY 13 2011</text:p>
          </table:table-cell>
          <table:table-cell table:style-name="Table3.C4" office:value-type="string">
            <text:p text:style-name="P13">David Savage, Synchronize OBR API design with sub-systems design, prepare <text:span text:style-name="T9">document</text:span> for public draft.</text:p>
          </table:table-cell>
        </table:table-row>
        <table:table-row table:style-name="Table3.2">
          <table:table-cell table:style-name="Table3.A4" office:value-type="string">
            <text:p text:style-name="P17">0.16</text:p>
          </table:table-cell>
          <table:table-cell table:style-name="Table3.A4" office:value-type="string">
            <text:p text:style-name="P11">JUNE 28 2011</text:p>
          </table:table-cell>
          <table:table-cell table:style-name="Table3.C4" office:value-type="string">
            <text:p text:style-name="P13">David Savage, Updates after feedback from F2F, remove event/listener repository model, define osgi.identity and osgi.content namespaces, update repository discovery model to use findProviders/getContent, update xml schema, update examples to use new API, add RepositoryBuilder API</text:p>
          </table:table-cell>
        </table:table-row>
        <table:table-row table:style-name="Table3.2">
          <table:table-cell table:style-name="Table3.A4" office:value-type="string">
            <text:p text:style-name="P17">0.17</text:p>
          </table:table-cell>
          <table:table-cell table:style-name="Table3.A4" office:value-type="string">
            <text:p text:style-name="P11">JULY 13 2011</text:p>
          </table:table-cell>
          <table:table-cell table:style-name="Table3.C4" office:value-type="string">
            <text:p text:style-name="P13">David Savage, Clarify matches statement and findProviders usage, other minor formatting tidyup</text:p>
          </table:table-cell>
        </table:table-row>
        <table:table-row table:style-name="Table3.2">
          <table:table-cell table:style-name="Table3.A4" office:value-type="string">
            <text:p text:style-name="P17">0.18</text:p>
          </table:table-cell>
          <table:table-cell table:style-name="Table3.A4" office:value-type="string">
            <text:p text:style-name="P11">JULY 22 2011</text:p>
          </table:table-cell>
          <table:table-cell table:style-name="Table3.C4" office:value-type="string">
            <text:p text:style-name="P13">David Savage, update property types (remove uri); update uses definition; move generic extension:=true directive to considered alternatives in favour of namespace registry approach to extensions; move repository builder to considered alternatives; add discussion on osgi.content uri and repository.getContent; update javadoc after removal of Resource.getIdentity; update xml schema</text:p>
          </table:table-cell>
        </table:table-row>
        <table:table-row table:style-name="Table3.2">
          <table:table-cell table:style-name="Table3.A4" office:value-type="string">
            <text:p text:style-name="P17">0.19</text:p>
          </table:table-cell>
          <table:table-cell table:style-name="Table3.A4" office:value-type="string">
            <text:p text:style-name="P11">AUGUST 19 2011</text:p>
          </table:table-cell>
          <table:table-cell table:style-name="Table3.C4" office:value-type="string">
            <text:p text:style-name="P13">David Savage, add further discussion of domain model with respect to BundleRevision; Add notes on singleton, native code and execution environment as they relate to Environments; added more discussion around multiple cardinality requirements.</text:p>
          </table:table-cell>
        </table:table-row>
        <table:table-row table:style-name="Table3.2">
          <table:table-cell table:style-name="Table3.A4" office:value-type="string">
            <text:p text:style-name="P17">0.20</text:p>
          </table:table-cell>
          <table:table-cell table:style-name="Table3.A4" office:value-type="string">
            <text:p text:style-name="P11">SEPTEMBER 8 2011</text:p>
          </table:table-cell>
          <table:table-cell table:style-name="Table3.C4" office:value-type="string">
            <text:p text:style-name="P13">David Savage, Removed “repository management model” from domain object model; updated checksum encoding to Hex vs Base64; clarified type of osgi.content namespace attribute value; updated resolver api after much discussion on resolving requirements vs resources; updated code examples after API change; updated to latest javadoc; moved licensing to considered alternatives; document behavior for no effective requirements in resolution; add description of relative vs absolute URI usage in OBR xml; clarify that name is for information purposes only in OBR xml</text:p>
          </table:table-cell>
        </table:table-row>
        <text:soft-page-break/>
        <table:table-row table:style-name="Table3.2">
          <table:table-cell table:style-name="Table3.A4" office:value-type="string">
            <text:p text:style-name="P17"><text:change-start text:change-id="ct808494400"/>0.21<text:change-end text:change-id="ct808494400"/></text:p>
          </table:table-cell>
          <table:table-cell table:style-name="Table3.A4" office:value-type="string">
            <text:p text:style-name="P11"><text:change-start text:change-id="ct810801184"/>SEPTEMBER 15 2011<text:change-end text:change-id="ct810801184"/></text:p>
          </table:table-cell>
          <table:table-cell table:style-name="Table3.C4" office:value-type="string">
            <text:p text:style-name="P13"><text:change-start text:change-id="ct68074064"/>David Savage, <text:change-end text:change-id="ct68074064"/><text:change-start text:change-id="ct68892336"/>add “name” to “osgi.content” namespace optional attri<text:change-end text:change-id="ct68892336"/><text:change-start text:change-id="ct807433424"/>butes and <text:change-end text:change-id="ct807433424"/><text:change-start text:change-id="ct814042192"/>minor tidy up ready for public draft<text:change-end text:change-id="ct814042192"/></text:p>
          </table:table-cell>
        </table:table-row>
      </table:table>
      <text:h text:style-name="Heading_20_1" text:outline-level="1">Introduction</text:h>
      <text:h text:style-name="Heading_20_2" text:outline-level="2">Acknowledgements</text:h>
      <text:p text:style-name="Body">This document is based on the excellent work done by a number of contributors to this area including Richard S. Hall with the Oscar Bundle Repository, Robert Dunne and David Savage on the Nimble Resolver and the Sigil development framework, and Pascal Rapicault on the P2 provisioning platform.</text:p>
      <text:h text:style-name="Heading_20_2" text:outline-level="2">Introduction</text:h>
      <text:p text:style-name="Body">The <text:s/>uptake of the OSGi Specifications by the open source communities like Eclipse, Apache, and Knopflerfish has multiplied the number of available bundles. This is causing a confusing situation for end users because it is hard to find suitable bundles; there is currently no central repository.</text:p>
      <text:p text:style-name="Body">This document addresses this lack of a repository. Not only describes it a concrete implementation of the OSGi Alliance’s repository (which will link member’s repositories), it also provides an XML format and service interface.</text:p>
      <text:h text:style-name="Heading_20_1" text:outline-level="1">Application Domain</text:h>
      <text:h text:style-name="Heading_20_2" text:outline-level="2">Introduction</text:h>
      <text:p text:style-name="Body">OSGi specifications are being adopted at an increasing rate. The number of bundles available world wide is likely in the thousands, if not low ten thousands. Although many of these bundles are proprietary and not suitable for distribution, there are a large number of distributable bundles available. The current situation is that vendors have proprietary bundle repositories. However, <text:span text:style-name="T9">there are</text:span> a number of available solutions to downloading and installing bundles. These include:</text:p>
      <text:list xml:id="list831205491" text:style-name="WW8Num26">
        <text:list-item>
          <text:p text:style-name="List_20_Bullet">The Felix OSGi Bundle Repository which allows end users to discover bundles using a command line tool that runs on any OSGi Framework.</text:p>
        </text:list-item>
        <text:list-item>
          <text:p text:style-name="List_20_Bullet"><text:soft-page-break/>The P2 provisioning platform used in Eclipse</text:p>
        </text:list-item>
        <text:list-item>
          <text:p text:style-name="List_20_Bullet">Maven repositories which are supported by a number of provisioning tools such as PAXRunner and Karaf</text:p>
        </text:list-item>
        <text:list-item>
          <text:p text:style-name="List_20_Bullet">Nimble Repositories which extend the OSGi Bundle Repository concepts to deal with active state dependencies.</text:p>
        </text:list-item>
      </text:list>
      <text:p text:style-name="Body">Since bundles explicitly declare requirements in their manifest file, it is possible to define a bundle repository service that provides access to this metadata to enable remote reasoning about bundle dependencies. </text:p>
      <text:p text:style-name="Body">In general, bundle requirements are satisfied by capabilities provided by other bundles, the environment, or other resources. Resolving bundle requirements to provided capabilities is a constraint solving process. Some constraints are of a simple provide/require nature, while other constraints can include notions of versions and version ranges. One of the more complex constraints is the <text:span text:style-name="T14">uses</text:span> directive, which is used by package exporters to constrain package importers.</text:p>
      <text:p text:style-name="Body">The OSGi specification defines numerous types of bundle requirements, such as Import Package, Require Bundle, Fragment Host, and Execution Environment. However, it is expected that new types of requirements and capabilities for resolving them will be defined in the future. Additionally, not all capabilities will be provided by bundles; for example, screen size or available memory could be capabilities.</text:p>
      <text:p text:style-name="Body">Conceptually, capabilities can simply be viewed as the properties or characteristics of a bundle or the environment and requirements can be viewed as a selection constraint over these capabilities. On the whole, requirements are more complex than capabilities. The selection constraint of a requirement has two orthogonal aspects: <text:span text:style-name="T14">multiple</text:span> and <text:s/><text:span text:style-name="T14">optional</text:span>. For example, an imported package is not optional and not multiple, while an imported service could have <text:span text:style-name="T14">multiple</text:span> cardinality. Likewise, imported packages or services can be <text:span text:style-name="T14">mandatory</text:span> or <text:span text:style-name="T14">optional</text:span>.</text:p>
      <text:p text:style-name="Body">Further, <text:span text:style-name="T14">extends</text:span> relationships allow a provider to<text:span text:style-name="T14"> extend </text:span>another bundle. For example, a bundle fragment defines an <text:span text:style-name="T14">extends</text:span> relationship between a bundle and a host. Specifically, a given bundle requirement is a relationship that the bundle knows about in advance, as opposed to an extension, which may not have been known in advance by the bundle. </text:p>
      <text:p text:style-name="Body">The process of resolving bundle requirements is complicated because it is non-trivial to find optimal solutions. <text:s/>The OSGi framework defines a run-time resolution process, which is concerned with many of the aspects described above. However, a provisioning resolution process for bundle discovery and deployment is also necessary, which is similar to the framework resolution process, but more generic.</text:p>
      <text:p text:style-name="Body"/>
      <text:h text:style-name="Heading_20_2" text:outline-level="2">Use cases</text:h>
      <text:h text:style-name="Heading_20_3" text:outline-level="3">Provisioning</text:h>
      <text:p text:style-name="Body">A repository can be used to simplify bundle provisioning by making it possible to create mechanisms to automate processing of deployment-related bundle requirements. The OSGi Framework already handles bundle requirement processing, such as resolving imported packages, required bundles, host bundles, and execution environments. However, the framework can only reason about and manage these requirements after bundles have been installed locally.</text:p>
      <text:p text:style-name="Body">When a bundle is installed, all its requirements must be fulfilled. If its requirements can not be resolved, the bundle will fail to install or resolve. The missing requirements can potentially be resolved by installing other bundles; however, these bundles not only provide new capabilities, but they can also add new requirements that need to be resolved. This is a recursive process.</text:p>
      <text:p text:style-name="Body"><text:soft-page-break/>Downloaded bundles are usually licensed. Licensing issues are complex and dependent on the vendor of the bundle. The way a bundle is licensed may seriously affect the way the bundle can be downloaded. Many organizations require their employees to read the license before they download the actual artifact because many licenses contain an implicit agreement.</text:p>
      <text:h text:style-name="Heading_20_3" text:outline-level="3">Build</text:h>
      <text:p text:style-name="Body">It is also possible to use OSGi bundle meta data to resolve compile time dependencies as shown in the open source project Sigil. This use case follows a similar pattern to the provisioning usecase in that a known package is required to satisfy a compile time dependency so the bundle used to satisfy that dependency can be downloaded on demand.</text:p>
      <text:p text:style-name="Body">As with provisioning during the build process it is often necessary for a developer to read and/or acknowledge a license before using a library.</text:p>
      <text:p text:style-name="Body">Compared to the “static” repositories defined in the provisioning use case Sigil also treats the workspace as a repository from which to satisfy dependencies for other projects in the workspace.</text:p>
      <text:h text:style-name="Heading_20_3" text:outline-level="3">Management</text:h>
      <text:p text:style-name="Body">System administrators are tasked with managing the set of bundles used in a corporate environment. As they are often not the original developer of the bundles they greatly benefit from helpful diagnostic information that can tell them why a certain resolution failure occurs (In order to find out who to contact/blame to get the problem fixed).</text:p>
      <text:p text:style-name="Body">System administrators require the ability to:</text:p>
      <text:list xml:id="list1112846406" text:style-name="L1">
        <text:list-item>
          <text:p text:style-name="P109">Check that a given set of bundles can deploy within a framework – prior to deploying the application.</text:p>
        </text:list-item>
        <text:list-item>
          <text:p text:style-name="P109">Browse and search bundles from a repository to find specific characteristics such as bundles built on a certain date, or by a certain author. </text:p>
        </text:list-item>
        <text:list-item>
          <text:p text:style-name="P109">Navigate through bundle dependencies to find out what the impacts of deleting or upgrading a bundle may be</text:p>
        </text:list-item>
        <text:list-item>
          <text:p text:style-name="P109">Create repositories from various sources including existing enterprise archives, filesystems, public repositories such as maven central, etc.</text:p>
        </text:list-item>
      </text:list>
      <text:p text:style-name="Body">Enterprise repositories are often federated to enable simplified management of sub sets of bundles, there may be many duplicate bundle entries in these federations. The rate of deployment to these federated repositories can vary depending on the work rate of the team managing the repository. For example in a finance environment front office traders are often releasing several artifacts a day to update algorithms used during trading where as back office systems are more likely to update on a weekly or monthly basis.</text:p>
      <text:h text:style-name="Heading_20_1" text:outline-level="1"><text:soft-page-break/>Problem Description</text:h>
      <text:p text:style-name="Body">The problem this document addresses is that end users can not discover and deploy available bundles from a single, trusted, point of access. </text:p>
      <text:h text:style-name="Heading_20_2" text:outline-level="2">Resolver Strategies</text:h>
      <text:p text:style-name="Body">The resolver capability of OBR may do one of a number of things:</text:p>
      <text:list xml:id="list624795519" text:style-name="L2">
        <text:list-item>
          <text:p text:style-name="P127">Resolve against an “empty” framework <text:span text:style-name="T9">i.e.</text:span> calculate the set of resources that are required to provide some top level function outside the current installed bundles. This usecase is applicable if you want to use OBR as a packaging tool - i.e. to create static lists of bundles to be deployed in "clean" frameworks.</text:p>
        </text:list-item>
        <text:list-item>
          <text:p text:style-name="P127">Resolve against the current framework such that the resolution will resolve in the context of the existing bundles in the framework - i.e. deploy bundle x and y in a framework and drag in all bundles not yet deployed in the framework in the resolved state,</text:p>
        </text:list-item>
      </text:list>
      <text:h text:style-name="Heading_20_3" text:outline-level="3">Existing resolver strategies</text:h>
      <text:list xml:id="list657028150" text:continue-list="list831205491" text:style-name="WW8Num26">
        <text:list-item>
          <text:p text:style-name="List_20_Bullet">The OBR implementation on Felix also supports resolving against an empty container (This being case (1) from above.</text:p>
        </text:list-item>
        <text:list-item>
          <text:p text:style-name="List_20_Bullet">In Sigil the resolver can find solutions against an empty initial set of dependencies (case 1 again) but in this case the use case is resolving OSGi bundles that will satisfy classpath requirements vs runtime requirements and the deployment process is different in that the target is a file system/eclipse classpath container vs an OSGi framework.</text:p>
        </text:list-item>
        <text:list-item>
          <text:p text:style-name="List_20_Bullet">In Nimble the resolver pulls bundles (or other resources – using pluggable deployment schemes) into a running framework (2 - though 1 is a trivial extension) based on requirements and policies and deploys bundles in different states (active/resolved/etc).</text:p>
        </text:list-item>
      </text:list>
      <text:p text:style-name="Body">This specification will address both usecases.</text:p>
      <text:h text:style-name="Heading_20_1" text:outline-level="1">Requirements</text:h>
      <text:h text:style-name="Heading_20_2" text:outline-level="2">Functional</text:h>
      <text:list xml:id="list1675092870" text:continue-numbering="true" text:style-name="WW8Num26">
        <text:list-item>
          <text:p text:style-name="List_20_Bullet">Must not preclude browsing access to a bundle repository via a web server</text:p>
        </text:list-item>
        <text:list-item>
          <text:p text:style-name="List_20_Bullet">Provide access to a bundle repository so that bundles can be directly installed after discovery</text:p>
        </text:list-item>
        <text:list-item>
          <text:p text:style-name="List_20_Bullet"><text:soft-page-break/>Handle dependency resolution so that bundles can be deployed without generating errors</text:p>
        </text:list-item>
        <text:list-item>
          <text:p text:style-name="List_20_Bullet">Allow repositories to be linked, creating a federated repository</text:p>
        </text:list-item>
        <text:list-item>
          <text:p text:style-name="List_20_Bullet">Allow multiple repositories to be used during resolution</text:p>
        </text:list-item>
        <text:list-item>
          <text:p text:style-name="List_20_Bullet">Allow ordering on repositories such that certain repositories are preferred over others during resolution</text:p>
        </text:list-item>
        <text:list-item>
          <text:p text:style-name="List_20_Bullet">Provide programmatic (service) access to the repository</text:p>
        </text:list-item>
      </text:list>
      <text:h text:style-name="Heading_20_2" text:outline-level="2">Discovery</text:h>
      <text:list xml:id="list1139142614" text:continue-numbering="true" text:style-name="WW8Num26">
        <text:list-item>
          <text:p text:style-name="List_20_Bullet">Search bundles by keywords</text:p>
        </text:list-item>
        <text:list-item>
          <text:p text:style-name="List_20_Bullet">Search by namespace </text:p>
        </text:list-item>
        <text:list-item>
          <text:p text:style-name="List_20_Bullet">Provide filtering capabilities on execution environment</text:p>
        </text:list-item>
        <text:list-item>
          <text:p text:style-name="List_20_Bullet">Licensing conditions must be available before downloading the artifacts</text:p>
        </text:list-item>
      </text:list>
      <text:h text:style-name="Heading_20_2" text:outline-level="2">Dependency Resolution</text:h>
      <text:list xml:id="list2117089187" text:continue-numbering="true" text:style-name="WW8Num26">
        <text:list-item>
          <text:p text:style-name="List_20_Bullet">Must be able to find bundles that can solve any unresolved requirements</text:p>
        </text:list-item>
        <text:list-item>
          <text:p text:style-name="List_20_Bullet">Must not preclude the ability to attach fragments or other extensions as part of a resolution</text:p>
        </text:list-item>
        <text:list-item>
          <text:p text:style-name="List_20_Bullet">Must handle all the requirements/capabilities and their directives as defined in the OSGi R4 specifications</text:p>
        </text:list-item>
        <text:list-item>
          <text:p text:style-name="List_20_Bullet">Must reuse the semantics of requirements/capabilities defined in RFC 154 where ever possible</text:p>
        </text:list-item>
      </text:list>
      <text:h text:style-name="Heading_20_2" text:outline-level="2">Security</text:h>
      <text:list xml:id="list1625307460" text:continue-numbering="true" text:style-name="WW8Num26">
        <text:list-item>
          <text:p text:style-name="List_20_Bullet">A repository provider must be able to control the members of a federated repository.</text:p>
        </text:list-item>
      </text:list>
      <text:h text:style-name="Heading_20_2" text:outline-level="2">Non Functional</text:h>
      <text:list xml:id="list1914379074" text:continue-numbering="true" text:style-name="WW8Num26">
        <text:list-item>
          <text:p text:style-name="List_20_Bullet">The repository must be able to scale to ten thousand bundles</text:p>
        </text:list-item>
        <text:list-item>
          <text:p text:style-name="List_20_Bullet">Compliant with other OSGi services</text:p>
        </text:list-item>
        <text:list-item>
          <text:p text:style-name="List_20_Bullet">Easy to use </text:p>
        </text:list-item>
        <text:list-item>
          <text:p text:style-name="List_20_Bullet">It must be possible to implement a repository with a simple file. That is, a server must not be required</text:p>
        </text:list-item>
      </text:list>
      <text:h text:style-name="Heading_20_1" text:outline-level="1"><text:soft-page-break/>Technical Solution</text:h>
      <text:h text:style-name="Heading_20_2" text:outline-level="2">Entities</text:h>
      <text:list xml:id="list585502411" text:continue-numbering="true" text:style-name="WW8Num26">
        <text:list-item>
          <text:p text:style-name="List_20_Bullet">Attribute – A map of key value properties that define the idenitity of a Capability</text:p>
        </text:list-item>
        <text:list-item>
          <text:p text:style-name="List_20_Bullet">Directive – A map of key value instructions that direct a Resolver in the processing of Requirements and Capabilities</text:p>
        </text:list-item>
        <text:list-item>
          <text:p text:style-name="List_20_Bullet">Capability – A namespaced set of attributes and directives</text:p>
        </text:list-item>
        <text:list-item>
          <text:p text:style-name="List_20_Bullet">Requirement – An assertion on a resource's capabilities defined by a set of directives</text:p>
        </text:list-item>
        <text:list-item>
          <text:p text:style-name="List_20_Bullet">Wire – A connection between a requirement and a capability associated with a resource</text:p>
        </text:list-item>
        <text:list-item>
          <text:p text:style-name="List_20_Bullet">Resource – A description of a bundle or other artifact that can be installed on a device. A resource <text:s/>provides capabilities and requires capabilities of other resources or the environment</text:p>
        </text:list-item>
        <text:list-item>
          <text:p text:style-name="P121">Environment – An environment provides options and constraints to the potential solution of a Resolver resolve operation</text:p>
        </text:list-item>
        <text:list-item>
          <text:p text:style-name="List_20_Bullet">Resolver – an object that can be used to find dependent and extension resources based on a set of requirements and a supplied environment</text:p>
        </text:list-item>
        <text:list-item>
          <text:p text:style-name="List_20_Bullet">Resolution – a Map of resources to wires</text:p>
        </text:list-item>
        <text:list-item>
          <text:p text:style-name="List_20_Bullet">Repository – Provides access to a set of <text:span text:style-name="T9">resource</text:span>s</text:p>
        </text:list-item>
        <text:list-item>
          <text:p text:style-name="List_20_Bullet">Repository File – An XML file that can be referenced by a URL. The content contains meta data of <text:span text:style-name="T9">resource</text:span>s and referrals to other repository files. It can be a static file or generated by a server.</text:p>
        </text:list-item>
      </text:list>
      <text:h text:style-name="Heading_20_3" text:outline-level="3"><text:soft-page-break/>Domain Object Model</text:h>
      <text:p text:style-name="P15"><draw:frame draw:style-name="fr3" draw:name="graphics4" text:anchor-type="paragraph" svg:width="13.358cm" svg:height="11.792cm" draw:z-index="32"><draw:image xlink:href="Pictures/2000036500004C93000043977B1260B3.svm" xlink:type="simple" xlink:show="embed" xlink:actuate="onLoad"/></draw:frame></text:p>
      <text:p text:style-name="P15">The OSGi module layer is a concrete implementation of a generic wiring model. The recently added org.osgi.framework.wiring package has been extended in this design to build on this generic model and to reuse objects within the Resolver API.</text:p>
      <text:h text:style-name="Heading_20_3" text:outline-level="3"><text:soft-page-break/>Service Model</text:h>
      <text:p text:style-name="Body"><draw:frame draw:style-name="fr3" draw:name="graphics2" text:anchor-type="paragraph" svg:width="12.839cm" svg:height="8.784cm" draw:z-index="31"><draw:image xlink:href="Pictures/2000029D0000565700003B13B3D3C5CB.svm" xlink:type="simple" xlink:show="embed" xlink:actuate="onLoad"/></draw:frame></text:p>
      <text:h text:style-name="Heading_20_2" text:outline-level="2">Overview</text:h>
      <text:p text:style-name="Body">The key architecture of the OSGi Repository is a generic description of a <text:span text:style-name="T9">resource</text:span> and its dependencies. A <text:span text:style-name="T9">resource</text:span> can represent a physical or virtual resource. Physical resources include elements such as <text:s/></text:p>
      <text:list xml:id="list2132839817" text:continue-numbering="true" text:style-name="WW8Num26">
        <text:list-item>
          <text:p text:style-name="List_20_Bullet">A bundle, </text:p>
        </text:list-item>
        <text:list-item>
          <text:p text:style-name="List_20_Bullet">A certificate</text:p>
        </text:list-item>
        <text:list-item>
          <text:p text:style-name="List_20_Bullet">A configuration file</text:p>
        </text:list-item>
      </text:list>
      <text:p text:style-name="Body">Virtual resources include elements such as: </text:p>
      <text:list xml:id="list58173642" text:continue-numbering="true" text:style-name="WW8Num26">
        <text:list-item>
          <text:p text:style-name="List_20_Bullet">A service</text:p>
        </text:list-item>
        <text:list-item>
          <text:p text:style-name="List_20_Bullet">A particular bundle revision in a framework</text:p>
        </text:list-item>
        <text:list-item>
          <text:p text:style-name="List_20_Bullet">A process such as a web container</text:p>
        </text:list-item>
      </text:list>
      <text:p text:style-name="Body">The purpose of the repository is to discover potential <text:span text:style-name="T9">resource</text:span>s that can be instantiated by an OSGi framework and deploy these resources without causing install errors due to missing dependencies.</text:p>
      <text:p text:style-name="Body">For this purpose, each <text:span text:style-name="T9">resource</text:span> has a list of requirements on other <text:span text:style-name="T9">resource</text:span>s or the environment, a list of capabilities that are used to satisfy the requirements. Capabilities have Attributes and Directives that define how they behave, Requirements have Directives that select specific capabilities. This is depicted in the following picture.</text:p>
      <text:p text:style-name="Standard"><draw:frame draw:style-name="fr3" draw:name="graphics5" text:anchor-type="paragraph" svg:width="10.423cm" svg:height="7.666cm" draw:z-index="33"><draw:image xlink:href="Pictures/20000122000037C60000290702D9C0B1.svm" xlink:type="simple" xlink:show="embed" xlink:actuate="onLoad"/></draw:frame><text:soft-page-break/></text:p>
      <text:h text:style-name="Heading_20_3" text:outline-level="3">Attributes and Directives</text:h>
      <text:p text:style-name="Body">Attributes and directives are Maps of key value pairs that define behaviour of requirements and capabilities. In an directives map the keys and values are both String values. In an attributes map the keys are always String values, but the values may be one of the property types defined in the Core specification Filter Syntax (section 3.2.7).</text:p>
      <text:h text:style-name="Heading_20_3" text:outline-level="3">Capabilties</text:h>
      <text:p text:style-name="Body">A <text:span text:style-name="T14">capability</text:span> is anything that can be described with a set of attributes and directives. Examples of capabilities are:</text:p>
      <text:list xml:id="list1983230403" text:continue-numbering="true" text:style-name="WW8Num26">
        <text:list-item>
          <text:p text:style-name="List_20_Bullet">A package export</text:p>
        </text:list-item>
        <text:list-item>
          <text:p text:style-name="List_20_Bullet">A service export</text:p>
        </text:list-item>
        <text:list-item>
          <text:p text:style-name="List_20_Bullet">A fragment host</text:p>
        </text:list-item>
        <text:list-item>
          <text:p text:style-name="List_20_Bullet">A bundle</text:p>
        </text:list-item>
        <text:list-item>
          <text:p text:style-name="List_20_Bullet">A certificate</text:p>
        </text:list-item>
        <text:list-item>
          <text:p text:style-name="List_20_Bullet">A configuration record</text:p>
        </text:list-item>
        <text:list-item>
          <text:p text:style-name="List_20_Bullet">An Execution Environment</text:p>
        </text:list-item>
        <text:list-item>
          <text:p text:style-name="List_20_Bullet">A Display type</text:p>
        </text:list-item>
        <text:list-item>
          <text:p text:style-name="List_20_Bullet">Memory size</text:p>
        </text:list-item>
        <text:list-item>
          <text:p text:style-name="List_20_Bullet">Accessories</text:p>
        </text:list-item>
      </text:list>
      <text:p text:style-name="Body">Capabilities are <text:span text:style-name="T14">namespaced</text:span>. The reason they are namespaced is so that they can only be provided to requirements with the same namespace. This is necessary because an attribute from two capabilities could have different meanings but still use the same name. To prevent these name clashes, the capabilities (and the <text:soft-page-break/>requirements that they can resolve) are namespaced. This specification defines namespaces necessary to handle the capability/requirements of the OSGi Bundle Manifest, generalised resource identity and content description.</text:p>
      <text:p text:style-name="Body">Capabilities publish a set of attributes that identify the capability and allow requirements to be matched. In order to simplify the task of expressing capabilities in the rest of this document the following nomenclature will be defined:</text:p>
      <text:p text:style-name="Code_20_Snipet">capability &lt;namespace&gt; {</text:p>
      <text:p text:style-name="Code_20_Snipet"><text:s text:c="2"/>&lt;attributeName&gt; = &lt;attributeValue&gt;</text:p>
      <text:p text:style-name="Code_20_Snipet"><text:s text:c="2"/>&lt;directiveName&gt; := &lt;directiveValue&gt;</text:p>
      <text:p text:style-name="Code_20_Snipet">}</text:p>
      <text:p text:style-name="Body">All capabilities must publish one identity attribute that matches the name of their namespace, e.g.</text:p>
      <text:p text:style-name="Code_20_Snipet">capability osgi.package {</text:p>
      <text:p text:style-name="Code_20_Snipet"><text:s text:c="2"/>osgi.package = com.example</text:p>
      <text:p text:style-name="Code_20_Snipet">}</text:p>
      <text:p text:style-name="Body">Along side attributes capabilities also support directives, directives provide information to a resolver to allow for extensions to resolution strategies for specific use cases. </text:p>
      <text:p text:style-name="Body">The following capability directives are defined for all capabilities:</text:p>
      <text:list xml:id="list276103181" text:continue-numbering="true" text:style-name="WW8Num26">
        <text:list-item>
          <text:p text:style-name="List_20_Bullet"><text:span text:style-name="T16">uses: packageName (, packageName)*</text:span> - The uses directive lists package names that are used by this capability. This information is intended to be used for uses constraints, see Package Constraints - section 3.7.5 of the Core Specification.</text:p>
        </text:list-item>
      </text:list>
      <text:p text:style-name="Body">Capabilities can originate from other <text:span text:style-name="T9">resource</text:span>s, but they can also be innate in the environment. This specification allows any bundle to dynamically provide capabilities to the environment.</text:p>
      <text:h text:style-name="Heading_20_3" text:outline-level="3">Requirements</text:h>
      <text:p text:style-name="Body">A requirement expressed as a filter on a <text:span text:style-name="T9">resource</text:span>. Just like a capability, a requirement is namespaced and support attributes and directives. All requirements should define a filter directive that matches the OSGi filter syntax.</text:p>
      <text:p text:style-name="Body">A capability matches this requirement when all of the following are true:</text:p>
      <text:list xml:id="list1117890594" text:continue-numbering="true" text:style-name="WW8Num26">
        <text:list-item>
          <text:p text:style-name="List_20_Bullet">The specified capability has the same name space as this requirement.</text:p>
        </text:list-item>
        <text:list-item>
          <text:p text:style-name="List_20_Bullet">The filter specified by the filter directive of this requirement matches the attributes of the specified capability.</text:p>
        </text:list-item>
        <text:list-item>
          <text:p text:style-name="List_20_Bullet">The standard capability directives that influence matching and that apply to the name space are satisfied. See the capability mandatory directive.</text:p>
        </text:list-item>
      </text:list>
      <text:p text:style-name="Body">Requirements also support directives that can be used to define behaviors such as optional imports, multiple cardinality, effective time, etc. The following requirement directives are defined:</text:p>
      <text:p text:style-name="Code_20_Snipet"><text:soft-page-break/>resolution: dynamic | optional | mandatory (default mandatory)</text:p>
      <text:p text:style-name="Code_20_Snipet">cardinality: single | multiple (default single)</text:p>
      <text:p text:style-name="Code_20_Snipet">effective: &lt;any-string&gt; (default resolve)<text:change text:change-id="ct811165952"/></text:p>
      <text:list xml:id="list1416674449" text:continue-numbering="true" text:style-name="WW8Num26">
        <text:list-item>
          <text:p text:style-name="List_20_Bullet">Mandatory requirements must have at least one valid capability match. </text:p>
        </text:list-item>
        <text:list-item>
          <text:p text:style-name="List_20_Bullet">Optional requirements will not fail a resolution if a provider is not found. </text:p>
        </text:list-item>
        <text:list-item>
          <text:p text:style-name="List_20_Bullet">Dynamic requirements are attached at runtime and a resolver may treat them as optional</text:p>
        </text:list-item>
        <text:list-item>
          <text:p text:style-name="List_20_Bullet">Requirements with a singular cardinality select one valid capability, if more than one is available then the resolver must choose the first capability it finds from the Environment.</text:p>
        </text:list-item>
        <text:list-item>
          <text:p text:style-name="P122">Requirements with a multiple cardinality can select one or more valid capabilities. It is up to the definition of a namespace as to whether there is a logical meaning to a multiple cardinalty requirement. For example osgi.wiring.package requirements should never have multiple cardinality as it has no meaning in that namespace. The resolver does not have to enforce the consistency of the namespace, it is up to the client to check that the resultant wiring has a well defined meaning.</text:p>
        </text:list-item>
        <text:list-item>
          <text:p text:style-name="P122">Requirements can be effective at different times, as an example a bundle may only have a dependency on another bundle when it is active.</text:p>
        </text:list-item>
      </text:list>
      <text:p text:style-name="Text_20_body"/>
      <text:h text:style-name="Heading_20_3" text:outline-level="3">Extensions</text:h>
      <text:p text:style-name="Body">Requirements select a set of useful or required resources, an extension reverses this model; an Extension selects resources for which it might be useful. For example, a fragment can extend its host or weaving hook can add functionality to an existing class. In both cases, the bundle that provides the extension is aware of the host but the host not of the providers. Extensions are defined by the namespace for the corresponding capability and requirement. This specification currently only recognizes the <text:span text:style-name="T16">osgi.wiring.host</text:span> namespace as an extension namespace.</text:p>
      <text:p text:style-name="Body">Resolvers must handle attachment of extension capabilities when building a wiring, the mechanism via which extensions are selected is explicitly not defined in this document. When an extension resource binds to a capability it delivers it's capabilities and requirements to the resource for that capability. In all other respects an extension acts like an ordinary requirement for the resolver.</text:p>
      <text:h text:style-name="P115" text:outline-level="3">Requirement and Extension examples</text:h>
      <text:list xml:id="list112675101" text:continue-numbering="true" text:style-name="WW8Num26">
        <text:list-item>
          <text:p text:style-name="P122">Package imports may be optional, mandatory or dynamic but they cannot be multiple</text:p>
        </text:list-item>
        <text:list-item>
          <text:p text:style-name="P122">Require bundle imports may be optional or mandatory and they cannot be multiple</text:p>
        </text:list-item>
        <text:list-item>
          <text:p text:style-name="P122">A Fragment-Host is optional, may be singular or multiple and extends the capability it binds to</text:p>
        </text:list-item>
        <text:list-item>
          <text:p text:style-name="P122">A service dependency may be optional or mandatory and can be singular or multiple</text:p>
        </text:list-item>
      </text:list>
      <text:h text:style-name="P115" text:outline-level="3"><text:bookmark text:name="__RefHeading__32694_496330454"/>Resource<text:bookmark-end text:name="__RefHeading__32694_496330454"/></text:h>
      <text:p text:style-name="Body">A resource is a collection of requirements and capabilities, resources may be physical resources such as bundles, certificates, or properties files or virtual resources such as services, or processes.</text:p>
      <text:p text:style-name="Body"><text:soft-page-break/>A resource is identified by a special mandatory “osgi.identity” capability, which has the following attributes:</text:p>
      <text:list xml:id="list1013734547" text:continue-numbering="true" text:style-name="WW8Num26">
        <text:list-item>
          <text:p text:style-name="List_20_Bullet">osgi.identity - A name for the resource that is globally unique for the function of the resource. There can exists multiple resources with the same name but a different version or type. Two resources with the same type, name and version are considered to be identical. For a bundle, this is normally mapped to the Bundle-SymbolicName manifest header</text:p>
        </text:list-item>
        <text:list-item>
          <text:p text:style-name="List_20_Bullet">version - A version for the <text:span text:style-name="T9">resource</text:span>. This must be a version usable by the OSGi Framework version class. For a bundle this is mapped to the Bundle-Version manifest header</text:p>
        </text:list-item>
        <text:list-item>
          <text:p text:style-name="List_20_Bullet">type - The type of this <text:span text:style-name="T9">resource</text:span> for example a bundle has the namespace “osgi.bundle”. This maps to the RFC 154 concept of a namespace</text:p>
        </text:list-item>
      </text:list>
      <text:p text:style-name="Body">A resource may also define an “osgi.content” capability, which has the following attributes:</text:p>
      <text:list xml:id="list1065164825" text:continue-numbering="true" text:style-name="WW8Num26">
        <text:list-item>
          <text:p text:style-name="List_20_Bullet">osgi.content – a String typed attribute that specifies where a resource may be downloaded from, this String must be a valid URI</text:p>
        </text:list-item>
        <text:list-item>
          <text:p text:style-name="List_20_Bullet">checksum – an optional attribute providing the Hex encoded checksum that can be used to verify that the resource was downloaded correctly</text:p>
        </text:list-item>
        <text:list-item>
          <text:p text:style-name="List_20_Bullet">checksum.algo – an optional attribute that specifies the algorithm used to calculate the checksum, if not specified SHA-256 is assumed</text:p>
        </text:list-item>
        <text:list-item>
          <text:p text:style-name="List_20_Bullet">copyright – an optional attribute providing a human readable statement of copyright for the resource that is being downloaded</text:p>
        </text:list-item>
        <text:list-item>
          <text:p text:style-name="List_20_Bullet">description – an optional attribute providing a human readable description of the resource</text:p>
        </text:list-item>
        <text:list-item>
          <text:p text:style-name="List_20_Bullet">documentation – an optional attribute specifying a String typed attribute that indicates a URL where documentation on this resource may be accessed</text:p>
        </text:list-item>
        <text:list-item>
          <text:p text:style-name="List_20_Bullet">license – an optional attribute providing machine readable form of license information. See section 3.2.1.10 of the OSGi Core Specification for information on it's format</text:p>
        </text:list-item>
        <text:list-item>
          <text:p text:style-name="P121"><text:change-start text:change-id="ct811245232"/>name – an optional attribute providing a human readable name of the resource</text:p>
        </text:list-item>
        <text:list-item>
          <text:p text:style-name="P121"><text:change-end text:change-id="ct811245232"/>scm – an optional String typed attribute that specifies a URL where the source control management for the resource is located</text:p>
        </text:list-item>
        <text:list-item>
          <text:p text:style-name="List_20_Bullet">size – an optional long typed attribute that specifies the size of the resource in bytes</text:p>
        </text:list-item>
        <text:list-item>
          <text:p text:style-name="List_20_Bullet">source – an optional String typed attribute that specifies the URL where source code for a resource is located</text:p>
        </text:list-item>
      </text:list>
      <text:h text:style-name="Heading_20_2" text:outline-level="2"><text:bookmark text:name="__RefNumPara__42108_1295440845"/>Repository<text:bookmark-end text:name="__RefNumPara__42108_1295440845"/></text:h>
      <text:p text:style-name="Body">Repositories are services published to the OSGi registry they may be backed by a range of different technologies, including static XML files, databases, carrier pigeons, etc.</text:p>
      <text:p text:style-name="Body">This specification does not provide any implementations of a Repository these are left open, however some suggested repository implementations are:</text:p>
      <text:list xml:id="list2165421077" text:continue-numbering="true" text:style-name="WW8Num26">
        <text:list-item>
          <text:p text:style-name="List_20_Bullet"><text:soft-page-break/>SimpleRepository – takes an array of Resource objects to form an inmemory repository</text:p>
        </text:list-item>
        <text:list-item>
          <text:p text:style-name="List_20_Bullet">FederatedRepository – takes an array of sub repositories</text:p>
        </text:list-item>
        <text:list-item>
          <text:p text:style-name="List_20_Bullet">XMLRepository – takes an XML file URL as a construction parameter</text:p>
        </text:list-item>
        <text:list-item>
          <text:p text:style-name="List_20_Bullet">Directory based repository – Takes a file URL and traverses a directory to build a repository from a set of resources</text:p>
        </text:list-item>
      </text:list>
      <text:p text:style-name="Body">The API of the Repository is:</text:p>
      <text:list xml:id="list43080477" text:continue-numbering="true" text:style-name="WW8Num26">
        <text:list-item>
          <text:p text:style-name="List_20_Bullet"><text:span text:style-name="T16">Collection&lt;Capability&gt; findProviders(Requirement requirement)</text:span> – Find any capabilities that match the supplied requirement.</text:p>
        </text:list-item>
        <text:list-item>
          <text:p text:style-name="List_20_Bullet"><text:span text:style-name="T16">URL getContent(Resource resource)</text:span> - Lookup the URL where the supplied resource may be accessed, if any. Successive calls to this method do not have to return the same value, this allows for mirroring behaviors to be built into a repository.</text:p>
        </text:list-item>
      </text:list>
      <text:h text:style-name="Heading_20_2" text:outline-level="2">Downloading a resource</text:h>
      <text:p text:style-name="Body">Whilst the osgi.content namespace attribute is a URI string the direct conversion of this to a URL is discouraged as it is up to the repository how the URI is encoded and this may not have a direct URL mapping. </text:p>
      <text:p text:style-name="Body">Instead the following code snippets demonstrate how to load a resource from a remote repository. The first snippet below searches for new resources and uses the Repository.getContent method to find a URL where the resource may be retrieved.</text:p>
      <text:p text:style-name="P2"><text:s text:c="2"/>void loadResources(Requirement req, Repository[] repositories, Resolver resolver)</text:p>
      <text:p text:style-name="P2"><text:s text:c="2"/>{</text:p>
      <text:p text:style-name="P2"><text:s text:c="4"/>ResourceTrackingEnvironment env = new ResourceTrackingEnvironment(repositories);</text:p>
      <text:p text:style-name="P2"><text:s text:c="4"/></text:p>
      <text:p text:style-name="P2"><text:s text:c="4"/>Map&lt;Resource, List&lt;Wire&gt;&gt; delta = resolver.resolve(env, req);</text:p>
      <text:p text:style-name="P2"><text:s text:c="4"/></text:p>
      <text:p text:style-name="P2"><text:s text:c="4"/>for (Resource res : delta.keySet()) {</text:p>
      <text:p text:style-name="P2"><text:s text:c="6"/>Repository rep = env.getRepository(res);</text:p>
      <text:p text:style-name="P2"><text:s text:c="6"/>URL url = rep.getContent(res);</text:p>
      <text:p text:style-name="P2"><text:s text:c="6"/>download(res, url);</text:p>
      <text:p text:style-name="P2"><text:s text:c="4"/>}</text:p>
      <text:p text:style-name="P25"><text:s text:c="2"/>}</text:p>
      <text:p text:style-name="Body">This example shows a simple environment implementation that records where a resource is retrieved from using a HashMap based approach.</text:p>
      <text:p text:style-name="P2"><text:soft-page-break/>public class ResourceTrackingEnvironment implements Environment {</text:p>
      <text:p text:style-name="P2"><text:s text:c="2"/>private final Repository[] repositories;</text:p>
      <text:p text:style-name="P2"><text:s text:c="2"/>private final HashMap&lt;Resource, Repository&gt; tracked = new HashMap&lt;Resource, Repository&gt;();</text:p>
      <text:p text:style-name="P2"/>
      <text:p text:style-name="P2"><text:s text:c="2"/>public ResourceTrackingEnvironment(Repository[] repositories) {</text:p>
      <text:p text:style-name="P2"><text:s text:c="4"/>this.repositories = repositories;</text:p>
      <text:p text:style-name="P2"><text:s text:c="2"/>}</text:p>
      <text:p text:style-name="P2"/>
      <text:p text:style-name="P2"><text:s text:c="2"/>@Override</text:p>
      <text:p text:style-name="P2"><text:s text:c="2"/>public Collection&lt;Capability&gt; findProviders(Requirement requirement) {</text:p>
      <text:p text:style-name="P2"><text:s text:c="4"/>ArrayList&lt;Capability&gt; providers = new ArrayList&lt;Capability&gt;();</text:p>
      <text:p text:style-name="P2"><text:s text:c="4"/>for (Repository rep : repositories) {</text:p>
      <text:p text:style-name="P2"><text:s text:c="6"/>Collection&lt;Capability&gt; found = rep.findProviders(requirement);</text:p>
      <text:p text:style-name="P2"><text:s text:c="6"/>for (Capability cap : found) {</text:p>
      <text:p text:style-name="P2"><text:s text:c="8"/>Resource res = cap.getResource();</text:p>
      <text:p text:style-name="P2"><text:s text:c="8"/>tracked.put(res, rep);</text:p>
      <text:p text:style-name="P2"><text:s text:c="8"/>providers.add(cap);</text:p>
      <text:p text:style-name="P2"><text:s text:c="6"/>}</text:p>
      <text:p text:style-name="P2"><text:s text:c="4"/>}</text:p>
      <text:p text:style-name="P2"><text:s text:c="4"/>return providers;</text:p>
      <text:p text:style-name="P2"><text:s text:c="2"/>}</text:p>
      <text:p text:style-name="P2"/>
      <text:p text:style-name="P2"><text:s text:c="2"/>public Repository getRepository(Resource res) {</text:p>
      <text:p text:style-name="P2"><text:s text:c="4"/>return tracked.get(res);</text:p>
      <text:p text:style-name="P2"><text:s text:c="2"/>}</text:p>
      <text:p text:style-name="P2"/>
      <text:p text:style-name="P2"><text:s text:c="2"/>@Override</text:p>
      <text:p text:style-name="P2"><text:s text:c="2"/>public Map&lt;Resource, List&lt;Wire&gt;&gt; getWiring() {</text:p>
      <text:p text:style-name="P2"><text:soft-page-break/><text:s text:c="4"/>return Collections.emptyMap();</text:p>
      <text:p text:style-name="P2"><text:s text:c="2"/>}</text:p>
      <text:p text:style-name="P2"/>
      <text:p text:style-name="P2"><text:s text:c="2"/>@Override</text:p>
      <text:p text:style-name="P2"><text:s text:c="2"/>public boolean isEffective(Requirement requirement) {</text:p>
      <text:p text:style-name="P2"><text:s text:c="4"/>return true;</text:p>
      <text:p text:style-name="P2"><text:s text:c="2"/>}</text:p>
      <text:p text:style-name="P1"><text:span text:style-name="T1">}</text:span><text:change text:change-id="ct806407280"/></text:p>
      <text:h text:style-name="Heading_20_2" text:outline-level="2">Environment</text:h>
      <text:p text:style-name="Body">In order for a resolver to solve a set of requirements it needs an environment to work against. The environment supplies the existing wires between <text:span text:style-name="T9">resource</text:span>s that the resolver needs to take into account and provides additional capabilities that match requirements. The environment is a Java interface that can proxy many different underlying implementations.</text:p>
      <text:p text:style-name="Body">The Environment interface provides the following methods:</text:p>
      <text:list xml:id="list1715476594" text:continue-numbering="true" text:style-name="WW8Num26">
        <text:list-item>
          <text:p text:style-name="List_20_Bullet"><text:span text:style-name="T16">Collection&lt;Capability&gt; findProviders(Requirement requirement)</text:span> - Find any capabilities that match the supplied requirement. A resolver should use the iteration order or the returned capability collection to infer preference in the case where multiple capabilities match a requirement. Capabilities at the start of the iteration are implied to be preferred over capabilities at the end.</text:p>
        </text:list-item>
        <text:list-item>
          <text:p text:style-name="List_20_Bullet"><text:span text:style-name="T16">boolean isEffective(Requirement requirement)</text:span> - Test if a given requirement should be wired in a given resolve operation. If this method returns false then the resolver should ignore this requirement during this resolve operation. The primary use case for this is to test the <text:span text:style-name="T16">effective</text:span> directive on the requirement, though implementations are free to use this for any other purposes.</text:p>
        </text:list-item>
        <text:list-item>
          <text:p text:style-name="List_20_Bullet"><text:span text:style-name="T16">Map&lt;</text:span><text:span text:style-name="T10">Resource</text:span><text:span text:style-name="T16">, List&lt;Wire&gt;&gt; getWiring()</text:span> - An immutable map of wires between <text:span text:style-name="T9">resource</text:span>s.</text:p>
        </text:list-item>
      </text:list>
      <text:p text:style-name="Body">An environment may be used to encapsulate a set of policies for a resolution, examples of these policies include:</text:p>
      <text:list xml:id="list1263559430" text:continue-numbering="true" text:style-name="WW8Num26">
        <text:list-item>
          <text:p text:style-name="List_20_Bullet">Preferred Resources – The iteration order of the findProviders result can be used to influence the resolver to prefer certain resources. For example this may be used to implement alternate resolution strategies where it is not the latest version of resource that is resolved but one known to have been through QA testing.</text:p>
        </text:list-item>
        <text:list-item>
          <text:p text:style-name="List_20_Bullet">Singletons – An environment must only return one instance of a singleton bundle per resolve call, if there are many singletons available to an environment the choice of which singleton is left open to the implementer</text:p>
        </text:list-item>
        <text:list-item>
          <text:p text:style-name="List_20_Bullet">Execution Environment – the environment may be used to filter out any bundles that are not supported by the target framework execution environment</text:p>
        </text:list-item>
        <text:list-item>
          <text:p text:style-name="List_20_Bullet">Native code – the environment can be used to filter out any osgi bundles that are not supported by the host operating system.</text:p>
        </text:list-item>
      </text:list>
      <text:h text:style-name="Heading_20_2" text:outline-level="2"><text:bookmark-start text:name="_Ref123027118"/><text:bookmark text:name="__RefNumPara__18199_2040853948"/><text:soft-page-break/>Resolving<text:bookmark-end text:name="_Ref123027118"/><text:bookmark-end text:name="__RefNumPara__18199_2040853948"/></text:h>
      <text:p text:style-name="Body">The resolver is a complicated process requiring difficult choices that likely require user intervention and/or policies. This includes but is not limited to: </text:p>
      <text:list xml:id="list1541443521" text:continue-numbering="true" text:style-name="WW8Num26">
        <text:list-item>
          <text:p text:style-name="List_20_Bullet">The addition of optional resources.</text:p>
        </text:list-item>
        <text:list-item>
          <text:p text:style-name="List_20_Bullet">Attachment of fragments</text:p>
        </text:list-item>
        <text:list-item>
          <text:p text:style-name="List_20_Bullet">Resolve time policy for version ranges</text:p>
        </text:list-item>
        <text:list-item>
          <text:p text:style-name="List_20_Bullet">Decisions related to licensing, bundle size, performance etc</text:p>
        </text:list-item>
      </text:list>
      <text:p text:style-name="Body">The implementation of the Resolver object can provide these capabilities as it sees fit. The mechanism by which a client configures these capabilities is not defined here and is instead left up to implementations to provide an API or a management interface as they see fit. Though one potential mechanism is to use requirement directives to influence the resolver strategy.<text:change-start text:change-id="ct67935584"/></text:p>
      <text:p text:style-name="Body">The Repository resolver is in many ways similar to the Framework resolver. Implementations may therefore strive to use the same code. However, the problem that the Framework resolver solves is subtly different from what the Repository resolver solves. First, the Repository resolver is more generic; it handles more than packages and bundles. This is the reason for the generic requirement/capability model instead of using the manifest directly. Second, the Framework creates a wiring between a set of installed bundles. In contrast, the Repository resolver installs a set of bundles. Despite these subtle differences, the logic behind these resolvers is very similar and can clearly share implementation code.<text:change-end text:change-id="ct67935584"/></text:p>
      <text:p text:style-name="Body">The API of the Resolver is:</text:p>
      <text:p text:style-name="Body"><text:span text:style-name="T16"><text:s/></text:span>Map&lt;Resource, List&lt;Wire&gt;&gt; resolve(Environment environment, Collection&lt;? extends Resource&gt; mandatoryResources, Collection&lt;? extends Resource&gt; optionalResources) - Attempt to resolve the resources based on the specified environment and return any new resources and wires to the caller.</text:p>
      <text:p text:style-name="Body">The resolver considers two groups of resources:</text:p>
      <text:list xml:id="list1162428733" text:continue-numbering="true" text:style-name="WW8Num26">
        <text:list-item>
          <text:p text:style-name="List_20_Bullet">Mandatory - any resource in the mandatory group must be resolved, a failure to satisfy any mandatory requirement for these resources will result in a ResolutionException</text:p>
        </text:list-item>
        <text:list-item>
          <text:p text:style-name="List_20_Bullet">Optional - any resource in the optional group may be resolved, a failure to satisfy a mandatory requirement for a resource in this group will not fail the overall resolution but no resources or wires will be returned for this resource.</text:p>
        </text:list-item>
      </text:list>
      <text:h text:style-name="Heading_20_3" text:outline-level="3">Delta</text:h>
      <text:p text:style-name="Body">The resolve method returns the delta between the start state defined by Environment.getWiring() and the end resolved state, i.e. only new resources and wires are included. To get the complete resolution the caller can merge the start state and the delta using something like the following:</text:p>
      <text:p text:style-name="Code_20_Snipet">Map&lt;Resource, List&lt;Wire&gt;&gt; delta = resolver.resolve(env, resources, null);</text:p>
      <text:p text:style-name="Code_20_Snipet">Map&lt;Resource, List&lt;Wire&gt;&gt; wiring = env.getWiring();</text:p>
      <text:p text:style-name="Code_20_Snipet"/>
      <text:p text:style-name="Code_20_Snipet">for (Map.Entry&lt;Resource, List&lt;Wire&gt;&gt; e : delta.entrySet()) {</text:p>
      <text:p text:style-name="Code_20_Snipet"><text:soft-page-break/><text:s text:c="2"/>Resource res = e.getKey();</text:p>
      <text:p text:style-name="Code_20_Snipet"><text:s text:c="2"/>List<text:change text:change-id="ct810976400"/><text:change-start text:change-id="ct69101760"/>&lt;<text:change-end text:change-id="ct69101760"/>Wire<text:change text:change-id="ct69045968"/><text:change-start text:change-id="ct68937312"/>&gt;<text:change-end text:change-id="ct68937312"/> newWires = e.getValue();</text:p>
      <text:p text:style-name="Code_20_Snipet"/>
      <text:p text:style-name="Code_20_Snipet"><text:s text:c="2"/>List<text:change-start text:change-id="ct67906704"/>&lt;<text:change-end text:change-id="ct67906704"/><text:change text:change-id="ct807489888"/>Wire<text:change-start text:change-id="ct69028720"/>&gt;<text:change-end text:change-id="ct69028720"/><text:change text:change-id="ct814491456"/> currentWires = wiring.get(res);</text:p>
      <text:p text:style-name="Code_20_Snipet"><text:s text:c="2"/>if (currentWires != null) {</text:p>
      <text:p text:style-name="Code_20_Snipet"><text:s text:c="4"/>newWires.addAll(currentWires);</text:p>
      <text:p text:style-name="Code_20_Snipet"><text:s text:c="2"/>}</text:p>
      <text:p text:style-name="Code_20_Snipet"/>
      <text:p text:style-name="Code_20_Snipet"><text:s text:c="2"/>wiring.put(res, newWires);</text:p>
      <text:p text:style-name="Code_20_Snipet">}<text:change text:change-id="ct67939376"/></text:p>
      <text:p text:style-name="Body">If no requirements are effective then the result of a resolution is amap containing the resource mapped to an empty list of wires, for example:</text:p>
      <text:p text:style-name="Code_20_Snipet">new HashMap(resource, Collections.emptyList());<text:change text:change-id="ct53638416"/></text:p>
      <text:h text:style-name="Heading_20_3" text:outline-level="3">Consistency</text:h>
      <text:p text:style-name="Body">For a given resolve operation the parameters to the resolve method should be considered immutable. This means that resources should have constant capabilities and requirements and an environment should return a consistent set of capabilities, wires and effective requirements. The behavior of the resolver is not defined if resources or the environment supply inconsistent information.<text:change text:change-id="ct56709552"/><text:change text:change-id="ct814490000"/></text:p>
      <text:h text:style-name="Heading_20_2" text:outline-level="2">Code Examples</text:h>
      <text:h text:style-name="Heading_20_3" text:outline-level="3">Install into framework<text:change text:change-id="ct811262320"/></text:h>
      <text:p text:style-name="P2"><text:s text:c="2"/>public void installIntoFramework(Resource resource)</text:p>
      <text:p text:style-name="P2"><text:s text:c="6"/>throws IllegalStateException, InterruptedException, BundleException {</text:p>
      <text:p text:style-name="P2"><text:s text:c="4"/>EnvironmentBuilder envBuilder = new EnvironmentBuilder();</text:p>
      <text:p text:style-name="P2"><text:s text:c="4"/>envBuilder.addEnvironment(_ctx);</text:p>
      <text:p text:style-name="P2"><text:s text:c="4"/>Environment framework = envBuilder.buildEnvironment();<text:change text:change-id="ct814375040"/></text:p>
      <text:p text:style-name="P2"><text:s text:c="4"/>try {</text:p>
      <text:p text:style-name="P2"><text:s text:c="6"/>// attempt to resolve</text:p>
      <text:p text:style-name="P2"><text:s text:c="6"/>Map&lt;Resource, List&lt;Wire&gt;&gt; delta = _resolver</text:p>
      <text:p text:style-name="P2"><text:s text:c="10"/>.resolve(framework, Collections.singleton(resource), null);</text:p>
      <text:p text:style-name="P2"/>
      <text:p text:style-name="P2"><text:soft-page-break/><text:s text:c="6"/>// for all resolved bundle revisions install them</text:p>
      <text:p text:style-name="P2"><text:s text:c="6"/>for (Resource r : delta.keySet()) {</text:p>
      <text:p text:style-name="P2"><text:s text:c="8"/><office:annotation><dc:creator>David Savage</dc:creator><dc:date>2011-07-05T22:16:33</dc:date><text:p text:style-name="P147"><text:span text:style-name="T35">Note Possible null check needed for r3 bundles – bug 2061</text:span></text:p></office:annotation>String type = (String) r.getIdentity().getAttributes().get(ResourceConstants.IDENTITY_TYPE_ATTRIBUTE);</text:p>
      <text:p text:style-name="P2"><text:s text:c="8"/></text:p>
      <text:p text:style-name="P2"><text:s text:c="8"/>if (ResourceConstants.IDENTITY_TYPE_BUNDLE.equals(type)) {</text:p>
      <text:p text:style-name="P2"><text:s text:c="10"/><office:annotation><dc:creator>David Savage</dc:creator><dc:date>2011-07-05T22:17:03</dc:date><text:p text:style-name="P147"><text:span text:style-name="T35">This line is also horrible, removing location from resource</text:span></text:p></office:annotation>String location = (String) r.getCapabilities(ContentNamespace.CAPABILITY).iterator().next().getAttributes().get(ContentNamespace.CAPABILITY);</text:p>
      <text:p text:style-name="P2"><text:s text:c="10"/>try {</text:p>
      <text:p text:style-name="P2"><text:s text:c="13"/><office:annotation><dc:creator>David Savage</dc:creator><dc:date>2011-07-25T12:54:07</dc:date><text:p text:style-name="P147"><text:span text:style-name="T35">I could reuse this approach here but makes the code very verbose</text:span></text:p></office:annotation>// NOTE better to use ResourceTrackingEnvironment approach above</text:p>
      <text:p text:style-name="P2"><text:s text:c="12"/>_ctx.installBundle(URI.create(location).toURL().toString());</text:p>
      <text:p text:style-name="P2"><text:s text:c="10"/>} catch (MalformedURLException e) {</text:p>
      <text:p text:style-name="P2"><text:s text:c="12"/>// TODO Auto-generated catch block</text:p>
      <text:p text:style-name="P2"><text:s text:c="12"/>e.printStackTrace();</text:p>
      <text:p text:style-name="P2"><text:s text:c="10"/>}</text:p>
      <text:p text:style-name="P2"><text:s text:c="8"/>}</text:p>
      <text:p text:style-name="P2"><text:s text:c="8"/>else {</text:p>
      <text:p text:style-name="P2"><text:s text:c="10"/>System.err.println("No action defined for " + type);</text:p>
      <text:p text:style-name="P2"><text:s text:c="8"/>}</text:p>
      <text:p text:style-name="P2"><text:s text:c="6"/>}</text:p>
      <text:p text:style-name="P2"><text:s text:c="4"/>} catch (ResolutionException e) {</text:p>
      <text:p text:style-name="P2"><text:s text:c="6"/>System.out.println("Failure :(");</text:p>
      <text:p text:style-name="P2"><text:s text:c="4"/>}</text:p>
      <text:p text:style-name="P2"><text:s text:c="2"/>}<text:change text:change-id="ct811435824"/></text:p>
      <text:h text:style-name="Heading_20_3" text:outline-level="3">Resolve into an “empty” framework<text:change text:change-id="ct814514080"/></text:h>
      <text:p text:style-name="Code_20_Snipet"><text:s text:c="2"/>public void resolveIntoEmpty(Resource resource)</text:p>
      <text:p text:style-name="Code_20_Snipet"><text:s text:c="6"/>throws InterruptedException {</text:p>
      <text:p text:style-name="Code_20_Snipet"><text:s text:c="4"/>// build empty environment</text:p>
      <text:p text:style-name="Code_20_Snipet"><text:s text:c="4"/>EnvironmentBuilder envBuilder = new EnvironmentBuilder();</text:p>
      <text:p text:style-name="Code_20_Snipet"><text:soft-page-break/><text:s text:c="4"/>envBuilder.addRepositories(_ctx);</text:p>
      <text:p text:style-name="Code_20_Snipet"/>
      <text:p text:style-name="Code_20_Snipet"><text:s text:c="4"/>Environment framework = envBuilder.buildEnvironment();</text:p>
      <text:p text:style-name="Code_20_Snipet"/>
      <text:p text:style-name="Code_20_Snipet"><text:s text:c="4"/>// attempt to resolve</text:p>
      <text:p text:style-name="Code_20_Snipet"><text:s text:c="4"/>_resolver.resolve(framework, Collections.singleton(resource), null);</text:p>
      <text:p text:style-name="Code_20_Snipet"><text:s text:c="2"/>}</text:p>
      <text:h text:style-name="Heading_20_3" text:outline-level="3">Resolve self into empty framework<text:change text:change-id="ct67883648"/> </text:h>
      <text:p text:style-name="P2"><text:s text:c="2"/>public void resolveSelfIntoEmptyFramework() throws InterruptedException {</text:p>
      <text:p text:style-name="P2"><text:s text:c="4"/>// build empty environment</text:p>
      <text:p text:style-name="P2"><text:s text:c="4"/>EnvironmentBuilder envBuilder = new EnvironmentBuilder();</text:p>
      <text:p text:style-name="P2"><text:s text:c="4"/>envBuilder.addRepositories(_ctx);</text:p>
      <text:p text:style-name="P2"><text:s text:c="4"/>Environment framework = envBuilder.buildEnvironment();</text:p>
      <text:p text:style-name="P2"/>
      <text:p text:style-name="P2"><text:s text:c="4"/>// require the resource</text:p>
      <text:p text:style-name="P2"><text:s text:c="4"/>BundleReference ref = (BundleReference) getClass().getClassLoader();</text:p>
      <text:p text:style-name="P2"><text:s text:c="4"/>BundleRevision rev = ref.getBundle().adapt(BundleRevision.class);</text:p>
      <text:p text:style-name="P2"/>
      <text:p text:style-name="P2"><text:s text:c="4"/>// attempt to resolve</text:p>
      <text:p text:style-name="P2"><text:s text:c="4"/>_resolver.resolve(framework, Collections.singleton(rev), null);</text:p>
      <text:p text:style-name="P2"><text:s text:c="2"/>}</text:p>
      <text:h text:style-name="Heading_20_3" text:outline-level="3">Resolve a package into framework<text:change text:change-id="ct814502864"/></text:h>
      <text:p text:style-name="P2"><text:s text:c="2"/>public void resolveAPackageIntoFramework() throws InterruptedException {</text:p>
      <text:p text:style-name="P2"><text:s text:c="4"/>// build framework environment</text:p>
      <text:p text:style-name="P2"><text:s text:c="4"/>EnvironmentBuilder envBuilder = new EnvironmentBuilder();</text:p>
      <text:p text:style-name="P2"><text:s text:c="4"/>envBuilder.addEnvironment(_ctx);</text:p>
      <text:p text:style-name="P2"><text:s text:c="4"/>Environment framework = envBuilder.buildEnvironment();</text:p>
      <text:p text:style-name="P2"/>
      <text:p text:style-name="P2"><text:soft-page-break/><text:s text:c="4"/>// require the resource</text:p>
      <text:p text:style-name="P2"><text:s text:c="4"/>ResourceBuilder resBuilder = new ResourceBuilder();</text:p>
      <text:p text:style-name="P2"><text:s text:c="4"/>resBuilder.addRequirement("osgi.wiring.package",</text:p>
      <text:p text:style-name="P2"><text:s text:c="8"/>"(osgi.wiring.package=com.foo.api)");</text:p>
      <text:p text:style-name="P2"/>
      <text:p text:style-name="P2"><text:s text:c="4"/>// attempt to resolve</text:p>
      <text:p text:style-name="P2"><text:s text:c="4"/>_resolver.resolve(framework, Collections.singleton(resBuilder.build()), null);</text:p>
      <text:p text:style-name="P2"><text:s text:c="2"/>}</text:p>
      <text:h text:style-name="Heading_20_3" text:outline-level="3">Resolve Declarative Services provider into framework<text:change text:change-id="ct808532816"/></text:h>
      <text:p text:style-name="P2"><text:s text:c="2"/>public void resolveDSProviderIntoFramework() throws InterruptedException {</text:p>
      <text:p text:style-name="P2"><text:s text:c="4"/>EnvironmentBuilder envBuilder = new EnvironmentBuilder();</text:p>
      <text:p text:style-name="P2"><text:s text:c="4"/>envBuilder.addEnvironment(_ctx);</text:p>
      <text:p text:style-name="P2"><text:s text:c="4"/>Environment framework = envBuilder.buildEnvironment();</text:p>
      <text:p text:style-name="P2"/>
      <text:p text:style-name="P2"><text:s text:c="4"/>ResourceBuilder resBuilder = new ResourceBuilder();</text:p>
      <text:p text:style-name="P2"><text:s text:c="4"/>resBuilder.addRequirement("osgi.service.ds",</text:p>
      <text:p text:style-name="P2"><text:s text:c="8"/>"(provider=felix)");</text:p>
      <text:p text:style-name="P2"/>
      <text:p text:style-name="P2"><text:s text:c="4"/>// attempt to resolve</text:p>
      <text:p text:style-name="P2"><text:s text:c="4"/>_resolver.resolve(framework, Collections.singleton(resBuilder.build()), null);</text:p>
      <text:p text:style-name="P1"><text:span text:style-name="T1"><text:s text:c="2"/>}</text:span><text:change text:change-id="ct811086656"/></text:p>
      <text:h text:style-name="Heading_20_2" text:outline-level="2">XML Schema</text:h>
      <text:p text:style-name="Body">This specification defines an XML schema to represent a repository, the purpose of this xml schema is for interchange between different vendors.</text:p>
      <text:h text:style-name="Heading_20_3" text:outline-level="3">Namespace</text:h>
      <text:p text:style-name="Body">The XML namespace is:</text:p>
      <text:p text:style-name="P1"><text:s text:c="4"/><text:a xlink:type="simple" xlink:href="http://www.osgi.org/xmlns/obr/v1.0.0"><text:span text:style-name="Internet_20_link">http://www.osgi.org/xmlns/obr/v1.0.0</text:span></text:a><text:line-break/></text:p>
      <text:p text:style-name="Code_20_Snipet"><text:s text:c="4"/>&lt;obr:repository name='Untitled' time='20051210072623.031'</text:p>
      <text:p text:style-name="Code_20_Snipet"><text:soft-page-break/><text:s text:c="6"/>xmlns:obr="http://www.osgi.org/xmlns/obr/v1.0.0"&gt;</text:p>
      <text:p text:style-name="Code_20_Snipet"><text:s text:c="6"/>…</text:p>
      <text:h text:style-name="Heading_20_3" text:outline-level="3">The XML Structure</text:h>
      <text:p text:style-name="Body">The following BNF describes the element structure of the XML file:</text:p>
      <text:p text:style-name="Code_20_Snipet"><text:s text:c="2"/>repository ::= (referral | resource) *</text:p>
      <text:p text:style-name="Code_20_Snipet"><text:s text:c="2"/>resource ::= require * capability * </text:p>
      <text:p text:style-name="Code_20_Snipet"><text:s text:c="2"/>require ::= attribute * directive *</text:p>
      <text:p text:style-name="Code_20_Snipet"><text:s text:c="2"/>capability ::= attribute * directive *</text:p>
      <text:p text:style-name="Body">The xml schema is deliberately left open to extension via the use of &lt;any/&gt; and &lt;anyAttribute/&gt; elements so other schemas may expand on this model. A must-understand attribute should be used in extension schemas to define whether the extra elements constitute required or optional extension behaviour.</text:p>
      <text:h text:style-name="Heading_20_3" text:outline-level="3">Repository</text:h>
      <text:p text:style-name="Body">The &lt;repository&gt; tag is the outer tag of the XML document. It must contains the following attributes:</text:p>
      <text:list xml:id="list139895102" text:style-name="WW8Num9">
        <text:list-item>
          <text:p text:style-name="P113"><text:span text:style-name="T14">name</text:span> – The name of the repository. The name may contain spaces and punctuation and is for informational purposes only.</text:p>
        </text:list-item>
        <text:list-item>
          <text:p text:style-name="P113"><text:span text:style-name="T15">increment</text:span><text:span text:style-name="T17"> – A long value counter to indicate the state of the repository, clients can use this to check if there have been any changes to the resources contained in this repository</text:span></text:p>
        </text:list-item>
      </text:list>
      <text:p text:style-name="Body">The repository element can contain referral and resource elements.</text:p>
      <text:p text:style-name="P21"><text:s text:c="4"/>&lt;obr:repository name='Untitled' increment='1'</text:p>
      <text:p text:style-name="P21"><text:s text:c="6"/>xmlns:obr="http://www.osgi.org/xmlns/scr/v1.0.0"&gt;</text:p>
      <text:p text:style-name="Code_20_Snipet"><text:s text:c="4"/>&lt;/obr:repository&gt;</text:p>
      <text:h text:style-name="Heading_20_3" text:outline-level="3">Referral</text:h>
      <text:p text:style-name="Body">A referral points to another repository XML file. The purpose of this element is to create a federation of repositories that can be accessed as a single repository. The referral element can have the following attributes:</text:p>
      <text:list xml:id="list1341069250" text:style-name="L3">
        <text:list-item>
          <text:p text:style-name="P128"><text:span text:style-name="T14">depth</text:span> – The depth of referrals this repository acknowledges. If the depth is 1, the referred repository must included but it must not follow any referrals from the referred repository. If the depth is more than one, referrals must be included up to the given depth. Depths of referred repositories must also be obeyed. For example, if the top repository specifies a depth of 5, and the 3 level has a depth of 1, then a repository included on level 5 must be discarded, even though the top repository would have allowed it. If this attribute is missing then an infinite depth is assumed.</text:p>
        </text:list-item>
        <text:list-item>
          <text:p text:style-name="P128"><text:span text:style-name="T14">url</text:span> – The URL to the referred repository. The URL can be absolute or relative from the given repository’s URL.</text:p>
        </text:list-item>
      </text:list>
      <text:p text:style-name="Body">For example:</text:p>
      <text:p text:style-name="Code_20_Snipet"><text:s text:c="3"/>&lt;referral depth=”1” url=<text:a xlink:type="simple" xlink:href="http://www.aqute.biz/bundles/repository.xml/"><text:span text:style-name="Internet_20_link">http://www.aqute.biz/bundles/repository.xml</text:span></text:a><text:a xlink:type="simple" xlink:href="http://www.aqute.biz/bundles/repository.xml/">/</text:a>&gt;</text:p>
      <text:h text:style-name="P115" text:outline-level="3"><text:soft-page-break/>Resource</text:h>
      <text:p text:style-name="Body">The &lt;<text:span text:style-name="T9">resource</text:span>&gt; element describes a general <text:span text:style-name="T9">resource</text:span> with requirements, and capabilities. All resources must contain an osgi.identity capability.<office:annotation><dc:creator>David Savage</dc:creator><dc:date>2011-07-05T15:47:46</dc:date><text:p text:style-name="P147"><text:span text:style-name="T35">I've updated xml schema to say at least one capability is required but can't use schema to mandate namespace is osgi.identity I think?</text:span></text:p></office:annotation></text:p>
      <text:h text:style-name="Heading_20_3" text:outline-level="3">Require</text:h>
      <text:p text:style-name="Body">The &lt;require&gt; element describes one of the requirements that the enclosing <text:span text:style-name="T9">resource</text:span> has on its environment. A requirement is of a specific named type and contains a filter that is applied to all capabilities of the given type. Therefore, the requirement element has the following attributes:</text:p>
      <text:list xml:id="list497383819" text:continue-list="list1162428733" text:style-name="WW8Num26">
        <text:list-item>
          <text:p text:style-name="List_20_Bullet">namespace – The namespace of the requirement. <text:s/>The filter must only be applied to capabilities that have the same name spac<text:span text:style-name="T17">e</text:span></text:p>
        </text:list-item>
      </text:list>
      <text:p text:style-name="Body">A requirement may contain zero or more attributes or directives, for example:</text:p>
      <text:p text:style-name="P1">&lt;require namespace='osgi.wiring.package'&gt;</text:p>
      <text:p text:style-name="P1"><text:s text:c="2"/>&lt;directive name='filter' value='(&amp;amp;(osgi.wiring.package=org.osgi.test.cases.util)(version&amp;gt;=1.0.0))' /&gt;</text:p>
      <text:p text:style-name="P1">&lt;/require&gt;</text:p>
      <text:p text:style-name="Body">This example requires that there is at least one exporter of the org.osgi.test.cases.util package with a version higher than 1.1.0</text:p>
      <text:h text:style-name="Heading_20_3" text:outline-level="3">Capability</text:h>
      <text:p text:style-name="Body">The capability element is a named set of attributes and directives. A capability can be used to resolve a requirement if the resource is included. A capability has the following attribute:</text:p>
      <text:list xml:id="list739896856" text:continue-numbering="true" text:style-name="WW8Num26">
        <text:list-item>
          <text:p text:style-name="P124">namespace – The namespace of the capability</text:p>
        </text:list-item>
      </text:list>
      <text:p text:style-name="P123">Only requirements with the same namespace must be able to match this capability.</text:p>
      <text:p text:style-name="Body">The capability can contain two elements, attribute and directive.</text:p>
      <text:h text:style-name="Heading_20_3" text:outline-level="3">Directives</text:h>
      <text:p text:style-name="Body">Directives are empty xml elements which have the following attributes:</text:p>
      <text:list xml:id="list732547709" text:continue-numbering="true" text:style-name="WW8Num26">
        <text:list-item>
          <text:p text:style-name="List_20_Bullet">name – The name of the directive</text:p>
        </text:list-item>
        <text:list-item>
          <text:p text:style-name="List_20_Bullet">value – The value of the directive (always a String)</text:p>
        </text:list-item>
      </text:list>
      <text:h text:style-name="Heading_20_3" text:outline-level="3">Attributes</text:h>
      <text:p text:style-name="Body">Attributes are empty xml elements which have the following attributes:</text:p>
      <text:list xml:id="list1769485606" text:continue-numbering="true" text:style-name="WW8Num26">
        <text:list-item>
          <text:p text:style-name="List_20_Bullet">name – The name of the property</text:p>
        </text:list-item>
        <text:list-item>
          <text:p text:style-name="P125">value – The value of the property</text:p>
        </text:list-item>
        <text:list-item>
          <text:p text:style-name="P125">type – The type of the property. This must be one of:</text:p>
          <text:list>
            <text:list-item>
              <text:p text:style-name="P126"><text:soft-page-break/>string – A string value, which is the default.</text:p>
            </text:list-item>
            <text:list-item>
              <text:p text:style-name="P126">version – An OSGi version as implemented in the OSGi Version class.</text:p>
            </text:list-item>
            <text:list-item>
              <text:p text:style-name="P126">long – A java Long value</text:p>
            </text:list-item>
            <text:list-item>
              <text:p text:style-name="P126">double – A Java Double value</text:p>
            </text:list-item>
            <text:list-item>
              <text:p text:style-name="P126">list – A comma separated list of values. White space must be discarded, the values can not contain commas.</text:p>
            </text:list-item>
          </text:list>
        </text:list-item>
      </text:list>
      <text:p text:style-name="Body">The following example shows a package export:</text:p>
      <text:p text:style-name="P21"><text:s text:c="4"/>&lt;capability namespace='osgi.wiring.package'&gt;</text:p>
      <text:p text:style-name="P21"><text:s text:c="6"/>&lt;attribute value='org.eclipse.core.internal.resources' name='osgi.wiring.package'/&gt;</text:p>
      <text:p text:style-name="P21"><text:s text:c="6"/>&lt;attribute value='0.0.0' type='version' name='version'/&gt;</text:p>
      <text:p text:style-name="P21"><text:s text:c="6"/>&lt;directive value='true' name='x-internal'/&gt;</text:p>
      <text:p text:style-name="P21"><text:s text:c="4"/>&lt;/capability&gt;</text:p>
      <text:h text:style-name="Heading_20_2" text:outline-level="2">osgi.content URIs</text:h>
      <text:p text:style-name="Body">The URI value of the osgi.content capability should be defined be relative to the repository xml as this allows simple mirroring behaviours. However absolute URI's are also supported. In order to resolve the underlying URL for an osgi.content URI defined in an OBR xml file a Repository implementation may use a mechanism something like the following:</text:p>
      <text:p text:style-name="Code_20_Snipet">public class XMLRepository implements Repository {</text:p>
      <text:p text:style-name="Code_20_Snipet"><text:s text:c="2"/>private final URI xml;</text:p>
      <text:p text:style-name="Code_20_Snipet"><text:s text:c="2"/>public XMLRepository(URI xml) {</text:p>
      <text:p text:style-name="Code_20_Snipet"><text:s text:c="4"/>this.xml = xml;</text:p>
      <text:p text:style-name="Code_20_Snipet"><text:s text:c="2"/>}</text:p>
      <text:p text:style-name="Code_20_Snipet"/>
      <text:p text:style-name="Code_20_Snipet"><text:s text:c="2"/>@Override</text:p>
      <text:p text:style-name="Code_20_Snipet"><text:s text:c="2"/>public URL getContent(Resource resource) {</text:p>
      <text:p text:style-name="Code_20_Snipet"><text:s text:c="4"/>List&lt;Capability&gt; c = resource.getCapabilities("osgi.content");</text:p>
      <text:p text:style-name="Code_20_Snipet"><text:s text:c="4"/>if (c.isEmpty()) return null;</text:p>
      <text:p text:style-name="Code_20_Snipet"><text:s text:c="4"/>String uriStr = (String) c.get(0).getAttributes().get("osgi.content");</text:p>
      <text:p text:style-name="Code_20_Snipet"><text:s text:c="4"/>try {</text:p>
      <text:p text:style-name="Code_20_Snipet"><text:s text:c="6"/>return xml.resolve(uriStr).toURL();</text:p>
      <text:p text:style-name="Code_20_Snipet"><text:s text:c="4"/>} catch (MalformedURLException e) {</text:p>
      <text:p text:style-name="Code_20_Snipet"><text:soft-page-break/><text:s text:c="6"/>return null;</text:p>
      <text:p text:style-name="Code_20_Snipet"><text:s text:c="4"/>}</text:p>
      <text:p text:style-name="Code_20_Snipet"><text:s text:c="2"/>}</text:p>
      <text:p text:style-name="Code_20_Snipet"/>
      <text:p text:style-name="Code_20_Snipet"><text:s text:c="2"/>@Override</text:p>
      <text:p text:style-name="Code_20_Snipet"><text:s text:c="2"/>public Collection&lt;Capability&gt; findProviders(Requirement requirement) {</text:p>
      <text:p text:style-name="Code_20_Snipet"><text:s text:c="4"/>// ...</text:p>
      <text:p text:style-name="Code_20_Snipet"><text:s text:c="2"/>}</text:p>
      <text:p text:style-name="Code_20_Snipet">}</text:p>
      <text:h text:style-name="Heading_20_2" text:outline-level="2">Sample XML File </text:h>
      <text:p text:style-name="P21">&lt;repository name='Untitled'</text:p>
      <text:p text:style-name="P21"><text:s text:c="12"/>increment='1'</text:p>
      <text:p text:style-name="P21"><text:s text:c="12"/>targetNamespace='http://www.osgi.org/xmlns/obr/v1.0.0'&gt;</text:p>
      <text:p text:style-name="P21"><text:s text:c="2"/>&lt;resource&gt;</text:p>
      <text:p text:style-name="P21"><text:s text:c="4"/>&lt;capability namespace='osgi.identity'&gt;</text:p>
      <text:p text:style-name="P21"><text:s text:c="6"/>&lt;attribute value='org.osgi.test.cases.tracker' name='osgi.identity' /&gt;</text:p>
      <text:p text:style-name="P21"><text:s text:c="6"/>&lt;attribute value='1.0.0' name='version' type='version' /&gt;</text:p>
      <text:p text:style-name="P21"><text:s text:c="6"/>&lt;attribute value='osgi.bundle' name='type'/&gt;</text:p>
      <text:p text:style-name="P21"><text:s text:c="4"/>&lt;/capability&gt;</text:p>
      <text:p text:style-name="P21"/>
      <text:p text:style-name="P21"><text:s text:c="4"/>&lt;capability namespace='osgi.content'&gt;</text:p>
      <text:p text:style-name="P21"><text:s text:c="6"/>&lt;attribute value='org.osgi.test.cases.tracker-3.0.0.jar' name='osgi.content'&gt;</text:p>
      <text:p text:style-name="P21"><text:s text:c="6"/>&lt;attribute value='4405' name='size' type='long' /&gt;</text:p>
      <text:p text:style-name="P21"><text:s text:c="6"/>&lt;attribute value='http://www.osgi.org' name='documentation'/&gt;</text:p>
      <text:p text:style-name="P21"><text:s text:c="6"/>&lt;attribute value='Copyright (c) OSGi Alliance (2000, 2011). All Rights Reserved.' name='copyright' /&gt;</text:p>
      <text:p text:style-name="P21"><text:s text:c="4"/>&lt;/capability&gt;</text:p>
      <text:p text:style-name="P21"/>
      <text:p text:style-name="P21"><text:s text:c="4"/>&lt;capability namespace='osgi.wiring.bundle'&gt;</text:p>
      <text:p text:style-name="P21"><text:s text:c="6"/>&lt;attribute value='org.osgi.test.cases.tracker' name='osgi.wiring.bundle'/&gt;</text:p>
      <text:p text:style-name="P21"><text:s text:c="6"/>&lt;attribute value='1' name='manifest.version'/&gt;<office:annotation><dc:creator>David Savage</dc:creator><dc:date>2011-07-07T15:22:10</dc:date><text:p text:style-name="P147"><text:span text:style-name="T35">Should this be of type Version/Long? Seems a little over the top, but otherwise have to process it as a String</text:span></text:p></office:annotation></text:p>
      <text:p text:style-name="P23"><text:span text:style-name="T5"><text:s text:c="6"/></text:span><text:span text:style-name="T6">&lt;attribute value='3.0.0' name='version' type='version'/&gt;</text:span></text:p>
      <text:p text:style-name="P22"><text:s text:c="4"/>&lt;/capability&gt;</text:p>
      <text:p text:style-name="P22"/>
      <text:p text:style-name="P22"><text:s text:c="4"/>&lt;capability namespace='osgi.wiring.package'&gt;</text:p>
      <text:p text:style-name="P21"><text:s text:c="6"/>&lt;attribute value='<text:span text:style-name="T18">org.osgi.test.cases.tracker</text:span>' name='<text:span text:style-name="T18">osgi.wiring.package</text:span>' /&gt;</text:p>
      <text:p text:style-name="P21"><text:s text:c="6"/>&lt;attribute value='0.0.0' name='version' type='version'/&gt;</text:p>
      <text:p text:style-name="P21"><text:s text:c="4"/>&lt;/capability&gt;</text:p>
      <text:p text:style-name="P21"/>
      <text:p text:style-name="P21"><text:s text:c="4"/>&lt;require namespace='<text:span text:style-name="T18">osgi.wiring.package</text:span>'&gt;</text:p>
      <text:p text:style-name="P21"><text:s text:c="6"/>&lt;directive value='(<text:span text:style-name="T18">@amp;(osgi.wiring.package=org.osgi.test.cases.util)(version&amp;gt;=1.1.0))</text:span>' name='filter' /&gt;</text:p>
      <text:p text:style-name="P21"><text:s text:c="4"/>&lt;/require&gt;</text:p>
      <text:p text:style-name="P21"><text:s text:c="2"/>&lt;/resource&gt;</text:p>
      <text:p text:style-name="P21">&lt;/repository&gt;</text:p>
      <text:h text:style-name="Heading_20_3" text:outline-level="3"><text:soft-page-break/>Bundle Wiring Mapping</text:h>
      <text:p text:style-name="Body">This RFC uses the same mapping of capabilties and attributes as defined in section 7.4 of the Core specification</text:p>
      <text:h text:style-name="Heading_20_3" text:outline-level="3"><office:annotation><dc:creator>David Savage</dc:creator><dc:date>2011-07-07T15:26:05</dc:date><text:p text:style-name="P147"><text:span text:style-name="T35">Are there any other notes we need to make here?</text:span></text:p></office:annotation>Bundle-ExecutionEnvironment</text:h>
      <text:p text:style-name="Body">The Bundle Execution Environment header is mapped to a requirement. The capabilities of this requirement must be set by the environment. Each support environment is an element of a multi-valued property called ‘ee’ in a ‘ee’capability.</text:p>
      <text:p text:style-name="Body">The filter must assert on ‘ee’ with the defined names for ee’s. For example, if the bundle can run on J2SE 1.4:</text:p>
      <text:p text:style-name="Code_20_Snipet"><text:s text:c="2"/>&lt;require namespace="osgi.wiring.ee" filter="(|(ee=J2SE-1.4))"/&gt;</text:p>
      <text:p text:style-name="P3">This requirement is UNARY.<text:change text:change-id="ct68121744"/></text:p>
      <text:h text:style-name="Heading_20_1" text:outline-level="1">Javadoc</text:h>
      <text:section text:style-name="Sect1" text:name="Section1" text:protected="true">
        <text:section-source xlink:href="../working_docs/javadoc.rtf" text:filter-name="Rich Text Format"/>
        <text:p text:style-name="P129">OSGi Javadoc</text:p>
        <text:p text:style-name="P57">9/8/11 4:00 PM</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61"><text:span text:style-name="Summary_20_Heading_20_Font">Package Summary</text:span></text:p>
            </table:table-cell>
            <table:covered-table-cell/>
            <table:table-cell table:style-name="Table2.A1" office:value-type="string">
              <text:p text:style-name="P62"><text:span text:style-name="Page_20_Reference_20_Font"><text:span text:style-name="T19">Page</text:span></text:span></text:p>
            </table:table-cell>
          </table:table-row>
          <table:table-row table:style-name="Table2.1">
            <table:table-cell table:style-name="Table2.A2" office:value-type="string">
              <text:p text:style-name="P63"><text:a xlink:type="simple" xlink:href="#r3"><text:span text:style-name="T20">org.osgi.framework.resource</text:span></text:a></text:p>
            </table:table-cell>
            <table:table-cell table:style-name="Table2.A2" office:value-type="string">
              <text:p text:style-name="P64">Framework Resource Package Version 1.0.</text:p>
            </table:table-cell>
            <table:table-cell table:style-name="Table2.A2" office:value-type="string">
              <text:p text:style-name="P62"><text:span text:style-name="Page_20_Reference_20_Font"><text:bookmark-ref text:reference-format="page" text:ref-name="r3">32</text:bookmark-ref></text:span></text:p>
            </table:table-cell>
          </table:table-row>
          <table:table-row table:style-name="Table2.1">
            <table:table-cell table:style-name="Table2.A3" office:value-type="string">
              <text:p text:style-name="P63"><text:a xlink:type="simple" xlink:href="#r53"><text:span text:style-name="T20">org.osgi.service.repository</text:span></text:a></text:p>
            </table:table-cell>
            <table:table-cell table:style-name="Table2.A3" office:value-type="string">
              <text:p text:style-name="P64">Repository Package Version 1.0.</text:p>
            </table:table-cell>
            <table:table-cell table:style-name="Table2.A3" office:value-type="string">
              <text:p text:style-name="P62"><text:span text:style-name="Page_20_Reference_20_Font"><text:bookmark-ref text:reference-format="page" text:ref-name="r53">47</text:bookmark-ref></text:span></text:p>
            </table:table-cell>
          </table:table-row>
          <table:table-row table:style-name="Table2.1">
            <table:table-cell table:style-name="Table2.A3" office:value-type="string">
              <text:p text:style-name="P63"><text:a xlink:type="simple" xlink:href="#r70"><text:span text:style-name="T20">org.osgi.service.resolver</text:span></text:a></text:p>
            </table:table-cell>
            <table:table-cell table:style-name="Table2.A3" office:value-type="string">
              <text:p text:style-name="P64">Resolver Package Version 1.0.</text:p>
            </table:table-cell>
            <table:table-cell table:style-name="Table2.A3" office:value-type="string">
              <text:p text:style-name="P62"><text:span text:style-name="Page_20_Reference_20_Font"><text:bookmark-ref text:reference-format="page" text:ref-name="r70">52</text:bookmark-ref></text:span></text:p>
            </table:table-cell>
          </table:table-row>
        </table:table>
        <text:p text:style-name="P130"><text:bookmark text:name="r3"/>Package org.osgi.framework.resource</text:p>
        <text:p text:style-name="P73">Framework Resource Package Version 1.0.</text:p>
        <text:p text:style-name="P74">See:</text:p>
        <text:p text:style-name="P77"><text:a xlink:type="simple" xlink:href="#r2"><text:span text:style-name="T20">Description</text:span></text:a></text:p>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69"><text:span text:style-name="Summary_20_Heading_20_Font1">Interface Summary</text:span></text:p>
            </table:table-cell>
            <table:covered-table-cell/>
            <table:table-cell table:style-name="Table1.A1" office:value-type="string">
              <text:p text:style-name="P70"><text:span text:style-name="Page_20_Reference_20_Font">Page</text:span></text:p>
            </table:table-cell>
          </table:table-row>
          <table:table-row table:style-name="Table1.1">
            <table:table-cell table:style-name="Table1.A2" office:value-type="string">
              <text:p text:style-name="P63"><text:a xlink:type="simple" xlink:href="#r8"><text:span text:style-name="T21">Capability</text:span></text:a></text:p>
            </table:table-cell>
            <table:table-cell table:style-name="Table1.A2" office:value-type="string">
              <text:p text:style-name="P63"><text:span text:style-name="T27">A capability that has been declared from a </text:span><text:a xlink:type="simple" xlink:href="#r17"><text:span text:style-name="Code1"><text:span text:style-name="T23">Resource</text:span></text:span></text:a><text:span text:style-name="Default_20_Paragraph_20_Font"><text:span text:style-name="T27">.</text:span></text:span></text:p>
            </table:table-cell>
            <table:table-cell table:style-name="Table1.A2" office:value-type="string">
              <text:p text:style-name="P65"><text:span text:style-name="Page_20_Reference_20_Font"><text:span text:style-name="T29"><text:bookmark-ref text:reference-format="page" text:ref-name="r8">33</text:bookmark-ref></text:span></text:span></text:p>
            </table:table-cell>
          </table:table-row>
          <table:table-row table:style-name="Table1.1">
            <table:table-cell table:style-name="Table1.A3" office:value-type="string">
              <text:p text:style-name="P63"><text:a xlink:type="simple" xlink:href="#r14"><text:span text:style-name="T21">Requirement</text:span></text:a></text:p>
            </table:table-cell>
            <table:table-cell table:style-name="Table1.A3" office:value-type="string">
              <text:p text:style-name="P63"><text:span text:style-name="T27">A requirement that has been declared from a </text:span><text:a xlink:type="simple" xlink:href="#r17"><text:span text:style-name="Code1"><text:span text:style-name="T23">Resource</text:span></text:span></text:a><text:span text:style-name="Default_20_Paragraph_20_Font"><text:span text:style-name="T27"> .</text:span></text:span></text:p>
            </table:table-cell>
            <table:table-cell table:style-name="Table1.A3" office:value-type="string">
              <text:p text:style-name="P65"><text:span text:style-name="Page_20_Reference_20_Font"><text:span text:style-name="T29"><text:bookmark-ref text:reference-format="page" text:ref-name="r14">35</text:bookmark-ref></text:span></text:span></text:p>
            </table:table-cell>
          </table:table-row>
          <table:table-row table:style-name="Table1.1">
            <table:table-cell table:style-name="Table1.A3" office:value-type="string">
              <text:p text:style-name="P63"><text:a xlink:type="simple" xlink:href="#r17"><text:span text:style-name="T21">Resource</text:span></text:a></text:p>
            </table:table-cell>
            <table:table-cell table:style-name="Table1.A3" office:value-type="string">
              <text:p text:style-name="P66">A resource is the representation of a uniquely identified and typed data.</text:p>
            </table:table-cell>
            <table:table-cell table:style-name="Table1.A3" office:value-type="string">
              <text:p text:style-name="P65"><text:span text:style-name="Page_20_Reference_20_Font"><text:span text:style-name="T29"><text:bookmark-ref text:reference-format="page" text:ref-name="r17">37</text:bookmark-ref></text:span></text:span></text:p>
            </table:table-cell>
          </table:table-row>
          <table:table-row table:style-name="Table1.1">
            <table:table-cell table:style-name="Table1.A3" office:value-type="string">
              <text:p text:style-name="P63"><text:a xlink:type="simple" xlink:href="#r51"><text:span text:style-name="T21">Wire</text:span></text:a></text:p>
            </table:table-cell>
            <table:table-cell table:style-name="Table1.A3" office:value-type="string">
              <text:p text:style-name="P63"><text:span text:style-name="T27">A wire connecting a </text:span><text:a xlink:type="simple" xlink:href="#r8"><text:span text:style-name="Code1"><text:span text:style-name="T23">Capability</text:span></text:span></text:a><text:span text:style-name="Default_20_Paragraph_20_Font"><text:span text:style-name="T27"> to a </text:span></text:span><text:a xlink:type="simple" xlink:href="#r14"><text:span text:style-name="Code1"><text:span text:style-name="T23">Requirement</text:span></text:span></text:a><text:span text:style-name="Default_20_Paragraph_20_Font"><text:span text:style-name="T27">.</text:span></text:span></text:p>
            </table:table-cell>
            <table:table-cell table:style-name="Table1.A3" office:value-type="string">
              <text:p text:style-name="P65"><text:span text:style-name="Page_20_Reference_20_Font"><text:span text:style-name="T29"><text:bookmark-ref text:reference-format="page" text:ref-name="r51">45</text:bookmark-ref></text:span></text:span></text:p>
            </table:table-cell>
          </table:table-row>
        </table:table>
        <text:p text:style-name="P31"/>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1"><text:span text:style-name="Summary_20_Heading_20_Font1"><text:span text:style-name="T7">Class Summary</text:span></text:span></text:p>
            </table:table-cell>
            <table:covered-table-cell/>
            <table:table-cell table:style-name="Table5.A1" office:value-type="string">
              <text:p text:style-name="P72"><text:span text:style-name="Page_20_Reference_20_Font"><text:span text:style-name="T11">Page</text:span></text:span></text:p>
            </table:table-cell>
          </table:table-row>
          <table:table-row table:style-name="Table5.1">
            <table:table-cell table:style-name="Table5.A2" office:value-type="string">
              <text:p text:style-name="P63"><text:a xlink:type="simple" xlink:href="#r46"><text:span text:style-name="T20">ResourceConstants</text:span></text:a></text:p>
            </table:table-cell>
            <table:table-cell table:style-name="Table5.A2" office:value-type="string">
              <text:p text:style-name="P67">Defines standard names for the attributes, directives and name spaces for resources, capabilities and requirements.</text:p>
            </table:table-cell>
            <table:table-cell table:style-name="Table5.A2" office:value-type="string">
              <text:p text:style-name="P68"><text:span text:style-name="Page_20_Reference_20_Font"><text:span text:style-name="T7"><text:bookmark-ref text:reference-format="page" text:ref-name="r46">38</text:bookmark-ref></text:span></text:span></text:p>
            </table:table-cell>
          </table:table-row>
        </table:table>
        <text:p text:style-name="P85"><text:bookmark text:name="r2"/>Package org.osgi.framework.resource Description</text:p>
        <text:p text:style-name="P86">Framework Resource Package Version 1.0.</text:p>
        <text:p text:style-name="P86">Bundles wishing to use this package must list the package in the Import-Package header of the bundle's manifest. For example:</text:p>
        <text:p text:style-name="P87"> Import-Package: org.osgi.framework.resource; version="[1.0,2.0)"</text:p>
        <text:p text:style-name="P133"><text:bookmark text:name="r8"/>Interface Capability</text:p>
        <text:p text:style-name="P89"><text:a xlink:type="simple" xlink:href="#r3"><text:span text:style-name="T25">org.osgi.framework.resource</text:span></text:a></text:p>
        <text:p text:style-name="P75"/>
        <text:p text:style-name="P92"><text:span text:style-name="Code2">public interface </text:span><text:span text:style-name="Code2"><text:span text:style-name="T19">Capability</text:span></text:span></text:p>
        <text:p text:style-name="P58"><text:span text:style-name="T28">A capability that has been declared from a </text:span><text:a xlink:type="simple" xlink:href="#r17"><text:span text:style-name="Code2"><text:span text:style-name="T22">Resource</text:span></text:span></text:a><text:span text:style-name="Default_20_Paragraph_20_Font"><text:span text:style-name="T28">.</text:span></text:span></text:p>
        <text:p text:style-name="P90">Version:</text:p>
        <text:p text:style-name="P79">$Id: 5597c6dd01b34d5e3a2ec05f83b6f895f114d45a $</text:p>
        <text:p text:style-name="P90">ThreadSafe</text:p>
        <text:p text:style-name="P93"/>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4"><text:span text:style-name="Summary_20_Heading_20_Font2"><text:span text:style-name="T7">Method Summary</text:span></text:span></text:p>
            </table:table-cell>
            <table:covered-table-cell/>
            <table:table-cell table:style-name="Table6.A1" office:value-type="string">
              <text:p text:style-name="P95"><text:span text:style-name="Page_20_Reference_20_Font"><text:span text:style-name="T11">Page</text:span></text:span></text:p>
            </table:table-cell>
          </table:table-row>
          <table:table-row table:style-name="Table6.1">
            <table:table-cell table:style-name="Table6.A2" office:value-type="string">
              <text:p text:style-name="P96"><text:span text:style-name="Code_20_Small1"><text:span text:style-name="T7">Map&lt;String,Object&gt;</text:span></text:span></text:p>
            </table:table-cell>
            <table:table-cell table:style-name="Table6.A2" office:value-type="string">
              <text:p text:style-name="P99"><text:a xlink:type="simple" xlink:href="#r6"><text:span text:style-name="Code2"><text:span text:style-name="T24">getAttributes</text:span></text:span></text:a><text:span text:style-name="Code2"><text:span text:style-name="T7">()</text:span></text:span></text:p>
              <text:p text:style-name="P100">Returns the attributes of this capability.</text:p>
            </table:table-cell>
            <table:table-cell table:style-name="Table6.C2" office:value-type="string">
              <text:p text:style-name="P97"><text:span text:style-name="Page_20_Reference_20_Font"><text:span text:style-name="T7"><text:bookmark-ref text:reference-format="page" text:ref-name="r6">34</text:bookmark-ref></text:span></text:span></text:p>
            </table:table-cell>
          </table:table-row>
          <table:table-row table:style-name="Table6.1">
            <table:table-cell table:style-name="Table6.A3" office:value-type="string">
              <text:p text:style-name="P96"><text:span text:style-name="Code_20_Small1"><text:span text:style-name="T7">Map&lt;String,String&gt;</text:span></text:span></text:p>
            </table:table-cell>
            <table:table-cell table:style-name="Table6.A3" office:value-type="string">
              <text:p text:style-name="P99"><text:a xlink:type="simple" xlink:href="#r5"><text:span text:style-name="Code2"><text:span text:style-name="T24">getDirectives</text:span></text:span></text:a><text:span text:style-name="Code2"><text:span text:style-name="T7">()</text:span></text:span></text:p>
              <text:p text:style-name="P100">Returns the directives of this capability.</text:p>
            </table:table-cell>
            <table:table-cell table:style-name="Table6.C3" office:value-type="string">
              <text:p text:style-name="P97"><text:span text:style-name="Page_20_Reference_20_Font"><text:span text:style-name="T7"><text:bookmark-ref text:reference-format="page" text:ref-name="r5">33</text:bookmark-ref></text:span></text:span></text:p>
            </table:table-cell>
          </table:table-row>
          <table:table-row table:style-name="Table6.1">
            <table:table-cell table:style-name="Table6.A3" office:value-type="string">
              <text:p text:style-name="P96"><text:span text:style-name="Code_20_Small1"><text:span text:style-name="T7">String</text:span></text:span></text:p>
            </table:table-cell>
            <table:table-cell table:style-name="Table6.A3" office:value-type="string">
              <text:p text:style-name="P99"><text:a xlink:type="simple" xlink:href="#r4"><text:span text:style-name="Code2"><text:span text:style-name="T24">getNamespace</text:span></text:span></text:a><text:span text:style-name="Code2"><text:span text:style-name="T7">()</text:span></text:span></text:p>
              <text:p text:style-name="P100">Returns the name space of this capability.</text:p>
            </table:table-cell>
            <table:table-cell table:style-name="Table6.C3" office:value-type="string">
              <text:p text:style-name="P97"><text:span text:style-name="Page_20_Reference_20_Font"><text:span text:style-name="T7"><text:bookmark-ref text:reference-format="page" text:ref-name="r4">33</text:bookmark-ref></text:span></text:span></text:p>
            </table:table-cell>
          </table:table-row>
          <table:table-row table:style-name="Table6.1">
            <table:table-cell table:style-name="Table6.A3" office:value-type="string">
              <text:p text:style-name="P98"><text:a xlink:type="simple" xlink:href="#r17"><text:span text:style-name="Code_20_Small1"><text:span text:style-name="T22">Resource</text:span></text:span></text:a></text:p>
            </table:table-cell>
            <table:table-cell table:style-name="Table6.A3" office:value-type="string">
              <text:p text:style-name="P99"><text:a xlink:type="simple" xlink:href="#r7"><text:span text:style-name="Code2"><text:span text:style-name="T24">getResource</text:span></text:span></text:a><text:span text:style-name="Code2"><text:span text:style-name="T7">()</text:span></text:span></text:p>
              <text:p text:style-name="P100">Returns the resource declaring this capability.</text:p>
            </table:table-cell>
            <table:table-cell table:style-name="Table6.C3" office:value-type="string">
              <text:p text:style-name="P97"><text:span text:style-name="Page_20_Reference_20_Font"><text:span text:style-name="T7"><text:bookmark-ref text:reference-format="page" text:ref-name="r7">34</text:bookmark-ref></text:span></text:span></text:p>
            </table:table-cell>
          </table:table-row>
        </table:table>
        <text:p text:style-name="P143">Method Detail</text:p>
        <text:p text:style-name="P145"><text:bookmark text:name="r4"/>getNamespace</text:p>
        <text:p text:style-name="P59"><text:span text:style-name="Code2">String </text:span><text:span text:style-name="Code2"><text:span text:style-name="T19">getNamespace</text:span></text:span><text:span text:style-name="Code2">()</text:span></text:p>
        <text:p text:style-name="P78">Returns the name space of this capability.</text:p>
        <text:p text:style-name="P80">Returns:</text:p>
        <text:p text:style-name="P103">The name space of this capability.</text:p>
        <text:p text:style-name="P105"/>
        <text:p text:style-name="P144"><text:bookmark text:name="r5"/>getDirectives</text:p>
        <text:p text:style-name="P59"><text:span text:style-name="Code2">Map&lt;String,String&gt; </text:span><text:span text:style-name="Code2"><text:span text:style-name="T19">getDirectives</text:span></text:span><text:span text:style-name="Code2">()</text:span></text:p>
        <text:p text:style-name="P81">Returns the directives of this capability.</text:p>
        <text:p text:style-name="P81">Only the following list of directives have specified semantics:</text:p>
        <text:list xml:id="list1320201096" text:style-name="RTF_5f_Num_20_2">
          <text:list-item>
            <text:p text:style-name="P35"><text:a xlink:type="simple" xlink:href="#r42"><text:span text:style-name="Code2"><text:span text:style-name="T22">effective</text:span></text:span></text:a></text:p>
          </text:list-item>
          <text:list-item>
            <text:p text:style-name="P35"><text:a xlink:type="simple" xlink:href="#r41"><text:span text:style-name="Code2"><text:span text:style-name="T22">uses</text:span></text:span></text:a></text:p>
          </text:list-item>
          <text:list-item>
            <text:p text:style-name="P35"><text:a xlink:type="simple" xlink:href="#r43"><text:span text:style-name="Code2"><text:span text:style-name="T22">mandatory</text:span></text:span></text:a><text:span text:style-name="Default_20_Paragraph_20_Font"><text:span text:style-name="T12"> - only recognized for the </text:span></text:span><text:a xlink:type="simple" xlink:href="#r26"><text:span text:style-name="Code2"><text:span text:style-name="T22">osgi.wiring.bundle</text:span></text:span></text:a><text:span text:style-name="Default_20_Paragraph_20_Font"><text:span text:style-name="T12"> and </text:span></text:span><text:a xlink:type="simple" xlink:href="#r25"><text:span text:style-name="Code2"><text:span text:style-name="T22">osgi.wiring.package</text:span></text:span></text:a><text:span text:style-name="Default_20_Paragraph_20_Font"><text:span text:style-name="T12"> name spaces.</text:span></text:span></text:p>
          </text:list-item>
          <text:list-item>
            <text:p text:style-name="P35"><text:a xlink:type="simple" xlink:href="#r45"><text:span text:style-name="Code2"><text:span text:style-name="T22">exclude</text:span></text:span></text:a><text:span text:style-name="Default_20_Paragraph_20_Font"><text:span text:style-name="T12"> - only recognized for the </text:span></text:span><text:a xlink:type="simple" xlink:href="#r25"><text:span text:style-name="Code2"><text:span text:style-name="T22">osgi.wiring.package</text:span></text:span></text:a><text:span text:style-name="Default_20_Paragraph_20_Font"><text:span text:style-name="T12"> name space.</text:span></text:span></text:p>
          </text:list-item>
          <text:list-item>
            <text:p text:style-name="P48"><text:a xlink:type="simple" xlink:href="#r44"><text:span text:style-name="Code2"><text:span text:style-name="T22">include</text:span></text:span></text:a><text:span text:style-name="Default_20_Paragraph_20_Font"><text:span text:style-name="T12"> - only recognized for the </text:span></text:span><text:a xlink:type="simple" xlink:href="#r25"><text:span text:style-name="Code2"><text:span text:style-name="T22">osgi.wiring.package</text:span></text:span></text:a><text:span text:style-name="Default_20_Paragraph_20_Font"><text:span text:style-name="T12"> name space.</text:span></text:span></text:p>
          </text:list-item>
        </text:list>
        <text:p text:style-name="P78">All other directives have no specified semantics and are considered extra user defined information. The OSGi Alliance reserves the right to extend the set of directives which have specified semantics.</text:p>
        <text:p text:style-name="P80">Returns:</text:p>
        <text:p text:style-name="P103">An unmodifiable map of directive names to directive values for this capability, or an empty map if this capability has no directives.</text:p>
        <text:p text:style-name="P105"/>
        <text:p text:style-name="P144"><text:bookmark text:name="r6"/><text:soft-page-break/>getAttributes</text:p>
        <text:p text:style-name="P59"><text:span text:style-name="Code2">Map&lt;String,Object&gt; </text:span><text:span text:style-name="Code2"><text:span text:style-name="T19">getAttributes</text:span></text:span><text:span text:style-name="Code2">()</text:span></text:p>
        <text:p text:style-name="P78">Returns the attributes of this capability.</text:p>
        <text:p text:style-name="P80">Returns:</text:p>
        <text:p text:style-name="P103">An unmodifiable map of attribute names to attribute values for this capability, or an empty map if this capability has no attributes.</text:p>
        <text:p text:style-name="P105"/>
        <text:p text:style-name="P144"><text:bookmark text:name="r7"/>getResource</text:p>
        <text:p text:style-name="P59"><text:a xlink:type="simple" xlink:href="#r17"><text:span text:style-name="Code2"><text:span text:style-name="T22">Resource</text:span></text:span></text:a><text:span text:style-name="Code2"> </text:span><text:span text:style-name="Code2"><text:span text:style-name="T19">getResource</text:span></text:span><text:span text:style-name="Code2">()</text:span></text:p>
        <text:p text:style-name="P78">Returns the resource declaring this capability.</text:p>
        <text:p text:style-name="P80">Returns:</text:p>
        <text:p text:style-name="P103">The resource declaring this capability.</text:p>
        <text:p text:style-name="P134"><text:bookmark text:name="r14"/>Interface Requirement</text:p>
        <text:p text:style-name="P89"><text:a xlink:type="simple" xlink:href="#r3"><text:span text:style-name="T25">org.osgi.framework.resource</text:span></text:a></text:p>
        <text:p text:style-name="P75"/>
        <text:p text:style-name="P92"><text:span text:style-name="Code2">public interface </text:span><text:span text:style-name="Code2"><text:span text:style-name="T19">Requirement</text:span></text:span></text:p>
        <text:p text:style-name="P58"><text:span text:style-name="T28">A requirement that has been declared from a </text:span><text:a xlink:type="simple" xlink:href="#r17"><text:span text:style-name="Code2"><text:span text:style-name="T22">Resource</text:span></text:span></text:a><text:span text:style-name="Default_20_Paragraph_20_Font"><text:span text:style-name="T28"> .</text:span></text:span></text:p>
        <text:p text:style-name="P90">Version:</text:p>
        <text:p text:style-name="P79">$Id: 46f600c32e563cfe617fb94ab4e308f5be2b9217 $</text:p>
        <text:p text:style-name="P90">ThreadSafe</text:p>
        <text:p text:style-name="P93"/>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94"><text:span text:style-name="Summary_20_Heading_20_Font2"><text:span text:style-name="T7">Method Summary</text:span></text:span></text:p>
            </table:table-cell>
            <table:covered-table-cell/>
            <table:table-cell table:style-name="Table8.A1" office:value-type="string">
              <text:p text:style-name="P95"><text:span text:style-name="Page_20_Reference_20_Font"><text:span text:style-name="T11">Page</text:span></text:span></text:p>
            </table:table-cell>
          </table:table-row>
          <table:table-row table:style-name="Table8.1">
            <table:table-cell table:style-name="Table8.A2" office:value-type="string">
              <text:p text:style-name="P96"><text:span text:style-name="Code_20_Small1"><text:span text:style-name="T7">Map&lt;String,Object&gt;</text:span></text:span></text:p>
            </table:table-cell>
            <table:table-cell table:style-name="Table8.A2" office:value-type="string">
              <text:p text:style-name="P99"><text:a xlink:type="simple" xlink:href="#r11"><text:span text:style-name="Code2"><text:span text:style-name="T24">getAttributes</text:span></text:span></text:a><text:span text:style-name="Code2"><text:span text:style-name="T7">()</text:span></text:span></text:p>
              <text:p text:style-name="P100">Returns the attributes of this requirement.</text:p>
            </table:table-cell>
            <table:table-cell table:style-name="Table8.C2" office:value-type="string">
              <text:p text:style-name="P97"><text:span text:style-name="Page_20_Reference_20_Font"><text:span text:style-name="T7"><text:bookmark-ref text:reference-format="page" text:ref-name="r11">36</text:bookmark-ref></text:span></text:span></text:p>
            </table:table-cell>
          </table:table-row>
          <table:table-row table:style-name="Table8.1">
            <table:table-cell table:style-name="Table8.A3" office:value-type="string">
              <text:p text:style-name="P96"><text:span text:style-name="Code_20_Small1"><text:span text:style-name="T7">Map&lt;String,String&gt;</text:span></text:span></text:p>
            </table:table-cell>
            <table:table-cell table:style-name="Table8.A3" office:value-type="string">
              <text:p text:style-name="P99"><text:a xlink:type="simple" xlink:href="#r10"><text:span text:style-name="Code2"><text:span text:style-name="T24">getDirectives</text:span></text:span></text:a><text:span text:style-name="Code2"><text:span text:style-name="T7">()</text:span></text:span></text:p>
              <text:p text:style-name="P100">Returns the directives of this requirement.</text:p>
            </table:table-cell>
            <table:table-cell table:style-name="Table8.C3" office:value-type="string">
              <text:p text:style-name="P97"><text:span text:style-name="Page_20_Reference_20_Font"><text:span text:style-name="T7"><text:bookmark-ref text:reference-format="page" text:ref-name="r10">35</text:bookmark-ref></text:span></text:span></text:p>
            </table:table-cell>
          </table:table-row>
          <table:table-row table:style-name="Table8.1">
            <table:table-cell table:style-name="Table8.A3" office:value-type="string">
              <text:p text:style-name="P96"><text:span text:style-name="Code_20_Small1"><text:span text:style-name="T7">String</text:span></text:span></text:p>
            </table:table-cell>
            <table:table-cell table:style-name="Table8.A3" office:value-type="string">
              <text:p text:style-name="P99"><text:a xlink:type="simple" xlink:href="#r9"><text:span text:style-name="Code2"><text:span text:style-name="T24">getNamespace</text:span></text:span></text:a><text:span text:style-name="Code2"><text:span text:style-name="T7">()</text:span></text:span></text:p>
              <text:p text:style-name="P100">Returns the name space of this requirement.</text:p>
            </table:table-cell>
            <table:table-cell table:style-name="Table8.C3" office:value-type="string">
              <text:p text:style-name="P97"><text:span text:style-name="Page_20_Reference_20_Font"><text:span text:style-name="T7"><text:bookmark-ref text:reference-format="page" text:ref-name="r9">35</text:bookmark-ref></text:span></text:span></text:p>
            </table:table-cell>
          </table:table-row>
          <table:table-row table:style-name="Table8.1">
            <table:table-cell table:style-name="Table8.A3" office:value-type="string">
              <text:p text:style-name="P98"><text:a xlink:type="simple" xlink:href="#r17"><text:span text:style-name="Code_20_Small1"><text:span text:style-name="T22">Resource</text:span></text:span></text:a></text:p>
            </table:table-cell>
            <table:table-cell table:style-name="Table8.A3" office:value-type="string">
              <text:p text:style-name="P99"><text:a xlink:type="simple" xlink:href="#r12"><text:span text:style-name="Code2"><text:span text:style-name="T24">getResource</text:span></text:span></text:a><text:span text:style-name="Code2"><text:span text:style-name="T7">()</text:span></text:span></text:p>
              <text:p text:style-name="P100">Returns the resource declaring this requirement.</text:p>
            </table:table-cell>
            <table:table-cell table:style-name="Table8.C3" office:value-type="string">
              <text:p text:style-name="P97"><text:span text:style-name="Page_20_Reference_20_Font"><text:span text:style-name="T7"><text:bookmark-ref text:reference-format="page" text:ref-name="r12">36</text:bookmark-ref></text:span></text:span></text:p>
            </table:table-cell>
          </table:table-row>
          <table:table-row table:style-name="Table8.1">
            <table:table-cell table:style-name="Table8.A3" office:value-type="string">
              <text:p text:style-name="P96"><text:span text:style-name="Code_20_Small1"><text:span text:style-name="T7">boolean</text:span></text:span></text:p>
            </table:table-cell>
            <table:table-cell table:style-name="Table8.A3" office:value-type="string">
              <text:p text:style-name="P99"><text:a xlink:type="simple" xlink:href="#r13"><text:span text:style-name="Code2"><text:span text:style-name="T24">matches</text:span></text:span></text:a><text:span text:style-name="Code2"><text:span text:style-name="T7">(</text:span></text:span><text:a xlink:type="simple" xlink:href="#r8"><text:span text:style-name="Code2"><text:span text:style-name="T22">Capability</text:span></text:span></text:a><text:span text:style-name="Code2"><text:span text:style-name="T7"> capability)</text:span></text:span></text:p>
              <text:p text:style-name="P100">Returns whether the specified capability matches this requirement.</text:p>
            </table:table-cell>
            <table:table-cell table:style-name="Table8.C3" office:value-type="string">
              <text:p text:style-name="P97"><text:span text:style-name="Page_20_Reference_20_Font"><text:span text:style-name="T7"><text:bookmark-ref text:reference-format="page" text:ref-name="r13">36</text:bookmark-ref></text:span></text:span></text:p>
            </table:table-cell>
          </table:table-row>
        </table:table>
        <text:p text:style-name="P143">Method Detail</text:p>
        <text:p text:style-name="P145"><text:bookmark text:name="r9"/>getNamespace</text:p>
        <text:p text:style-name="P59"><text:span text:style-name="Code2">String </text:span><text:span text:style-name="Code2"><text:span text:style-name="T19">getNamespace</text:span></text:span><text:span text:style-name="Code2">()</text:span></text:p>
        <text:p text:style-name="P78">Returns the name space of this requirement.</text:p>
        <text:p text:style-name="P80">Returns:</text:p>
        <text:p text:style-name="P103">The name space of this requirement.</text:p>
        <text:p text:style-name="P105"/>
        <text:p text:style-name="P144"><text:bookmark text:name="r10"/>getDirectives</text:p>
        <text:p text:style-name="P59"><text:span text:style-name="Code2">Map&lt;String,String&gt; </text:span><text:span text:style-name="Code2"><text:span text:style-name="T19">getDirectives</text:span></text:span><text:span text:style-name="Code2">()</text:span></text:p>
        <text:p text:style-name="P81">Returns the directives of this requirement.</text:p>
        <text:p text:style-name="P81">Only the following list of directives have specified semantics:</text:p>
        <text:list xml:id="list269111268" text:style-name="RTF_5f_Num_20_3">
          <text:list-item>
            <text:p text:style-name="P36"><text:a xlink:type="simple" xlink:href="#r32"><text:span text:style-name="Code2"><text:span text:style-name="T22">effective</text:span></text:span></text:a></text:p>
          </text:list-item>
          <text:list-item>
            <text:p text:style-name="P36"><text:a xlink:type="simple" xlink:href="#r28"><text:span text:style-name="Code2"><text:span text:style-name="T22">filter</text:span></text:span></text:a></text:p>
          </text:list-item>
          <text:list-item>
            <text:p text:style-name="P36"><text:a xlink:type="simple" xlink:href="#r38"><text:span text:style-name="Code2"><text:span text:style-name="T22">cardinality</text:span></text:span></text:a></text:p>
          </text:list-item>
          <text:list-item>
            <text:p text:style-name="P36"><text:a xlink:type="simple" xlink:href="#r29"><text:span text:style-name="Code2"><text:span text:style-name="T22">resolution</text:span></text:span></text:a></text:p>
          </text:list-item>
          <text:list-item>
            <text:p text:style-name="P49"><text:a xlink:type="simple" xlink:href="#r35"><text:span text:style-name="Code2"><text:span text:style-name="T22">visibility</text:span></text:span></text:a><text:span text:style-name="Default_20_Paragraph_20_Font"><text:span text:style-name="T12"> - only recognized for the </text:span></text:span><text:a xlink:type="simple" xlink:href="#r26"><text:span text:style-name="Code2"><text:span text:style-name="T22">osgi.wiring.bundle</text:span></text:span></text:a><text:span text:style-name="Default_20_Paragraph_20_Font"><text:span text:style-name="T12"> name space.</text:span></text:span></text:p>
          </text:list-item>
        </text:list>
        <text:p text:style-name="P78">All other directives have no specified semantics and are considered extra user defined information. The OSGi Alliance reserves the right to extend the set of directives which have specified semantics.</text:p>
        <text:p text:style-name="P80">Returns:</text:p>
        <text:p text:style-name="P103">An unmodifiable map of directive names to directive values for this requirement, or an empty map if this requirement has no directives.</text:p>
        <text:p text:style-name="P105"><text:soft-page-break/></text:p>
        <text:p text:style-name="P144"><text:bookmark text:name="r11"/>getAttributes</text:p>
        <text:p text:style-name="P59"><text:span text:style-name="Code2">Map&lt;String,Object&gt; </text:span><text:span text:style-name="Code2"><text:span text:style-name="T19">getAttributes</text:span></text:span><text:span text:style-name="Code2">()</text:span></text:p>
        <text:p text:style-name="P81">Returns the attributes of this requirement.</text:p>
        <text:p text:style-name="P78">Requirement attributes have no specified semantics and are considered extra user defined information.</text:p>
        <text:p text:style-name="P80">Returns:</text:p>
        <text:p text:style-name="P103">An unmodifiable map of attribute names to attribute values for this requirement, or an empty map if this requirement has no attributes.</text:p>
        <text:p text:style-name="P105"/>
        <text:p text:style-name="P144"><text:bookmark text:name="r12"/>getResource</text:p>
        <text:p text:style-name="P59"><text:a xlink:type="simple" xlink:href="#r17"><text:span text:style-name="Code2"><text:span text:style-name="T22">Resource</text:span></text:span></text:a><text:span text:style-name="Code2"> </text:span><text:span text:style-name="Code2"><text:span text:style-name="T19">getResource</text:span></text:span><text:span text:style-name="Code2">()</text:span></text:p>
        <text:p text:style-name="P78">Returns the resource declaring this requirement.</text:p>
        <text:p text:style-name="P80">Returns:</text:p>
        <text:p text:style-name="P103">The resource declaring this requirement.</text:p>
        <text:p text:style-name="P105"/>
        <text:p text:style-name="P144"><text:bookmark text:name="r13"/>matches</text:p>
        <text:p text:style-name="P59"><text:span text:style-name="Code2">boolean </text:span><text:span text:style-name="Code2"><text:span text:style-name="T19">matches</text:span></text:span><text:span text:style-name="Code2">(</text:span><text:a xlink:type="simple" xlink:href="#r8"><text:span text:style-name="Code2"><text:span text:style-name="T22">Capability</text:span></text:span></text:a><text:span text:style-name="Code2"> capability)</text:span></text:p>
        <text:p text:style-name="P81">Returns whether the specified capability matches this requirement.</text:p>
        <text:p text:style-name="P81">A capability matches this requirement when all of the following are true:</text:p>
        <text:list xml:id="list1950335941" text:style-name="RTF_5f_Num_20_4">
          <text:list-item>
            <text:p text:style-name="P37"><text:span text:style-name="T12">The specified capability has the same </text:span><text:a xlink:type="simple" xlink:href="#r9"><text:span text:style-name="Code2"><text:span text:style-name="T22">name space</text:span></text:span></text:a><text:span text:style-name="Default_20_Paragraph_20_Font"><text:span text:style-name="T12"> as this requirement.</text:span></text:span></text:p>
          </text:list-item>
          <text:list-item>
            <text:p text:style-name="P37"><text:span text:style-name="T12">The filter specified by the </text:span><text:span text:style-name="Code2"><text:span text:style-name="T7">filter</text:span></text:span><text:span text:style-name="Default_20_Paragraph_20_Font"><text:span text:style-name="T12"> directive of this requirement matches the </text:span></text:span><text:a xlink:type="simple" xlink:href="#r6"><text:span text:style-name="Code2"><text:span text:style-name="T22">attributes of the specified capability</text:span></text:span></text:a><text:span text:style-name="Default_20_Paragraph_20_Font"><text:span text:style-name="T12">.</text:span></text:span></text:p>
          </text:list-item>
          <text:list-item>
            <text:p text:style-name="P56"><text:span text:style-name="T12">The standard capability </text:span><text:a xlink:type="simple" xlink:href="#r5"><text:span text:style-name="Code2"><text:span text:style-name="T22">directives</text:span></text:span></text:a><text:span text:style-name="Default_20_Paragraph_20_Font"><text:span text:style-name="T12"> that influence matching and that apply to the name space are satisfied. See the capability </text:span></text:span><text:a xlink:type="simple" xlink:href="#r43"><text:span text:style-name="Code2"><text:span text:style-name="T22">mandatory</text:span></text:span></text:a><text:span text:style-name="Default_20_Paragraph_20_Font"><text:span text:style-name="T12"> directive.</text:span></text:span></text:p>
          </text:list-item>
        </text:list>
        <text:p text:style-name="P80">Parameters:</text:p>
        <text:p text:style-name="P104"><text:span text:style-name="Code2">capability</text:span><text:span text:style-name="Default_20_Paragraph_20_Font"><text:span text:style-name="T28"> - The capability to match to this requirement.</text:span></text:span></text:p>
        <text:p text:style-name="P80">Returns:</text:p>
        <text:p text:style-name="P104"><text:span text:style-name="Code2">true</text:span><text:span text:style-name="Default_20_Paragraph_20_Font"><text:span text:style-name="T28"> if the specified capability matches this this requirement; </text:span></text:span><text:span text:style-name="Code2">false</text:span><text:span text:style-name="Default_20_Paragraph_20_Font"><text:span text:style-name="T28"> otherwise.</text:span></text:span></text:p>
        <text:p text:style-name="P135"><text:bookmark text:name="r17"/>Interface Resource</text:p>
        <text:p text:style-name="P89"><text:a xlink:type="simple" xlink:href="#r3"><text:span text:style-name="T25">org.osgi.framework.resource</text:span></text:a></text:p>
        <text:p text:style-name="P75"/>
        <text:p text:style-name="P92"><text:span text:style-name="Code2">public interface </text:span><text:span text:style-name="Code2"><text:span text:style-name="T19">Resource</text:span></text:span></text:p>
        <text:p text:style-name="P60">A resource is the representation of a uniquely identified and typed data. A resources can be wired together via capabilities and requirements.</text:p>
        <text:p text:style-name="P90">Version:</text:p>
        <text:p text:style-name="P79">$Id: 56916cb2597067bdf63e757c078787eccebf3953 $</text:p>
        <text:p text:style-name="P90">ThreadSafe</text:p>
        <text:p text:style-name="P93"/>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94"><text:span text:style-name="Summary_20_Heading_20_Font2"><text:span text:style-name="T7">Method Summary</text:span></text:span></text:p>
            </table:table-cell>
            <table:covered-table-cell/>
            <table:table-cell table:style-name="Table10.A1" office:value-type="string">
              <text:p text:style-name="P95"><text:span text:style-name="Page_20_Reference_20_Font"><text:span text:style-name="T11">Page</text:span></text:span></text:p>
            </table:table-cell>
          </table:table-row>
          <table:table-row table:style-name="Table10.1">
            <table:table-cell table:style-name="Table10.A2" office:value-type="string">
              <text:p text:style-name="P98"><text:span text:style-name="Code_20_Small1"><text:span text:style-name="T7">List&lt;</text:span></text:span><text:a xlink:type="simple" xlink:href="#r8"><text:span text:style-name="Code_20_Small1"><text:span text:style-name="T22">Capability</text:span></text:span></text:a><text:span text:style-name="Code_20_Small1"><text:span text:style-name="T7">&gt;</text:span></text:span></text:p>
            </table:table-cell>
            <table:table-cell table:style-name="Table10.A2" office:value-type="string">
              <text:p text:style-name="P99"><text:a xlink:type="simple" xlink:href="#r15"><text:span text:style-name="Code2"><text:span text:style-name="T24">getCapabilities</text:span></text:span></text:a><text:span text:style-name="Code2"><text:span text:style-name="T7">(String namespace)</text:span></text:span></text:p>
              <text:p text:style-name="P100">Returns the capabilities declared by this resource.</text:p>
            </table:table-cell>
            <table:table-cell table:style-name="Table10.C2" office:value-type="string">
              <text:p text:style-name="P97"><text:span text:style-name="Page_20_Reference_20_Font"><text:span text:style-name="T7"><text:bookmark-ref text:reference-format="page" text:ref-name="r15">37</text:bookmark-ref></text:span></text:span></text:p>
            </table:table-cell>
          </table:table-row>
          <table:table-row table:style-name="Table10.1">
            <table:table-cell table:style-name="Table10.A3" office:value-type="string">
              <text:p text:style-name="P98"><text:span text:style-name="Code_20_Small1"><text:span text:style-name="T7">List&lt;</text:span></text:span><text:a xlink:type="simple" xlink:href="#r14"><text:span text:style-name="Code_20_Small1"><text:span text:style-name="T22">Requirement</text:span></text:span></text:a><text:span text:style-name="Code_20_Small1"><text:span text:style-name="T7">&gt;</text:span></text:span></text:p>
            </table:table-cell>
            <table:table-cell table:style-name="Table10.A3" office:value-type="string">
              <text:p text:style-name="P99"><text:a xlink:type="simple" xlink:href="#r16"><text:span text:style-name="Code2"><text:span text:style-name="T24">getRequirements</text:span></text:span></text:a><text:span text:style-name="Code2"><text:span text:style-name="T7">(String namespace)</text:span></text:span></text:p>
              <text:p text:style-name="P100">Returns the requirements declared by this bundle resource.</text:p>
            </table:table-cell>
            <table:table-cell table:style-name="Table10.C3" office:value-type="string">
              <text:p text:style-name="P97"><text:span text:style-name="Page_20_Reference_20_Font"><text:span text:style-name="T7"><text:bookmark-ref text:reference-format="page" text:ref-name="r16">37</text:bookmark-ref></text:span></text:span></text:p>
            </table:table-cell>
          </table:table-row>
        </table:table>
        <text:p text:style-name="P143">Method Detail</text:p>
        <text:p text:style-name="P145"><text:bookmark text:name="r15"/>getCapabilities</text:p>
        <text:p text:style-name="P59"><text:span text:style-name="Code2">List&lt;</text:span><text:a xlink:type="simple" xlink:href="#r8"><text:span text:style-name="Code2"><text:span text:style-name="T22">Capability</text:span></text:span></text:a><text:span text:style-name="Code2">&gt; </text:span><text:span text:style-name="Code2"><text:span text:style-name="T19">getCapabilities</text:span></text:span><text:span text:style-name="Code2">(String namespace)</text:span></text:p>
        <text:p text:style-name="P78">Returns the capabilities declared by this resource.</text:p>
        <text:p text:style-name="P80">Parameters:</text:p>
        <text:p text:style-name="P104"><text:span text:style-name="Code2">namespace</text:span><text:span text:style-name="Default_20_Paragraph_20_Font"><text:span text:style-name="T28"> - The name space of the declared capabilities to return or </text:span></text:span><text:span text:style-name="Code2">null</text:span><text:span text:style-name="Default_20_Paragraph_20_Font"><text:span text:style-name="T28"> to return the declared capabilities from all name spaces.</text:span></text:span></text:p>
        <text:p text:style-name="P80">Returns:</text:p>
        <text:p text:style-name="P104"><text:span text:style-name="T28">A list containing a snapshot of the declared </text:span><text:a xlink:type="simple" xlink:href="#r8"><text:span text:style-name="Code2"><text:span text:style-name="T22">Capability</text:span></text:span></text:a><text:span text:style-name="Default_20_Paragraph_20_Font"><text:span text:style-name="T28">s, or an empty list if this resource declares no capabilities in the specified name space.</text:span></text:span></text:p>
        <text:p text:style-name="P105"/>
        <text:p text:style-name="P144"><text:bookmark text:name="r16"/>getRequirements</text:p>
        <text:p text:style-name="P59"><text:span text:style-name="Code2">List&lt;</text:span><text:a xlink:type="simple" xlink:href="#r14"><text:span text:style-name="Code2"><text:span text:style-name="T22">Requirement</text:span></text:span></text:a><text:span text:style-name="Code2">&gt; </text:span><text:span text:style-name="Code2"><text:span text:style-name="T19">getRequirements</text:span></text:span><text:span text:style-name="Code2">(String namespace)</text:span></text:p>
        <text:p text:style-name="P78">Returns the requirements declared by this bundle resource.</text:p>
        <text:p text:style-name="P80">Parameters:</text:p>
        <text:p text:style-name="P104"><text:span text:style-name="Code2">namespace</text:span><text:span text:style-name="Default_20_Paragraph_20_Font"><text:span text:style-name="T28"> - The name space of the declared requirements to return or </text:span></text:span><text:span text:style-name="Code2">null</text:span><text:span text:style-name="Default_20_Paragraph_20_Font"><text:span text:style-name="T28"> to return the declared requirements from all name spaces.</text:span></text:span></text:p>
        <text:p text:style-name="P80">Returns:</text:p>
        <text:p text:style-name="P104"><text:span text:style-name="T28">A list containing a snapshot of the declared </text:span><text:a xlink:type="simple" xlink:href="#r14"><text:span text:style-name="Code2"><text:span text:style-name="T22">Requirement</text:span></text:span></text:a><text:span text:style-name="Default_20_Paragraph_20_Font"><text:span text:style-name="T28"> s, or an empty list if this resource declares no requirements in the specified name space.</text:span></text:span></text:p>
        <text:p text:style-name="P136"><text:bookmark text:name="r46"/>Class ResourceConstants</text:p>
        <text:p text:style-name="P89"><text:a xlink:type="simple" xlink:href="#r3"><text:span text:style-name="T25">org.osgi.framework.resource</text:span></text:a></text:p>
        <text:p text:style-name="P76"><text:span text:style-name="Code2">java.lang.Object</text:span></text:p>
        <text:p text:style-name="P33"><text:span text:style-name="Code2">  </text:span><text:span text:style-name="Code2"><draw:frame draw:style-name="fr4" draw:name="graphics6" text:anchor-type="as-char" svg:width="0.397cm" svg:height="0.37cm" draw:z-index="35"><draw:image xlink:href="Pictures/100002000000000F0000000E443DCD33.png" xlink:type="simple" xlink:show="embed" xlink:actuate="onLoad"/></draw:frame></text:span><text:span text:style-name="Code2"><text:span text:style-name="T19">org.osgi.framework.resource.ResourceConstants</text:span></text:span></text:p>
        <text:p text:style-name="P75"/>
        <text:p text:style-name="P106"><text:span text:style-name="Code2">final public class </text:span><text:span text:style-name="Code2"><text:span text:style-name="T19">ResourceConstants</text:span></text:span></text:p>
        <text:p text:style-name="P59"><text:span text:style-name="Code2">extends Object</text:span></text:p>
        <text:p text:style-name="P86">Defines standard names for the attributes, directives and name spaces for resources, capabilities and requirements.</text:p>
        <text:p text:style-name="P58"><text:span text:style-name="T28">The values associated with these keys are of type </text:span><text:span text:style-name="Code2">String</text:span><text:span text:style-name="Default_20_Paragraph_20_Font"><text:span text:style-name="T28">, unless otherwise indicated.</text:span></text:span></text:p>
        <text:p text:style-name="P90">Version:</text:p>
        <text:p text:style-name="P79">$Id: ab8d42db8d410c81bccb93effa990bed1f4414df $</text:p>
        <text:p text:style-name="P90">Immutable</text:p>
        <text:p text:style-name="P93"/>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94"><text:span text:style-name="Summary_20_Heading_20_Font2"><text:span text:style-name="T7">Field Summary</text:span></text:span></text:p>
            </table:table-cell>
            <table:covered-table-cell/>
            <table:table-cell table:style-name="Table12.A1" office:value-type="string">
              <text:p text:style-name="P95"><text:span text:style-name="Page_20_Reference_20_Font"><text:span text:style-name="T11">Page</text:span></text:span></text:p>
            </table:table-cell>
          </table:table-row>
          <table:table-row table:style-name="Table12.1">
            <table:table-cell table:style-name="Table12.A2" office:value-type="string">
              <text:p text:style-name="P96"><text:span text:style-name="Code_20_Small1"><text:span text:style-name="T7">static String</text:span></text:span></text:p>
            </table:table-cell>
            <table:table-cell table:style-name="Table12.A2" office:value-type="string">
              <text:p text:style-name="P99"><text:a xlink:type="simple" xlink:href="#r42"><text:span text:style-name="Code2"><text:span text:style-name="T24">CAPABILITY_EFFECTIVE_DIRECTIVE</text:span></text:span></text:a></text:p>
              <text:p text:style-name="P101"><text:span text:style-name="T12">A capability </text:span><text:a xlink:type="simple" xlink:href="#r5"><text:span text:style-name="Code2"><text:span text:style-name="T22">directive</text:span></text:span></text:a><text:span text:style-name="Default_20_Paragraph_20_Font"><text:span text:style-name="T12"> used to specify the effective time for the capability.</text:span></text:span></text:p>
            </table:table-cell>
            <table:table-cell table:style-name="Table12.C2" office:value-type="string">
              <text:p text:style-name="P97"><text:span text:style-name="Page_20_Reference_20_Font"><text:span text:style-name="T7"><text:bookmark-ref text:reference-format="page" text:ref-name="r42">44</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45"><text:span text:style-name="Code2"><text:span text:style-name="T24">CAPABILITY_EXCLUDE_DIRECTIVE</text:span></text:span></text:a></text:p>
              <text:p text:style-name="P101"><text:span text:style-name="T12">A capability </text:span><text:a xlink:type="simple" xlink:href="#r5"><text:span text:style-name="Code2"><text:span text:style-name="T22">directive</text:span></text:span></text:a><text:span text:style-name="Default_20_Paragraph_20_Font"><text:span text:style-name="T12"> used to specify the comma separated list of classes which must not be allowed to be exported.</text:span></text:span></text:p>
            </table:table-cell>
            <table:table-cell table:style-name="Table12.C3" office:value-type="string">
              <text:p text:style-name="P97"><text:span text:style-name="Page_20_Reference_20_Font"><text:span text:style-name="T7"><text:bookmark-ref text:reference-format="page" text:ref-name="r45">44</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44"><text:span text:style-name="Code2"><text:span text:style-name="T24">CAPABILITY_INCLUDE_DIRECTIVE</text:span></text:span></text:a></text:p>
              <text:p text:style-name="P101"><text:span text:style-name="T12">A capability </text:span><text:a xlink:type="simple" xlink:href="#r5"><text:span text:style-name="Code2"><text:span text:style-name="T22">directive</text:span></text:span></text:a><text:span text:style-name="Default_20_Paragraph_20_Font"><text:span text:style-name="T12"> used to specify the comma separated list of classes which must be allowed to be exported.</text:span></text:span></text:p>
            </table:table-cell>
            <table:table-cell table:style-name="Table12.C3" office:value-type="string">
              <text:p text:style-name="P97"><text:span text:style-name="Page_20_Reference_20_Font"><text:span text:style-name="T7"><text:bookmark-ref text:reference-format="page" text:ref-name="r44">44</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43"><text:span text:style-name="Code2"><text:span text:style-name="T24">CAPABILITY_MANDATORY_DIRECTIVE</text:span></text:span></text:a></text:p>
              <text:p text:style-name="P101"><text:span text:style-name="T12">A capability </text:span><text:a xlink:type="simple" xlink:href="#r5"><text:span text:style-name="Code2"><text:span text:style-name="T22">directive</text:span></text:span></text:a><text:span text:style-name="Default_20_Paragraph_20_Font"><text:span text:style-name="T12"> used to specify the comma separated list of mandatory attributes which must be specified in the </text:span></text:span><text:a xlink:type="simple" xlink:href="#r28"><text:span text:style-name="Code2"><text:span text:style-name="T22">filter</text:span></text:span></text:a><text:span text:style-name="Default_20_Paragraph_20_Font"><text:span text:style-name="T12"> of a requirement in order for the capability to match the requirement.</text:span></text:span></text:p>
            </table:table-cell>
            <table:table-cell table:style-name="Table12.C3" office:value-type="string">
              <text:p text:style-name="P97"><text:span text:style-name="Page_20_Reference_20_Font"><text:span text:style-name="T7"><text:bookmark-ref text:reference-format="page" text:ref-name="r43">44</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41"><text:span text:style-name="Code2"><text:span text:style-name="T24">CAPABILITY_USES_DIRECTIVE</text:span></text:span></text:a></text:p>
              <text:p text:style-name="P101"><text:span text:style-name="T12">A capability </text:span><text:a xlink:type="simple" xlink:href="#r5"><text:span text:style-name="Code2"><text:span text:style-name="T22">directive</text:span></text:span></text:a><text:span text:style-name="Default_20_Paragraph_20_Font"><text:span text:style-name="T12"> used to specify the comma separated list of </text:span></text:span><text:a xlink:type="simple" xlink:href="#r25"><text:span text:style-name="Code2"><text:span text:style-name="T22">package</text:span></text:span></text:a><text:span text:style-name="Default_20_Paragraph_20_Font"><text:span text:style-name="T12"> names a capability uses.</text:span></text:span></text:p>
            </table:table-cell>
            <table:table-cell table:style-name="Table12.C3" office:value-type="string">
              <text:p text:style-name="P97"><text:span text:style-name="Page_20_Reference_20_Font"><text:span text:style-name="T7"><text:bookmark-ref text:reference-format="page" text:ref-name="r41">43</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34"><text:span text:style-name="Code2"><text:span text:style-name="T24">EFFECTIVE_ACTIVE</text:span></text:span></text:a></text:p>
              <text:p text:style-name="P101"><text:span text:style-name="T12">A directive value identifying a </text:span><text:a xlink:type="simple" xlink:href="#r42"><text:span text:style-name="Code2"><text:span text:style-name="T22">capability</text:span></text:span></text:a><text:span text:style-name="Default_20_Paragraph_20_Font"><text:span text:style-name="T12"> or </text:span></text:span><text:a xlink:type="simple" xlink:href="#r32"><text:span text:style-name="Code2"><text:span text:style-name="T22">requirement</text:span></text:span></text:a><text:span text:style-name="Default_20_Paragraph_20_Font"><text:span text:style-name="T12"> that is effective at active time.</text:span></text:span></text:p>
            </table:table-cell>
            <table:table-cell table:style-name="Table12.C3" office:value-type="string">
              <text:p text:style-name="P97"><text:span text:style-name="Page_20_Reference_20_Font"><text:span text:style-name="T7"><text:bookmark-ref text:reference-format="page" text:ref-name="r34">42</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33"><text:span text:style-name="Code2"><text:span text:style-name="T24">EFFECTIVE_RESOLVE</text:span></text:span></text:a></text:p>
              <text:p text:style-name="P101"><text:span text:style-name="T12">A directive value identifying a </text:span><text:a xlink:type="simple" xlink:href="#r42"><text:span text:style-name="Code2"><text:span text:style-name="T22">capability</text:span></text:span></text:a><text:span text:style-name="Default_20_Paragraph_20_Font"><text:span text:style-name="T12"> or </text:span></text:span><text:a xlink:type="simple" xlink:href="#r32"><text:span text:style-name="Code2"><text:span text:style-name="T22">requirement</text:span></text:span></text:a><text:span text:style-name="Default_20_Paragraph_20_Font"><text:span text:style-name="T12"> that is effective at resolve time.</text:span></text:span></text:p>
            </table:table-cell>
            <table:table-cell table:style-name="Table12.C3" office:value-type="string">
              <text:p text:style-name="P97"><text:span text:style-name="Page_20_Reference_20_Font"><text:span text:style-name="T7"><text:bookmark-ref text:reference-format="page" text:ref-name="r33">42</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18"><text:span text:style-name="Code2"><text:span text:style-name="T24">IDENTITY_NAMESPACE</text:span></text:span></text:a></text:p>
              <text:p text:style-name="P100">Name space for the identity capability.</text:p>
            </table:table-cell>
            <table:table-cell table:style-name="Table12.C3" office:value-type="string">
              <text:p text:style-name="P97"><text:span text:style-name="Page_20_Reference_20_Font"><text:span text:style-name="T7"><text:bookmark-ref text:reference-format="page" text:ref-name="r18">39</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24"><text:span text:style-name="Code2"><text:span text:style-name="T24">IDENTITY_SINGLETON_DIRECTIVE</text:span></text:span></text:a></text:p>
              <text:p text:style-name="P101"><text:span text:style-name="T12">An </text:span><text:a xlink:type="simple" xlink:href="#r18"><text:span text:style-name="Code2"><text:span text:style-name="T22">identity</text:span></text:span></text:a><text:span text:style-name="Default_20_Paragraph_20_Font"><text:span text:style-name="T12"> capability </text:span></text:span><text:a xlink:type="simple" xlink:href="#r10"><text:span text:style-name="Code2"><text:span text:style-name="T22">directive</text:span></text:span></text:a><text:span text:style-name="Default_20_Paragraph_20_Font"><text:span text:style-name="T12"> identifying if the resource is a singleton.</text:span></text:span></text:p>
            </table:table-cell>
            <table:table-cell table:style-name="Table12.C3" office:value-type="string">
              <text:p text:style-name="P97"><text:span text:style-name="Page_20_Reference_20_Font"><text:span text:style-name="T7"><text:bookmark-ref text:reference-format="page" text:ref-name="r24">40</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20"><text:span text:style-name="Code2"><text:span text:style-name="T24">IDENTITY_TYPE_ATTRIBUTE</text:span></text:span></text:a></text:p>
              <text:p text:style-name="P101"><text:span text:style-name="T12">An </text:span><text:a xlink:type="simple" xlink:href="#r18"><text:span text:style-name="Code2"><text:span text:style-name="T22">identity</text:span></text:span></text:a><text:span text:style-name="Default_20_Paragraph_20_Font"><text:span text:style-name="T12"> capability attribute identifying the resource type.</text:span></text:span></text:p>
            </table:table-cell>
            <table:table-cell table:style-name="Table12.C3" office:value-type="string">
              <text:p text:style-name="P97"><text:span text:style-name="Page_20_Reference_20_Font"><text:span text:style-name="T7"><text:bookmark-ref text:reference-format="page" text:ref-name="r20">40</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21"><text:span text:style-name="Code2"><text:span text:style-name="T24">IDENTITY_TYPE_BUNDLE</text:span></text:span></text:a></text:p>
              <text:p text:style-name="P101"><text:span text:style-name="T12">An </text:span><text:a xlink:type="simple" xlink:href="#r18"><text:span text:style-name="Code2"><text:span text:style-name="T22">identity</text:span></text:span></text:a><text:span text:style-name="Default_20_Paragraph_20_Font"><text:span text:style-name="T12"> capability </text:span></text:span><text:a xlink:type="simple" xlink:href="#r20"><text:span text:style-name="Code2"><text:span text:style-name="T22">type</text:span></text:span></text:a><text:span text:style-name="Default_20_Paragraph_20_Font"><text:span text:style-name="T12"> attribute value identifying the resource type as an OSGi bundle.</text:span></text:span></text:p>
            </table:table-cell>
            <table:table-cell table:style-name="Table12.C3" office:value-type="string">
              <text:p text:style-name="P97"><text:span text:style-name="Page_20_Reference_20_Font"><text:span text:style-name="T7"><text:bookmark-ref text:reference-format="page" text:ref-name="r21">40</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22"><text:span text:style-name="Code2"><text:span text:style-name="T24">IDENTITY_TYPE_FRAGMENT</text:span></text:span></text:a></text:p>
              <text:p text:style-name="P101"><text:span text:style-name="T12">An </text:span><text:a xlink:type="simple" xlink:href="#r18"><text:span text:style-name="Code2"><text:span text:style-name="T22">identity</text:span></text:span></text:a><text:span text:style-name="Default_20_Paragraph_20_Font"><text:span text:style-name="T12"> capability </text:span></text:span><text:a xlink:type="simple" xlink:href="#r20"><text:span text:style-name="Code2"><text:span text:style-name="T22">type</text:span></text:span></text:a><text:span text:style-name="Default_20_Paragraph_20_Font"><text:span text:style-name="T12"> attribute value identifying the resource type as an OSGi fragment.</text:span></text:span></text:p>
            </table:table-cell>
            <table:table-cell table:style-name="Table12.C3" office:value-type="string">
              <text:p text:style-name="P97"><text:span text:style-name="Page_20_Reference_20_Font"><text:span text:style-name="T7"><text:bookmark-ref text:reference-format="page" text:ref-name="r22">40</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23"><text:span text:style-name="Code2"><text:span text:style-name="T24">IDENTITY_TYPE_UNKNOWN</text:span></text:span></text:a></text:p>
              <text:p text:style-name="P101"><text:span text:style-name="T12">An </text:span><text:a xlink:type="simple" xlink:href="#r18"><text:span text:style-name="Code2"><text:span text:style-name="T22">identity</text:span></text:span></text:a><text:span text:style-name="Default_20_Paragraph_20_Font"><text:span text:style-name="T12"> capability </text:span></text:span><text:a xlink:type="simple" xlink:href="#r20"><text:span text:style-name="Code2"><text:span text:style-name="T22">type</text:span></text:span></text:a><text:span text:style-name="Default_20_Paragraph_20_Font"><text:span text:style-name="T12"> attribute value identifying the resource type as unknown.</text:span></text:span></text:p>
            </table:table-cell>
            <table:table-cell table:style-name="Table12.C3" office:value-type="string">
              <text:p text:style-name="P97"><text:span text:style-name="Page_20_Reference_20_Font"><text:span text:style-name="T7"><text:bookmark-ref text:reference-format="page" text:ref-name="r23">40</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19"><text:span text:style-name="Code2"><text:span text:style-name="T24">IDENTITY_VERSION_ATTRIBUTE</text:span></text:span></text:a></text:p>
              <text:p text:style-name="P101"><text:span text:style-name="T12">An </text:span><text:a xlink:type="simple" xlink:href="#r18"><text:span text:style-name="Code2"><text:span text:style-name="T22">identity</text:span></text:span></text:a><text:span text:style-name="Default_20_Paragraph_20_Font"><text:span text:style-name="T12"> capability attribute identifying the </text:span></text:span><text:span text:style-name="Code2"><text:span text:style-name="T7">version</text:span></text:span><text:span text:style-name="Default_20_Paragraph_20_Font"><text:span text:style-name="T12"> of the resource.</text:span></text:span></text:p>
            </table:table-cell>
            <table:table-cell table:style-name="Table12.C3" office:value-type="string">
              <text:p text:style-name="P97"><text:span text:style-name="Page_20_Reference_20_Font"><text:span text:style-name="T7"><text:bookmark-ref text:reference-format="page" text:ref-name="r19">39</text:bookmark-ref></text:span></text:span></text:p>
            </table:table-cell>
          </table:table-row>
          <text:soft-page-break/>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38"><text:span text:style-name="Code2"><text:span text:style-name="T24">REQUIREMENT_CARDINALITY_DIRECTIVE</text:span></text:span></text:a></text:p>
              <text:p text:style-name="P101"><text:span text:style-name="T12">A requirement </text:span><text:a xlink:type="simple" xlink:href="#r10"><text:span text:style-name="Code2"><text:span text:style-name="T22">directive</text:span></text:span></text:a><text:span text:style-name="Default_20_Paragraph_20_Font"><text:span text:style-name="T12"> used to specify the cardinality for a requirement.</text:span></text:span></text:p>
            </table:table-cell>
            <table:table-cell table:style-name="Table12.C3" office:value-type="string">
              <text:p text:style-name="P97"><text:span text:style-name="Page_20_Reference_20_Font"><text:span text:style-name="T7"><text:bookmark-ref text:reference-format="page" text:ref-name="r38">43</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39"><text:span text:style-name="Code2"><text:span text:style-name="T24">REQUIREMENT_CARDINALITY_MULTIPLE</text:span></text:span></text:a></text:p>
              <text:p text:style-name="P101"><text:span text:style-name="T12">A directive value identifying a multiple </text:span><text:a xlink:type="simple" xlink:href="#r38"><text:span text:style-name="Code2"><text:span text:style-name="T22">cardinality</text:span></text:span></text:a><text:span text:style-name="Default_20_Paragraph_20_Font"><text:span text:style-name="T12"> type.</text:span></text:span></text:p>
            </table:table-cell>
            <table:table-cell table:style-name="Table12.C3" office:value-type="string">
              <text:p text:style-name="P97"><text:span text:style-name="Page_20_Reference_20_Font"><text:span text:style-name="T7"><text:bookmark-ref text:reference-format="page" text:ref-name="r39">43</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40"><text:span text:style-name="Code2"><text:span text:style-name="T24">REQUIREMENT_CARDINALITY_SINGULAR</text:span></text:span></text:a></text:p>
              <text:p text:style-name="P101"><text:span text:style-name="T12">A directive value identifying a singular </text:span><text:a xlink:type="simple" xlink:href="#r38"><text:span text:style-name="Code2"><text:span text:style-name="T22">cardinality</text:span></text:span></text:a><text:span text:style-name="Default_20_Paragraph_20_Font"><text:span text:style-name="T12"> type.</text:span></text:span></text:p>
            </table:table-cell>
            <table:table-cell table:style-name="Table12.C3" office:value-type="string">
              <text:p text:style-name="P97"><text:span text:style-name="Page_20_Reference_20_Font"><text:span text:style-name="T7"><text:bookmark-ref text:reference-format="page" text:ref-name="r40">43</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32"><text:span text:style-name="Code2"><text:span text:style-name="T24">REQUIREMENT_EFFECTIVE_DIRECTIVE</text:span></text:span></text:a></text:p>
              <text:p text:style-name="P101"><text:span text:style-name="T12">A requirement </text:span><text:a xlink:type="simple" xlink:href="#r10"><text:span text:style-name="Code2"><text:span text:style-name="T22">directive</text:span></text:span></text:a><text:span text:style-name="Default_20_Paragraph_20_Font"><text:span text:style-name="T12"> used to specify the effective time for the requirement.</text:span></text:span></text:p>
            </table:table-cell>
            <table:table-cell table:style-name="Table12.C3" office:value-type="string">
              <text:p text:style-name="P97"><text:span text:style-name="Page_20_Reference_20_Font"><text:span text:style-name="T7"><text:bookmark-ref text:reference-format="page" text:ref-name="r32">42</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28"><text:span text:style-name="Code2"><text:span text:style-name="T24">REQUIREMENT_FILTER_DIRECTIVE</text:span></text:span></text:a></text:p>
              <text:p text:style-name="P101"><text:span text:style-name="T12">A requirement </text:span><text:a xlink:type="simple" xlink:href="#r10"><text:span text:style-name="Code2"><text:span text:style-name="T22">directive</text:span></text:span></text:a><text:span text:style-name="Default_20_Paragraph_20_Font"><text:span text:style-name="T12"> used to specify a capability filter.</text:span></text:span></text:p>
            </table:table-cell>
            <table:table-cell table:style-name="Table12.C3" office:value-type="string">
              <text:p text:style-name="P97"><text:span text:style-name="Page_20_Reference_20_Font"><text:span text:style-name="T7"><text:bookmark-ref text:reference-format="page" text:ref-name="r28">41</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29"><text:span text:style-name="Code2"><text:span text:style-name="T24">REQUIREMENT_RESOLUTION_DIRECTIVE</text:span></text:span></text:a></text:p>
              <text:p text:style-name="P101"><text:span text:style-name="T12">A requirement </text:span><text:a xlink:type="simple" xlink:href="#r10"><text:span text:style-name="Code2"><text:span text:style-name="T22">directive</text:span></text:span></text:a><text:span text:style-name="Default_20_Paragraph_20_Font"><text:span text:style-name="T12"> used to specify the resolution type for a requirement.</text:span></text:span></text:p>
            </table:table-cell>
            <table:table-cell table:style-name="Table12.C3" office:value-type="string">
              <text:p text:style-name="P97"><text:span text:style-name="Page_20_Reference_20_Font"><text:span text:style-name="T7"><text:bookmark-ref text:reference-format="page" text:ref-name="r29">41</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30"><text:span text:style-name="Code2"><text:span text:style-name="T24">REQUIREMENT_RESOLUTION_MANDATORY</text:span></text:span></text:a></text:p>
              <text:p text:style-name="P101"><text:span text:style-name="T12">A directive value identifying a mandatory </text:span><text:a xlink:type="simple" xlink:href="#r16"><text:span text:style-name="Code2"><text:span text:style-name="T22">requirement</text:span></text:span></text:a><text:span text:style-name="Default_20_Paragraph_20_Font"><text:span text:style-name="T12"> resolution type.</text:span></text:span></text:p>
            </table:table-cell>
            <table:table-cell table:style-name="Table12.C3" office:value-type="string">
              <text:p text:style-name="P97"><text:span text:style-name="Page_20_Reference_20_Font"><text:span text:style-name="T7"><text:bookmark-ref text:reference-format="page" text:ref-name="r30">41</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31"><text:span text:style-name="Code2"><text:span text:style-name="T24">REQUIREMENT_RESOLUTION_OPTIONAL</text:span></text:span></text:a></text:p>
              <text:p text:style-name="P101"><text:span text:style-name="T12">A directive value identifying an optional </text:span><text:a xlink:type="simple" xlink:href="#r16"><text:span text:style-name="Code2"><text:span text:style-name="T22">requirement</text:span></text:span></text:a><text:span text:style-name="Default_20_Paragraph_20_Font"><text:span text:style-name="T12"> resolution type.</text:span></text:span></text:p>
            </table:table-cell>
            <table:table-cell table:style-name="Table12.C3" office:value-type="string">
              <text:p text:style-name="P97"><text:span text:style-name="Page_20_Reference_20_Font"><text:span text:style-name="T7"><text:bookmark-ref text:reference-format="page" text:ref-name="r31">42</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35"><text:span text:style-name="Code2"><text:span text:style-name="T24">REQUIREMENT_VISIBILITY_DIRECTIVE</text:span></text:span></text:a></text:p>
              <text:p text:style-name="P101"><text:span text:style-name="T12">A requirement </text:span><text:a xlink:type="simple" xlink:href="#r10"><text:span text:style-name="Code2"><text:span text:style-name="T22">directive</text:span></text:span></text:a><text:span text:style-name="Default_20_Paragraph_20_Font"><text:span text:style-name="T12"> used to specify the visibility type for a requirement.</text:span></text:span></text:p>
            </table:table-cell>
            <table:table-cell table:style-name="Table12.C3" office:value-type="string">
              <text:p text:style-name="P97"><text:span text:style-name="Page_20_Reference_20_Font"><text:span text:style-name="T7"><text:bookmark-ref text:reference-format="page" text:ref-name="r35">42</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36"><text:span text:style-name="Code2"><text:span text:style-name="T24">REQUIREMENT_VISIBILITY_PRIVATE</text:span></text:span></text:a></text:p>
              <text:p text:style-name="P101"><text:span text:style-name="T12">A directive value identifying a private </text:span><text:a xlink:type="simple" xlink:href="#r35"><text:span text:style-name="Code2"><text:span text:style-name="T22">visibility</text:span></text:span></text:a><text:span text:style-name="Default_20_Paragraph_20_Font"><text:span text:style-name="T12"> type.</text:span></text:span></text:p>
            </table:table-cell>
            <table:table-cell table:style-name="Table12.C3" office:value-type="string">
              <text:p text:style-name="P97"><text:span text:style-name="Page_20_Reference_20_Font"><text:span text:style-name="T7"><text:bookmark-ref text:reference-format="page" text:ref-name="r36">43</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37"><text:span text:style-name="Code2"><text:span text:style-name="T24">REQUIREMENT_VISIBILITY_REEXPORT</text:span></text:span></text:a></text:p>
              <text:p text:style-name="P101"><text:span text:style-name="T12">A directive value identifying a reexport </text:span><text:a xlink:type="simple" xlink:href="#r35"><text:span text:style-name="Code2"><text:span text:style-name="T22">visibility</text:span></text:span></text:a><text:span text:style-name="Default_20_Paragraph_20_Font"><text:span text:style-name="T12"> type.</text:span></text:span></text:p>
            </table:table-cell>
            <table:table-cell table:style-name="Table12.C3" office:value-type="string">
              <text:p text:style-name="P97"><text:span text:style-name="Page_20_Reference_20_Font"><text:span text:style-name="T7"><text:bookmark-ref text:reference-format="page" text:ref-name="r37">43</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26"><text:span text:style-name="Code2"><text:span text:style-name="T24">WIRING_BUNDLE_NAMESPACE</text:span></text:span></text:a></text:p>
              <text:p text:style-name="P100">Name space for bundle capabilities and requirements.</text:p>
            </table:table-cell>
            <table:table-cell table:style-name="Table12.C3" office:value-type="string">
              <text:p text:style-name="P97"><text:span text:style-name="Page_20_Reference_20_Font"><text:span text:style-name="T7"><text:bookmark-ref text:reference-format="page" text:ref-name="r26">41</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27"><text:span text:style-name="Code2"><text:span text:style-name="T24">WIRING_HOST_NAMESPACE</text:span></text:span></text:a></text:p>
              <text:p text:style-name="P100">Name space for host capabilities and requirements.</text:p>
            </table:table-cell>
            <table:table-cell table:style-name="Table12.C3" office:value-type="string">
              <text:p text:style-name="P97"><text:span text:style-name="Page_20_Reference_20_Font"><text:span text:style-name="T7"><text:bookmark-ref text:reference-format="page" text:ref-name="r27">41</text:bookmark-ref></text:span></text:span></text:p>
            </table:table-cell>
          </table:table-row>
          <table:table-row table:style-name="Table12.1">
            <table:table-cell table:style-name="Table12.A3" office:value-type="string">
              <text:p text:style-name="P96"><text:span text:style-name="Code_20_Small1"><text:span text:style-name="T7">static String</text:span></text:span></text:p>
            </table:table-cell>
            <table:table-cell table:style-name="Table12.A3" office:value-type="string">
              <text:p text:style-name="P99"><text:a xlink:type="simple" xlink:href="#r25"><text:span text:style-name="Code2"><text:span text:style-name="T24">WIRING_PACKAGE_NAMESPACE</text:span></text:span></text:a></text:p>
              <text:p text:style-name="P100">Name space for package capabilities and requirements.</text:p>
            </table:table-cell>
            <table:table-cell table:style-name="Table12.C3" office:value-type="string">
              <text:p text:style-name="P97"><text:span text:style-name="Page_20_Reference_20_Font"><text:span text:style-name="T7"><text:bookmark-ref text:reference-format="page" text:ref-name="r25">40</text:bookmark-ref></text:span></text:span></text:p>
            </table:table-cell>
          </table:table-row>
        </table:table>
        <text:p text:style-name="P143">Field Detail</text:p>
        <text:p text:style-name="P145"><text:bookmark text:name="r18"/>IDENTITY_NAMESPACE</text:p>
        <text:p text:style-name="P59"><text:span text:style-name="Code2">public static final String </text:span><text:span text:style-name="Code2"><text:span text:style-name="T19">IDENTITY_NAMESPACE</text:span></text:span><text:span text:style-name="Code2"> = "osgi.identity"</text:span></text:p>
        <text:p text:style-name="P82"><text:span text:style-name="T28">Name space for the identity capability. Each </text:span><text:a xlink:type="simple" xlink:href="#r17"><text:span text:style-name="Code2"><text:span text:style-name="T22">resource</text:span></text:span></text:a><text:span text:style-name="Default_20_Paragraph_20_Font"><text:span text:style-name="T28"> provides exactly one</text:span></text:span><text:span text:style-name="Default_20_Paragraph_20_Font"><text:span text:style-name="T30">†</text:span></text:span><text:span text:style-name="Default_20_Paragraph_20_Font"><text:span text:style-name="T28"> identity capability that can be used to identify the resource. For identity capability attributes the following applies:</text:span></text:span></text:p>
        <text:list xml:id="list1703587826" text:style-name="RTF_5f_Num_20_5">
          <text:list-item>
            <text:p text:style-name="P41">The osgi.identity attribute contains the symbolic name of the resource.</text:p>
          </text:list-item>
          <text:list-item>
            <text:p text:style-name="P38"><text:span text:style-name="T12">The </text:span><text:a xlink:type="simple" xlink:href="#r19"><text:span text:style-name="Code2"><text:span text:style-name="T22">version</text:span></text:span></text:a><text:span text:style-name="Default_20_Paragraph_20_Font"><text:span text:style-name="T12"> attribute contains the </text:span></text:span><text:span text:style-name="Code2"><text:span text:style-name="T7">org.osgi.framework.Version</text:span></text:span><text:span text:style-name="Default_20_Paragraph_20_Font"><text:span text:style-name="T12"> of the resource.</text:span></text:span></text:p>
          </text:list-item>
          <text:list-item>
            <text:p text:style-name="P50"><text:span text:style-name="T12">The </text:span><text:a xlink:type="simple" xlink:href="#r20"><text:span text:style-name="Code2"><text:span text:style-name="T22">type</text:span></text:span></text:a><text:span text:style-name="Default_20_Paragraph_20_Font"><text:span text:style-name="T12"> attribute contains the resource type.</text:span></text:span></text:p>
          </text:list-item>
        </text:list>
        <text:p text:style-name="P82"><text:span text:style-name="T28">A resource with a symbolic name </text:span><text:a xlink:type="simple" xlink:href="#r15"><text:span text:style-name="Code2"><text:span text:style-name="T22">provides</text:span></text:span></text:a><text:span text:style-name="Default_20_Paragraph_20_Font"><text:span text:style-name="T28"> exactly one </text:span></text:span><text:span text:style-name="Default_20_Paragraph_20_Font"><text:span text:style-name="T30">†</text:span></text:span><text:span text:style-name="Default_20_Paragraph_20_Font"><text:span text:style-name="T28"> identity </text:span></text:span><text:a xlink:type="simple" xlink:href="#r15"><text:span text:style-name="Code2"><text:span text:style-name="T22">capability</text:span></text:span></text:a><text:span text:style-name="Default_20_Paragraph_20_Font"><text:span text:style-name="T28">.</text:span></text:span></text:p>
        <text:p text:style-name="P82"><text:span text:style-name="T28">For a </text:span><text:span text:style-name="Code2">revision</text:span><text:span text:style-name="Default_20_Paragraph_20_Font"><text:span text:style-name="T28"> with a symbolic name the </text:span></text:span><text:span text:style-name="Code2">wiring</text:span><text:span text:style-name="Default_20_Paragraph_20_Font"><text:span text:style-name="T28"> for the revision </text:span></text:span><text:span text:style-name="Code2">provides</text:span><text:span text:style-name="Default_20_Paragraph_20_Font"><text:span text:style-name="T28"> exactly one</text:span></text:span><text:span text:style-name="Default_20_Paragraph_20_Font"><text:span text:style-name="T30">†</text:span></text:span><text:span text:style-name="Default_20_Paragraph_20_Font"><text:span text:style-name="T28"> identity capability.</text:span></text:span></text:p>
        <text:p text:style-name="P78">† A resource with no symbolic name must not provide an identity capability.</text:p>
        <text:p text:style-name="P107"/>
        <text:p text:style-name="P144"><text:bookmark text:name="r19"/>IDENTITY_VERSION_ATTRIBUTE</text:p>
        <text:p text:style-name="P59"><text:span text:style-name="Code2">public static final String </text:span><text:span text:style-name="Code2"><text:span text:style-name="T19">IDENTITY_VERSION_ATTRIBUTE</text:span></text:span><text:span text:style-name="Code2"> = "version"</text:span></text:p>
        <text:p text:style-name="P77"><text:span text:style-name="T28">An </text:span><text:a xlink:type="simple" xlink:href="#r18"><text:span text:style-name="Code2"><text:span text:style-name="T22">identity</text:span></text:span></text:a><text:span text:style-name="Default_20_Paragraph_20_Font"><text:span text:style-name="T28"> capability attribute identifying the </text:span></text:span><text:span text:style-name="Code2">version</text:span><text:span text:style-name="Default_20_Paragraph_20_Font"><text:span text:style-name="T28"> of the resource. This attribute must be set to a value of type </text:span></text:span><text:span text:style-name="Code2">org.osgi.framework.Version</text:span><text:span text:style-name="Default_20_Paragraph_20_Font"><text:span text:style-name="T28">. If the resource has no version then the value </text:span></text:span><text:span text:style-name="Code2">0.0.0</text:span><text:span text:style-name="Default_20_Paragraph_20_Font"><text:span text:style-name="T28"> must be used for the attribute.</text:span></text:span></text:p>
        <text:p text:style-name="P107"><text:soft-page-break/></text:p>
        <text:p text:style-name="P144"><text:bookmark text:name="r20"/>IDENTITY_TYPE_ATTRIBUTE</text:p>
        <text:p text:style-name="P59"><text:span text:style-name="Code2">public static final String </text:span><text:span text:style-name="Code2"><text:span text:style-name="T19">IDENTITY_TYPE_ATTRIBUTE</text:span></text:span><text:span text:style-name="Code2"> = "type"</text:span></text:p>
        <text:p text:style-name="P77"><text:span text:style-name="T28">An </text:span><text:a xlink:type="simple" xlink:href="#r18"><text:span text:style-name="Code2"><text:span text:style-name="T22">identity</text:span></text:span></text:a><text:span text:style-name="Default_20_Paragraph_20_Font"><text:span text:style-name="T28"> capability attribute identifying the resource type. This attribute must be set to a value of type </text:span></text:span><text:span text:style-name="Code2">String</text:span><text:span text:style-name="Default_20_Paragraph_20_Font"><text:span text:style-name="T28">. if the resource has no type then the value </text:span></text:span><text:a xlink:type="simple" xlink:href="#r23"><text:span text:style-name="Code2"><text:span text:style-name="T22">unknown</text:span></text:span></text:a><text:span text:style-name="Default_20_Paragraph_20_Font"><text:span text:style-name="T28"> must be used for the attribute.</text:span></text:span></text:p>
        <text:p text:style-name="P107"/>
        <text:p text:style-name="P144"><text:bookmark text:name="r21"/>IDENTITY_TYPE_BUNDLE</text:p>
        <text:p text:style-name="P59"><text:span text:style-name="Code2">public static final String </text:span><text:span text:style-name="Code2"><text:span text:style-name="T19">IDENTITY_TYPE_BUNDLE</text:span></text:span><text:span text:style-name="Code2"> = "osgi.bundle"</text:span></text:p>
        <text:p text:style-name="P77"><text:span text:style-name="T28">An </text:span><text:a xlink:type="simple" xlink:href="#r18"><text:span text:style-name="Code2"><text:span text:style-name="T22">identity</text:span></text:span></text:a><text:span text:style-name="Default_20_Paragraph_20_Font"><text:span text:style-name="T28"> capability </text:span></text:span><text:a xlink:type="simple" xlink:href="#r20"><text:span text:style-name="Code2"><text:span text:style-name="T22">type</text:span></text:span></text:a><text:span text:style-name="Default_20_Paragraph_20_Font"><text:span text:style-name="T28"> attribute value identifying the resource type as an OSGi bundle.</text:span></text:span></text:p>
        <text:p text:style-name="P107"/>
        <text:p text:style-name="P144"><text:bookmark text:name="r22"/>IDENTITY_TYPE_FRAGMENT</text:p>
        <text:p text:style-name="P59"><text:span text:style-name="Code2">public static final String </text:span><text:span text:style-name="Code2"><text:span text:style-name="T19">IDENTITY_TYPE_FRAGMENT</text:span></text:span><text:span text:style-name="Code2"> = "osgi.fragment"</text:span></text:p>
        <text:p text:style-name="P77"><text:span text:style-name="T28">An </text:span><text:a xlink:type="simple" xlink:href="#r18"><text:span text:style-name="Code2"><text:span text:style-name="T22">identity</text:span></text:span></text:a><text:span text:style-name="Default_20_Paragraph_20_Font"><text:span text:style-name="T28"> capability </text:span></text:span><text:a xlink:type="simple" xlink:href="#r20"><text:span text:style-name="Code2"><text:span text:style-name="T22">type</text:span></text:span></text:a><text:span text:style-name="Default_20_Paragraph_20_Font"><text:span text:style-name="T28"> attribute value identifying the resource type as an OSGi fragment.</text:span></text:span></text:p>
        <text:p text:style-name="P107"/>
        <text:p text:style-name="P144"><text:bookmark text:name="r23"/>IDENTITY_TYPE_UNKNOWN</text:p>
        <text:p text:style-name="P59"><text:span text:style-name="Code2">public static final String </text:span><text:span text:style-name="Code2"><text:span text:style-name="T19">IDENTITY_TYPE_UNKNOWN</text:span></text:span><text:span text:style-name="Code2"> = "unknown"</text:span></text:p>
        <text:p text:style-name="P77"><text:span text:style-name="T28">An </text:span><text:a xlink:type="simple" xlink:href="#r18"><text:span text:style-name="Code2"><text:span text:style-name="T22">identity</text:span></text:span></text:a><text:span text:style-name="Default_20_Paragraph_20_Font"><text:span text:style-name="T28"> capability </text:span></text:span><text:a xlink:type="simple" xlink:href="#r20"><text:span text:style-name="Code2"><text:span text:style-name="T22">type</text:span></text:span></text:a><text:span text:style-name="Default_20_Paragraph_20_Font"><text:span text:style-name="T28"> attribute value identifying the resource type as unknown.</text:span></text:span></text:p>
        <text:p text:style-name="P107"/>
        <text:p text:style-name="P144"><text:bookmark text:name="r24"/>IDENTITY_SINGLETON_DIRECTIVE</text:p>
        <text:p text:style-name="P59"><text:span text:style-name="Code2">public static final String </text:span><text:span text:style-name="Code2"><text:span text:style-name="T19">IDENTITY_SINGLETON_DIRECTIVE</text:span></text:span><text:span text:style-name="Code2"> = "singleton"</text:span></text:p>
        <text:p text:style-name="P77"><text:span text:style-name="T28">An </text:span><text:a xlink:type="simple" xlink:href="#r18"><text:span text:style-name="Code2"><text:span text:style-name="T22">identity</text:span></text:span></text:a><text:span text:style-name="Default_20_Paragraph_20_Font"><text:span text:style-name="T28"> capability </text:span></text:span><text:a xlink:type="simple" xlink:href="#r10"><text:span text:style-name="Code2"><text:span text:style-name="T22">directive</text:span></text:span></text:a><text:span text:style-name="Default_20_Paragraph_20_Font"><text:span text:style-name="T28"> identifying if the resource is a singleton. A </text:span></text:span><text:span text:style-name="Code2">String</text:span><text:span text:style-name="Default_20_Paragraph_20_Font"><text:span text:style-name="T28"> value of "true" indicates the resource is a singleton; any other value or </text:span></text:span><text:span text:style-name="Default_20_Paragraph_20_Font"><text:span text:style-name="T32">null</text:span></text:span><text:span text:style-name="Default_20_Paragraph_20_Font"><text:span text:style-name="T28"> indicates the resource is not a singleton.</text:span></text:span></text:p>
        <text:p text:style-name="P107"/>
        <text:p text:style-name="P144"><text:bookmark text:name="r25"/>WIRING_PACKAGE_NAMESPACE</text:p>
        <text:p text:style-name="P59"><text:span text:style-name="Code2">public static final String </text:span><text:span text:style-name="Code2"><text:span text:style-name="T19">WIRING_PACKAGE_NAMESPACE</text:span></text:span><text:span text:style-name="Code2"> = "osgi.wiring.package"</text:span></text:p>
        <text:p text:style-name="P81">Name space for package capabilities and requirements. For capability attributes the following applies:</text:p>
        <text:list xml:id="list1398941378" text:style-name="RTF_5f_Num_20_6">
          <text:list-item>
            <text:p text:style-name="P42">The osgi.wiring.package attribute contains the name of the package.</text:p>
          </text:list-item>
          <text:list-item>
            <text:p text:style-name="P45"><text:span text:style-name="T12">The </text:span><text:span text:style-name="Code2"><text:span text:style-name="T7">version</text:span></text:span><text:span text:style-name="Default_20_Paragraph_20_Font"><text:span text:style-name="T12"> attribute contains the the </text:span></text:span><text:span text:style-name="Code2"><text:span text:style-name="T7">org.osgi.framework.Version</text:span></text:span><text:span text:style-name="Default_20_Paragraph_20_Font"><text:span text:style-name="T12"> of the package if one is specified or </text:span></text:span><text:span text:style-name="Code2"><text:span text:style-name="T7">org.osgi.framework.Version.emptyVersion</text:span></text:span><text:span text:style-name="Default_20_Paragraph_20_Font"><text:span text:style-name="T12"> if not specified.</text:span></text:span></text:p>
          </text:list-item>
          <text:list-item>
            <text:p text:style-name="P45"><text:span text:style-name="T12">The </text:span><text:span text:style-name="Code2"><text:span text:style-name="T7">bundle-symbolic-name</text:span></text:span><text:span text:style-name="Default_20_Paragraph_20_Font"><text:span text:style-name="T12"> attribute contains the symbolic name of the resource providing the package if one is specified.</text:span></text:span></text:p>
          </text:list-item>
          <text:list-item>
            <text:p text:style-name="P45"><text:span text:style-name="T12">The </text:span><text:span text:style-name="Code2"><text:span text:style-name="T7">bundle-version</text:span></text:span><text:span text:style-name="Default_20_Paragraph_20_Font"><text:span text:style-name="T12"> attribute contains the </text:span></text:span><text:span text:style-name="Code2"><text:span text:style-name="T7">org.osgi.framework.Version</text:span></text:span><text:span text:style-name="Default_20_Paragraph_20_Font"><text:span text:style-name="T12"> of resource providing the package if one is specified or </text:span></text:span><text:span text:style-name="Code2"><text:span text:style-name="T7">org.osgi.framework.Version.emptyVersion</text:span></text:span><text:span text:style-name="Default_20_Paragraph_20_Font"><text:span text:style-name="T12"> if not specified.</text:span></text:span></text:p>
          </text:list-item>
          <text:list-item>
            <text:p text:style-name="P52"><text:span text:style-name="T12">All other attributes are of type </text:span><text:span text:style-name="Code2"><text:span text:style-name="T7">String</text:span></text:span><text:span text:style-name="Default_20_Paragraph_20_Font"><text:span text:style-name="T12"> and are used as arbitrary matching attributes for the capability.</text:span></text:span></text:p>
          </text:list-item>
        </text:list>
        <text:p text:style-name="P77"><text:span text:style-name="T28">A resource provides zero or more package </text:span><text:a xlink:type="simple" xlink:href="#r15"><text:span text:style-name="Code2"><text:span text:style-name="T22">capabilities</text:span></text:span></text:a><text:span text:style-name="Default_20_Paragraph_20_Font"><text:span text:style-name="T28"> (this is, exported packages) and requires zero or more package </text:span></text:span><text:a xlink:type="simple" xlink:href="#r16"><text:span text:style-name="Code2"><text:span text:style-name="T22">requirements</text:span></text:span></text:a><text:span text:style-name="Default_20_Paragraph_20_Font"><text:span text:style-name="T28"> (that is, imported packages).</text:span></text:span></text:p>
        <text:p text:style-name="P107"/>
        <text:p text:style-name="P144"><text:bookmark text:name="r26"/><text:soft-page-break/>WIRING_BUNDLE_NAMESPACE</text:p>
        <text:p text:style-name="P59"><text:span text:style-name="Code2">public static final String </text:span><text:span text:style-name="Code2"><text:span text:style-name="T19">WIRING_BUNDLE_NAMESPACE</text:span></text:span><text:span text:style-name="Code2"> = "osgi.wiring.bundle"</text:span></text:p>
        <text:p text:style-name="P81">Name space for bundle capabilities and requirements. For capability attributes the following applies:</text:p>
        <text:list xml:id="list807104290" text:style-name="RTF_5f_Num_20_7">
          <text:list-item>
            <text:p text:style-name="P43">The osgi.wiring.bundle attribute contains the symbolic name of the bundle.</text:p>
          </text:list-item>
          <text:list-item>
            <text:p text:style-name="P46"><text:span text:style-name="T12">The </text:span><text:span text:style-name="Code2"><text:span text:style-name="T7">bundle-version</text:span></text:span><text:span text:style-name="Default_20_Paragraph_20_Font"><text:span text:style-name="T12"> attribute contains the </text:span></text:span><text:span text:style-name="Code2"><text:span text:style-name="T7">org.osgi.framework.Version</text:span></text:span><text:span text:style-name="Default_20_Paragraph_20_Font"><text:span text:style-name="T12"> of the bundle if one is specified or </text:span></text:span><text:span text:style-name="Code2"><text:span text:style-name="T7">org.osgi.framework.Version.emptyVersion</text:span></text:span><text:span text:style-name="Default_20_Paragraph_20_Font"><text:span text:style-name="T12"> if not specified.</text:span></text:span></text:p>
          </text:list-item>
          <text:list-item>
            <text:p text:style-name="P53"><text:span text:style-name="T12">All other attributes are of type </text:span><text:span text:style-name="Code2"><text:span text:style-name="T7">String</text:span></text:span><text:span text:style-name="Default_20_Paragraph_20_Font"><text:span text:style-name="T12"> and are used as arbitrary matching attributes for the capability.</text:span></text:span></text:p>
          </text:list-item>
        </text:list>
        <text:p text:style-name="P82"><text:span text:style-name="T28">A non-fragment resource with the </text:span><text:a xlink:type="simple" xlink:href="#r21"><text:span text:style-name="Code2"><text:span text:style-name="T22">osgi.bundle</text:span></text:span></text:a><text:span text:style-name="Default_20_Paragraph_20_Font"><text:span text:style-name="T28"> type </text:span></text:span><text:a xlink:type="simple" xlink:href="#r20"><text:span text:style-name="Code2"><text:span text:style-name="T22">identity</text:span></text:span></text:a><text:span text:style-name="Default_20_Paragraph_20_Font"><text:span text:style-name="T28"> provides exactly one </text:span></text:span><text:span text:style-name="Default_20_Paragraph_20_Font"><text:span text:style-name="T30">†</text:span></text:span><text:span text:style-name="Default_20_Paragraph_20_Font"><text:span text:style-name="T28"> bundle </text:span></text:span><text:a xlink:type="simple" xlink:href="#r15"><text:span text:style-name="Code2"><text:span text:style-name="T22">capability</text:span></text:span></text:a><text:span text:style-name="Default_20_Paragraph_20_Font"><text:span text:style-name="T28"> (that is, the bundle can be required by another bundle). A fragment resource with the </text:span></text:span><text:a xlink:type="simple" xlink:href="#r22"><text:span text:style-name="Code2"><text:span text:style-name="T22">osgi.fragment</text:span></text:span></text:a><text:span text:style-name="Default_20_Paragraph_20_Font"><text:span text:style-name="T28"> type </text:span></text:span><text:a xlink:type="simple" xlink:href="#r20"><text:span text:style-name="Code2"><text:span text:style-name="T22">identity</text:span></text:span></text:a><text:span text:style-name="Default_20_Paragraph_20_Font"><text:span text:style-name="T28"> must not declare a bundle capability. A resource requires zero or more bundle </text:span></text:span><text:a xlink:type="simple" xlink:href="#r16"><text:span text:style-name="Code2"><text:span text:style-name="T22">requirements</text:span></text:span></text:a><text:span text:style-name="Default_20_Paragraph_20_Font"><text:span text:style-name="T28"> (that is, required bundles).</text:span></text:span></text:p>
        <text:p text:style-name="P78">† A resource with no symbolic name must not provide a bundle capability.</text:p>
        <text:p text:style-name="P107"/>
        <text:p text:style-name="P144"><text:bookmark text:name="r27"/>WIRING_HOST_NAMESPACE</text:p>
        <text:p text:style-name="P59"><text:span text:style-name="Code2">public static final String </text:span><text:span text:style-name="Code2"><text:span text:style-name="T19">WIRING_HOST_NAMESPACE</text:span></text:span><text:span text:style-name="Code2"> = "osgi.wiring.host"</text:span></text:p>
        <text:p text:style-name="P81">Name space for host capabilities and requirements. For capability attributes the following applies:</text:p>
        <text:list xml:id="list945419178" text:style-name="RTF_5f_Num_20_8">
          <text:list-item>
            <text:p text:style-name="P44">The osgi.wiring.host attribute contains the symbolic name of the bundle.</text:p>
          </text:list-item>
          <text:list-item>
            <text:p text:style-name="P47"><text:span text:style-name="T12">The </text:span><text:span text:style-name="Code2"><text:span text:style-name="T7">bundle-version</text:span></text:span><text:span text:style-name="Default_20_Paragraph_20_Font"><text:span text:style-name="T12"> attribute contains the </text:span></text:span><text:span text:style-name="Code2"><text:span text:style-name="T7">org.osgi.framework.Version</text:span></text:span><text:span text:style-name="Default_20_Paragraph_20_Font"><text:span text:style-name="T12"> of the bundle if one is specified or </text:span></text:span><text:span text:style-name="Code2"><text:span text:style-name="T7">org.osgi.framework.Version.emptyVersion</text:span></text:span><text:span text:style-name="Default_20_Paragraph_20_Font"><text:span text:style-name="T12"> if not specified.</text:span></text:span></text:p>
          </text:list-item>
          <text:list-item>
            <text:p text:style-name="P54"><text:span text:style-name="T12">All other attributes are of type </text:span><text:span text:style-name="Code2"><text:span text:style-name="T7">String</text:span></text:span><text:span text:style-name="Default_20_Paragraph_20_Font"><text:span text:style-name="T12"> and are used as arbitrary matching attributes for the capability.</text:span></text:span></text:p>
          </text:list-item>
        </text:list>
        <text:p text:style-name="P82"><text:span text:style-name="T28">A non-fragment resource with the with the </text:span><text:a xlink:type="simple" xlink:href="#r21"><text:span text:style-name="Code2"><text:span text:style-name="T22">osgi.bundle</text:span></text:span></text:a><text:span text:style-name="Default_20_Paragraph_20_Font"><text:span text:style-name="T28"> type </text:span></text:span><text:a xlink:type="simple" xlink:href="#r20"><text:span text:style-name="Code2"><text:span text:style-name="T22">identity</text:span></text:span></text:a><text:span text:style-name="Default_20_Paragraph_20_Font"><text:span text:style-name="T28"> provides zero or one </text:span></text:span><text:span text:style-name="Default_20_Paragraph_20_Font"><text:span text:style-name="T30">†</text:span></text:span><text:span text:style-name="Default_20_Paragraph_20_Font"><text:span text:style-name="T28"> host </text:span></text:span><text:a xlink:type="simple" xlink:href="#r15"><text:span text:style-name="Code2"><text:span text:style-name="T22">capabilities</text:span></text:span></text:a><text:span text:style-name="Default_20_Paragraph_20_Font"><text:span text:style-name="T28">. A fragment resource with the </text:span></text:span><text:a xlink:type="simple" xlink:href="#r22"><text:span text:style-name="Code2"><text:span text:style-name="T22">osgi.fragment</text:span></text:span></text:a><text:span text:style-name="Default_20_Paragraph_20_Font"><text:span text:style-name="T28"> type </text:span></text:span><text:a xlink:type="simple" xlink:href="#r20"><text:span text:style-name="Code2"><text:span text:style-name="T22">identity</text:span></text:span></text:a><text:span text:style-name="Default_20_Paragraph_20_Font"><text:span text:style-name="T28"> must not declare a host capability and must </text:span></text:span><text:a xlink:type="simple" xlink:href="#r16"><text:span text:style-name="Code2"><text:span text:style-name="T22">declare</text:span></text:span></text:a><text:span text:style-name="Default_20_Paragraph_20_Font"><text:span text:style-name="T28"> exactly one host requirement.</text:span></text:span></text:p>
        <text:p text:style-name="P78">† A resource with no bundle symbolic name must not provide a host capability.</text:p>
        <text:p text:style-name="P107"/>
        <text:p text:style-name="P144"><text:bookmark text:name="r28"/>REQUIREMENT_FILTER_DIRECTIVE</text:p>
        <text:p text:style-name="P59"><text:span text:style-name="Code2">public static final String </text:span><text:span text:style-name="Code2"><text:span text:style-name="T19">REQUIREMENT_FILTER_DIRECTIVE</text:span></text:span><text:span text:style-name="Code2"> = "filter"</text:span></text:p>
        <text:p text:style-name="P77"><text:span text:style-name="T28">A requirement </text:span><text:a xlink:type="simple" xlink:href="#r10"><text:span text:style-name="Code2"><text:span text:style-name="T22">directive</text:span></text:span></text:a><text:span text:style-name="Default_20_Paragraph_20_Font"><text:span text:style-name="T28"> used to specify a capability filter. This filter is used to match against a capability's </text:span></text:span><text:a xlink:type="simple" xlink:href="#r6"><text:span text:style-name="Code2"><text:span text:style-name="T22">attributes</text:span></text:span></text:a><text:span text:style-name="Default_20_Paragraph_20_Font"><text:span text:style-name="T28">.</text:span></text:span></text:p>
        <text:p text:style-name="P107"/>
        <text:p text:style-name="P144"><text:bookmark text:name="r29"/>REQUIREMENT_RESOLUTION_DIRECTIVE</text:p>
        <text:p text:style-name="P59"><text:span text:style-name="Code2">public static final String </text:span><text:span text:style-name="Code2"><text:span text:style-name="T19">REQUIREMENT_RESOLUTION_DIRECTIVE</text:span></text:span><text:span text:style-name="Code2"> = "resolution"</text:span></text:p>
        <text:p text:style-name="P77"><text:span text:style-name="T28">A requirement </text:span><text:a xlink:type="simple" xlink:href="#r10"><text:span text:style-name="Code2"><text:span text:style-name="T22">directive</text:span></text:span></text:a><text:span text:style-name="Default_20_Paragraph_20_Font"><text:span text:style-name="T28"> used to specify the resolution type for a requirement. The default value is </text:span></text:span><text:a xlink:type="simple" xlink:href="#r30"><text:span text:style-name="Code2"><text:span text:style-name="T22">mandatory</text:span></text:span></text:a><text:span text:style-name="Default_20_Paragraph_20_Font"><text:span text:style-name="T28">.</text:span></text:span></text:p>
        <text:p text:style-name="P80">See Also:</text:p>
        <text:p text:style-name="P104"><text:a xlink:type="simple" xlink:href="#r30"><text:span text:style-name="Code2"><text:span text:style-name="T22">mandatory</text:span></text:span></text:a><text:span text:style-name="Default_20_Paragraph_20_Font"><text:span text:style-name="T28">, </text:span></text:span><text:a xlink:type="simple" xlink:href="#r31"><text:span text:style-name="Code2"><text:span text:style-name="T22">optional</text:span></text:span></text:a></text:p>
        <text:p text:style-name="P105"/>
        <text:p text:style-name="P144"><text:bookmark text:name="r30"/>REQUIREMENT_RESOLUTION_MANDATORY</text:p>
        <text:p text:style-name="P59"><text:span text:style-name="Code2">public static final String </text:span><text:span text:style-name="Code2"><text:span text:style-name="T19">REQUIREMENT_RESOLUTION_MANDATORY</text:span></text:span><text:span text:style-name="Code2"> = "mandatory"</text:span></text:p>
        <text:p text:style-name="P77"><text:soft-page-break/><text:span text:style-name="T28">A directive value identifying a mandatory </text:span><text:a xlink:type="simple" xlink:href="#r16"><text:span text:style-name="Code2"><text:span text:style-name="T22">requirement</text:span></text:span></text:a><text:span text:style-name="Default_20_Paragraph_20_Font"><text:span text:style-name="T28"> resolution type. A mandatory resolution type indicates that the requirement must be resolved when the </text:span></text:span><text:a xlink:type="simple" xlink:href="#r17"><text:span text:style-name="Code2"><text:span text:style-name="T22">resource</text:span></text:span></text:a><text:span text:style-name="Default_20_Paragraph_20_Font"><text:span text:style-name="T28"> is resolved. If such requirement cannot be resolved, the resource fails to resolve.</text:span></text:span></text:p>
        <text:p text:style-name="P80">See Also:</text:p>
        <text:p text:style-name="P104"><text:a xlink:type="simple" xlink:href="#r29"><text:span text:style-name="Code2"><text:span text:style-name="T22">REQUIREMENT_RESOLUTION_DIRECTIVE</text:span></text:span></text:a></text:p>
        <text:p text:style-name="P105"/>
        <text:p text:style-name="P144"><text:bookmark text:name="r31"/>REQUIREMENT_RESOLUTION_OPTIONAL</text:p>
        <text:p text:style-name="P59"><text:span text:style-name="Code2">public static final String </text:span><text:span text:style-name="Code2"><text:span text:style-name="T19">REQUIREMENT_RESOLUTION_OPTIONAL</text:span></text:span><text:span text:style-name="Code2"> = "optional"</text:span></text:p>
        <text:p text:style-name="P77"><text:span text:style-name="T28">A directive value identifying an optional </text:span><text:a xlink:type="simple" xlink:href="#r16"><text:span text:style-name="Code2"><text:span text:style-name="T22">requirement</text:span></text:span></text:a><text:span text:style-name="Default_20_Paragraph_20_Font"><text:span text:style-name="T28"> resolution type. An optional resolution type indicates that the requirement is optional and the </text:span></text:span><text:a xlink:type="simple" xlink:href="#r17"><text:span text:style-name="Code2"><text:span text:style-name="T22">resource</text:span></text:span></text:a><text:span text:style-name="Default_20_Paragraph_20_Font"><text:span text:style-name="T28"> may be resolved without requirement being resolved.</text:span></text:span></text:p>
        <text:p text:style-name="P80">See Also:</text:p>
        <text:p text:style-name="P104"><text:a xlink:type="simple" xlink:href="#r29"><text:span text:style-name="Code2"><text:span text:style-name="T22">REQUIREMENT_RESOLUTION_DIRECTIVE</text:span></text:span></text:a></text:p>
        <text:p text:style-name="P105"/>
        <text:p text:style-name="P144"><text:bookmark text:name="r32"/>REQUIREMENT_EFFECTIVE_DIRECTIVE</text:p>
        <text:p text:style-name="P59"><text:span text:style-name="Code2">public static final String </text:span><text:span text:style-name="Code2"><text:span text:style-name="T19">REQUIREMENT_EFFECTIVE_DIRECTIVE</text:span></text:span><text:span text:style-name="Code2"> = "effective"</text:span></text:p>
        <text:p text:style-name="P77"><text:span text:style-name="T28">A requirement </text:span><text:a xlink:type="simple" xlink:href="#r10"><text:span text:style-name="Code2"><text:span text:style-name="T22">directive</text:span></text:span></text:a><text:span text:style-name="Default_20_Paragraph_20_Font"><text:span text:style-name="T28"> used to specify the effective time for the requirement. The default value is </text:span></text:span><text:a xlink:type="simple" xlink:href="#r33"><text:span text:style-name="Code2"><text:span text:style-name="T22">resolve</text:span></text:span></text:a><text:span text:style-name="Default_20_Paragraph_20_Font"><text:span text:style-name="T28">.</text:span></text:span></text:p>
        <text:p text:style-name="P80">See Also:</text:p>
        <text:p text:style-name="P104"><text:a xlink:type="simple" xlink:href="#r33"><text:span text:style-name="Code2"><text:span text:style-name="T22">resolve</text:span></text:span></text:a><text:span text:style-name="Default_20_Paragraph_20_Font"><text:span text:style-name="T28">, </text:span></text:span><text:a xlink:type="simple" xlink:href="#r34"><text:span text:style-name="Code2"><text:span text:style-name="T22">active</text:span></text:span></text:a></text:p>
        <text:p text:style-name="P105"/>
        <text:p text:style-name="P144"><text:bookmark text:name="r33"/>EFFECTIVE_RESOLVE</text:p>
        <text:p text:style-name="P59"><text:span text:style-name="Code2">public static final String </text:span><text:span text:style-name="Code2"><text:span text:style-name="T19">EFFECTIVE_RESOLVE</text:span></text:span><text:span text:style-name="Code2"> = "resolve"</text:span></text:p>
        <text:p text:style-name="P77"><text:span text:style-name="T28">A directive value identifying a </text:span><text:a xlink:type="simple" xlink:href="#r42"><text:span text:style-name="Code2"><text:span text:style-name="T22">capability</text:span></text:span></text:a><text:span text:style-name="Default_20_Paragraph_20_Font"><text:span text:style-name="T28"> or </text:span></text:span><text:a xlink:type="simple" xlink:href="#r32"><text:span text:style-name="Code2"><text:span text:style-name="T22">requirement</text:span></text:span></text:a><text:span text:style-name="Default_20_Paragraph_20_Font"><text:span text:style-name="T28"> that is effective at resolve time. Capabilities and requirements with an effective time of resolve are the only capabilities which are processed while resolving a resource.</text:span></text:span></text:p>
        <text:p text:style-name="P80">See Also:</text:p>
        <text:p text:style-name="P104"><text:a xlink:type="simple" xlink:href="#r32"><text:span text:style-name="Code2"><text:span text:style-name="T22">REQUIREMENT_EFFECTIVE_DIRECTIVE</text:span></text:span></text:a><text:span text:style-name="Default_20_Paragraph_20_Font"><text:span text:style-name="T28">, </text:span></text:span><text:a xlink:type="simple" xlink:href="#r42"><text:span text:style-name="Code2"><text:span text:style-name="T22">CAPABILITY_EFFECTIVE_DIRECTIVE</text:span></text:span></text:a></text:p>
        <text:p text:style-name="P105"/>
        <text:p text:style-name="P144"><text:bookmark text:name="r34"/>EFFECTIVE_ACTIVE</text:p>
        <text:p text:style-name="P59"><text:span text:style-name="Code2">public static final String </text:span><text:span text:style-name="Code2"><text:span text:style-name="T19">EFFECTIVE_ACTIVE</text:span></text:span><text:span text:style-name="Code2"> = "active"</text:span></text:p>
        <text:p text:style-name="P77"><text:span text:style-name="T28">A directive value identifying a </text:span><text:a xlink:type="simple" xlink:href="#r42"><text:span text:style-name="Code2"><text:span text:style-name="T22">capability</text:span></text:span></text:a><text:span text:style-name="Default_20_Paragraph_20_Font"><text:span text:style-name="T28"> or </text:span></text:span><text:a xlink:type="simple" xlink:href="#r32"><text:span text:style-name="Code2"><text:span text:style-name="T22">requirement</text:span></text:span></text:a><text:span text:style-name="Default_20_Paragraph_20_Font"><text:span text:style-name="T28"> that is effective at active time. Capabilities and requirements with an effective time of active are ignored while resolving a resource.</text:span></text:span></text:p>
        <text:p text:style-name="P80">See Also:</text:p>
        <text:p text:style-name="P104"><text:a xlink:type="simple" xlink:href="#r32"><text:span text:style-name="Code2"><text:span text:style-name="T22">REQUIREMENT_EFFECTIVE_DIRECTIVE</text:span></text:span></text:a><text:span text:style-name="Default_20_Paragraph_20_Font"><text:span text:style-name="T28">, </text:span></text:span><text:a xlink:type="simple" xlink:href="#r42"><text:span text:style-name="Code2"><text:span text:style-name="T22">CAPABILITY_EFFECTIVE_DIRECTIVE</text:span></text:span></text:a></text:p>
        <text:p text:style-name="P105"/>
        <text:p text:style-name="P144"><text:bookmark text:name="r35"/>REQUIREMENT_VISIBILITY_DIRECTIVE</text:p>
        <text:p text:style-name="P59"><text:span text:style-name="Code2">public static final String </text:span><text:span text:style-name="Code2"><text:span text:style-name="T19">REQUIREMENT_VISIBILITY_DIRECTIVE</text:span></text:span><text:span text:style-name="Code2"> = "visibility"</text:span></text:p>
        <text:p text:style-name="P77"><text:span text:style-name="T28">A requirement </text:span><text:a xlink:type="simple" xlink:href="#r10"><text:span text:style-name="Code2"><text:span text:style-name="T22">directive</text:span></text:span></text:a><text:span text:style-name="Default_20_Paragraph_20_Font"><text:span text:style-name="T28"> used to specify the visibility type for a requirement. The default value is </text:span></text:span><text:a xlink:type="simple" xlink:href="#r36"><text:span text:style-name="Code2"><text:span text:style-name="T22">private</text:span></text:span></text:a><text:span text:style-name="Default_20_Paragraph_20_Font"><text:span text:style-name="T28">. This directive must only be used for requirements with the require </text:span></text:span><text:a xlink:type="simple" xlink:href="#r26"><text:span text:style-name="Code2"><text:span text:style-name="T22">bundle</text:span></text:span></text:a><text:span text:style-name="Default_20_Paragraph_20_Font"><text:span text:style-name="T28"> name space.</text:span></text:span></text:p>
        <text:p text:style-name="P80"><text:soft-page-break/>See Also:</text:p>
        <text:p text:style-name="P104"><text:a xlink:type="simple" xlink:href="#r36"><text:span text:style-name="Code2"><text:span text:style-name="T22">private</text:span></text:span></text:a><text:span text:style-name="Default_20_Paragraph_20_Font"><text:span text:style-name="T28">, </text:span></text:span><text:a xlink:type="simple" xlink:href="#r37"><text:span text:style-name="Code2"><text:span text:style-name="T22">reexport</text:span></text:span></text:a></text:p>
        <text:p text:style-name="P105"/>
        <text:p text:style-name="P144"><text:bookmark text:name="r36"/>REQUIREMENT_VISIBILITY_PRIVATE</text:p>
        <text:p text:style-name="P59"><text:span text:style-name="Code2">public static final String </text:span><text:span text:style-name="Code2"><text:span text:style-name="T19">REQUIREMENT_VISIBILITY_PRIVATE</text:span></text:span><text:span text:style-name="Code2"> = "private"</text:span></text:p>
        <text:p text:style-name="P77"><text:span text:style-name="T28">A directive value identifying a private </text:span><text:a xlink:type="simple" xlink:href="#r35"><text:span text:style-name="Code2"><text:span text:style-name="T22">visibility</text:span></text:span></text:a><text:span text:style-name="Default_20_Paragraph_20_Font"><text:span text:style-name="T28"> type. A private visibility type indicates that any </text:span></text:span><text:a xlink:type="simple" xlink:href="#r25"><text:span text:style-name="Code2"><text:span text:style-name="T22">packages</text:span></text:span></text:a><text:span text:style-name="Default_20_Paragraph_20_Font"><text:span text:style-name="T28"> that are exported by the required </text:span></text:span><text:a xlink:type="simple" xlink:href="#r26"><text:span text:style-name="Code2"><text:span text:style-name="T22">bundle</text:span></text:span></text:a><text:span text:style-name="Default_20_Paragraph_20_Font"><text:span text:style-name="T28"> are not made visible on the export signature of the requiring </text:span></text:span><text:a xlink:type="simple" xlink:href="#r26"><text:span text:style-name="Code2"><text:span text:style-name="T22">bundle</text:span></text:span></text:a><text:span text:style-name="Default_20_Paragraph_20_Font"><text:span text:style-name="T28"> .</text:span></text:span></text:p>
        <text:p text:style-name="P80">See Also:</text:p>
        <text:p text:style-name="P104"><text:a xlink:type="simple" xlink:href="#r35"><text:span text:style-name="Code2"><text:span text:style-name="T22">REQUIREMENT_VISIBILITY_DIRECTIVE</text:span></text:span></text:a></text:p>
        <text:p text:style-name="P105"/>
        <text:p text:style-name="P144"><text:bookmark text:name="r37"/>REQUIREMENT_VISIBILITY_REEXPORT</text:p>
        <text:p text:style-name="P59"><text:span text:style-name="Code2">public static final String </text:span><text:span text:style-name="Code2"><text:span text:style-name="T19">REQUIREMENT_VISIBILITY_REEXPORT</text:span></text:span><text:span text:style-name="Code2"> = "reexport"</text:span></text:p>
        <text:p text:style-name="P77"><text:span text:style-name="T28">A directive value identifying a reexport </text:span><text:a xlink:type="simple" xlink:href="#r35"><text:span text:style-name="Code2"><text:span text:style-name="T22">visibility</text:span></text:span></text:a><text:span text:style-name="Default_20_Paragraph_20_Font"><text:span text:style-name="T28"> type. A reexport visibility type indicates any </text:span></text:span><text:a xlink:type="simple" xlink:href="#r25"><text:span text:style-name="Code2"><text:span text:style-name="T22">packages</text:span></text:span></text:a><text:span text:style-name="Default_20_Paragraph_20_Font"><text:span text:style-name="T28"> that are exported by the required </text:span></text:span><text:a xlink:type="simple" xlink:href="#r26"><text:span text:style-name="Code2"><text:span text:style-name="T22">bundle</text:span></text:span></text:a><text:span text:style-name="Default_20_Paragraph_20_Font"><text:span text:style-name="T28"> are re-exported by the requiring </text:span></text:span><text:a xlink:type="simple" xlink:href="#r26"><text:span text:style-name="Code2"><text:span text:style-name="T22">bundle</text:span></text:span></text:a><text:span text:style-name="Default_20_Paragraph_20_Font"><text:span text:style-name="T28">.</text:span></text:span></text:p>
        <text:p text:style-name="P107"/>
        <text:p text:style-name="P144"><text:bookmark text:name="r38"/>REQUIREMENT_CARDINALITY_DIRECTIVE</text:p>
        <text:p text:style-name="P59"><text:span text:style-name="Code2">public static final String </text:span><text:span text:style-name="Code2"><text:span text:style-name="T19">REQUIREMENT_CARDINALITY_DIRECTIVE</text:span></text:span><text:span text:style-name="Code2"> = "cardinality"</text:span></text:p>
        <text:p text:style-name="P77"><text:span text:style-name="T28">A requirement </text:span><text:a xlink:type="simple" xlink:href="#r10"><text:span text:style-name="Code2"><text:span text:style-name="T22">directive</text:span></text:span></text:a><text:span text:style-name="Default_20_Paragraph_20_Font"><text:span text:style-name="T28"> used to specify the cardinality for a requirement. The default value is </text:span></text:span><text:a xlink:type="simple" xlink:href="#r40"><text:span text:style-name="Code2"><text:span text:style-name="T22">singular</text:span></text:span></text:a><text:span text:style-name="Default_20_Paragraph_20_Font"><text:span text:style-name="T28">.</text:span></text:span></text:p>
        <text:p text:style-name="P80">See Also:</text:p>
        <text:p text:style-name="P104"><text:a xlink:type="simple" xlink:href="#r39"><text:span text:style-name="Code2"><text:span text:style-name="T22">multiple</text:span></text:span></text:a><text:span text:style-name="Default_20_Paragraph_20_Font"><text:span text:style-name="T28">, </text:span></text:span><text:a xlink:type="simple" xlink:href="#r40"><text:span text:style-name="Code2"><text:span text:style-name="T22">singular</text:span></text:span></text:a></text:p>
        <text:p text:style-name="P105"/>
        <text:p text:style-name="P144"><text:bookmark text:name="r39"/>REQUIREMENT_CARDINALITY_MULTIPLE</text:p>
        <text:p text:style-name="P59"><text:span text:style-name="Code2">public static final String </text:span><text:span text:style-name="Code2"><text:span text:style-name="T19">REQUIREMENT_CARDINALITY_MULTIPLE</text:span></text:span><text:span text:style-name="Code2"> = "multiple"</text:span></text:p>
        <text:p text:style-name="P77"><text:span text:style-name="T28">A directive value identifying a multiple </text:span><text:a xlink:type="simple" xlink:href="#r38"><text:span text:style-name="Code2"><text:span text:style-name="T22">cardinality</text:span></text:span></text:a><text:span text:style-name="Default_20_Paragraph_20_Font"><text:span text:style-name="T28"> type.</text:span></text:span></text:p>
        <text:p text:style-name="P107"/>
        <text:p text:style-name="P144"><text:bookmark text:name="r40"/>REQUIREMENT_CARDINALITY_SINGULAR</text:p>
        <text:p text:style-name="P59"><text:span text:style-name="Code2">public static final String </text:span><text:span text:style-name="Code2"><text:span text:style-name="T19">REQUIREMENT_CARDINALITY_SINGULAR</text:span></text:span><text:span text:style-name="Code2"> = "singular"</text:span></text:p>
        <text:p text:style-name="P77"><text:span text:style-name="T28">A directive value identifying a singular </text:span><text:a xlink:type="simple" xlink:href="#r38"><text:span text:style-name="Code2"><text:span text:style-name="T22">cardinality</text:span></text:span></text:a><text:span text:style-name="Default_20_Paragraph_20_Font"><text:span text:style-name="T28"> type.</text:span></text:span></text:p>
        <text:p text:style-name="P107"/>
        <text:p text:style-name="P144"><text:bookmark text:name="r41"/>CAPABILITY_USES_DIRECTIVE</text:p>
        <text:p text:style-name="P59"><text:span text:style-name="Code2">public static final String </text:span><text:span text:style-name="Code2"><text:span text:style-name="T19">CAPABILITY_USES_DIRECTIVE</text:span></text:span><text:span text:style-name="Code2"> = "uses"</text:span></text:p>
        <text:p text:style-name="P77"><text:span text:style-name="T28">A capability </text:span><text:a xlink:type="simple" xlink:href="#r5"><text:span text:style-name="Code2"><text:span text:style-name="T22">directive</text:span></text:span></text:a><text:span text:style-name="Default_20_Paragraph_20_Font"><text:span text:style-name="T28"> used to specify the comma separated list of </text:span></text:span><text:a xlink:type="simple" xlink:href="#r25"><text:span text:style-name="Code2"><text:span text:style-name="T22">package</text:span></text:span></text:a><text:span text:style-name="Default_20_Paragraph_20_Font"><text:span text:style-name="T28"> names a capability uses.</text:span></text:span></text:p>
        <text:p text:style-name="P107"/>
        <text:p text:style-name="P144"><text:bookmark text:name="r42"/><text:soft-page-break/>CAPABILITY_EFFECTIVE_DIRECTIVE</text:p>
        <text:p text:style-name="P59"><text:span text:style-name="Code2">public static final String </text:span><text:span text:style-name="Code2"><text:span text:style-name="T19">CAPABILITY_EFFECTIVE_DIRECTIVE</text:span></text:span><text:span text:style-name="Code2"> = "effective"</text:span></text:p>
        <text:p text:style-name="P77"><text:span text:style-name="T28">A capability </text:span><text:a xlink:type="simple" xlink:href="#r5"><text:span text:style-name="Code2"><text:span text:style-name="T22">directive</text:span></text:span></text:a><text:span text:style-name="Default_20_Paragraph_20_Font"><text:span text:style-name="T28"> used to specify the effective time for the capability. The default value is </text:span></text:span><text:a xlink:type="simple" xlink:href="#r33"><text:span text:style-name="Code2"><text:span text:style-name="T22">resolve</text:span></text:span></text:a><text:span text:style-name="Default_20_Paragraph_20_Font"><text:span text:style-name="T28">.</text:span></text:span></text:p>
        <text:p text:style-name="P80">See Also:</text:p>
        <text:p text:style-name="P104"><text:a xlink:type="simple" xlink:href="#r33"><text:span text:style-name="Code2"><text:span text:style-name="T22">resolve</text:span></text:span></text:a><text:span text:style-name="Default_20_Paragraph_20_Font"><text:span text:style-name="T28">, </text:span></text:span><text:a xlink:type="simple" xlink:href="#r34"><text:span text:style-name="Code2"><text:span text:style-name="T22">active</text:span></text:span></text:a></text:p>
        <text:p text:style-name="P105"/>
        <text:p text:style-name="P144"><text:bookmark text:name="r43"/>CAPABILITY_MANDATORY_DIRECTIVE</text:p>
        <text:p text:style-name="P59"><text:span text:style-name="Code2">public static final String </text:span><text:span text:style-name="Code2"><text:span text:style-name="T19">CAPABILITY_MANDATORY_DIRECTIVE</text:span></text:span><text:span text:style-name="Code2"> = "mandatory"</text:span></text:p>
        <text:p text:style-name="P77"><text:span text:style-name="T28">A capability </text:span><text:a xlink:type="simple" xlink:href="#r5"><text:span text:style-name="Code2"><text:span text:style-name="T22">directive</text:span></text:span></text:a><text:span text:style-name="Default_20_Paragraph_20_Font"><text:span text:style-name="T28"> used to specify the comma separated list of mandatory attributes which must be specified in the </text:span></text:span><text:a xlink:type="simple" xlink:href="#r28"><text:span text:style-name="Code2"><text:span text:style-name="T22">filter</text:span></text:span></text:a><text:span text:style-name="Default_20_Paragraph_20_Font"><text:span text:style-name="T28"> of a requirement in order for the capability to match the requirement. This directive must only be used for capabilities with the </text:span></text:span><text:a xlink:type="simple" xlink:href="#r25"><text:span text:style-name="Code2"><text:span text:style-name="T22">package</text:span></text:span></text:a><text:span text:style-name="Default_20_Paragraph_20_Font"><text:span text:style-name="T28">, </text:span></text:span><text:a xlink:type="simple" xlink:href="#r26"><text:span text:style-name="Code2"><text:span text:style-name="T22">bundle</text:span></text:span></text:a><text:span text:style-name="Default_20_Paragraph_20_Font"><text:span text:style-name="T28">, or </text:span></text:span><text:a xlink:type="simple" xlink:href="#r27"><text:span text:style-name="Code2"><text:span text:style-name="T22">host</text:span></text:span></text:a><text:span text:style-name="Default_20_Paragraph_20_Font"><text:span text:style-name="T28"> name space.</text:span></text:span></text:p>
        <text:p text:style-name="P107"/>
        <text:p text:style-name="P144"><text:bookmark text:name="r44"/>CAPABILITY_INCLUDE_DIRECTIVE</text:p>
        <text:p text:style-name="P59"><text:span text:style-name="Code2">public static final String </text:span><text:span text:style-name="Code2"><text:span text:style-name="T19">CAPABILITY_INCLUDE_DIRECTIVE</text:span></text:span><text:span text:style-name="Code2"> = "include"</text:span></text:p>
        <text:p text:style-name="P77"><text:span text:style-name="T28">A capability </text:span><text:a xlink:type="simple" xlink:href="#r5"><text:span text:style-name="Code2"><text:span text:style-name="T22">directive</text:span></text:span></text:a><text:span text:style-name="Default_20_Paragraph_20_Font"><text:span text:style-name="T28"> used to specify the comma separated list of classes which must be allowed to be exported. This directive must only be used for capabilities with the </text:span></text:span><text:a xlink:type="simple" xlink:href="#r25"><text:span text:style-name="Code2"><text:span text:style-name="T22">package</text:span></text:span></text:a><text:span text:style-name="Default_20_Paragraph_20_Font"><text:span text:style-name="T28"> name space.</text:span></text:span></text:p>
        <text:p text:style-name="P107"/>
        <text:p text:style-name="P144"><text:bookmark text:name="r45"/>CAPABILITY_EXCLUDE_DIRECTIVE</text:p>
        <text:p text:style-name="P59"><text:span text:style-name="Code2">public static final String </text:span><text:span text:style-name="Code2"><text:span text:style-name="T19">CAPABILITY_EXCLUDE_DIRECTIVE</text:span></text:span><text:span text:style-name="Code2"> = "exclude"</text:span></text:p>
        <text:p text:style-name="P77"><text:span text:style-name="T28">A capability </text:span><text:a xlink:type="simple" xlink:href="#r5"><text:span text:style-name="Code2"><text:span text:style-name="T22">directive</text:span></text:span></text:a><text:span text:style-name="Default_20_Paragraph_20_Font"><text:span text:style-name="T28"> used to specify the comma separated list of classes which must not be allowed to be exported. This directive must only be used for capabilities with the </text:span></text:span><text:a xlink:type="simple" xlink:href="#r25"><text:span text:style-name="Code2"><text:span text:style-name="T22">package</text:span></text:span></text:a><text:span text:style-name="Default_20_Paragraph_20_Font"><text:span text:style-name="T28"> name space.</text:span></text:span></text:p>
        <text:p text:style-name="P137"><text:bookmark text:name="r51"/>Interface Wire</text:p>
        <text:p text:style-name="P89"><text:a xlink:type="simple" xlink:href="#r3"><text:span text:style-name="T25">org.osgi.framework.resource</text:span></text:a></text:p>
        <text:p text:style-name="P75"/>
        <text:p text:style-name="P92"><text:span text:style-name="Code2">public interface </text:span><text:span text:style-name="Code2"><text:span text:style-name="T19">Wire</text:span></text:span></text:p>
        <text:p text:style-name="P58"><text:span text:style-name="T28">A wire connecting a </text:span><text:a xlink:type="simple" xlink:href="#r8"><text:span text:style-name="Code2"><text:span text:style-name="T22">Capability</text:span></text:span></text:a><text:span text:style-name="Default_20_Paragraph_20_Font"><text:span text:style-name="T28"> to a </text:span></text:span><text:a xlink:type="simple" xlink:href="#r14"><text:span text:style-name="Code2"><text:span text:style-name="T22">Requirement</text:span></text:span></text:a><text:span text:style-name="Default_20_Paragraph_20_Font"><text:span text:style-name="T28">.</text:span></text:span></text:p>
        <text:p text:style-name="P90">Version:</text:p>
        <text:p text:style-name="P79">$Id: 87d274ba376ed4f04b88b771d9c948998b211f5c $</text:p>
        <text:p text:style-name="P90">ThreadSafe</text:p>
        <text:p text:style-name="P93"/>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94"><text:span text:style-name="Summary_20_Heading_20_Font2"><text:span text:style-name="T7">Method Summary</text:span></text:span></text:p>
            </table:table-cell>
            <table:covered-table-cell/>
            <table:table-cell table:style-name="Table14.A1" office:value-type="string">
              <text:p text:style-name="P95"><text:span text:style-name="Page_20_Reference_20_Font"><text:span text:style-name="T11">Page</text:span></text:span></text:p>
            </table:table-cell>
          </table:table-row>
          <table:table-row table:style-name="Table14.1">
            <table:table-cell table:style-name="Table14.A2" office:value-type="string">
              <text:p text:style-name="P98"><text:a xlink:type="simple" xlink:href="#r8"><text:span text:style-name="Code_20_Small1"><text:span text:style-name="T22">Capability</text:span></text:span></text:a></text:p>
            </table:table-cell>
            <table:table-cell table:style-name="Table14.A2" office:value-type="string">
              <text:p text:style-name="P99"><text:a xlink:type="simple" xlink:href="#r47"><text:span text:style-name="Code2"><text:span text:style-name="T24">getCapability</text:span></text:span></text:a><text:span text:style-name="Code2"><text:span text:style-name="T7">()</text:span></text:span></text:p>
              <text:p text:style-name="P101"><text:span text:style-name="T12">Returns the </text:span><text:a xlink:type="simple" xlink:href="#r8"><text:span text:style-name="Code2"><text:span text:style-name="T22">Capability</text:span></text:span></text:a><text:span text:style-name="Default_20_Paragraph_20_Font"><text:span text:style-name="T12"> for this wire.</text:span></text:span></text:p>
            </table:table-cell>
            <table:table-cell table:style-name="Table14.C2" office:value-type="string">
              <text:p text:style-name="P97"><text:span text:style-name="Page_20_Reference_20_Font"><text:span text:style-name="T7"><text:bookmark-ref text:reference-format="page" text:ref-name="r47">45</text:bookmark-ref></text:span></text:span></text:p>
            </table:table-cell>
          </table:table-row>
          <table:table-row table:style-name="Table14.1">
            <table:table-cell table:style-name="Table14.A3" office:value-type="string">
              <text:p text:style-name="P98"><text:a xlink:type="simple" xlink:href="#r17"><text:span text:style-name="Code_20_Small1"><text:span text:style-name="T22">Resource</text:span></text:span></text:a></text:p>
            </table:table-cell>
            <table:table-cell table:style-name="Table14.A3" office:value-type="string">
              <text:p text:style-name="P99"><text:a xlink:type="simple" xlink:href="#r49"><text:span text:style-name="Code2"><text:span text:style-name="T24">getProvider</text:span></text:span></text:a><text:span text:style-name="Code2"><text:span text:style-name="T7">()</text:span></text:span></text:p>
              <text:p text:style-name="P101"><text:span text:style-name="T12">Return the providing </text:span><text:a xlink:type="simple" xlink:href="#r17"><text:span text:style-name="Code2"><text:span text:style-name="T22">resource</text:span></text:span></text:a><text:span text:style-name="Default_20_Paragraph_20_Font"><text:span text:style-name="T12"> of the </text:span></text:span><text:a xlink:type="simple" xlink:href="#r47"><text:span text:style-name="Code2"><text:span text:style-name="T22">capability</text:span></text:span></text:a><text:span text:style-name="Default_20_Paragraph_20_Font"><text:span text:style-name="T12">.</text:span></text:span></text:p>
            </table:table-cell>
            <table:table-cell table:style-name="Table14.C3" office:value-type="string">
              <text:p text:style-name="P97"><text:span text:style-name="Page_20_Reference_20_Font"><text:span text:style-name="T7"><text:bookmark-ref text:reference-format="page" text:ref-name="r49">45</text:bookmark-ref></text:span></text:span></text:p>
            </table:table-cell>
          </table:table-row>
          <table:table-row table:style-name="Table14.1">
            <table:table-cell table:style-name="Table14.A3" office:value-type="string">
              <text:p text:style-name="P98"><text:a xlink:type="simple" xlink:href="#r14"><text:span text:style-name="Code_20_Small1"><text:span text:style-name="T22">Requirement</text:span></text:span></text:a></text:p>
            </table:table-cell>
            <table:table-cell table:style-name="Table14.A3" office:value-type="string">
              <text:p text:style-name="P99"><text:a xlink:type="simple" xlink:href="#r48"><text:span text:style-name="Code2"><text:span text:style-name="T24">getRequirement</text:span></text:span></text:a><text:span text:style-name="Code2"><text:span text:style-name="T7">()</text:span></text:span></text:p>
              <text:p text:style-name="P101"><text:span text:style-name="T12">Return the </text:span><text:a xlink:type="simple" xlink:href="#r14"><text:span text:style-name="Code2"><text:span text:style-name="T22">Requirement</text:span></text:span></text:a><text:span text:style-name="Default_20_Paragraph_20_Font"><text:span text:style-name="T12"> for this wire.</text:span></text:span></text:p>
            </table:table-cell>
            <table:table-cell table:style-name="Table14.C3" office:value-type="string">
              <text:p text:style-name="P97"><text:span text:style-name="Page_20_Reference_20_Font"><text:span text:style-name="T7"><text:bookmark-ref text:reference-format="page" text:ref-name="r48">45</text:bookmark-ref></text:span></text:span></text:p>
            </table:table-cell>
          </table:table-row>
          <table:table-row table:style-name="Table14.1">
            <table:table-cell table:style-name="Table14.A3" office:value-type="string">
              <text:p text:style-name="P98"><text:a xlink:type="simple" xlink:href="#r17"><text:span text:style-name="Code_20_Small1"><text:span text:style-name="T22">Resource</text:span></text:span></text:a></text:p>
            </table:table-cell>
            <table:table-cell table:style-name="Table14.A3" office:value-type="string">
              <text:p text:style-name="P99"><text:a xlink:type="simple" xlink:href="#r50"><text:span text:style-name="Code2"><text:span text:style-name="T24">getRequirer</text:span></text:span></text:a><text:span text:style-name="Code2"><text:span text:style-name="T7">()</text:span></text:span></text:p>
              <text:p text:style-name="P101"><text:span text:style-name="T12">Return the requiring </text:span><text:a xlink:type="simple" xlink:href="#r17"><text:span text:style-name="Code2"><text:span text:style-name="T22">resource</text:span></text:span></text:a><text:span text:style-name="Default_20_Paragraph_20_Font"><text:span text:style-name="T12"> of the </text:span></text:span><text:a xlink:type="simple" xlink:href="#r48"><text:span text:style-name="Code2"><text:span text:style-name="T22">requirement</text:span></text:span></text:a><text:span text:style-name="Default_20_Paragraph_20_Font"><text:span text:style-name="T12">.</text:span></text:span></text:p>
            </table:table-cell>
            <table:table-cell table:style-name="Table14.C3" office:value-type="string">
              <text:p text:style-name="P97"><text:span text:style-name="Page_20_Reference_20_Font"><text:span text:style-name="T7"><text:bookmark-ref text:reference-format="page" text:ref-name="r50">46</text:bookmark-ref></text:span></text:span></text:p>
            </table:table-cell>
          </table:table-row>
        </table:table>
        <text:p text:style-name="P143">Method Detail</text:p>
        <text:p text:style-name="P145"><text:bookmark text:name="r47"/>getCapability</text:p>
        <text:p text:style-name="P59"><text:a xlink:type="simple" xlink:href="#r8"><text:span text:style-name="Code2"><text:span text:style-name="T22">Capability</text:span></text:span></text:a><text:span text:style-name="Code2"> </text:span><text:span text:style-name="Code2"><text:span text:style-name="T19">getCapability</text:span></text:span><text:span text:style-name="Code2">()</text:span></text:p>
        <text:p text:style-name="P77"><text:span text:style-name="T28">Returns the </text:span><text:a xlink:type="simple" xlink:href="#r8"><text:span text:style-name="Code2"><text:span text:style-name="T22">Capability</text:span></text:span></text:a><text:span text:style-name="Default_20_Paragraph_20_Font"><text:span text:style-name="T28"> for this wire.</text:span></text:span></text:p>
        <text:p text:style-name="P80">Returns:</text:p>
        <text:p text:style-name="P104"><text:span text:style-name="T28">The </text:span><text:a xlink:type="simple" xlink:href="#r8"><text:span text:style-name="Code2"><text:span text:style-name="T22">Capability</text:span></text:span></text:a><text:span text:style-name="Default_20_Paragraph_20_Font"><text:span text:style-name="T28"> for this wire.</text:span></text:span></text:p>
        <text:p text:style-name="P105"/>
        <text:p text:style-name="P144"><text:bookmark text:name="r48"/>getRequirement</text:p>
        <text:p text:style-name="P59"><text:a xlink:type="simple" xlink:href="#r14"><text:span text:style-name="Code2"><text:span text:style-name="T22">Requirement</text:span></text:span></text:a><text:span text:style-name="Code2"> </text:span><text:span text:style-name="Code2"><text:span text:style-name="T19">getRequirement</text:span></text:span><text:span text:style-name="Code2">()</text:span></text:p>
        <text:p text:style-name="P77"><text:span text:style-name="T28">Return the </text:span><text:a xlink:type="simple" xlink:href="#r14"><text:span text:style-name="Code2"><text:span text:style-name="T22">Requirement</text:span></text:span></text:a><text:span text:style-name="Default_20_Paragraph_20_Font"><text:span text:style-name="T28"> for this wire.</text:span></text:span></text:p>
        <text:p text:style-name="P80">Returns:</text:p>
        <text:p text:style-name="P104"><text:span text:style-name="T28">The </text:span><text:a xlink:type="simple" xlink:href="#r14"><text:span text:style-name="Code2"><text:span text:style-name="T22">Requirement</text:span></text:span></text:a><text:span text:style-name="Default_20_Paragraph_20_Font"><text:span text:style-name="T28"> for this wire.</text:span></text:span></text:p>
        <text:p text:style-name="P105"/>
        <text:p text:style-name="P144"><text:bookmark text:name="r49"/>getProvider</text:p>
        <text:p text:style-name="P59"><text:a xlink:type="simple" xlink:href="#r17"><text:span text:style-name="Code2"><text:span text:style-name="T22">Resource</text:span></text:span></text:a><text:span text:style-name="Code2"> </text:span><text:span text:style-name="Code2"><text:span text:style-name="T19">getProvider</text:span></text:span><text:span text:style-name="Code2">()</text:span></text:p>
        <text:p text:style-name="P82"><text:span text:style-name="T28">Return the providing </text:span><text:a xlink:type="simple" xlink:href="#r17"><text:span text:style-name="Code2"><text:span text:style-name="T22">resource</text:span></text:span></text:a><text:span text:style-name="Default_20_Paragraph_20_Font"><text:span text:style-name="T28"> of the </text:span></text:span><text:a xlink:type="simple" xlink:href="#r47"><text:span text:style-name="Code2"><text:span text:style-name="T22">capability</text:span></text:span></text:a><text:span text:style-name="Default_20_Paragraph_20_Font"><text:span text:style-name="T28">.</text:span></text:span></text:p>
        <text:p text:style-name="P77"><text:span text:style-name="T28">The resource returned may differ from the resource referenced by the </text:span><text:a xlink:type="simple" xlink:href="#r47"><text:span text:style-name="Code2"><text:span text:style-name="T22">capability</text:span></text:span></text:a><text:span text:style-name="Default_20_Paragraph_20_Font"><text:span text:style-name="T28">.</text:span></text:span></text:p>
        <text:p text:style-name="P80">Returns:</text:p>
        <text:p text:style-name="P104"><text:span text:style-name="T28">the providing </text:span><text:a xlink:type="simple" xlink:href="#r17"><text:span text:style-name="Code2"><text:span text:style-name="T22">resource</text:span></text:span></text:a><text:span text:style-name="Default_20_Paragraph_20_Font"><text:span text:style-name="T28">.</text:span></text:span></text:p>
        <text:p text:style-name="P105"><text:soft-page-break/></text:p>
        <text:p text:style-name="P144"><text:bookmark text:name="r50"/>getRequirer</text:p>
        <text:p text:style-name="P59"><text:a xlink:type="simple" xlink:href="#r17"><text:span text:style-name="Code2"><text:span text:style-name="T22">Resource</text:span></text:span></text:a><text:span text:style-name="Code2"> </text:span><text:span text:style-name="Code2"><text:span text:style-name="T19">getRequirer</text:span></text:span><text:span text:style-name="Code2">()</text:span></text:p>
        <text:p text:style-name="P82"><text:span text:style-name="T28">Return the requiring </text:span><text:a xlink:type="simple" xlink:href="#r17"><text:span text:style-name="Code2"><text:span text:style-name="T22">resource</text:span></text:span></text:a><text:span text:style-name="Default_20_Paragraph_20_Font"><text:span text:style-name="T28"> of the </text:span></text:span><text:a xlink:type="simple" xlink:href="#r48"><text:span text:style-name="Code2"><text:span text:style-name="T22">requirement</text:span></text:span></text:a><text:span text:style-name="Default_20_Paragraph_20_Font"><text:span text:style-name="T28">.</text:span></text:span></text:p>
        <text:p text:style-name="P77"><text:span text:style-name="T28">The resource returned my differ from the resource referenced by the </text:span><text:a xlink:type="simple" xlink:href="#r48"><text:span text:style-name="Code2"><text:span text:style-name="T22">requirement</text:span></text:span></text:a></text:p>
        <text:p text:style-name="P80">Returns:</text:p>
        <text:p text:style-name="P104"><text:span text:style-name="T28">the requiring </text:span><text:a xlink:type="simple" xlink:href="#r17"><text:span text:style-name="Code2"><text:span text:style-name="T22">resource</text:span></text:span></text:a><text:span text:style-name="Default_20_Paragraph_20_Font"><text:span text:style-name="T28">.</text:span></text:span></text:p>
        <text:p text:style-name="P131"><text:bookmark text:name="r53"/>Package org.osgi.service.repository</text:p>
        <text:p text:style-name="P73">Repository Package Version 1.0.</text:p>
        <text:p text:style-name="P74">See:</text:p>
        <text:p text:style-name="P77"><text:a xlink:type="simple" xlink:href="#r52"><text:span text:style-name="T20">Description</text:span></text:a></text:p>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69"><text:span text:style-name="Summary_20_Heading_20_Font1">Interface Summary</text:span></text:p>
            </table:table-cell>
            <table:covered-table-cell/>
            <table:table-cell table:style-name="Table16.A1" office:value-type="string">
              <text:p text:style-name="P70"><text:span text:style-name="Page_20_Reference_20_Font">Page</text:span></text:p>
            </table:table-cell>
          </table:table-row>
          <table:table-row table:style-name="Table16.1">
            <table:table-cell table:style-name="Table16.A2" office:value-type="string">
              <text:p text:style-name="P63"><text:a xlink:type="simple" xlink:href="#r68"><text:span text:style-name="T21">Repository</text:span></text:a></text:p>
            </table:table-cell>
            <table:table-cell table:style-name="Table16.A2" office:value-type="string">
              <text:p text:style-name="P63"><text:span text:style-name="T27">Represents a repository that contains </text:span><text:a xlink:type="simple" xlink:href="#r17"><text:span text:style-name="Code1"><text:span text:style-name="T23">resources</text:span></text:span></text:a><text:span text:style-name="Default_20_Paragraph_20_Font"><text:span text:style-name="T27">.</text:span></text:span></text:p>
            </table:table-cell>
            <table:table-cell table:style-name="Table16.A2" office:value-type="string">
              <text:p text:style-name="P65"><text:span text:style-name="Page_20_Reference_20_Font"><text:span text:style-name="T29"><text:bookmark-ref text:reference-format="page" text:ref-name="r68">51</text:bookmark-ref></text:span></text:span></text:p>
            </table:table-cell>
          </table:table-row>
        </table:table>
        <text:p text:style-name="P31"/>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71"><text:span text:style-name="Summary_20_Heading_20_Font1"><text:span text:style-name="T7">Class Summary</text:span></text:span></text:p>
            </table:table-cell>
            <table:covered-table-cell/>
            <table:table-cell table:style-name="Table18.A1" office:value-type="string">
              <text:p text:style-name="P72"><text:span text:style-name="Page_20_Reference_20_Font"><text:span text:style-name="T11">Page</text:span></text:span></text:p>
            </table:table-cell>
          </table:table-row>
          <table:table-row table:style-name="Table18.1">
            <table:table-cell table:style-name="Table18.A2" office:value-type="string">
              <text:p text:style-name="P63"><text:a xlink:type="simple" xlink:href="#r65"><text:span text:style-name="T20">ContentNamespace</text:span></text:a></text:p>
            </table:table-cell>
            <table:table-cell table:style-name="Table18.A2" office:value-type="string">
              <text:p text:style-name="P67">Constants for use in the "osgi.content" namespace.</text:p>
            </table:table-cell>
            <table:table-cell table:style-name="Table18.A2" office:value-type="string">
              <text:p text:style-name="P68"><text:span text:style-name="Page_20_Reference_20_Font"><text:span text:style-name="T7"><text:bookmark-ref text:reference-format="page" text:ref-name="r65">48</text:bookmark-ref></text:span></text:span></text:p>
            </table:table-cell>
          </table:table-row>
        </table:table>
        <text:p text:style-name="P85"><text:bookmark text:name="r52"/>Package org.osgi.service.repository Description</text:p>
        <text:p text:style-name="P86">Repository Package Version 1.0.</text:p>
        <text:p text:style-name="P86">Bundles wishing to use this package must list the package in the Import-Package header of the bundle's manifest. This package has two types of users: the consumers that use the API in this package and the providers that implement the API in this package.</text:p>
        <text:p text:style-name="P86">Example import for consumers using the API in this package:</text:p>
        <text:p text:style-name="P88"><text:span text:style-name="Code1">Import-Package: org.osgi.service.repository; version="[1.0,2.0)"</text:span></text:p>
        <text:p text:style-name="P86">Example import for providers implementing the API in this package:</text:p>
        <text:p text:style-name="P34"><text:span text:style-name="Code1">Import-Package: org.osgi.service.repository; version="[1.0,1.1)"</text:span></text:p>
        <text:p text:style-name="P138"><text:bookmark text:name="r65"/>Class ContentNamespace</text:p>
        <text:p text:style-name="P89"><text:a xlink:type="simple" xlink:href="#r53"><text:span text:style-name="T25">org.osgi.service.repository</text:span></text:a></text:p>
        <text:p text:style-name="P76"><text:span text:style-name="Code2">java.lang.Object</text:span></text:p>
        <text:p text:style-name="P33"><text:span text:style-name="Code2">  </text:span><text:span text:style-name="Code2"><draw:frame draw:style-name="fr4" draw:name="graphics7" text:anchor-type="as-char" svg:width="0.397cm" svg:height="0.37cm" draw:z-index="36"><draw:image xlink:href="Pictures/100002000000000F0000000E443DCD33.png" xlink:type="simple" xlink:show="embed" xlink:actuate="onLoad"/></draw:frame></text:span><text:span text:style-name="Code2"><text:span text:style-name="T19">org.osgi.service.repository.ContentNamespace</text:span></text:span></text:p>
        <text:p text:style-name="P75"/>
        <text:p text:style-name="P106"><text:span text:style-name="Code2">final public class </text:span><text:span text:style-name="Code2"><text:span text:style-name="T19">ContentNamespace</text:span></text:span></text:p>
        <text:p text:style-name="P59"><text:span text:style-name="Code2">extends Object</text:span></text:p>
        <text:p text:style-name="P34"><text:span text:style-name="T28">Constants for use in the "osgi.content" namespace. This namespace is used to locate content via the </text:span><text:a xlink:type="simple" xlink:href="#r66"><text:span text:style-name="Code2"><text:span text:style-name="T22">Repository.findProviders(Requirement)</text:span></text:span></text:a><text:span text:style-name="Default_20_Paragraph_20_Font"><text:span text:style-name="T28"> method.</text:span></text:span></text:p>
        <text:p text:style-name="P93"/>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94"><text:span text:style-name="Summary_20_Heading_20_Font2"><text:span text:style-name="T7">Field Summary</text:span></text:span></text:p>
            </table:table-cell>
            <table:covered-table-cell/>
            <table:table-cell table:style-name="Table19.A1" office:value-type="string">
              <text:p text:style-name="P95"><text:span text:style-name="Page_20_Reference_20_Font"><text:span text:style-name="T11">Page</text:span></text:span></text:p>
            </table:table-cell>
          </table:table-row>
          <table:table-row table:style-name="Table19.1">
            <table:table-cell table:style-name="Table19.A2" office:value-type="string">
              <text:p text:style-name="P96"><text:span text:style-name="Code_20_Small1"><text:span text:style-name="T7">String[]</text:span></text:span></text:p>
            </table:table-cell>
            <table:table-cell table:style-name="Table19.A2" office:value-type="string">
              <text:p text:style-name="P99"><text:a xlink:type="simple" xlink:href="#r64"><text:span text:style-name="Code2"><text:span text:style-name="T24">ATTRIBUTES</text:span></text:span></text:a></text:p>
              <text:p text:style-name="P100">All attributes defined in this interface</text:p>
            </table:table-cell>
            <table:table-cell table:style-name="Table19.C2" office:value-type="string">
              <text:p text:style-name="P97"><text:span text:style-name="Page_20_Reference_20_Font"><text:span text:style-name="T7"><text:bookmark-ref text:reference-format="page" text:ref-name="r64">50</text:bookmark-ref></text:span></text:span></text:p>
            </table:table-cell>
          </table:table-row>
          <table:table-row table:style-name="Table19.1">
            <table:table-cell table:style-name="Table19.A3" office:value-type="string">
              <text:p text:style-name="P96"><text:span text:style-name="Code_20_Small1"><text:span text:style-name="T7">String</text:span></text:span></text:p>
            </table:table-cell>
            <table:table-cell table:style-name="Table19.A3" office:value-type="string">
              <text:p text:style-name="P99"><text:a xlink:type="simple" xlink:href="#r54"><text:span text:style-name="Code2"><text:span text:style-name="T24">CAPABILITY</text:span></text:span></text:a></text:p>
              <text:p text:style-name="P100">Namespace of the content capability</text:p>
            </table:table-cell>
            <table:table-cell table:style-name="Table19.C3" office:value-type="string">
              <text:p text:style-name="P97"><text:span text:style-name="Page_20_Reference_20_Font"><text:span text:style-name="T7"><text:bookmark-ref text:reference-format="page" text:ref-name="r54">48</text:bookmark-ref></text:span></text:span></text:p>
            </table:table-cell>
          </table:table-row>
          <table:table-row table:style-name="Table19.1">
            <table:table-cell table:style-name="Table19.A3" office:value-type="string">
              <text:p text:style-name="P96"><text:span text:style-name="Code_20_Small1"><text:span text:style-name="T7">String</text:span></text:span></text:p>
            </table:table-cell>
            <table:table-cell table:style-name="Table19.A3" office:value-type="string">
              <text:p text:style-name="P99"><text:a xlink:type="simple" xlink:href="#r56"><text:span text:style-name="Code2"><text:span text:style-name="T24">CHECKSUM_ALGO_ATTRIBUTE</text:span></text:span></text:a></text:p>
              <text:p text:style-name="P101"><text:span text:style-name="T12">The checksum algorithm used to calculate the </text:span><text:a xlink:type="simple" xlink:href="#r55"><text:span text:style-name="Code2"><text:span text:style-name="T22">CHECKSUM_ATTRIBUTE</text:span></text:span></text:a><text:span text:style-name="Default_20_Paragraph_20_Font"><text:span text:style-name="T12"> if not specified this is assumed to be SHA-256 - TODO need default?</text:span></text:span></text:p>
            </table:table-cell>
            <table:table-cell table:style-name="Table19.C3" office:value-type="string">
              <text:p text:style-name="P97"><text:span text:style-name="Page_20_Reference_20_Font"><text:span text:style-name="T7"><text:bookmark-ref text:reference-format="page" text:ref-name="r56">49</text:bookmark-ref></text:span></text:span></text:p>
            </table:table-cell>
          </table:table-row>
          <table:table-row table:style-name="Table19.1">
            <table:table-cell table:style-name="Table19.A3" office:value-type="string">
              <text:p text:style-name="P96"><text:span text:style-name="Code_20_Small1"><text:span text:style-name="T7">String</text:span></text:span></text:p>
            </table:table-cell>
            <table:table-cell table:style-name="Table19.A3" office:value-type="string">
              <text:p text:style-name="P99"><text:a xlink:type="simple" xlink:href="#r55"><text:span text:style-name="Code2"><text:span text:style-name="T24">CHECKSUM_ATTRIBUTE</text:span></text:span></text:a></text:p>
              <text:p text:style-name="P100">Checksum attribute of a resource</text:p>
            </table:table-cell>
            <table:table-cell table:style-name="Table19.C3" office:value-type="string">
              <text:p text:style-name="P97"><text:span text:style-name="Page_20_Reference_20_Font"><text:span text:style-name="T7"><text:bookmark-ref text:reference-format="page" text:ref-name="r55">48</text:bookmark-ref></text:span></text:span></text:p>
            </table:table-cell>
          </table:table-row>
          <table:table-row table:style-name="Table19.1">
            <table:table-cell table:style-name="Table19.A3" office:value-type="string">
              <text:p text:style-name="P96"><text:span text:style-name="Code_20_Small1"><text:span text:style-name="T7">String</text:span></text:span></text:p>
            </table:table-cell>
            <table:table-cell table:style-name="Table19.A3" office:value-type="string">
              <text:p text:style-name="P99"><text:a xlink:type="simple" xlink:href="#r57"><text:span text:style-name="Code2"><text:span text:style-name="T24">COPYRIGHT_ATTRIBUTE</text:span></text:span></text:a></text:p>
              <text:p text:style-name="P100">A copyright statement for the resource</text:p>
            </table:table-cell>
            <table:table-cell table:style-name="Table19.C3" office:value-type="string">
              <text:p text:style-name="P97"><text:span text:style-name="Page_20_Reference_20_Font"><text:span text:style-name="T7"><text:bookmark-ref text:reference-format="page" text:ref-name="r57">49</text:bookmark-ref></text:span></text:span></text:p>
            </table:table-cell>
          </table:table-row>
          <table:table-row table:style-name="Table19.1">
            <table:table-cell table:style-name="Table19.A3" office:value-type="string">
              <text:p text:style-name="P96"><text:span text:style-name="Code_20_Small1"><text:span text:style-name="T7">String</text:span></text:span></text:p>
            </table:table-cell>
            <table:table-cell table:style-name="Table19.A3" office:value-type="string">
              <text:p text:style-name="P99"><text:a xlink:type="simple" xlink:href="#r58"><text:span text:style-name="Code2"><text:span text:style-name="T24">DESCRIPTION_ATTRIBUTE</text:span></text:span></text:a></text:p>
              <text:p text:style-name="P100">A human readable description of this resource</text:p>
            </table:table-cell>
            <table:table-cell table:style-name="Table19.C3" office:value-type="string">
              <text:p text:style-name="P97"><text:span text:style-name="Page_20_Reference_20_Font"><text:span text:style-name="T7"><text:bookmark-ref text:reference-format="page" text:ref-name="r58">49</text:bookmark-ref></text:span></text:span></text:p>
            </table:table-cell>
          </table:table-row>
          <table:table-row table:style-name="Table19.1">
            <table:table-cell table:style-name="Table19.A3" office:value-type="string">
              <text:p text:style-name="P96"><text:span text:style-name="Code_20_Small1"><text:span text:style-name="T7">String</text:span></text:span></text:p>
            </table:table-cell>
            <table:table-cell table:style-name="Table19.A3" office:value-type="string">
              <text:p text:style-name="P99"><text:a xlink:type="simple" xlink:href="#r59"><text:span text:style-name="Code2"><text:span text:style-name="T24">DOCUMENTATION_URL_ATTRIBUTE</text:span></text:span></text:a></text:p>
              <text:p text:style-name="P100">A URL where documentation for this resource can be accessed</text:p>
            </table:table-cell>
            <table:table-cell table:style-name="Table19.C3" office:value-type="string">
              <text:p text:style-name="P97"><text:span text:style-name="Page_20_Reference_20_Font"><text:span text:style-name="T7"><text:bookmark-ref text:reference-format="page" text:ref-name="r59">49</text:bookmark-ref></text:span></text:span></text:p>
            </table:table-cell>
          </table:table-row>
          <table:table-row table:style-name="Table19.1">
            <table:table-cell table:style-name="Table19.A3" office:value-type="string">
              <text:p text:style-name="P96"><text:span text:style-name="Code_20_Small1"><text:span text:style-name="T7">String</text:span></text:span></text:p>
            </table:table-cell>
            <table:table-cell table:style-name="Table19.A3" office:value-type="string">
              <text:p text:style-name="P99"><text:a xlink:type="simple" xlink:href="#r60"><text:span text:style-name="Code2"><text:span text:style-name="T24">LICENSE_ATTRIBUTE</text:span></text:span></text:a></text:p>
              <text:p text:style-name="P100">Provides an optional machine readable form of license information.</text:p>
            </table:table-cell>
            <table:table-cell table:style-name="Table19.C3" office:value-type="string">
              <text:p text:style-name="P97"><text:span text:style-name="Page_20_Reference_20_Font"><text:span text:style-name="T7"><text:bookmark-ref text:reference-format="page" text:ref-name="r60">49</text:bookmark-ref></text:span></text:span></text:p>
            </table:table-cell>
          </table:table-row>
          <table:table-row table:style-name="Table19.1">
            <table:table-cell table:style-name="Table19.A3" office:value-type="string">
              <text:p text:style-name="P96"><text:span text:style-name="Code_20_Small1"><text:span text:style-name="T7">String</text:span></text:span></text:p>
            </table:table-cell>
            <table:table-cell table:style-name="Table19.A3" office:value-type="string">
              <text:p text:style-name="P99"><text:a xlink:type="simple" xlink:href="#r61"><text:span text:style-name="Code2"><text:span text:style-name="T24">SCM_URL_ATTRIBUTE</text:span></text:span></text:a></text:p>
              <text:p text:style-name="P100">A URL where source control management for this resource is located</text:p>
            </table:table-cell>
            <table:table-cell table:style-name="Table19.C3" office:value-type="string">
              <text:p text:style-name="P97"><text:span text:style-name="Page_20_Reference_20_Font"><text:span text:style-name="T7"><text:bookmark-ref text:reference-format="page" text:ref-name="r61">49</text:bookmark-ref></text:span></text:span></text:p>
            </table:table-cell>
          </table:table-row>
          <table:table-row table:style-name="Table19.1">
            <table:table-cell table:style-name="Table19.A3" office:value-type="string">
              <text:p text:style-name="P96"><text:span text:style-name="Code_20_Small1"><text:span text:style-name="T7">String</text:span></text:span></text:p>
            </table:table-cell>
            <table:table-cell table:style-name="Table19.A3" office:value-type="string">
              <text:p text:style-name="P99"><text:a xlink:type="simple" xlink:href="#r62"><text:span text:style-name="Code2"><text:span text:style-name="T24">SIZE_ATTRIBUTE</text:span></text:span></text:a></text:p>
              <text:p text:style-name="P100">The size of this resource in bytes.</text:p>
            </table:table-cell>
            <table:table-cell table:style-name="Table19.C3" office:value-type="string">
              <text:p text:style-name="P97"><text:span text:style-name="Page_20_Reference_20_Font"><text:span text:style-name="T7"><text:bookmark-ref text:reference-format="page" text:ref-name="r62">49</text:bookmark-ref></text:span></text:span></text:p>
            </table:table-cell>
          </table:table-row>
          <table:table-row table:style-name="Table19.1">
            <table:table-cell table:style-name="Table19.A3" office:value-type="string">
              <text:p text:style-name="P96"><text:span text:style-name="Code_20_Small1"><text:span text:style-name="T7">String</text:span></text:span></text:p>
            </table:table-cell>
            <table:table-cell table:style-name="Table19.A3" office:value-type="string">
              <text:p text:style-name="P99"><text:a xlink:type="simple" xlink:href="#r63"><text:span text:style-name="Code2"><text:span text:style-name="T24">SOURCE_URL_ATTRIBUTE</text:span></text:span></text:a></text:p>
              <text:p text:style-name="P100">A URL where source code for this resource is located</text:p>
            </table:table-cell>
            <table:table-cell table:style-name="Table19.C3" office:value-type="string">
              <text:p text:style-name="P97"><text:span text:style-name="Page_20_Reference_20_Font"><text:span text:style-name="T7"><text:bookmark-ref text:reference-format="page" text:ref-name="r63">49</text:bookmark-ref></text:span></text:span></text:p>
            </table:table-cell>
          </table:table-row>
        </table:table>
        <text:p text:style-name="P143">Field Detail</text:p>
        <text:p text:style-name="P145"><text:bookmark text:name="r54"/>CAPABILITY</text:p>
        <text:p text:style-name="P59"><text:span text:style-name="Code2">public final String </text:span><text:span text:style-name="Code2"><text:span text:style-name="T19">CAPABILITY</text:span></text:span><text:span text:style-name="Code2"> = "osgi.content"</text:span></text:p>
        <text:p text:style-name="P78">Namespace of the content capability</text:p>
        <text:p text:style-name="P107"/>
        <text:p text:style-name="P144"><text:bookmark text:name="r55"/>CHECKSUM_ATTRIBUTE</text:p>
        <text:p text:style-name="P59"><text:span text:style-name="Code2">public final String </text:span><text:span text:style-name="Code2"><text:span text:style-name="T19">CHECKSUM_ATTRIBUTE</text:span></text:span><text:span text:style-name="Code2"> = "checksum"</text:span></text:p>
        <text:p text:style-name="P78">Checksum attribute of a resource</text:p>
        <text:p text:style-name="P107"/>
        <text:p text:style-name="P144"><text:bookmark text:name="r56"/><text:soft-page-break/>CHECKSUM_ALGO_ATTRIBUTE</text:p>
        <text:p text:style-name="P59"><text:span text:style-name="Code2">public final String </text:span><text:span text:style-name="Code2"><text:span text:style-name="T19">CHECKSUM_ALGO_ATTRIBUTE</text:span></text:span><text:span text:style-name="Code2"> = "checksumAlgo"</text:span></text:p>
        <text:p text:style-name="P77"><text:span text:style-name="T28">The checksum algorithm used to calculate the </text:span><text:a xlink:type="simple" xlink:href="#r55"><text:span text:style-name="Code2"><text:span text:style-name="T22">CHECKSUM_ATTRIBUTE</text:span></text:span></text:a><text:span text:style-name="Default_20_Paragraph_20_Font"><text:span text:style-name="T28"> if not specified this is assumed to be SHA-256 - TODO need default?</text:span></text:span></text:p>
        <text:p text:style-name="P107"/>
        <text:p text:style-name="P144"><text:bookmark text:name="r57"/>COPYRIGHT_ATTRIBUTE</text:p>
        <text:p text:style-name="P59"><text:span text:style-name="Code2">public final String </text:span><text:span text:style-name="Code2"><text:span text:style-name="T19">COPYRIGHT_ATTRIBUTE</text:span></text:span><text:span text:style-name="Code2"> = "copyright"</text:span></text:p>
        <text:p text:style-name="P78">A copyright statement for the resource</text:p>
        <text:p text:style-name="P107"/>
        <text:p text:style-name="P144"><text:bookmark text:name="r58"/>DESCRIPTION_ATTRIBUTE</text:p>
        <text:p text:style-name="P59"><text:span text:style-name="Code2">public final String </text:span><text:span text:style-name="Code2"><text:span text:style-name="T19">DESCRIPTION_ATTRIBUTE</text:span></text:span><text:span text:style-name="Code2"> = "description"</text:span></text:p>
        <text:p text:style-name="P78">A human readable description of this resource</text:p>
        <text:p text:style-name="P107"/>
        <text:p text:style-name="P144"><text:bookmark text:name="r59"/>DOCUMENTATION_URL_ATTRIBUTE</text:p>
        <text:p text:style-name="P59"><text:span text:style-name="Code2">public final String </text:span><text:span text:style-name="Code2"><text:span text:style-name="T19">DOCUMENTATION_URL_ATTRIBUTE</text:span></text:span><text:span text:style-name="Code2"> = "documentation"</text:span></text:p>
        <text:p text:style-name="P78">A URL where documentation for this resource can be accessed</text:p>
        <text:p text:style-name="P107"/>
        <text:p text:style-name="P144"><text:bookmark text:name="r60"/>LICENSE_ATTRIBUTE</text:p>
        <text:p text:style-name="P59"><text:span text:style-name="Code2">public final String </text:span><text:span text:style-name="Code2"><text:span text:style-name="T19">LICENSE_ATTRIBUTE</text:span></text:span><text:span text:style-name="Code2"> = "license"</text:span></text:p>
        <text:p text:style-name="P78">Provides an optional machine readable form of license information. See section 3.2.1.10 of the OSGi Core Specification for information on it's usage.</text:p>
        <text:p text:style-name="P107"/>
        <text:p text:style-name="P144"><text:bookmark text:name="r61"/>SCM_URL_ATTRIBUTE</text:p>
        <text:p text:style-name="P59"><text:span text:style-name="Code2">public final String </text:span><text:span text:style-name="Code2"><text:span text:style-name="T19">SCM_URL_ATTRIBUTE</text:span></text:span><text:span text:style-name="Code2"> = "scm"</text:span></text:p>
        <text:p text:style-name="P78">A URL where source control management for this resource is located</text:p>
        <text:p text:style-name="P107"/>
        <text:p text:style-name="P144"><text:bookmark text:name="r62"/>SIZE_ATTRIBUTE</text:p>
        <text:p text:style-name="P59"><text:span text:style-name="Code2">public final String </text:span><text:span text:style-name="Code2"><text:span text:style-name="T19">SIZE_ATTRIBUTE</text:span></text:span><text:span text:style-name="Code2"> = "size"</text:span></text:p>
        <text:p text:style-name="P78">The size of this resource in bytes.</text:p>
        <text:p text:style-name="P107"/>
        <text:p text:style-name="P144"><text:bookmark text:name="r63"/>SOURCE_URL_ATTRIBUTE</text:p>
        <text:p text:style-name="P59"><text:span text:style-name="Code2">public final String </text:span><text:span text:style-name="Code2"><text:span text:style-name="T19">SOURCE_URL_ATTRIBUTE</text:span></text:span><text:span text:style-name="Code2"> = "source"</text:span></text:p>
        <text:p text:style-name="P78">A URL where source code for this resource is located</text:p>
        <text:p text:style-name="P107"><text:soft-page-break/></text:p>
        <text:p text:style-name="P144"><text:bookmark text:name="r64"/>ATTRIBUTES</text:p>
        <text:p text:style-name="P59"><text:span text:style-name="Code2">public final String[] </text:span><text:span text:style-name="Code2"><text:span text:style-name="T19">ATTRIBUTES</text:span></text:span></text:p>
        <text:p text:style-name="P78">All attributes defined in this interface</text:p>
        <text:p text:style-name="P139"><text:bookmark text:name="r68"/>Interface Repository</text:p>
        <text:p text:style-name="P89"><text:a xlink:type="simple" xlink:href="#r53"><text:span text:style-name="T25">org.osgi.service.repository</text:span></text:a></text:p>
        <text:p text:style-name="P75"/>
        <text:p text:style-name="P92"><text:span text:style-name="Code2">public interface </text:span><text:span text:style-name="Code2"><text:span text:style-name="T19">Repository</text:span></text:span></text:p>
        <text:p text:style-name="P88"><text:span text:style-name="T28">Represents a repository that contains </text:span><text:a xlink:type="simple" xlink:href="#r17"><text:span text:style-name="Code2"><text:span text:style-name="T22">resources</text:span></text:span></text:a><text:span text:style-name="Default_20_Paragraph_20_Font"><text:span text:style-name="T28">.</text:span></text:span></text:p>
        <text:p text:style-name="P88"><text:span text:style-name="T28">Repositories may be registered as services and may be used as inputs to an </text:span><text:a xlink:type="simple" xlink:href="#r71"><text:span text:style-name="Code2"><text:span text:style-name="T22">Environment.findProviders(Requirement)</text:span></text:span></text:a><text:span text:style-name="Default_20_Paragraph_20_Font"><text:span text:style-name="T28"> operation.</text:span></text:span></text:p>
        <text:p text:style-name="P60">Repositories registered as services may be filtered using standard service properties.</text:p>
        <text:p text:style-name="P90">Version:</text:p>
        <text:p text:style-name="P79">$Id: e08240df0c2b794b1e2e80cf8f2ef5c18a22adee $</text:p>
        <text:p text:style-name="P90">ThreadSafe</text:p>
        <text:p text:style-name="P93"/>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94"><text:span text:style-name="Summary_20_Heading_20_Font2"><text:span text:style-name="T7">Method Summary</text:span></text:span></text:p>
            </table:table-cell>
            <table:covered-table-cell/>
            <table:table-cell table:style-name="Table21.A1" office:value-type="string">
              <text:p text:style-name="P95"><text:span text:style-name="Page_20_Reference_20_Font"><text:span text:style-name="T11">Page</text:span></text:span></text:p>
            </table:table-cell>
          </table:table-row>
          <table:table-row table:style-name="Table21.1">
            <table:table-cell table:style-name="Table21.A2" office:value-type="string">
              <text:p text:style-name="P98"><text:span text:style-name="Code_20_Small1"><text:span text:style-name="T7">Collection&lt;</text:span></text:span><text:a xlink:type="simple" xlink:href="#r8"><text:span text:style-name="Code_20_Small1"><text:span text:style-name="T22">Capability</text:span></text:span></text:a><text:span text:style-name="Code_20_Small1"><text:span text:style-name="T7">&gt;</text:span></text:span></text:p>
            </table:table-cell>
            <table:table-cell table:style-name="Table21.A2" office:value-type="string">
              <text:p text:style-name="P99"><text:a xlink:type="simple" xlink:href="#r66"><text:span text:style-name="Code2"><text:span text:style-name="T24">findProviders</text:span></text:span></text:a><text:span text:style-name="Code2"><text:span text:style-name="T7">(</text:span></text:span><text:a xlink:type="simple" xlink:href="#r14"><text:span text:style-name="Code2"><text:span text:style-name="T22">Requirement</text:span></text:span></text:a><text:span text:style-name="Code2"><text:span text:style-name="T7"> requirement)</text:span></text:span></text:p>
              <text:p text:style-name="P101"><text:span text:style-name="T12">Find any capabilities that </text:span><text:a xlink:type="simple" xlink:href="#r13"><text:span text:style-name="Code2"><text:span text:style-name="T22">match</text:span></text:span></text:a><text:span text:style-name="Default_20_Paragraph_20_Font"><text:span text:style-name="T12"> the supplied requirement.</text:span></text:span></text:p>
            </table:table-cell>
            <table:table-cell table:style-name="Table21.C2" office:value-type="string">
              <text:p text:style-name="P97"><text:span text:style-name="Page_20_Reference_20_Font"><text:span text:style-name="T7"><text:bookmark-ref text:reference-format="page" text:ref-name="r66">51</text:bookmark-ref></text:span></text:span></text:p>
            </table:table-cell>
          </table:table-row>
          <table:table-row table:style-name="Table21.1">
            <table:table-cell table:style-name="Table21.A3" office:value-type="string">
              <text:p text:style-name="P96"><text:span text:style-name="Code_20_Small1"><text:span text:style-name="T7">URL</text:span></text:span></text:p>
            </table:table-cell>
            <table:table-cell table:style-name="Table21.A3" office:value-type="string">
              <text:p text:style-name="P99"><text:a xlink:type="simple" xlink:href="#r67"><text:span text:style-name="Code2"><text:span text:style-name="T24">getContent</text:span></text:span></text:a><text:span text:style-name="Code2"><text:span text:style-name="T7">(</text:span></text:span><text:a xlink:type="simple" xlink:href="#r17"><text:span text:style-name="Code2"><text:span text:style-name="T22">Resource</text:span></text:span></text:a><text:span text:style-name="Code2"><text:span text:style-name="T7"> resource)</text:span></text:span></text:p>
              <text:p text:style-name="P100">Lookup the URL where the supplied resource may be accessed, if any.</text:p>
            </table:table-cell>
            <table:table-cell table:style-name="Table21.C3" office:value-type="string">
              <text:p text:style-name="P97"><text:span text:style-name="Page_20_Reference_20_Font"><text:span text:style-name="T7"><text:bookmark-ref text:reference-format="page" text:ref-name="r67">51</text:bookmark-ref></text:span></text:span></text:p>
            </table:table-cell>
          </table:table-row>
        </table:table>
        <text:p text:style-name="P143">Method Detail</text:p>
        <text:p text:style-name="P145"><text:bookmark text:name="r66"/>findProviders</text:p>
        <text:p text:style-name="P59"><text:span text:style-name="Code2">Collection&lt;</text:span><text:a xlink:type="simple" xlink:href="#r8"><text:span text:style-name="Code2"><text:span text:style-name="T22">Capability</text:span></text:span></text:a><text:span text:style-name="Code2">&gt; </text:span><text:span text:style-name="Code2"><text:span text:style-name="T19">findProviders</text:span></text:span><text:span text:style-name="Code2">(</text:span><text:a xlink:type="simple" xlink:href="#r14"><text:span text:style-name="Code2"><text:span text:style-name="T22">Requirement</text:span></text:span></text:a><text:span text:style-name="Code2"> requirement)</text:span></text:p>
        <text:p text:style-name="P77"><text:span text:style-name="T28">Find any capabilities that </text:span><text:a xlink:type="simple" xlink:href="#r13"><text:span text:style-name="Code2"><text:span text:style-name="T22">match</text:span></text:span></text:a><text:span text:style-name="Default_20_Paragraph_20_Font"><text:span text:style-name="T28"> the supplied requirement.</text:span></text:span></text:p>
        <text:p text:style-name="P80">Parameters:</text:p>
        <text:p text:style-name="P104"><text:span text:style-name="Code2">requirement</text:span><text:span text:style-name="Default_20_Paragraph_20_Font"><text:span text:style-name="T28"> - The requirement that should be matched</text:span></text:span></text:p>
        <text:p text:style-name="P80">Returns:</text:p>
        <text:p text:style-name="P103">A collection of capabilities that match the supplied requirement</text:p>
        <text:p text:style-name="P80">Throws:</text:p>
        <text:p text:style-name="P104"><text:span text:style-name="Code2">NullPointerException</text:span><text:span text:style-name="Default_20_Paragraph_20_Font"><text:span text:style-name="T28"> - if the requirement is null</text:span></text:span></text:p>
        <text:p text:style-name="P105"/>
        <text:p text:style-name="P144"><text:bookmark text:name="r67"/>getContent</text:p>
        <text:p text:style-name="P59"><text:span text:style-name="Code2">URL </text:span><text:span text:style-name="Code2"><text:span text:style-name="T19">getContent</text:span></text:span><text:span text:style-name="Code2">(</text:span><text:a xlink:type="simple" xlink:href="#r17"><text:span text:style-name="Code2"><text:span text:style-name="T22">Resource</text:span></text:span></text:a><text:span text:style-name="Code2"> resource)</text:span></text:p>
        <text:p text:style-name="P81">Lookup the URL where the supplied resource may be accessed, if any.</text:p>
        <text:p text:style-name="P78">Successive calls to this method do not have to return the same value this allows for mirroring behaviors to be built into a repository.</text:p>
        <text:p text:style-name="P80">Parameters:</text:p>
        <text:p text:style-name="P104"><text:span text:style-name="Code2">resource</text:span><text:span text:style-name="Default_20_Paragraph_20_Font"><text:span text:style-name="T28"> - - The resource whose content is desired.</text:span></text:span></text:p>
        <text:p text:style-name="P80">Returns:</text:p>
        <text:p text:style-name="P103">The URL for the supplied resource or null if this resource has no binary content or is not accessible for any reason</text:p>
        <text:p text:style-name="P80">Throws:</text:p>
        <text:p text:style-name="P104"><text:span text:style-name="Code2">NullPointerException</text:span><text:span text:style-name="Default_20_Paragraph_20_Font"><text:span text:style-name="T28"> - if the resource is null</text:span></text:span></text:p>
        <text:p text:style-name="P132"><text:bookmark text:name="r70"/>Package org.osgi.service.resolver</text:p>
        <text:p text:style-name="P73">Resolver Package Version 1.0.</text:p>
        <text:p text:style-name="P74">See:</text:p>
        <text:p text:style-name="P77"><text:a xlink:type="simple" xlink:href="#r69"><text:span text:style-name="T20">Description</text:span></text:a></text:p>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69"><text:span text:style-name="Summary_20_Heading_20_Font1">Interface Summary</text:span></text:p>
            </table:table-cell>
            <table:covered-table-cell/>
            <table:table-cell table:style-name="Table23.A1" office:value-type="string">
              <text:p text:style-name="P70"><text:span text:style-name="Page_20_Reference_20_Font">Page</text:span></text:p>
            </table:table-cell>
          </table:table-row>
          <table:table-row table:style-name="Table23.1">
            <table:table-cell table:style-name="Table23.A2" office:value-type="string">
              <text:p text:style-name="P63"><text:a xlink:type="simple" xlink:href="#r74"><text:span text:style-name="T21">Environment</text:span></text:a></text:p>
            </table:table-cell>
            <table:table-cell table:style-name="Table23.A2" office:value-type="string">
              <text:p text:style-name="P63"><text:span text:style-name="T27">An environment provides options and constraints to the potential solution of a </text:span><text:a xlink:type="simple" xlink:href="#r80"><text:span text:style-name="Code1"><text:span text:style-name="T23">Resolver.resolve(Environment, Collection, Collection)</text:span></text:span></text:a><text:span text:style-name="Default_20_Paragraph_20_Font"><text:span text:style-name="T27"> operation.</text:span></text:span></text:p>
            </table:table-cell>
            <table:table-cell table:style-name="Table23.A2" office:value-type="string">
              <text:p text:style-name="P65"><text:span text:style-name="Page_20_Reference_20_Font"><text:span text:style-name="T29"><text:bookmark-ref text:reference-format="page" text:ref-name="r74">53</text:bookmark-ref></text:span></text:span></text:p>
            </table:table-cell>
          </table:table-row>
          <table:table-row table:style-name="Table23.1">
            <table:table-cell table:style-name="Table23.A3" office:value-type="string">
              <text:p text:style-name="P63"><text:a xlink:type="simple" xlink:href="#r81"><text:span text:style-name="T21">Resolver</text:span></text:a></text:p>
            </table:table-cell>
            <table:table-cell table:style-name="Table23.A3" office:value-type="string">
              <text:p text:style-name="P63"><text:span text:style-name="T27">A resolver is a service interface that can be used to find resolutions for specified </text:span><text:a xlink:type="simple" xlink:href="#r17"><text:span text:style-name="Code1"><text:span text:style-name="T23">resources</text:span></text:span></text:a><text:span text:style-name="Default_20_Paragraph_20_Font"><text:span text:style-name="T27"> based on a supplied </text:span></text:span><text:a xlink:type="simple" xlink:href="#r74"><text:span text:style-name="Code1"><text:span text:style-name="T23">Environment</text:span></text:span></text:a><text:span text:style-name="Default_20_Paragraph_20_Font"><text:span text:style-name="T27">.</text:span></text:span></text:p>
            </table:table-cell>
            <table:table-cell table:style-name="Table23.A3" office:value-type="string">
              <text:p text:style-name="P65"><text:span text:style-name="Page_20_Reference_20_Font"><text:span text:style-name="T29"><text:bookmark-ref text:reference-format="page" text:ref-name="r81">57</text:bookmark-ref></text:span></text:span></text:p>
            </table:table-cell>
          </table:table-row>
        </table:table>
        <text:p text:style-name="P31"/>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71"><text:span text:style-name="Summary_20_Heading_20_Font1"><text:span text:style-name="T7">Exception Summary</text:span></text:span></text:p>
            </table:table-cell>
            <table:covered-table-cell/>
            <table:table-cell table:style-name="Table25.A1" office:value-type="string">
              <text:p text:style-name="P72"><text:span text:style-name="Page_20_Reference_20_Font"><text:span text:style-name="T11">Page</text:span></text:span></text:p>
            </table:table-cell>
          </table:table-row>
          <table:table-row table:style-name="Table25.1">
            <table:table-cell table:style-name="Table25.A2" office:value-type="string">
              <text:p text:style-name="P63"><text:a xlink:type="simple" xlink:href="#r79"><text:span text:style-name="T20">ResolutionException</text:span></text:a></text:p>
            </table:table-cell>
            <table:table-cell table:style-name="Table25.A2" office:value-type="string">
              <text:p text:style-name="P67">Indicates failure to resolve a set of requirements.</text:p>
            </table:table-cell>
            <table:table-cell table:style-name="Table25.A2" office:value-type="string">
              <text:p text:style-name="P68"><text:span text:style-name="Page_20_Reference_20_Font"><text:span text:style-name="T7"><text:bookmark-ref text:reference-format="page" text:ref-name="r79">55</text:bookmark-ref></text:span></text:span></text:p>
            </table:table-cell>
          </table:table-row>
        </table:table>
        <text:p text:style-name="P85"><text:bookmark text:name="r69"/>Package org.osgi.service.resolver Description</text:p>
        <text:p text:style-name="P86">Resolver Package Version 1.0.</text:p>
        <text:p text:style-name="P86">Bundles wishing to use this package must list the package in the Import-Package header of the bundle's manifest. This package has two types of users: the consumers that use the API in this package and the providers that implement the API in this package.</text:p>
        <text:p text:style-name="P86">Example import for consumers using the API in this package:</text:p>
        <text:p text:style-name="P88"><text:span text:style-name="Code1">Import-Package: org.osgi.service.resolver; version="[1.0,2.0)"</text:span></text:p>
        <text:p text:style-name="P86">Example import for providers implementing the API in this package:</text:p>
        <text:p text:style-name="P34"><text:span text:style-name="Code1">Import-Package: org.osgi.service.resolver; version="[1.0,1.1)"</text:span></text:p>
        <text:p text:style-name="P140"><text:bookmark text:name="r74"/>Interface Environment</text:p>
        <text:p text:style-name="P89"><text:a xlink:type="simple" xlink:href="#r70"><text:span text:style-name="T25">org.osgi.service.resolver</text:span></text:a></text:p>
        <text:p text:style-name="P75"/>
        <text:p text:style-name="P92"><text:span text:style-name="Code2">public interface </text:span><text:span text:style-name="Code2"><text:span text:style-name="T19">Environment</text:span></text:span></text:p>
        <text:p text:style-name="P88"><text:span text:style-name="T28">An environment provides options and constraints to the potential solution of a </text:span><text:a xlink:type="simple" xlink:href="#r80"><text:span text:style-name="Code2"><text:span text:style-name="T22">Resolver.resolve(Environment, Collection, Collection)</text:span></text:span></text:a><text:span text:style-name="Default_20_Paragraph_20_Font"><text:span text:style-name="T28"> operation.</text:span></text:span></text:p>
        <text:p text:style-name="P86">Environments:</text:p>
        <text:list xml:id="list2026435740" text:style-name="RTF_5f_Num_20_9">
          <text:list-item>
            <text:p text:style-name="P39"><text:span text:style-name="T12">Provide </text:span><text:a xlink:type="simple" xlink:href="#r8"><text:span text:style-name="Code2"><text:span text:style-name="T22">capabilities</text:span></text:span></text:a><text:span text:style-name="Default_20_Paragraph_20_Font"><text:span text:style-name="T12"> that the Resolver can use to satisfy </text:span></text:span><text:a xlink:type="simple" xlink:href="#r14"><text:span text:style-name="Code2"><text:span text:style-name="T22">requirements</text:span></text:span></text:a><text:span text:style-name="Default_20_Paragraph_20_Font"><text:span text:style-name="T12"> via the </text:span></text:span><text:a xlink:type="simple" xlink:href="#r71"><text:span text:style-name="Code2"><text:span text:style-name="T22">findProviders(Requirement)</text:span></text:span></text:a><text:span text:style-name="Default_20_Paragraph_20_Font"><text:span text:style-name="T12"> method</text:span></text:span></text:p>
          </text:list-item>
          <text:list-item>
            <text:p text:style-name="P39"><text:span text:style-name="T12">Constrain solutions via the </text:span><text:a xlink:type="simple" xlink:href="#r73"><text:span text:style-name="Code2"><text:span text:style-name="T22">getWiring()</text:span></text:span></text:a><text:span text:style-name="Default_20_Paragraph_20_Font"><text:span text:style-name="T12"> method. A wiring consists of a map of existing </text:span></text:span><text:a xlink:type="simple" xlink:href="#r17"><text:span text:style-name="Code2"><text:span text:style-name="T22">resources</text:span></text:span></text:a><text:span text:style-name="Default_20_Paragraph_20_Font"><text:span text:style-name="T12"> to </text:span></text:span><text:a xlink:type="simple" xlink:href="#r51"><text:span text:style-name="Code2"><text:span text:style-name="T22">wires</text:span></text:span></text:a><text:span text:style-name="Default_20_Paragraph_20_Font"><text:span text:style-name="T12">.</text:span></text:span></text:p>
          </text:list-item>
          <text:list-item>
            <text:p text:style-name="P51"><text:span text:style-name="T12">Filter transitive requirements that are brought in as part of a resolve operation via the </text:span><text:a xlink:type="simple" xlink:href="#r72"><text:span text:style-name="Code2"><text:span text:style-name="T22">isEffective(Requirement)</text:span></text:span></text:a><text:span text:style-name="Default_20_Paragraph_20_Font"><text:span text:style-name="T12">.</text:span></text:span></text:p>
          </text:list-item>
        </text:list>
        <text:p text:style-name="P88"><text:span text:style-name="T28">An environment may be used to provide capabilities via local </text:span><text:a xlink:type="simple" xlink:href="#r17"><text:span text:style-name="Code2"><text:span text:style-name="T22">resources</text:span></text:span></text:a><text:span text:style-name="Default_20_Paragraph_20_Font"><text:span text:style-name="T28"> and/or remote </text:span></text:span><text:a xlink:type="simple" xlink:href="#r68"><text:span text:style-name="Code2"><text:span text:style-name="T22">repositories</text:span></text:span></text:a><text:span text:style-name="Default_20_Paragraph_20_Font"><text:span text:style-name="T28">.</text:span></text:span></text:p>
        <text:p text:style-name="P58"><text:span text:style-name="T28">A resolver may call the </text:span><text:a xlink:type="simple" xlink:href="#r71"><text:span text:style-name="Code2"><text:span text:style-name="T22">findProviders(Requirement)</text:span></text:span></text:a><text:span text:style-name="Default_20_Paragraph_20_Font"><text:span text:style-name="T28">, </text:span></text:span><text:a xlink:type="simple" xlink:href="#r72"><text:span text:style-name="Code2"><text:span text:style-name="T22">isEffective(Requirement)</text:span></text:span></text:a><text:span text:style-name="Default_20_Paragraph_20_Font"><text:span text:style-name="T28"> and </text:span></text:span><text:a xlink:type="simple" xlink:href="#r73"><text:span text:style-name="Code2"><text:span text:style-name="T22">getWiring()</text:span></text:span></text:a><text:span text:style-name="Default_20_Paragraph_20_Font"><text:span text:style-name="T28"> method any number of times during a resolve using any thread. Environments may also be shared between several resolvers. As such implementors should ensure that this class is properly synchronized.</text:span></text:span></text:p>
        <text:p text:style-name="P90">ThreadSafe</text:p>
        <text:p text:style-name="P93"/>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94"><text:span text:style-name="Summary_20_Heading_20_Font2"><text:span text:style-name="T7">Method Summary</text:span></text:span></text:p>
            </table:table-cell>
            <table:covered-table-cell/>
            <table:table-cell table:style-name="Table26.A1" office:value-type="string">
              <text:p text:style-name="P95"><text:span text:style-name="Page_20_Reference_20_Font"><text:span text:style-name="T11">Page</text:span></text:span></text:p>
            </table:table-cell>
          </table:table-row>
          <table:table-row table:style-name="Table26.1">
            <table:table-cell table:style-name="Table26.A2" office:value-type="string">
              <text:p text:style-name="P98"><text:span text:style-name="Code_20_Small1"><text:span text:style-name="T7">Collection&lt;</text:span></text:span><text:a xlink:type="simple" xlink:href="#r8"><text:span text:style-name="Code_20_Small1"><text:span text:style-name="T22">Capability</text:span></text:span></text:a><text:span text:style-name="Code_20_Small1"><text:span text:style-name="T7">&gt;</text:span></text:span></text:p>
            </table:table-cell>
            <table:table-cell table:style-name="Table26.A2" office:value-type="string">
              <text:p text:style-name="P99"><text:a xlink:type="simple" xlink:href="#r71"><text:span text:style-name="Code2"><text:span text:style-name="T24">findProviders</text:span></text:span></text:a><text:span text:style-name="Code2"><text:span text:style-name="T7">(</text:span></text:span><text:a xlink:type="simple" xlink:href="#r14"><text:span text:style-name="Code2"><text:span text:style-name="T22">Requirement</text:span></text:span></text:a><text:span text:style-name="Code2"><text:span text:style-name="T7"> requirement)</text:span></text:span></text:p>
              <text:p text:style-name="P101"><text:span text:style-name="T12">Find any capabilities that </text:span><text:a xlink:type="simple" xlink:href="#r13"><text:span text:style-name="Code2"><text:span text:style-name="T22">match</text:span></text:span></text:a><text:span text:style-name="Default_20_Paragraph_20_Font"><text:span text:style-name="T12"> the supplied requirement.</text:span></text:span></text:p>
            </table:table-cell>
            <table:table-cell table:style-name="Table26.C2" office:value-type="string">
              <text:p text:style-name="P97"><text:span text:style-name="Page_20_Reference_20_Font"><text:span text:style-name="T7"><text:bookmark-ref text:reference-format="page" text:ref-name="r71">53</text:bookmark-ref></text:span></text:span></text:p>
            </table:table-cell>
          </table:table-row>
          <table:table-row table:style-name="Table26.1">
            <table:table-cell table:style-name="Table26.A3" office:value-type="string">
              <text:p text:style-name="P98"><text:span text:style-name="Code_20_Small1"><text:span text:style-name="T7">Map&lt;</text:span></text:span><text:a xlink:type="simple" xlink:href="#r17"><text:span text:style-name="Code_20_Small1"><text:span text:style-name="T22">Resource</text:span></text:span></text:a><text:span text:style-name="Code_20_Small1"><text:span text:style-name="T7">,List&lt;</text:span></text:span><text:a xlink:type="simple" xlink:href="#r51"><text:span text:style-name="Code_20_Small1"><text:span text:style-name="T22">Wire</text:span></text:span></text:a><text:span text:style-name="Code_20_Small1"><text:span text:style-name="T7">&gt;&gt;</text:span></text:span></text:p>
            </table:table-cell>
            <table:table-cell table:style-name="Table26.A3" office:value-type="string">
              <text:p text:style-name="P99"><text:a xlink:type="simple" xlink:href="#r73"><text:span text:style-name="Code2"><text:span text:style-name="T24">getWiring</text:span></text:span></text:a><text:span text:style-name="Code2"><text:span text:style-name="T7">()</text:span></text:span></text:p>
              <text:p text:style-name="P100">An immutable map of wires between revisions.</text:p>
            </table:table-cell>
            <table:table-cell table:style-name="Table26.C3" office:value-type="string">
              <text:p text:style-name="P97"><text:span text:style-name="Page_20_Reference_20_Font"><text:span text:style-name="T7"><text:bookmark-ref text:reference-format="page" text:ref-name="r73">54</text:bookmark-ref></text:span></text:span></text:p>
            </table:table-cell>
          </table:table-row>
          <table:table-row table:style-name="Table26.1">
            <table:table-cell table:style-name="Table26.A3" office:value-type="string">
              <text:p text:style-name="P96"><text:span text:style-name="Code_20_Small1"><text:span text:style-name="T7">boolean</text:span></text:span></text:p>
            </table:table-cell>
            <table:table-cell table:style-name="Table26.A3" office:value-type="string">
              <text:p text:style-name="P99"><text:a xlink:type="simple" xlink:href="#r72"><text:span text:style-name="Code2"><text:span text:style-name="T24">isEffective</text:span></text:span></text:a><text:span text:style-name="Code2"><text:span text:style-name="T7">(</text:span></text:span><text:a xlink:type="simple" xlink:href="#r14"><text:span text:style-name="Code2"><text:span text:style-name="T22">Requirement</text:span></text:span></text:a><text:span text:style-name="Code2"><text:span text:style-name="T7"> requirement)</text:span></text:span></text:p>
              <text:p text:style-name="P100">Test if a given requirement should be wired in a given resolve operation.</text:p>
            </table:table-cell>
            <table:table-cell table:style-name="Table26.C3" office:value-type="string">
              <text:p text:style-name="P97"><text:span text:style-name="Page_20_Reference_20_Font"><text:span text:style-name="T7"><text:bookmark-ref text:reference-format="page" text:ref-name="r72">53</text:bookmark-ref></text:span></text:span></text:p>
            </table:table-cell>
          </table:table-row>
        </table:table>
        <text:p text:style-name="P143">Method Detail</text:p>
        <text:p text:style-name="P145"><text:bookmark text:name="r71"/>findProviders</text:p>
        <text:p text:style-name="P59"><text:span text:style-name="Code2">Collection&lt;</text:span><text:a xlink:type="simple" xlink:href="#r8"><text:span text:style-name="Code2"><text:span text:style-name="T22">Capability</text:span></text:span></text:a><text:span text:style-name="Code2">&gt; </text:span><text:span text:style-name="Code2"><text:span text:style-name="T19">findProviders</text:span></text:span><text:span text:style-name="Code2">(</text:span><text:a xlink:type="simple" xlink:href="#r14"><text:span text:style-name="Code2"><text:span text:style-name="T22">Requirement</text:span></text:span></text:a><text:span text:style-name="Code2"> requirement)</text:span></text:p>
        <text:p text:style-name="P82"><text:span text:style-name="T28">Find any capabilities that </text:span><text:a xlink:type="simple" xlink:href="#r13"><text:span text:style-name="Code2"><text:span text:style-name="T22">match</text:span></text:span></text:a><text:span text:style-name="Default_20_Paragraph_20_Font"><text:span text:style-name="T28"> the supplied requirement.</text:span></text:span></text:p>
        <text:p text:style-name="P78">A resolver should use the iteration order or the returned capability collection to infer preference in the case where multiple capabilities match a requirement. Capabilities at the start of the iteration are implied to be preferred over capabilities at the end.</text:p>
        <text:p text:style-name="P80">Parameters:</text:p>
        <text:p text:style-name="P104"><text:span text:style-name="Code2">requirement</text:span><text:span text:style-name="Default_20_Paragraph_20_Font"><text:span text:style-name="T28"> - the requirement that a resolver is attempting to satisfy</text:span></text:span></text:p>
        <text:p text:style-name="P80">Returns:</text:p>
        <text:p text:style-name="P103">an collection of capabilities that match the supplied requirement</text:p>
        <text:p text:style-name="P80">Throws:</text:p>
        <text:p text:style-name="P104"><text:span text:style-name="Code2">NullPointerException</text:span><text:span text:style-name="Default_20_Paragraph_20_Font"><text:span text:style-name="T28"> - if the requirement is null</text:span></text:span></text:p>
        <text:p text:style-name="P105"/>
        <text:p text:style-name="P144"><text:bookmark text:name="r72"/>isEffective</text:p>
        <text:p text:style-name="P59"><text:span text:style-name="Code2">boolean </text:span><text:span text:style-name="Code2"><text:span text:style-name="T19">isEffective</text:span></text:span><text:span text:style-name="Code2">(</text:span><text:a xlink:type="simple" xlink:href="#r14"><text:span text:style-name="Code2"><text:span text:style-name="T22">Requirement</text:span></text:span></text:a><text:span text:style-name="Code2"> requirement)</text:span></text:p>
        <text:p text:style-name="P81"><text:soft-page-break/>Test if a given requirement should be wired in a given resolve operation. If this method returns false then the resolver should ignore this requirement during this resolve operation.</text:p>
        <text:p text:style-name="P77"><text:span text:style-name="T28">The primary use case for this is to test the </text:span><text:span text:style-name="T32">effective</text:span><text:span text:style-name="T28"> directive on the requirement, though implementations are free to use this for any other purposes.</text:span></text:p>
        <text:p text:style-name="P80">Parameters:</text:p>
        <text:p text:style-name="P104"><text:span text:style-name="Code2">requirement</text:span><text:span text:style-name="Default_20_Paragraph_20_Font"><text:span text:style-name="T28"> - the Requirement to test</text:span></text:span></text:p>
        <text:p text:style-name="P80">Returns:</text:p>
        <text:p text:style-name="P103">true if the requirement should be considered as part of this resolve operation</text:p>
        <text:p text:style-name="P80">Throws:</text:p>
        <text:p text:style-name="P104"><text:span text:style-name="Code2">NullPointerException</text:span><text:span text:style-name="Default_20_Paragraph_20_Font"><text:span text:style-name="T28"> - if requirement is null</text:span></text:span></text:p>
        <text:p text:style-name="P105"/>
        <text:p text:style-name="P144"><text:bookmark text:name="r73"/>getWiring</text:p>
        <text:p text:style-name="P59"><text:span text:style-name="Code2">Map&lt;</text:span><text:a xlink:type="simple" xlink:href="#r17"><text:span text:style-name="Code2"><text:span text:style-name="T22">Resource</text:span></text:span></text:a><text:span text:style-name="Code2">,List&lt;</text:span><text:a xlink:type="simple" xlink:href="#r51"><text:span text:style-name="Code2"><text:span text:style-name="T22">Wire</text:span></text:span></text:a><text:span text:style-name="Code2">&gt;&gt; </text:span><text:span text:style-name="Code2"><text:span text:style-name="T19">getWiring</text:span></text:span><text:span text:style-name="Code2">()</text:span></text:p>
        <text:p text:style-name="P78">An immutable map of wires between revisions. Multiple calls to this method for the same environment object must result in the same set of wires.</text:p>
        <text:p text:style-name="P80">Returns:</text:p>
        <text:p text:style-name="P103">the wires already defined in this environment</text:p>
        <text:p text:style-name="P141"><text:bookmark text:name="r79"/>Class ResolutionException</text:p>
        <text:p text:style-name="P89"><text:a xlink:type="simple" xlink:href="#r70"><text:span text:style-name="T25">org.osgi.service.resolver</text:span></text:a></text:p>
        <text:p text:style-name="P76"><text:span text:style-name="Code2">java.lang.Object</text:span></text:p>
        <text:p text:style-name="P91"><text:span text:style-name="Code2">  </text:span><text:span text:style-name="Code2"><draw:frame draw:style-name="fr4" draw:name="graphics8" text:anchor-type="as-char" svg:width="0.397cm" svg:height="0.37cm" draw:z-index="37"><draw:image xlink:href="Pictures/100002000000000F0000000E443DCD33.png" xlink:type="simple" xlink:show="embed" xlink:actuate="onLoad"/></draw:frame></text:span><text:span text:style-name="Code2">java.lang.Throwable</text:span></text:p>
        <text:p text:style-name="P91"><text:span text:style-name="Code2">      </text:span><text:span text:style-name="Code2"><draw:frame draw:style-name="fr4" draw:name="graphics9" text:anchor-type="as-char" svg:width="0.397cm" svg:height="0.37cm" draw:z-index="38"><draw:image xlink:href="Pictures/100002000000000F0000000E443DCD33.png" xlink:type="simple" xlink:show="embed" xlink:actuate="onLoad"/></draw:frame></text:span><text:span text:style-name="Code2">java.lang.Exception</text:span></text:p>
        <text:p text:style-name="P91"><text:span text:style-name="Code2">          </text:span><text:span text:style-name="Code2"><draw:frame draw:style-name="fr4" draw:name="graphics10" text:anchor-type="as-char" svg:width="0.397cm" svg:height="0.37cm" draw:z-index="39"><draw:image xlink:href="Pictures/100002000000000F0000000E443DCD33.png" xlink:type="simple" xlink:show="embed" xlink:actuate="onLoad"/></draw:frame></text:span><text:span text:style-name="Code2">java.lang.RuntimeException</text:span></text:p>
        <text:p text:style-name="P33"><text:span text:style-name="Code2">              </text:span><text:span text:style-name="Code2"><draw:frame draw:style-name="fr4" draw:name="graphics12" text:anchor-type="as-char" svg:width="0.397cm" svg:height="0.37cm" draw:z-index="40"><draw:image xlink:href="Pictures/100002000000000F0000000E443DCD33.png" xlink:type="simple" xlink:show="embed" xlink:actuate="onLoad"/></draw:frame></text:span><text:span text:style-name="Code2"><text:span text:style-name="T19">org.osgi.service.resolver.ResolutionException</text:span></text:span></text:p>
        <text:p text:style-name="P146">All Implemented Interfaces:</text:p>
        <text:p text:style-name="P79">Serializable</text:p>
        <text:p text:style-name="P75"/>
        <text:p text:style-name="P106"><text:span text:style-name="Code2">public class </text:span><text:span text:style-name="Code2"><text:span text:style-name="T19">ResolutionException</text:span></text:span></text:p>
        <text:p text:style-name="P59"><text:span text:style-name="Code2">extends RuntimeException</text:span></text:p>
        <text:p text:style-name="P86">Indicates failure to resolve a set of requirements.</text:p>
        <text:p text:style-name="P88"><text:span text:style-name="T28">If a resolution failure is caused by a missing mandatory dependency a resolver may include any requirements it has considered in the resolution exception. Clients may access this set of dependencies via the </text:span><text:a xlink:type="simple" xlink:href="#r78"><text:span text:style-name="Code2"><text:span text:style-name="T22">getUnresolvedRequirements()</text:span></text:span></text:a><text:span text:style-name="Default_20_Paragraph_20_Font"><text:span text:style-name="T28"> method.</text:span></text:span></text:p>
        <text:p text:style-name="P60">Resolver implementations may subclass this class to provide extra state information about the reason for the resolution failure.</text:p>
        <text:p text:style-name="P90">Immutable</text:p>
        <text:p text:style-name="P90">ThreadSafe</text:p>
        <text:p text:style-name="P93"/>
        <table:table table:name="Table28" table:style-name="Table28">
          <table:table-column table:style-name="Table28.A"/>
          <table:table-column table:style-name="Table28.B"/>
          <table:table-row table:style-name="Table28.1">
            <table:table-cell table:style-name="Table28.A1" office:value-type="string">
              <text:p text:style-name="P94"><text:span text:style-name="Summary_20_Heading_20_Font2"><text:span text:style-name="T7">Constructor Summary</text:span></text:span></text:p>
            </table:table-cell>
            <table:table-cell table:style-name="Table28.A1" office:value-type="string">
              <text:p text:style-name="P95"><text:span text:style-name="Page_20_Reference_20_Font"><text:span text:style-name="T11">Page</text:span></text:span></text:p>
            </table:table-cell>
          </table:table-row>
          <table:table-row table:style-name="Table28.1">
            <table:table-cell table:style-name="Table28.A2" office:value-type="string">
              <text:p text:style-name="P99"><text:a xlink:type="simple" xlink:href="#r76"><text:span text:style-name="Code2"><text:span text:style-name="T24">ResolutionException</text:span></text:span></text:a><text:span text:style-name="Code2"><text:span text:style-name="T7">(String message)</text:span></text:span></text:p>
              <text:p text:style-name="P102"><text:span text:style-name="T12">Creates an exception of type </text:span><text:span text:style-name="Code2"><text:span text:style-name="T7">ResolutionException</text:span></text:span><text:span text:style-name="Default_20_Paragraph_20_Font"><text:span text:style-name="T12">.</text:span></text:span></text:p>
            </table:table-cell>
            <table:table-cell table:style-name="Table28.B2" office:value-type="string">
              <text:p text:style-name="P97"><text:span text:style-name="Page_20_Reference_20_Font"><text:span text:style-name="T7"><text:bookmark-ref text:reference-format="page" text:ref-name="r76">56</text:bookmark-ref></text:span></text:span></text:p>
            </table:table-cell>
          </table:table-row>
          <table:table-row table:style-name="Table28.1">
            <table:table-cell table:style-name="Table28.A3" office:value-type="string">
              <text:p text:style-name="P99"><text:a xlink:type="simple" xlink:href="#r75"><text:span text:style-name="Code2"><text:span text:style-name="T24">ResolutionException</text:span></text:span></text:a><text:span text:style-name="Code2"><text:span text:style-name="T7">(String message, Throwable cause, Collection&lt;</text:span></text:span><text:a xlink:type="simple" xlink:href="#r14"><text:span text:style-name="Code2"><text:span text:style-name="T22">Requirement</text:span></text:span></text:a><text:span text:style-name="Code2"><text:span text:style-name="T7">&gt; unresolvedRequirements)</text:span></text:span></text:p>
              <text:p text:style-name="P102"><text:span text:style-name="T12">Creates an exception of type </text:span><text:span text:style-name="Code2"><text:span text:style-name="T7">ResolutionException</text:span></text:span><text:span text:style-name="Default_20_Paragraph_20_Font"><text:span text:style-name="T12">.</text:span></text:span></text:p>
            </table:table-cell>
            <table:table-cell table:style-name="Table28.B3" office:value-type="string">
              <text:p text:style-name="P97"><text:span text:style-name="Page_20_Reference_20_Font"><text:span text:style-name="T7"><text:bookmark-ref text:reference-format="page" text:ref-name="r75">55</text:bookmark-ref></text:span></text:span></text:p>
            </table:table-cell>
          </table:table-row>
          <table:table-row table:style-name="Table28.1">
            <table:table-cell table:style-name="Table28.A3" office:value-type="string">
              <text:p text:style-name="P99"><text:a xlink:type="simple" xlink:href="#r77"><text:span text:style-name="Code2"><text:span text:style-name="T24">ResolutionException</text:span></text:span></text:a><text:span text:style-name="Code2"><text:span text:style-name="T7">(Throwable cause)</text:span></text:span></text:p>
              <text:p text:style-name="P102"><text:span text:style-name="T12">Creates an exception of type </text:span><text:span text:style-name="Code2"><text:span text:style-name="T7">ResolutionException</text:span></text:span><text:span text:style-name="Default_20_Paragraph_20_Font"><text:span text:style-name="T12">.</text:span></text:span></text:p>
            </table:table-cell>
            <table:table-cell table:style-name="Table28.B3" office:value-type="string">
              <text:p text:style-name="P97"><text:span text:style-name="Page_20_Reference_20_Font"><text:span text:style-name="T7"><text:bookmark-ref text:reference-format="page" text:ref-name="r77">56</text:bookmark-ref></text:span></text:span></text:p>
            </table:table-cell>
          </table:table-row>
        </table:table>
        <text:p text:style-name="P32"/>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94"><text:span text:style-name="Summary_20_Heading_20_Font2"><text:span text:style-name="T7">Method Summary</text:span></text:span></text:p>
            </table:table-cell>
            <table:covered-table-cell/>
            <table:table-cell table:style-name="Table30.A1" office:value-type="string">
              <text:p text:style-name="P95"><text:span text:style-name="Page_20_Reference_20_Font"><text:span text:style-name="T11">Page</text:span></text:span></text:p>
            </table:table-cell>
          </table:table-row>
          <table:table-row table:style-name="Table30.1">
            <table:table-cell table:style-name="Table30.A2" office:value-type="string">
              <text:p text:style-name="P98"><text:span text:style-name="Code_20_Small1"><text:span text:style-name="T7">Collection&lt;</text:span></text:span><text:a xlink:type="simple" xlink:href="#r14"><text:span text:style-name="Code_20_Small1"><text:span text:style-name="T22">Requirement</text:span></text:span></text:a><text:span text:style-name="Code_20_Small1"><text:span text:style-name="T7">&gt;</text:span></text:span></text:p>
            </table:table-cell>
            <table:table-cell table:style-name="Table30.A2" office:value-type="string">
              <text:p text:style-name="P99"><text:a xlink:type="simple" xlink:href="#r78"><text:span text:style-name="Code2"><text:span text:style-name="T24">getUnresolvedRequirements</text:span></text:span></text:a><text:span text:style-name="Code2"><text:span text:style-name="T7">()</text:span></text:span></text:p>
              <text:p text:style-name="P100">May contain one or more unresolved mandatory requirements from mandatory resources.</text:p>
            </table:table-cell>
            <table:table-cell table:style-name="Table30.C2" office:value-type="string">
              <text:p text:style-name="P97"><text:span text:style-name="Page_20_Reference_20_Font"><text:span text:style-name="T7"><text:bookmark-ref text:reference-format="page" text:ref-name="r78">56</text:bookmark-ref></text:span></text:span></text:p>
            </table:table-cell>
          </table:table-row>
        </table:table>
        <text:p text:style-name="P143">Constructor Detail</text:p>
        <text:p text:style-name="P145"><text:bookmark text:name="r75"/>ResolutionException</text:p>
        <text:p text:style-name="P59"><text:span text:style-name="Code2">public </text:span><text:span text:style-name="Code2"><text:span text:style-name="T19">ResolutionException</text:span></text:span><text:span text:style-name="Code2">(String message,<text:line-break/>                           Throwable cause,<text:line-break/>                           Collection&lt;</text:span><text:a xlink:type="simple" xlink:href="#r14"><text:span text:style-name="Code2"><text:span text:style-name="T22">Requirement</text:span></text:span></text:a><text:span text:style-name="Code2">&gt; unresolvedRequirements)</text:span></text:p>
        <text:p text:style-name="P82"><text:span text:style-name="T28">Creates an exception of type </text:span><text:span text:style-name="Code2">ResolutionException</text:span><text:span text:style-name="Default_20_Paragraph_20_Font"><text:span text:style-name="T28">.</text:span></text:span></text:p>
        <text:p text:style-name="P77"><text:span text:style-name="T28">This method creates an </text:span><text:span text:style-name="Code2">ResolutionException</text:span><text:span text:style-name="Default_20_Paragraph_20_Font"><text:span text:style-name="T28"> object with the specified message, cause and unresolvedRequirements.</text:span></text:span></text:p>
        <text:p text:style-name="P80"><text:soft-page-break/>Parameters:</text:p>
        <text:p text:style-name="P104"><text:span text:style-name="Code2">message</text:span><text:span text:style-name="Default_20_Paragraph_20_Font"><text:span text:style-name="T28"> - The message.</text:span></text:span></text:p>
        <text:p text:style-name="P104"><text:span text:style-name="Code2">cause</text:span><text:span text:style-name="Default_20_Paragraph_20_Font"><text:span text:style-name="T28"> - The cause of this exception.</text:span></text:span></text:p>
        <text:p text:style-name="P104"><text:span text:style-name="Code2">unresolvedRequirements</text:span><text:span text:style-name="Default_20_Paragraph_20_Font"><text:span text:style-name="T28"> - the requirements that are unresolved or null if no unresolved requirements information is provided.</text:span></text:span></text:p>
        <text:p text:style-name="P105"/>
        <text:p text:style-name="P144"><text:bookmark text:name="r76"/>ResolutionException</text:p>
        <text:p text:style-name="P59"><text:span text:style-name="Code2">public </text:span><text:span text:style-name="Code2"><text:span text:style-name="T19">ResolutionException</text:span></text:span><text:span text:style-name="Code2">(String message)</text:span></text:p>
        <text:p text:style-name="P82"><text:span text:style-name="T28">Creates an exception of type </text:span><text:span text:style-name="Code2">ResolutionException</text:span><text:span text:style-name="Default_20_Paragraph_20_Font"><text:span text:style-name="T28">.</text:span></text:span></text:p>
        <text:p text:style-name="P77"><text:span text:style-name="T28">This method creates an </text:span><text:span text:style-name="Code2">ResolutionException</text:span><text:span text:style-name="Default_20_Paragraph_20_Font"><text:span text:style-name="T28"> object with the specified message.</text:span></text:span></text:p>
        <text:p text:style-name="P80">Parameters:</text:p>
        <text:p text:style-name="P104"><text:span text:style-name="Code2">message</text:span><text:span text:style-name="Default_20_Paragraph_20_Font"><text:span text:style-name="T28"> - The message.</text:span></text:span></text:p>
        <text:p text:style-name="P105"/>
        <text:p text:style-name="P144"><text:bookmark text:name="r77"/>ResolutionException</text:p>
        <text:p text:style-name="P59"><text:span text:style-name="Code2">public </text:span><text:span text:style-name="Code2"><text:span text:style-name="T19">ResolutionException</text:span></text:span><text:span text:style-name="Code2">(Throwable cause)</text:span></text:p>
        <text:p text:style-name="P82"><text:span text:style-name="T28">Creates an exception of type </text:span><text:span text:style-name="Code2">ResolutionException</text:span><text:span text:style-name="Default_20_Paragraph_20_Font"><text:span text:style-name="T28">.</text:span></text:span></text:p>
        <text:p text:style-name="P77"><text:span text:style-name="T28">This method creates an </text:span><text:span text:style-name="Code2">ResolutionException</text:span><text:span text:style-name="Default_20_Paragraph_20_Font"><text:span text:style-name="T28"> object with the specified cause.</text:span></text:span></text:p>
        <text:p text:style-name="P80">Parameters:</text:p>
        <text:p text:style-name="P104"><text:span text:style-name="Code2">cause</text:span><text:span text:style-name="Default_20_Paragraph_20_Font"><text:span text:style-name="T28"> - The cause of this exception.</text:span></text:span></text:p>
        <text:p text:style-name="P143">Method Detail</text:p>
        <text:p text:style-name="P145"><text:bookmark text:name="r78"/>getUnresolvedRequirements</text:p>
        <text:p text:style-name="P59"><text:span text:style-name="Code2">public Collection&lt;</text:span><text:a xlink:type="simple" xlink:href="#r14"><text:span text:style-name="Code2"><text:span text:style-name="T22">Requirement</text:span></text:span></text:a><text:span text:style-name="Code2">&gt; </text:span><text:span text:style-name="Code2"><text:span text:style-name="T19">getUnresolvedRequirements</text:span></text:span><text:span text:style-name="Code2">()</text:span></text:p>
        <text:p text:style-name="P81">May contain one or more unresolved mandatory requirements from mandatory resources.</text:p>
        <text:p text:style-name="P78">This exception is provided for informational purposes and the specific set of requirements that are returned after a resolve failure is not defined.</text:p>
        <text:p text:style-name="P80">Returns:</text:p>
        <text:p text:style-name="P103">a collection of requirements that are unsatisfied</text:p>
        <text:p text:style-name="P142"><text:bookmark text:name="r81"/>Interface Resolver</text:p>
        <text:p text:style-name="P89"><text:a xlink:type="simple" xlink:href="#r70"><text:span text:style-name="T25">org.osgi.service.resolver</text:span></text:a></text:p>
        <text:p text:style-name="P75"/>
        <text:p text:style-name="P92"><text:span text:style-name="Code2">public interface </text:span><text:span text:style-name="Code2"><text:span text:style-name="T19">Resolver</text:span></text:span></text:p>
        <text:p text:style-name="P58"><text:span text:style-name="T28">A resolver is a service interface that can be used to find resolutions for specified </text:span><text:a xlink:type="simple" xlink:href="#r17"><text:span text:style-name="Code2"><text:span text:style-name="T22">resources</text:span></text:span></text:a><text:span text:style-name="Default_20_Paragraph_20_Font"><text:span text:style-name="T28"> based on a supplied </text:span></text:span><text:a xlink:type="simple" xlink:href="#r74"><text:span text:style-name="Code2"><text:span text:style-name="T22">Environment</text:span></text:span></text:a><text:span text:style-name="Default_20_Paragraph_20_Font"><text:span text:style-name="T28">.</text:span></text:span></text:p>
        <text:p text:style-name="P90">Version:</text:p>
        <text:p text:style-name="P79">$Id: 5735a30be6494040afe5a05cadf353cf0ce943a0 $</text:p>
        <text:p text:style-name="P90">ThreadSafe</text:p>
        <text:p text:style-name="P93"/>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94"><text:span text:style-name="Summary_20_Heading_20_Font2"><text:span text:style-name="T7">Method Summary</text:span></text:span></text:p>
            </table:table-cell>
            <table:covered-table-cell/>
            <table:table-cell table:style-name="Table31.A1" office:value-type="string">
              <text:p text:style-name="P95"><text:span text:style-name="Page_20_Reference_20_Font"><text:span text:style-name="T11">Page</text:span></text:span></text:p>
            </table:table-cell>
          </table:table-row>
          <table:table-row table:style-name="Table31.1">
            <table:table-cell table:style-name="Table31.A2" office:value-type="string">
              <text:p text:style-name="P98"><text:span text:style-name="Code_20_Small1"><text:span text:style-name="T7">Map&lt;</text:span></text:span><text:a xlink:type="simple" xlink:href="#r17"><text:span text:style-name="Code_20_Small1"><text:span text:style-name="T22">Resource</text:span></text:span></text:a><text:span text:style-name="Code_20_Small1"><text:span text:style-name="T7">,List&lt;</text:span></text:span><text:a xlink:type="simple" xlink:href="#r51"><text:span text:style-name="Code_20_Small1"><text:span text:style-name="T22">Wire</text:span></text:span></text:a><text:span text:style-name="Code_20_Small1"><text:span text:style-name="T7">&gt;&gt;</text:span></text:span></text:p>
            </table:table-cell>
            <table:table-cell table:style-name="Table31.A2" office:value-type="string">
              <text:p text:style-name="P99"><text:a xlink:type="simple" xlink:href="#r80"><text:span text:style-name="Code2"><text:span text:style-name="T24">resolve</text:span></text:span></text:a><text:span text:style-name="Code2"><text:span text:style-name="T7">(</text:span></text:span><text:a xlink:type="simple" xlink:href="#r74"><text:span text:style-name="Code2"><text:span text:style-name="T22">Environment</text:span></text:span></text:a><text:span text:style-name="Code2"><text:span text:style-name="T7"> environment, Collection&lt;? extends </text:span></text:span><text:a xlink:type="simple" xlink:href="#r17"><text:span text:style-name="Code2"><text:span text:style-name="T22">Resource</text:span></text:span></text:a><text:span text:style-name="Code2"><text:span text:style-name="T7">&gt; mandatoryResources, Collection&lt;? extends </text:span></text:span><text:a xlink:type="simple" xlink:href="#r17"><text:span text:style-name="Code2"><text:span text:style-name="T22">Resource</text:span></text:span></text:a><text:span text:style-name="Code2"><text:span text:style-name="T7">&gt; optionalResources)</text:span></text:span></text:p>
              <text:p text:style-name="P100">Attempt to resolve the resources based on the specified environment and return any new resources and wires to the caller.</text:p>
            </table:table-cell>
            <table:table-cell table:style-name="Table31.C2" office:value-type="string">
              <text:p text:style-name="P97"><text:span text:style-name="Page_20_Reference_20_Font"><text:span text:style-name="T7"><text:bookmark-ref text:reference-format="page" text:ref-name="r80">57</text:bookmark-ref></text:span></text:span></text:p>
            </table:table-cell>
          </table:table-row>
        </table:table>
        <text:p text:style-name="P143">Method Detail</text:p>
        <text:p text:style-name="P145"><text:bookmark text:name="r80"/>resolve</text:p>
        <text:p text:style-name="P59"><text:span text:style-name="Code2">Map&lt;</text:span><text:a xlink:type="simple" xlink:href="#r17"><text:span text:style-name="Code2"><text:span text:style-name="T22">Resource</text:span></text:span></text:a><text:span text:style-name="Code2">,List&lt;</text:span><text:a xlink:type="simple" xlink:href="#r51"><text:span text:style-name="Code2"><text:span text:style-name="T22">Wire</text:span></text:span></text:a><text:span text:style-name="Code2">&gt;&gt; </text:span><text:span text:style-name="Code2"><text:span text:style-name="T19">resolve</text:span></text:span><text:span text:style-name="Code2">(</text:span><text:a xlink:type="simple" xlink:href="#r74"><text:span text:style-name="Code2"><text:span text:style-name="T22">Environment</text:span></text:span></text:a><text:span text:style-name="Code2"> environment,<text:line-break/>                                 Collection&lt;? extends </text:span><text:a xlink:type="simple" xlink:href="#r17"><text:span text:style-name="Code2"><text:span text:style-name="T22">Resource</text:span></text:span></text:a><text:span text:style-name="Code2">&gt; mandatoryResources,<text:line-break/>                                 Collection&lt;? extends </text:span><text:a xlink:type="simple" xlink:href="#r17"><text:span text:style-name="Code2"><text:span text:style-name="T22">Resource</text:span></text:span></text:a><text:span text:style-name="Code2">&gt; optionalResources)<text:line-break/>                          throws </text:span><text:a xlink:type="simple" xlink:href="#r79"><text:span text:style-name="Code2"><text:span text:style-name="T22">ResolutionException</text:span></text:span></text:a></text:p>
        <text:p text:style-name="P81">Attempt to resolve the resources based on the specified environment and return any new resources and wires to the caller.</text:p>
        <text:p text:style-name="P81">The resolver considers two groups of resources:</text:p>
        <text:list xml:id="list812656007" text:style-name="RTF_5f_Num_20_10">
          <text:list-item>
            <text:p text:style-name="P40"><text:span text:style-name="T12">Mandatory - any resource in the mandatory group must be resolved, a failure to satisfy any mandatory requirement for these resources will result in a </text:span><text:a xlink:type="simple" xlink:href="#r79"><text:span text:style-name="Code2"><text:span text:style-name="T22">ResolutionException</text:span></text:span></text:a></text:p>
          </text:list-item>
          <text:list-item>
            <text:p text:style-name="P55">Optional - any resource in the optional group may be resolved, a failure to satisfy a mandatory requirement for a resource in this group will not fail the overall resolution but no resources or wires will be returned for this resource.</text:p>
          </text:list-item>
        </text:list>
        <text:p text:style-name="P83">Delta</text:p>
        <text:p text:style-name="P82"><text:span text:style-name="T28">The resolve method returns the delta between the start state defined by </text:span><text:a xlink:type="simple" xlink:href="#r73"><text:span text:style-name="Code2"><text:span text:style-name="T22">Environment.getWiring()</text:span></text:span></text:a><text:span text:style-name="Default_20_Paragraph_20_Font"><text:span text:style-name="T28"> and the end resolved state, i.e. only new resources and wires are included. To get the complete resolution the caller can merge the start state and the delta using something like the following:</text:span></text:span></text:p>
        <text:p text:style-name="P84"> Map&lt;Resource, List&lt;Wire&gt;&gt; delta = resolver.resolve(env, resources, null);<text:line-break/> Map&lt;Resource, List&lt;Wire&gt;&gt; wiring = env.getWiring();<text:line-break/> <text:line-break/> for (Map.Entry&lt;Resource, List&lt;Wire&gt;&gt; e : delta.entrySet()) {<text:line-break/>   Resource res = e.getKey();<text:line-break/>   List&lt;Wire&gt; newWires = e.getValue();<text:line-break/> <text:line-break/>   List&lt;Wire&gt; currentWires = wiring.get(res);<text:line-break/>   if (currentWires != null) {<text:line-break/>     newWires.addAll(currentWires);<text:line-break/>   }<text:line-break/> <text:line-break/>   wiring.put(res, newWires);<text:line-break/> }</text:p>
        <text:p text:style-name="P83">Consistency</text:p>
        <text:p text:style-name="P81"><text:soft-page-break/>For a given resolve operation the parameters to the resolve method should be considered immutable. This means that resources should have constant capabilities and requirements and an environment should return a consistent set of capabilities, wires and effective requirements.</text:p>
        <text:p text:style-name="P78">The behavior of the resolver is not defined if resources or the environment supply inconsistent information.</text:p>
        <text:p text:style-name="P80">Parameters:</text:p>
        <text:p text:style-name="P104"><text:span text:style-name="Code2">environment</text:span><text:span text:style-name="Default_20_Paragraph_20_Font"><text:span text:style-name="T28"> - the environment into which to resolve the requirements</text:span></text:span></text:p>
        <text:p text:style-name="P104"><text:span text:style-name="Code2">mandatoryResources</text:span><text:span text:style-name="Default_20_Paragraph_20_Font"><text:span text:style-name="T28"> - The resources that must be resolved during this resolution step or null if no resources must be resolved</text:span></text:span></text:p>
        <text:p text:style-name="P104"><text:span text:style-name="Code2">optionalResources</text:span><text:span text:style-name="Default_20_Paragraph_20_Font"><text:span text:style-name="T28"> - Any resources which the resolver should attempt to resolve but that will not cause an exception if resolution is impossible or null if no resources are optional.</text:span></text:span></text:p>
        <text:p text:style-name="P80">Returns:</text:p>
        <text:p text:style-name="P103">the new resources and wires required to satisfy the requirements</text:p>
        <text:p text:style-name="P80">Throws:</text:p>
        <text:p text:style-name="P104"><text:a xlink:type="simple" xlink:href="#r79"><text:span text:style-name="Code2"><text:span text:style-name="T22">ResolutionException</text:span></text:span></text:a><text:span text:style-name="Default_20_Paragraph_20_Font"><text:span text:style-name="T28"> - if the resolution cannot be satisfied for any reason</text:span></text:span></text:p>
        <text:p text:style-name="P104"><text:span text:style-name="Code2">NullPointerException</text:span><text:span text:style-name="Default_20_Paragraph_20_Font"><text:span text:style-name="T28"> - if environment is null</text:span></text:span></text:p>
        <text:section text:style-name="Sect2" text:name="Section2">
          <text:p text:style-name="P108"><text:span text:style-name="T31">Java API documentation generated with </text:span><text:a xlink:type="simple" xlink:href="http://www.filigris.com/products/docflex_javadoc/#docflex-doclet"><text:span text:style-name="T26">DocFlex/Doclet</text:span></text:a><text:span text:style-name="Default_20_Paragraph_20_Font"><text:span text:style-name="T31"> v1.5.6</text:span></text:span></text:p>
          <text:p text:style-name="P34"><text:span text:style-name="T31">DocFlex/Doclet is both a multi-format Javadoc doclet and a free edition of </text:span><text:a xlink:type="simple" xlink:href="http://www.filigris.com/products/docflex_javadoc/"><text:span text:style-name="T26">DocFlex/Javadoc</text:span></text:a><text:span text:style-name="Default_20_Paragraph_20_Font"><text:span text:style-name="T31">.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6">www.docflex.com</text:span></text:span></text:a></text:p>
        </text:section>
      </text:section>
      <text:p text:style-name="P3"/>
      <text:h text:style-name="Heading_20_1" text:outline-level="1">OBR Schema</text:h>
      <text:section text:style-name="Sect1" text:name="Section3" text:protected="true">
        <text:section-source xlink:href="../obr.xsd" text:filter-name="Text (encoded)"/>
        <text:p text:style-name="Preformatted_20_Text">&lt;?xml version="1.0" encoding="UTF-8"?&gt;</text:p>
        <text:p text:style-name="Preformatted_20_Text">&lt;schema</text:p>
        <text:p text:style-name="Preformatted_20_Text"><text:s text:c="8"/>xmlns="http://www.w3.org/2001/XMLSchema"</text:p>
        <text:p text:style-name="Preformatted_20_Text"><text:s text:c="8"/>targetNamespace="http://www.osgi.org/xmlns/obr/v1.0.0/"</text:p>
        <text:p text:style-name="Preformatted_20_Text"><text:s text:c="8"/>xmlns:obr="http://www.osgi.org/xmlns/obr/v1.0.0/"</text:p>
        <text:p text:style-name="Preformatted_20_Text"><text:s text:c="8"/>elementFormDefault="unqualified"</text:p>
        <text:p text:style-name="Preformatted_20_Text"><text:s text:c="8"/>attributeFormDefault="unqualified"</text:p>
        <text:p text:style-name="Preformatted_20_Text"><text:s text:c="8"/>version="1.0.0"&gt;</text:p>
        <text:p text:style-name="Preformatted_20_Text"><text:s text:c="4"/>&lt;complexType name="Repository"&gt;</text:p>
        <text:p text:style-name="Preformatted_20_Text"><text:s text:c="8"/>&lt;sequence&gt;</text:p>
        <text:p text:style-name="Preformatted_20_Text"><text:s text:c="12"/>&lt;choice maxOccurs="unbounded" minOccurs="0"&gt;</text:p>
        <text:p text:style-name="Preformatted_20_Text"><text:s text:c="16"/>&lt;element ref="obr:resource"&gt;&lt;/element&gt;</text:p>
        <text:p text:style-name="Preformatted_20_Text"><text:s text:c="16"/>&lt;element ref="obr:referral"&gt;&lt;/element&gt;</text:p>
        <text:p text:style-name="Preformatted_20_Text"><text:s text:c="12"/>&lt;/choice&gt;</text:p>
        <text:p text:style-name="Preformatted_20_Text"><text:s text:c="12"/>&lt;any namespace="##any"</text:p>
        <text:p text:style-name="Preformatted_20_Text"><text:s text:c="17"/>processContents="lax"</text:p>
        <text:p text:style-name="Preformatted_20_Text"><text:s text:c="17"/>minOccurs="0"</text:p>
        <text:p text:style-name="Preformatted_20_Text"><text:s text:c="17"/>maxOccurs="unbounded"/&gt;</text:p>
        <text:p text:style-name="Preformatted_20_Text"><text:s text:c="8"/>&lt;/sequence&gt;</text:p>
        <text:p text:style-name="Preformatted_20_Text"><text:s text:c="8"/>&lt;attribute name="name" type="string"&gt;</text:p>
        <text:p text:style-name="Preformatted_20_Text"><text:s text:c="12"/>&lt;annotation&gt;</text:p>
        <text:p text:style-name="Preformatted_20_Text"><text:s text:c="16"/>&lt;documentation&gt;</text:p>
        <text:p text:style-name="Preformatted_20_Text"><text:s text:c="20"/>The name of the repository. The name may contain</text:p>
        <text:p text:style-name="Preformatted_20_Text"><text:s text:c="20"/>spaces and punctuation.</text:p>
        <text:p text:style-name="Preformatted_20_Text"><text:s text:c="16"/>&lt;/documentation&gt;</text:p>
        <text:p text:style-name="Preformatted_20_Text"><text:s text:c="12"/>&lt;/annotation&gt;</text:p>
        <text:p text:style-name="Preformatted_20_Text"><text:s text:c="8"/>&lt;/attribute&gt;</text:p>
        <text:p text:style-name="Preformatted_20_Text"><text:s text:c="8"/>&lt;attribute name="increment" type="long"&gt;</text:p>
        <text:p text:style-name="Preformatted_20_Text"><text:s text:c="12"/>&lt;annotation&gt;</text:p>
        <text:p text:style-name="Preformatted_20_Text"><text:soft-page-break/><text:s text:c="16"/>&lt;documentation&gt;</text:p>
        <text:p text:style-name="Preformatted_20_Text"><text:s text:c="20"/>An indication of when the repository was last changed. Client's can check if a</text:p>
        <text:p text:style-name="Preformatted_20_Text"><text:s text:c="20"/>repository has been updated by checking this increment value.</text:p>
        <text:p text:style-name="Preformatted_20_Text"><text:s text:c="16"/>&lt;/documentation&gt;</text:p>
        <text:p text:style-name="Preformatted_20_Text"><text:s text:c="12"/>&lt;/annotation&gt;</text:p>
        <text:p text:style-name="Preformatted_20_Text"><text:s text:c="8"/>&lt;/attribute&gt;</text:p>
        <text:p text:style-name="Preformatted_20_Text"><text:s text:c="8"/>&lt;anyAttribute/&gt;</text:p>
        <text:p text:style-name="Preformatted_20_Text"><text:s text:c="4"/>&lt;/complexType&gt;</text:p>
        <text:p text:style-name="Preformatted_20_Text"/>
        <text:p text:style-name="Preformatted_20_Text"><text:s text:c="4"/>&lt;complexType name="Resource"&gt;</text:p>
        <text:p text:style-name="Preformatted_20_Text"><text:s text:c="8"/>&lt;annotation&gt;</text:p>
        <text:p text:style-name="Preformatted_20_Text"><text:s text:c="12"/>&lt;documentation&gt;</text:p>
        <text:p text:style-name="Preformatted_20_Text"><text:s text:c="16"/>Describes a general resource with</text:p>
        <text:p text:style-name="Preformatted_20_Text"><text:s text:c="16"/>requirements and capabilities.</text:p>
        <text:p text:style-name="Preformatted_20_Text"><text:s text:c="12"/>&lt;/documentation&gt;</text:p>
        <text:p text:style-name="Preformatted_20_Text"><text:s text:c="8"/>&lt;/annotation&gt;</text:p>
        <text:p text:style-name="Preformatted_20_Text"><text:s text:c="8"/>&lt;sequence&gt;</text:p>
        <text:p text:style-name="Preformatted_20_Text"><text:s text:c="12"/>&lt;element ref="obr:require" maxOccurs="unbounded"</text:p>
        <text:p text:style-name="Preformatted_20_Text"><text:s text:c="21"/>minOccurs="0"&gt;</text:p>
        <text:p text:style-name="Preformatted_20_Text"><text:s text:c="12"/>&lt;/element&gt;</text:p>
        <text:p text:style-name="Preformatted_20_Text"><text:s text:c="12"/>&lt;element ref="obr:capability" maxOccurs="unbounded"</text:p>
        <text:p text:style-name="Preformatted_20_Text"><text:s text:c="21"/>minOccurs="1"&gt;</text:p>
        <text:p text:style-name="Preformatted_20_Text"><text:s text:c="12"/>&lt;/element&gt;</text:p>
        <text:p text:style-name="Preformatted_20_Text"><text:s text:c="12"/>&lt;any namespace="##any"</text:p>
        <text:p text:style-name="Preformatted_20_Text"><text:s text:c="17"/>processContents="lax"</text:p>
        <text:p text:style-name="Preformatted_20_Text"><text:s text:c="17"/>minOccurs="0"</text:p>
        <text:p text:style-name="Preformatted_20_Text"><text:s text:c="17"/>maxOccurs="unbounded"/&gt;</text:p>
        <text:p text:style-name="Preformatted_20_Text"><text:s text:c="8"/>&lt;/sequence&gt;</text:p>
        <text:p text:style-name="Preformatted_20_Text"><text:s text:c="4"/>&lt;/complexType&gt;</text:p>
        <text:p text:style-name="Preformatted_20_Text"/>
        <text:p text:style-name="Preformatted_20_Text"><text:s text:c="4"/>&lt;complexType name="Referral"&gt;</text:p>
        <text:p text:style-name="Preformatted_20_Text"><text:s text:c="8"/>&lt;annotation&gt;</text:p>
        <text:p text:style-name="Preformatted_20_Text"><text:s text:c="12"/>&lt;documentation&gt;</text:p>
        <text:p text:style-name="Preformatted_20_Text"><text:s text:c="16"/>A referral points to another repository XML file. The</text:p>
        <text:p text:style-name="Preformatted_20_Text"><text:s text:c="16"/>purpose of this element is to create a federation of</text:p>
        <text:p text:style-name="Preformatted_20_Text"><text:s text:c="16"/>repositories that can be accessed as a single</text:p>
        <text:p text:style-name="Preformatted_20_Text"><text:s text:c="16"/>repository.</text:p>
        <text:p text:style-name="Preformatted_20_Text"><text:s text:c="12"/>&lt;/documentation&gt;</text:p>
        <text:p text:style-name="Preformatted_20_Text"><text:s text:c="8"/>&lt;/annotation&gt;</text:p>
        <text:p text:style-name="Preformatted_20_Text"><text:s text:c="8"/>&lt;attribute name="depth" type="int" use="optional"&gt;</text:p>
        <text:p text:style-name="Preformatted_20_Text"><text:s text:c="12"/>&lt;annotation&gt;</text:p>
        <text:p text:style-name="Preformatted_20_Text"><text:s text:c="16"/>&lt;documentation&gt;</text:p>
        <text:p text:style-name="Preformatted_20_Text"><text:s text:c="20"/>The depth of referrals this repository acknowledges.</text:p>
        <text:p text:style-name="Preformatted_20_Text"><text:s text:c="16"/>&lt;/documentation&gt;</text:p>
        <text:p text:style-name="Preformatted_20_Text"><text:s text:c="12"/>&lt;/annotation&gt;</text:p>
        <text:p text:style-name="Preformatted_20_Text"><text:s text:c="8"/>&lt;/attribute&gt;</text:p>
        <text:p text:style-name="Preformatted_20_Text"><text:s text:c="8"/>&lt;attribute name="url" type="anyURI" use="required"&gt;</text:p>
        <text:p text:style-name="Preformatted_20_Text"><text:s text:c="12"/>&lt;annotation&gt;</text:p>
        <text:p text:style-name="Preformatted_20_Text"><text:s text:c="16"/>&lt;documentation&gt;</text:p>
        <text:p text:style-name="Preformatted_20_Text"><text:s text:c="20"/>The URL to the referred repository. The URL can be</text:p>
        <text:p text:style-name="Preformatted_20_Text"><text:s text:c="20"/>absolute or relative from the given repository’s</text:p>
        <text:p text:style-name="Preformatted_20_Text"><text:s text:c="20"/>URL.</text:p>
        <text:p text:style-name="Preformatted_20_Text"><text:s text:c="16"/>&lt;/documentation&gt;</text:p>
        <text:p text:style-name="Preformatted_20_Text"><text:s text:c="12"/>&lt;/annotation&gt;</text:p>
        <text:p text:style-name="Preformatted_20_Text"><text:s text:c="8"/>&lt;/attribute&gt;</text:p>
        <text:p text:style-name="Preformatted_20_Text"><text:s text:c="8"/>&lt;anyAttribute/&gt;</text:p>
        <text:p text:style-name="Preformatted_20_Text"><text:s text:c="4"/>&lt;/complexType&gt;</text:p>
        <text:p text:style-name="Preformatted_20_Text"/>
        <text:p text:style-name="Preformatted_20_Text"><text:s text:c="4"/>&lt;element name="repository" type="obr:Repository"&gt;&lt;/element&gt;</text:p>
        <text:p text:style-name="Preformatted_20_Text"/>
        <text:p text:style-name="Preformatted_20_Text"><text:s text:c="4"/>&lt;element name="resource" type="obr:Resource"&gt;&lt;/element&gt;</text:p>
        <text:p text:style-name="Preformatted_20_Text"/>
        <text:p text:style-name="Preformatted_20_Text"><text:s text:c="4"/>&lt;element name="referral" type="obr:Referral"&gt;&lt;/element&gt;</text:p>
        <text:p text:style-name="Preformatted_20_Text"><text:soft-page-break/></text:p>
        <text:p text:style-name="Preformatted_20_Text"><text:s text:c="4"/>&lt;simpleType name="Version"&gt;</text:p>
        <text:p text:style-name="Preformatted_20_Text"><text:s text:c="8"/>&lt;annotation&gt;</text:p>
        <text:p text:style-name="Preformatted_20_Text"><text:s text:c="12"/>&lt;documentation&gt;</text:p>
        <text:p text:style-name="Preformatted_20_Text"><text:s text:c="16"/>Version must follow the major, minor, micro, qualifier</text:p>
        <text:p text:style-name="Preformatted_20_Text"><text:s text:c="16"/>format as used the Framework’s version class. Example is</text:p>
        <text:p text:style-name="Preformatted_20_Text"><text:s text:c="16"/>"1.0.4.R128"</text:p>
        <text:p text:style-name="Preformatted_20_Text"><text:s text:c="12"/>&lt;/documentation&gt;</text:p>
        <text:p text:style-name="Preformatted_20_Text"><text:s text:c="8"/>&lt;/annotation&gt;</text:p>
        <text:p text:style-name="Preformatted_20_Text"><text:s text:c="8"/>&lt;restriction base="string"&gt;</text:p>
        <text:p text:style-name="Preformatted_20_Text"><text:s text:c="12"/>&lt;pattern value="\d+(\.\d+((\.\d+)(\..+)?)?)?"&gt;&lt;/pattern&gt;</text:p>
        <text:p text:style-name="Preformatted_20_Text"><text:s text:c="8"/>&lt;/restriction&gt;</text:p>
        <text:p text:style-name="Preformatted_20_Text"><text:s text:c="4"/>&lt;/simpleType&gt;</text:p>
        <text:p text:style-name="Preformatted_20_Text"/>
        <text:p text:style-name="Preformatted_20_Text"><text:s text:c="4"/>&lt;element name="require" type="obr:Require"&gt;&lt;/element&gt;</text:p>
        <text:p text:style-name="Preformatted_20_Text"/>
        <text:p text:style-name="Preformatted_20_Text"><text:s text:c="4"/>&lt;element name="capability" type="obr:Capability"&gt;&lt;/element&gt;</text:p>
        <text:p text:style-name="Preformatted_20_Text"/>
        <text:p text:style-name="Preformatted_20_Text"><text:s text:c="4"/>&lt;complexType name="Capability"&gt;</text:p>
        <text:p text:style-name="Preformatted_20_Text"><text:s text:c="8"/>&lt;annotation&gt;</text:p>
        <text:p text:style-name="Preformatted_20_Text"><text:s text:c="12"/>&lt;documentation&gt;</text:p>
        <text:p text:style-name="Preformatted_20_Text"><text:s text:c="16"/>A named set of type attributes and directives. A capability can be</text:p>
        <text:p text:style-name="Preformatted_20_Text"><text:s text:c="16"/>used to resolve a requirement if the resource is included.</text:p>
        <text:p text:style-name="Preformatted_20_Text"><text:s text:c="12"/>&lt;/documentation&gt;</text:p>
        <text:p text:style-name="Preformatted_20_Text"><text:s text:c="8"/>&lt;/annotation&gt;</text:p>
        <text:p text:style-name="Preformatted_20_Text"><text:s text:c="8"/>&lt;sequence&gt;</text:p>
        <text:p text:style-name="Preformatted_20_Text"><text:s text:c="12"/>&lt;element ref="obr:attribute" maxOccurs="unbounded" minOccurs="0"&gt;&lt;/element&gt;</text:p>
        <text:p text:style-name="Preformatted_20_Text"><text:s text:c="12"/>&lt;element ref="obr:directive" maxOccurs="unbounded" minOccurs="0"&gt;&lt;/element&gt;</text:p>
        <text:p text:style-name="Preformatted_20_Text"><text:s text:c="12"/>&lt;any namespace="##any"</text:p>
        <text:p text:style-name="Preformatted_20_Text"><text:s text:c="17"/>processContents="lax"</text:p>
        <text:p text:style-name="Preformatted_20_Text"><text:s text:c="17"/>minOccurs="0"</text:p>
        <text:p text:style-name="Preformatted_20_Text"><text:s text:c="17"/>maxOccurs="unbounded"/&gt;</text:p>
        <text:p text:style-name="Preformatted_20_Text"><text:s text:c="8"/>&lt;/sequence&gt;</text:p>
        <text:p text:style-name="Preformatted_20_Text"><text:s text:c="8"/>&lt;attribute name="namespace" type="string"&gt;</text:p>
        <text:p text:style-name="Preformatted_20_Text"><text:s text:c="12"/>&lt;annotation&gt;</text:p>
        <text:p text:style-name="Preformatted_20_Text"><text:s text:c="16"/>&lt;documentation&gt;</text:p>
        <text:p text:style-name="Preformatted_20_Text"><text:s text:c="20"/>Namespace of the capability. Only requirements with the</text:p>
        <text:p text:style-name="Preformatted_20_Text"><text:s text:c="20"/>same namespace must be able to match this capability.</text:p>
        <text:p text:style-name="Preformatted_20_Text"><text:s text:c="16"/>&lt;/documentation&gt;</text:p>
        <text:p text:style-name="Preformatted_20_Text"><text:s text:c="12"/>&lt;/annotation&gt;</text:p>
        <text:p text:style-name="Preformatted_20_Text"><text:s text:c="8"/>&lt;/attribute&gt;</text:p>
        <text:p text:style-name="Preformatted_20_Text"><text:s text:c="8"/>&lt;anyAttribute/&gt;</text:p>
        <text:p text:style-name="Preformatted_20_Text"><text:s text:c="4"/>&lt;/complexType&gt;</text:p>
        <text:p text:style-name="Preformatted_20_Text"/>
        <text:p text:style-name="Preformatted_20_Text"><text:s text:c="4"/>&lt;complexType name="Require"&gt;</text:p>
        <text:p text:style-name="Preformatted_20_Text"><text:s text:c="8"/>&lt;annotation&gt;</text:p>
        <text:p text:style-name="Preformatted_20_Text"><text:s text:c="12"/>&lt;documentation&gt;</text:p>
        <text:p text:style-name="Preformatted_20_Text"><text:s text:c="16"/>A filter on a named set of capability attributes.</text:p>
        <text:p text:style-name="Preformatted_20_Text"><text:s text:c="12"/>&lt;/documentation&gt;</text:p>
        <text:p text:style-name="Preformatted_20_Text"><text:s text:c="8"/>&lt;/annotation&gt;</text:p>
        <text:p text:style-name="Preformatted_20_Text"><text:s text:c="8"/>&lt;sequence&gt;</text:p>
        <text:p text:style-name="Preformatted_20_Text"><text:s text:c="12"/>&lt;element ref="obr:attribute" maxOccurs="unbounded" minOccurs="0"&gt;&lt;/element&gt;</text:p>
        <text:p text:style-name="Preformatted_20_Text"><text:s text:c="12"/>&lt;element ref="obr:directive" maxOccurs="unbounded" minOccurs="0"&gt;&lt;/element&gt;</text:p>
        <text:p text:style-name="Preformatted_20_Text"><text:s text:c="12"/>&lt;any namespace="##any"</text:p>
        <text:p text:style-name="Preformatted_20_Text"><text:s text:c="17"/>processContents="lax"</text:p>
        <text:p text:style-name="Preformatted_20_Text"><text:s text:c="17"/>minOccurs="0"</text:p>
        <text:p text:style-name="Preformatted_20_Text"><text:s text:c="17"/>maxOccurs="unbounded"/&gt;</text:p>
        <text:p text:style-name="Preformatted_20_Text"><text:s text:c="8"/>&lt;/sequence&gt;</text:p>
        <text:p text:style-name="Preformatted_20_Text"><text:s text:c="8"/>&lt;attribute name="namespace" type="string"&gt;</text:p>
        <text:p text:style-name="Preformatted_20_Text"><text:s text:c="12"/>&lt;annotation&gt;</text:p>
        <text:p text:style-name="Preformatted_20_Text"><text:soft-page-break/><text:s text:c="16"/>&lt;documentation&gt;</text:p>
        <text:p text:style-name="Preformatted_20_Text"><text:s text:c="20"/>Namespace of the requirements. Only capabilities with the</text:p>
        <text:p text:style-name="Preformatted_20_Text"><text:s text:c="20"/>same namespace must be able to match this requirement.</text:p>
        <text:p text:style-name="Preformatted_20_Text"><text:s text:c="16"/>&lt;/documentation&gt;</text:p>
        <text:p text:style-name="Preformatted_20_Text"><text:s text:c="12"/>&lt;/annotation&gt;</text:p>
        <text:p text:style-name="Preformatted_20_Text"><text:s text:c="8"/>&lt;/attribute&gt;</text:p>
        <text:p text:style-name="Preformatted_20_Text"><text:s text:c="8"/>&lt;anyAttribute/&gt;</text:p>
        <text:p text:style-name="Preformatted_20_Text"><text:s text:c="4"/>&lt;/complexType&gt;</text:p>
        <text:p text:style-name="Preformatted_20_Text"/>
        <text:p text:style-name="Preformatted_20_Text"><text:s text:c="4"/>&lt;element name="directive" type="obr:Directive"&gt;&lt;/element&gt;</text:p>
        <text:p text:style-name="Preformatted_20_Text"/>
        <text:p text:style-name="Preformatted_20_Text"><text:s text:c="4"/>&lt;element name="attribute" type="obr:Attribute"&gt;&lt;/element&gt;</text:p>
        <text:p text:style-name="Preformatted_20_Text"/>
        <text:p text:style-name="Preformatted_20_Text"><text:s text:c="4"/>&lt;complexType name="Attribute"&gt;</text:p>
        <text:p text:style-name="Preformatted_20_Text"><text:s text:c="8"/>&lt;annotation&gt;</text:p>
        <text:p text:style-name="Preformatted_20_Text"><text:s text:c="12"/>&lt;documentation&gt;</text:p>
        <text:p text:style-name="Preformatted_20_Text"><text:s text:c="16"/>A named value with an optional type that identifies</text:p>
        <text:p text:style-name="Preformatted_20_Text"><text:s text:c="16"/>a requirement or capability</text:p>
        <text:p text:style-name="Preformatted_20_Text"><text:s text:c="12"/>&lt;/documentation&gt;</text:p>
        <text:p text:style-name="Preformatted_20_Text"><text:s text:c="8"/>&lt;/annotation&gt;</text:p>
        <text:p text:style-name="Preformatted_20_Text"><text:s text:c="8"/>&lt;sequence&gt;</text:p>
        <text:p text:style-name="Preformatted_20_Text"><text:s text:c="12"/>&lt;any namespace="##any"</text:p>
        <text:p text:style-name="Preformatted_20_Text"><text:s text:c="17"/>processContents="lax"</text:p>
        <text:p text:style-name="Preformatted_20_Text"><text:s text:c="17"/>minOccurs="0"</text:p>
        <text:p text:style-name="Preformatted_20_Text"><text:s text:c="17"/>maxOccurs="unbounded"/&gt;</text:p>
        <text:p text:style-name="Preformatted_20_Text"/>
        <text:p text:style-name="Preformatted_20_Text"><text:s text:c="8"/>&lt;/sequence&gt;</text:p>
        <text:p text:style-name="Preformatted_20_Text"><text:s text:c="8"/>&lt;attribute name="name" type="string"&gt;</text:p>
        <text:p text:style-name="Preformatted_20_Text"><text:s text:c="12"/>&lt;annotation&gt;</text:p>
        <text:p text:style-name="Preformatted_20_Text"><text:s text:c="16"/>&lt;documentation&gt;The name of the attribute&lt;/documentation&gt;</text:p>
        <text:p text:style-name="Preformatted_20_Text"><text:s text:c="12"/>&lt;/annotation&gt;</text:p>
        <text:p text:style-name="Preformatted_20_Text"><text:s text:c="8"/>&lt;/attribute&gt;</text:p>
        <text:p text:style-name="Preformatted_20_Text"><text:s text:c="8"/>&lt;attribute name="value" type="string"&gt;</text:p>
        <text:p text:style-name="Preformatted_20_Text"><text:s text:c="12"/>&lt;annotation&gt;</text:p>
        <text:p text:style-name="Preformatted_20_Text"><text:s text:c="16"/>&lt;documentation&gt;The value of the attribute&lt;/documentation&gt;</text:p>
        <text:p text:style-name="Preformatted_20_Text"><text:s text:c="12"/>&lt;/annotation&gt;</text:p>
        <text:p text:style-name="Preformatted_20_Text"><text:s text:c="8"/>&lt;/attribute&gt;</text:p>
        <text:p text:style-name="Preformatted_20_Text"><text:s text:c="8"/>&lt;attribute name="type" type="obr:PropertyType" default="string"&gt;</text:p>
        <text:p text:style-name="Preformatted_20_Text"><text:s text:c="12"/>&lt;annotation&gt;</text:p>
        <text:p text:style-name="Preformatted_20_Text"><text:s text:c="16"/>&lt;documentation&gt;The type of the attribute.&lt;/documentation&gt;</text:p>
        <text:p text:style-name="Preformatted_20_Text"><text:s text:c="12"/>&lt;/annotation&gt;</text:p>
        <text:p text:style-name="Preformatted_20_Text"><text:s text:c="8"/>&lt;/attribute&gt;</text:p>
        <text:p text:style-name="Preformatted_20_Text"><text:s text:c="8"/>&lt;anyAttribute/&gt;</text:p>
        <text:p text:style-name="Preformatted_20_Text"><text:s text:c="4"/>&lt;/complexType&gt;</text:p>
        <text:p text:style-name="Preformatted_20_Text"/>
        <text:p text:style-name="Preformatted_20_Text"><text:s text:c="4"/>&lt;complexType name="Directive"&gt;</text:p>
        <text:p text:style-name="Preformatted_20_Text"><text:s text:c="8"/>&lt;annotation&gt;</text:p>
        <text:p text:style-name="Preformatted_20_Text"><text:s text:c="12"/>&lt;documentation&gt;</text:p>
        <text:p text:style-name="Preformatted_20_Text"><text:s text:c="16"/>A named value of type string that instructs a resolver</text:p>
        <text:p text:style-name="Preformatted_20_Text"><text:s text:c="16"/>how to process a requirement or directive</text:p>
        <text:p text:style-name="Preformatted_20_Text"><text:s text:c="12"/>&lt;/documentation&gt;</text:p>
        <text:p text:style-name="Preformatted_20_Text"><text:s text:c="8"/>&lt;/annotation&gt;</text:p>
        <text:p text:style-name="Preformatted_20_Text"><text:s text:c="8"/>&lt;sequence&gt;</text:p>
        <text:p text:style-name="Preformatted_20_Text"><text:s text:c="12"/>&lt;any namespace="##any"</text:p>
        <text:p text:style-name="Preformatted_20_Text"><text:s text:c="17"/>processContents="lax"</text:p>
        <text:p text:style-name="Preformatted_20_Text"><text:s text:c="17"/>minOccurs="0"</text:p>
        <text:p text:style-name="Preformatted_20_Text"><text:s text:c="17"/>maxOccurs="unbounded"/&gt;</text:p>
        <text:p text:style-name="Preformatted_20_Text"/>
        <text:p text:style-name="Preformatted_20_Text"><text:s text:c="8"/>&lt;/sequence&gt;</text:p>
        <text:p text:style-name="Preformatted_20_Text"><text:s text:c="8"/>&lt;attribute name="name" type="string"&gt;</text:p>
        <text:p text:style-name="Preformatted_20_Text"><text:s text:c="12"/>&lt;annotation&gt;</text:p>
        <text:p text:style-name="Preformatted_20_Text"><text:s text:c="16"/>&lt;documentation&gt;The name of the directive&lt;/documentation&gt;</text:p>
        <text:p text:style-name="Preformatted_20_Text"><text:s text:c="12"/>&lt;/annotation&gt;</text:p>
        <text:p text:style-name="Preformatted_20_Text"><text:s text:c="8"/>&lt;/attribute&gt;</text:p>
        <text:p text:style-name="Preformatted_20_Text"><text:soft-page-break/><text:s text:c="8"/>&lt;attribute name="value" type="string"&gt;</text:p>
        <text:p text:style-name="Preformatted_20_Text"><text:s text:c="12"/>&lt;annotation&gt;</text:p>
        <text:p text:style-name="Preformatted_20_Text"><text:s text:c="16"/>&lt;documentation&gt;The value of the directive&lt;/documentation&gt;</text:p>
        <text:p text:style-name="Preformatted_20_Text"><text:s text:c="12"/>&lt;/annotation&gt;</text:p>
        <text:p text:style-name="Preformatted_20_Text"><text:s text:c="8"/>&lt;/attribute&gt;</text:p>
        <text:p text:style-name="Preformatted_20_Text"><text:s text:c="8"/>&lt;anyAttribute/&gt;</text:p>
        <text:p text:style-name="Preformatted_20_Text"><text:s text:c="4"/>&lt;/complexType&gt;</text:p>
        <text:p text:style-name="Preformatted_20_Text"/>
        <text:p text:style-name="Preformatted_20_Text"><text:s text:c="4"/>&lt;simpleType name="PropertyType"&gt;</text:p>
        <text:p text:style-name="Preformatted_20_Text"><text:s text:c="8"/>&lt;restriction base="string"&gt;</text:p>
        <text:p text:style-name="Preformatted_20_Text"><text:s text:c="12"/>&lt;enumeration value="boolean"&gt;&lt;/enumeration&gt;</text:p>
        <text:p text:style-name="Preformatted_20_Text"><text:s text:c="12"/>&lt;enumeration value="string"&gt;&lt;/enumeration&gt;</text:p>
        <text:p text:style-name="Preformatted_20_Text"><text:s text:c="12"/>&lt;enumeration value="version"&gt;&lt;/enumeration&gt;</text:p>
        <text:p text:style-name="Preformatted_20_Text"><text:s text:c="12"/>&lt;enumeration value="uri"&gt;&lt;/enumeration&gt;</text:p>
        <text:p text:style-name="Preformatted_20_Text"><text:s text:c="12"/>&lt;enumeration value="long"&gt;&lt;/enumeration&gt;</text:p>
        <text:p text:style-name="Preformatted_20_Text"><text:s text:c="12"/>&lt;enumeration value="double"&gt;&lt;/enumeration&gt;</text:p>
        <text:p text:style-name="Preformatted_20_Text"><text:s text:c="12"/>&lt;enumeration value="list"&gt;&lt;/enumeration&gt;</text:p>
        <text:p text:style-name="Preformatted_20_Text"><text:s text:c="8"/>&lt;/restriction&gt;</text:p>
        <text:p text:style-name="Preformatted_20_Text"><text:s text:c="4"/>&lt;/simpleType&gt;</text:p>
        <text:p text:style-name="Preformatted_20_Text"><text:s text:c="4"/>&lt;attribute name="must-understand" type="boolean" default="false"&gt;</text:p>
        <text:p text:style-name="Preformatted_20_Text"><text:s text:c="8"/>&lt;annotation&gt;</text:p>
        <text:p text:style-name="Preformatted_20_Text"><text:s text:c="12"/>&lt;documentation&gt;</text:p>
        <text:p text:style-name="Preformatted_20_Text"><text:s text:c="16"/>This attribute should be used by extensions to documents to require that the document consumer</text:p>
        <text:p text:style-name="Preformatted_20_Text"><text:s text:c="16"/>understand the extension. This attribute must be qualified when used.</text:p>
        <text:p text:style-name="Preformatted_20_Text"><text:s text:c="12"/>&lt;/documentation&gt;</text:p>
        <text:p text:style-name="Preformatted_20_Text"><text:s text:c="8"/>&lt;/annotation&gt;</text:p>
        <text:p text:style-name="Preformatted_20_Text"><text:s text:c="4"/>&lt;/attribute&gt;</text:p>
        <text:p text:style-name="Preformatted_20_Text">&lt;/schema&gt;</text:p>
      </text:section>
      <text:p text:style-name="P27"/>
      <text:h text:style-name="Heading_20_1" text:outline-level="1">Considered Alternatives</text:h>
      <text:h text:style-name="Heading_20_2" text:outline-level="2">Licensing</text:h>
      <text:p text:style-name="Body">The value of the repository would be greatly enhanced if we would support a licensing model. Currently, certain bundles require the authentication so they can not be directly downloaded. This makes OBR like solutions for these bundles impossible in a standard way.</text:p>
      <text:p text:style-name="Body">This is an interesting area for future research but it is beyond the scope of this RFC to tackle this problem here. It is felt that a licensing model may be layered on top of the current design at a later stage.</text:p>
      <text:h text:style-name="Heading_20_2" text:outline-level="2">Problem Analysis</text:h>
      <text:p text:style-name="Body">The resolver API is potentially useful during the development lifecycle and to help in runtime diagnostics when deployments go wrong. However due to the range of resolution algorithms that are possible, providing a meaningful general purpose API that can help users with diagnostic problems is very hard. This problem is delegated to a separate RFP.</text:p>
      <text:h text:style-name="Heading_20_2" text:outline-level="2"><text:soft-page-break/>Repository Event Model</text:h>
      <text:p text:style-name="Body"><draw:frame draw:style-name="fr3" draw:name="graphics11" text:anchor-type="paragraph" svg:width="12.624cm" svg:height="6.923cm" draw:z-index="34"><draw:image xlink:href="Pictures/2000029100006CFF00003BC7209A660B.svm" xlink:type="simple" xlink:show="embed" xlink:actuate="onLoad"/></draw:frame></text:p>
      <text:h text:style-name="Heading_20_3" text:outline-level="3">Repository</text:h>
      <text:list xml:id="list607441433" text:continue-list="list1769485606" text:style-name="WW8Num26">
        <text:list-item>
          <text:p text:style-name="List_20_Bullet">RepositoryDelta getDelta(long sinceIncrement) - Provides a mechanism to query the changes that have occurred to this repository since the specified increment.</text:p>
        </text:list-item>
      </text:list>
      <text:h text:style-name="Heading_20_3" text:outline-level="3">RepositoryDelta</text:h>
      <text:p text:style-name="Body">A repository delta lists the changes to a repository between to increments. The API of a RepositoryDelta is:</text:p>
      <text:list xml:id="list1494795287" text:continue-numbering="true" text:style-name="WW8Num26">
        <text:list-item>
          <text:p text:style-name="List_20_Bullet">List&lt;<text:span text:style-name="T9">Resource</text:span>&gt; getAddedResources();</text:p>
        </text:list-item>
        <text:list-item>
          <text:p text:style-name="List_20_Bullet">List&lt;<text:span text:style-name="T9">Resource</text:span>&gt; getChangedResources();</text:p>
        </text:list-item>
        <text:list-item>
          <text:p text:style-name="List_20_Bullet">List&lt;<text:span text:style-name="T9">Resource</text:span>&gt; getRemovedResources();</text:p>
        </text:list-item>
      </text:list>
      <text:h text:style-name="Heading_20_3" text:outline-level="3">RepositoryListener and RepositoryChangeEvent</text:h>
      <text:p text:style-name="Body">Depending on the underlying technology used to implement a Repository it may be possible to update the list of Resources that a Repository provides. If this happens it is necessary to inform the Resolver and any associated management tools of these changes. The RepositoryListener is a service interface that is looked up using the white board pattern by Repository implementations to notify of such changes:</text:p>
      <text:p text:style-name="Body">The API of the RepositoryListener is:</text:p>
      <text:list xml:id="list977091050" text:continue-numbering="true" text:style-name="WW8Num26">
        <text:list-item>
          <text:p text:style-name="List_20_Bullet">void repositoryChanged(RepositoryChangeEvent event);</text:p>
        </text:list-item>
      </text:list>
      <text:p text:style-name="Body">The API of the RepositoryChangeEvent is:</text:p>
      <text:list xml:id="list1525717435" text:continue-numbering="true" text:style-name="WW8Num26">
        <text:list-item>
          <text:p text:style-name="List_20_Bullet"><text:s text:c="2"/>long getIncrement()</text:p>
        </text:list-item>
        <text:list-item>
          <text:p text:style-name="List_20_Bullet"><text:s text:c="2"/>Repository getRepository()</text:p>
        </text:list-item>
      </text:list>
      <text:h text:style-name="Heading_20_2" text:outline-level="2">RepositoryBuilder</text:h>
      <text:p text:style-name="Body">A repository builder service interface to allow third party code to simply build repositories by pointing at a URL location. Though useful the requirements for this service have not been fully captured so like the repository event model this work has been pushed out to a future RFP/RFC to ensure all relevant issues are covered.</text:p>
      <text:p text:style-name="Body">The interface of a RepositoryBuilder is defined as follows:</text:p>
      <text:list xml:id="list994589912" text:continue-numbering="true" text:style-name="WW8Num26">
        <text:list-item>
          <text:p text:style-name="List_20_Bullet"><text:soft-page-break/><text:span text:style-name="T16">Repository build(URL location)</text:span> – Attempts to build a Repository from the supplied location and returns a repository or null if this builder does not know how to build a repository from the supplied location</text:p>
        </text:list-item>
      </text:list>
      <text:h text:style-name="Heading_20_2" text:outline-level="2">Extends:=true directive</text:h>
      <text:p text:style-name="Body">It is possible to generically identify a requirement as an extension using a directive attribute. However this is not backwards compabitible with the current “osgi.wiring.host” BundleRequirement and is also over engineering as there are no other examples of extensions in use in OSGi at the present time. This design may be revisited in future if other extension types are defined.</text:p>
      <text:h text:style-name="Heading_20_2" text:outline-level="2">Stateful resolver</text:h>
      <text:p text:style-name="Body">The original OBR resolver used a stateful API design, however on discussion it has been agreed that a stateless API design is preferable as it is always possible to create a stateful wrapper around a stateless design but not to go the other way.</text:p>
      <text:h text:style-name="Heading_20_2" text:outline-level="2">VersionRanges as explicit elements – separate from filters</text:h>
      <text:p text:style-name="Body">Nimble and P2 encode the VersionRange as a separate element outside of the filter. This aids optimisation strategies but it is felt that early optimisation is a mistake for this API.</text:p>
      <text:h text:style-name="Heading_20_2" text:outline-level="2">Garbage collection</text:h>
      <text:p text:style-name="Body">Nimble supports the uninstall process which currently this specification is silent on as deployment has been removed as a goal for this specification. When a top level dependency is removed the transative set of dependencies that are no longer used is removed from the framework.</text:p>
      <text:p text:style-name="Body">Discussion on conference calls suggested this is better handled in the Subsystem RFC work.</text:p>
      <text:h text:style-name="Heading_20_2" text:outline-level="2">Separation of logical representation from physical representation</text:h>
      <text:p text:style-name="Body">Both P2 and Nimble separate the concept of a logical unit of deployment from the physical artifact that is deployed. P2 uses the concept of an InstallableUnit with underlying artifacts. Nimble uses the concept of a Rule with underlying artifact.</text:p>
      <text:p text:style-name="Body">Suggestion is to split resource into “part” with zero or more “resources”. A part is a logical unit of deployment that has requirements and capabilities. A resource is a physical artifact that can be accessed by URL and may have attributes such as size, checksum etc.</text:p>
      <text:p text:style-name="Body">One use case for this separation is a service that requires some default configuration, an extreme example being a database and a database schema. In this scenario the service may explicitly require it's configuration at deployment time before it can be meaningfully instantiated. This is related to the concept of resource builders mentioned in <text:bookmark-ref text:reference-format="number" text:ref-name="__RefHeading__33597_496330454">8.11</text:bookmark-ref>.</text:p>
      <text:p text:style-name="Body">Another usecase is deployment of composite bundles – here the deployment of an “internal” bundle requires different processing than a “top level” bundle and deployment is complicated by treating sub parts of the graph as logically separate entities.</text:p>
      <text:p text:style-name="Body">Decision taken in conference call to remove deployment from this specification so this is not a concern for the current time.</text:p>
      <text:h text:style-name="Heading_20_3" text:outline-level="3">Uses calculation</text:h>
      <text:p text:style-name="Body">The default resolver strategy should take account of uses, however it should be an option available to the client at resolve time whether to calculate the uses constraints. </text:p>
      <text:p text:style-name="Body">The uses problem space has been shown to be np complete <text:bookmark-ref text:reference-format="number" text:ref-name="__RefNumPara__11875_1082420851">[4].</text:bookmark-ref> and so can explode into a massively time consuming task. However in a large number of situations we've encountered in the wild the calculations are practically unnecessary at runtime as theoretical uses constraints never occur and are an artifact of classes cross cutting package boundaries. </text:p>
      <text:p text:style-name="Body"><text:soft-page-break/>From a practical point of view it is useful to be able to get a quick solution to enable the user to carry on coding/testing vs wait for the end of time to prevent a class mismatch that will never occur in running code and is only an artifact of limitations in a module implementation.</text:p>
      <text:h text:style-name="Heading_20_2" text:outline-level="2">Query protocol</text:h>
      <text:p text:style-name="Body">A query protocol is not needed as resources can be simply discovered using ldap matches on attributes, more complex searches are out of scope for this specification.<text:change text:change-id="ct814101216"/></text:p>
      <text:h text:style-name="Heading_20_2" text:outline-level="2"><text:bookmark text:name="__RefHeading__33597_496330454"/>Relationship to DeploymentAdmin/ResourceBuilder<text:bookmark-end text:name="__RefHeading__33597_496330454"/></text:h>
      <text:p text:style-name="Body">Ability to apply custom deployment steps to resources on installation is key for a general purpose deployer. However there are several rabbit holes in this area that need to be explored and the decision taken was taken during conference calls to remove deployment from this specification and push this to other specifications such as Subsystems.</text:p>
      <text:h text:style-name="Heading_20_2" text:outline-level="2">Querying a Web Service Based Repository</text:h>
      <text:p text:style-name="Body">The repository can become quite large in certain cases. So large that small environments cannot handle the full repository anymore. For scalability reasons, it is therefore necessary to query the repository to only receive smaller chunks. Server based repositories are recommended to support the following query parameters after the URL:</text:p>
      <text:list xml:id="list1423831430" text:continue-numbering="true" text:style-name="WW8Num26">
        <text:list-item>
          <text:p text:style-name="List_20_Bullet">keywords – A space separated (before URL encoding) list of keywords. This command must return all resources that match a keyword in the description, category, copyright, etc, case insensitive.</text:p>
        </text:list-item>
        <text:list-item>
          <text:p text:style-name="List_20_Bullet">requirement – A structured field. The first part is the name of the requirement, followed by a legal filter expression.</text:p>
        </text:list-item>
        <text:list-item>
          <text:p text:style-name="List_20_Bullet">category – A category</text:p>
        </text:list-item>
      </text:list>
      <text:p text:style-name="Body">All fields can be repeated multiple times. The server should return the subset of the resources that match all fields. That is, all fields are anded together. However, the receiver must be able to handle resources that were not selected, that is, no assumption can be made the selection worked. The purpose of the selection criteria is a potential optimization.</text:p>
      <text:p text:style-name="Body">As a further optimization, it is allowed to specify the resources that are already received. This a comma separated lost of repository ids. The server should not send these resources again. The name of this parameter is <text:span text:style-name="T14">knows</text:span>.</text:p>
      <text:p text:style-name="Body">For example</text:p>
      <text:p text:style-name="Code_20_Snipet"><text:s text:c="2"/><text:a xlink:type="simple" xlink:href="http://www.aqute.biz/bundles/repository.xml?requirement=package"><text:span text:style-name="Internet_20_link">http://www.aqute.biz/bundles/repository.xml?requirement=package</text:span></text:a>:(\<text:line-break/> <text:s text:c="4"/>package=org.osgi.util.measurement)&amp;knows=1,2,3,4,9,102,89</text:p>
      <text:p text:style-name="Code_20_Snipet"/>
      <text:p text:style-name="Body">This functionality has been moved out of this specification as it is possible to build this functionality on top of the existing design </text:p>
      <text:p text:style-name="Body"/>
      <text:h text:style-name="Heading_20_1" text:outline-level="1"><text:soft-page-break/>Security Considerations</text:h>
      <text:p text:style-name="P10">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96706570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120">JSR 124 J2EE Client Provisioning <text:a xlink:type="simple" xlink:href="http://www.jcp.org/en/jsr/detail?id=124">http://www.jcp.org/en/jsr/detail?id=124</text:a></text:p>
        </text:list-item>
        <text:list-item>
          <text:p text:style-name="P120"><text:bookmark text:name="__RefNumPara__11875_1082420851"/>Is the resolution problem in OSGi np complete? http://stackoverflow.com/questions/2085106/is-the-resolution-problem-in-osgi-np-complete/2133559#2133559<text:bookmark-end text:name="__RefNumPara__11875_1082420851"/></text:p>
        </text:list-item>
      </text:list>
      <text:p text:style-name="Standard"/>
      <text:h text:style-name="Heading_20_2" text:outline-level="2">Author’s Address</text:h>
      <text:p text:style-name="Body"/>
      <table:table table:name="Table56" table:style-name="Table56">
        <table:table-column table:style-name="Table56.A"/>
        <table:table-column table:style-name="Table56.B"/>
        <table:table-row table:style-name="Table56.1">
          <table:table-cell table:style-name="Table56.A1" office:value-type="string">
            <text:p text:style-name="P19">Name</text:p>
          </table:table-cell>
          <table:table-cell table:style-name="Table56.B1" office:value-type="string">
            <text:p text:style-name="P19">Peter Kriens</text:p>
          </table:table-cell>
        </table:table-row>
        <table:table-row table:style-name="Table56.1">
          <table:table-cell table:style-name="Table56.A1" office:value-type="string">
            <text:p text:style-name="P19">Company</text:p>
          </table:table-cell>
          <table:table-cell table:style-name="Table56.B1" office:value-type="string">
            <text:p text:style-name="P19">aQute</text:p>
          </table:table-cell>
        </table:table-row>
        <table:table-row table:style-name="Table56.1">
          <table:table-cell table:style-name="Table56.A1" office:value-type="string">
            <text:p text:style-name="P19">Address</text:p>
          </table:table-cell>
          <table:table-cell table:style-name="Table56.B1" office:value-type="string">
            <text:p text:style-name="P19">9c, Avenue St. Drezery, Beaulieu, France</text:p>
          </table:table-cell>
        </table:table-row>
        <table:table-row table:style-name="Table56.1">
          <table:table-cell table:style-name="Table56.A1" office:value-type="string">
            <text:p text:style-name="P19">Voice</text:p>
          </table:table-cell>
          <table:table-cell table:style-name="Table56.B1" office:value-type="string">
            <text:p text:style-name="P19">+33 467542167</text:p>
          </table:table-cell>
        </table:table-row>
        <table:table-row table:style-name="Table56.1">
          <table:table-cell table:style-name="Table56.A1" office:value-type="string">
            <text:p text:style-name="P16">e-mail</text:p>
          </table:table-cell>
          <table:table-cell table:style-name="Table56.B1" office:value-type="string">
            <text:p text:style-name="P16">Peter.Kriens@aQute.biz</text:p>
          </table:table-cell>
        </table:table-row>
        <table:table-row table:style-name="Table56.1">
          <table:table-cell table:style-name="Table56.A6" office:value-type="string">
            <text:p text:style-name="P16"/>
          </table:table-cell>
          <table:table-cell table:style-name="Table56.B6" office:value-type="string">
            <text:p text:style-name="P16"/>
          </table:table-cell>
        </table:table-row>
        <table:table-row table:style-name="Table56.1">
          <table:table-cell table:style-name="Table56.A1" office:value-type="string">
            <text:p text:style-name="P16">Name</text:p>
          </table:table-cell>
          <table:table-cell table:style-name="Table56.B1" office:value-type="string">
            <text:p text:style-name="P16">Richard S. Hall</text:p>
          </table:table-cell>
        </table:table-row>
        <table:table-row table:style-name="Table56.1">
          <table:table-cell table:style-name="Table56.A1" office:value-type="string">
            <text:p text:style-name="P16">Company</text:p>
          </table:table-cell>
          <table:table-cell table:style-name="Table56.B1" office:value-type="string">
            <text:p text:style-name="P16"/>
          </table:table-cell>
        </table:table-row>
        <table:table-row table:style-name="Table56.1">
          <table:table-cell table:style-name="Table56.A1" office:value-type="string">
            <text:p text:style-name="P16">Address</text:p>
          </table:table-cell>
          <table:table-cell table:style-name="Table56.B1" office:value-type="string">
            <text:p text:style-name="P16">Saginaw, Mi, USA</text:p>
          </table:table-cell>
        </table:table-row>
        <table:table-row table:style-name="Table56.1">
          <table:table-cell table:style-name="Table56.A1" office:value-type="string">
            <text:p text:style-name="P16">Voice</text:p>
          </table:table-cell>
          <table:table-cell table:style-name="Table56.B1" office:value-type="string">
            <text:p text:style-name="P16">+1 </text:p>
          </table:table-cell>
        </table:table-row>
        <table:table-row table:style-name="Table56.1">
          <table:table-cell table:style-name="Table56.A1" office:value-type="string">
            <text:p text:style-name="P16">e-mail</text:p>
          </table:table-cell>
          <table:table-cell table:style-name="Table56.B1" office:value-type="string">
            <text:p text:style-name="P16">Heavy@ungoverned.org</text:p>
          </table:table-cell>
        </table:table-row>
        <table:table-row table:style-name="Table56.1">
          <table:table-cell table:style-name="Table56.A6" office:value-type="string">
            <text:p text:style-name="P16"/>
          </table:table-cell>
          <table:table-cell table:style-name="Table56.B6" office:value-type="string">
            <text:p text:style-name="P16"/>
          </table:table-cell>
        </table:table-row>
        <text:soft-page-break/>
        <table:table-row table:style-name="Table56.1">
          <table:table-cell table:style-name="Table56.A6" office:value-type="string">
            <text:p text:style-name="P19">Name</text:p>
          </table:table-cell>
          <table:table-cell table:style-name="Table56.B6" office:value-type="string">
            <text:p text:style-name="P19">Hal Hildebrand</text:p>
          </table:table-cell>
        </table:table-row>
        <table:table-row table:style-name="Table56.1">
          <table:table-cell table:style-name="Table56.A6" office:value-type="string">
            <text:p text:style-name="P19">Company</text:p>
          </table:table-cell>
          <table:table-cell table:style-name="Table56.B6" office:value-type="string">
            <text:p text:style-name="P19">Oracle Corporation</text:p>
          </table:table-cell>
        </table:table-row>
        <table:table-row table:style-name="Table56.1">
          <table:table-cell table:style-name="Table56.A6" office:value-type="string">
            <text:p text:style-name="P19">Address</text:p>
          </table:table-cell>
          <table:table-cell table:style-name="Table56.B6" office:value-type="string">
            <text:p text:style-name="P19">500 Oracle Parkway, MS 2op946</text:p>
          </table:table-cell>
        </table:table-row>
        <table:table-row table:style-name="Table56.1">
          <table:table-cell table:style-name="Table56.A6" office:value-type="string">
            <text:p text:style-name="P19">Voice</text:p>
          </table:table-cell>
          <table:table-cell table:style-name="Table56.B6" office:value-type="string">
            <text:p text:style-name="P19">+1 506 2055</text:p>
          </table:table-cell>
        </table:table-row>
        <table:table-row table:style-name="Table56.1">
          <table:table-cell table:style-name="Table56.A6" office:value-type="string">
            <text:p text:style-name="P16">e-mail</text:p>
          </table:table-cell>
          <table:table-cell table:style-name="Table56.B6" office:value-type="string">
            <text:p text:style-name="P16">hal.hildebrand@oracle.com</text:p>
          </table:table-cell>
        </table:table-row>
        <table:table-row table:style-name="Table56.1">
          <table:table-cell table:style-name="Table56.A6" office:value-type="string">
            <text:p text:style-name="P16"/>
          </table:table-cell>
          <table:table-cell table:style-name="Table56.B6" office:value-type="string">
            <text:p text:style-name="P16"/>
          </table:table-cell>
        </table:table-row>
        <table:table-row table:style-name="Table56.1">
          <table:table-cell table:style-name="Table56.A6" office:value-type="string">
            <text:p text:style-name="P16">Name</text:p>
          </table:table-cell>
          <table:table-cell table:style-name="Table56.B6" office:value-type="string">
            <text:p text:style-name="P16">David Savage</text:p>
          </table:table-cell>
        </table:table-row>
        <table:table-row table:style-name="Table56.1">
          <table:table-cell table:style-name="Table56.A6" office:value-type="string">
            <text:p text:style-name="P16">Company</text:p>
          </table:table-cell>
          <table:table-cell table:style-name="Table56.B6" office:value-type="string">
            <text:p text:style-name="P16">Paremus Ltd</text:p>
          </table:table-cell>
        </table:table-row>
        <table:table-row table:style-name="Table56.1">
          <table:table-cell table:style-name="Table56.A6" office:value-type="string">
            <text:p text:style-name="P16">Address</text:p>
          </table:table-cell>
          <table:table-cell table:style-name="Table56.B6" office:value-type="string">
            <text:p text:style-name="P16">107-111 Fleet Street, London, EC4A 2AB, UK</text:p>
          </table:table-cell>
        </table:table-row>
        <table:table-row table:style-name="Table56.1">
          <table:table-cell table:style-name="Table56.A6" office:value-type="string">
            <text:p text:style-name="P16">Voice</text:p>
          </table:table-cell>
          <table:table-cell table:style-name="Table56.B6" office:value-type="string">
            <text:p text:style-name="P16">+44 20 7993 8321</text:p>
          </table:table-cell>
        </table:table-row>
        <table:table-row table:style-name="Table56.1">
          <table:table-cell table:style-name="Table56.A6" office:value-type="string">
            <text:p text:style-name="P16">e-mail </text:p>
          </table:table-cell>
          <table:table-cell table:style-name="Table56.B6" office:value-type="string">
            <text:p text:style-name="P16">david.savage@paremus.com</text:p>
          </table:table-cell>
        </table:table-row>
      </table:table>
      <text:p text:style-name="Standard"/>
      <text:h text:style-name="Heading_20_2" text:outline-level="2">Acronyms and Abbreviations</text:h>
      <text:p text:style-name="Body"/>
      <text:h text:style-name="Heading_20_2" text:outline-level="2">End of Document</text:h>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Lucida Grande" svg:font-family="'Lucida Grande'"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Bullet" style:display-name="List Bullet" style:family="paragraph" style:parent-style-name="Body" style:list-style-name="WW8Num26">
      <style:paragraph-properties fo:margin-left="0.6cm" fo:margin-right="0cm" fo:text-indent="-0.623cm" style:auto-text-indent="false">
        <style:tab-stops>
          <style:tab-stop style:position="10.001cm"/>
        </style:tab-stops>
      </style:paragraph-properties>
    </style:style>
    <style:style style:name="List_20_Number" style:display-name="List Number" style:family="paragraph" style:parent-style-name="Body" style:list-style-name="WW8Num4">
      <style:paragraph-properties fo:margin-left="1.27cm" fo:margin-right="0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left="none" fo:border-right="none" fo:border-top="none" fo:border-bottom="0.018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left="none" fo:border-right="none" fo:border-top="none" fo:border-bottom="0.018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left="none" fo:border-right="none" fo:border-top="none" fo:border-bottom="0.018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18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26z1" style:family="text">
      <style:text-properties style:font-name="Courier New" style:font-name-complex="Courier New"/>
    </style:style>
    <style:style style:name="WW8Num26z2" style:family="text">
      <style:text-properties style:font-name="Wingdings"/>
    </style:style>
    <style:style style:name="WW8Num26z0" style:family="text">
      <style:text-properties style:font-name="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RTF_5f_Num_20_8_20_1" style:display-name="RTF_Num 8 1" style:family="text">
      <style:text-properties fo:color="#000000" style:font-name="Symbol1" style:font-name-asian="Symbol1" style:font-name-complex="Symbol1"/>
    </style:style>
    <style:style style:name="RTF_5f_Num_20_9_20_1" style:display-name="RTF_Num 9 1" style:family="text">
      <style:text-properties fo:color="#000000" style:font-name="Symbol1" style:font-name-asian="Symbol1" style:font-name-complex="Symbol1"/>
    </style:style>
    <style:style style:name="RTF_5f_Num_20_10_20_1" style:display-name="RTF_Num 10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Bullet_20_Symbols" text:bullet-char="●">
        <style:list-level-properties text:space-before="0.3cm" text:min-label-distance="0.45cm"/>
        <style:text-properties style:font-name="StarSymbol1"/>
      </text:list-level-style-bullet>
      <text:list-level-style-bullet text:level="2" text:style-name="WW8Num26z1" style:num-suffix="." text:bullet-char="o">
        <style:list-level-properties text:space-before="0.6cm" text:min-label-distance="0.349cm"/>
        <style:text-properties style:font-name="Courier New1"/>
      </text:list-level-style-bullet>
      <text:list-level-style-bullet text:level="3" text:style-name="WW8Num26z2" style:num-suffix="." text:bullet-char="">
        <style:list-level-properties/>
        <style:text-properties style:font-name="Wingdings"/>
      </text:list-level-style-bullet>
      <text:list-level-style-bullet text:level="4" text:style-name="WW8Num26z0" style:num-suffix="." text:bullet-char="">
        <style:list-level-properties/>
        <style:text-properties style:font-name="Symbol"/>
      </text:list-level-style-bullet>
      <text:list-level-style-bullet text:level="5" text:style-name="WW8Num26z1" style:num-suffix="." text:bullet-char="o">
        <style:list-level-properties/>
        <style:text-properties style:font-name="Courier New1"/>
      </text:list-level-style-bullet>
      <text:list-level-style-bullet text:level="6" text:style-name="WW8Num26z2" style:num-suffix="." text:bullet-char="">
        <style:list-level-properties/>
        <style:text-properties style:font-name="Wingdings"/>
      </text:list-level-style-bullet>
      <text:list-level-style-bullet text:level="7" text:style-name="WW8Num26z0" style:num-suffix="." text:bullet-char="">
        <style:list-level-properties/>
        <style:text-properties style:font-name="Symbol"/>
      </text:list-level-style-bullet>
      <text:list-level-style-bullet text:level="8" text:style-name="WW8Num26z1" style:num-suffix="." text:bullet-char="o">
        <style:list-level-properties/>
        <style:text-properties style:font-name="Courier New1"/>
      </text:list-level-style-bullet>
      <text:list-level-style-bullet text:level="9" text:style-name="WW8Num2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RTF_5f_Num_20_2" style:display-name="RTF_Num 2" text:consecutive-numbering="true">
      <text:list-level-style-bullet text:level="1" text:style-name="RTF_5f_Num_20_2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RTF_5f_Num_20_2_20_1" style:num-suffix="." text:bullet-char="">
        <style:list-level-properties text:list-level-position-and-space-mode="label-alignment">
          <style:list-level-label-alignment text:label-followed-by="listtab" text:list-tab-stop-position="2.54cm" fo:text-indent="-0.635cm" fo:margin-left="5.08cm"/>
        </style:list-level-properties>
        <style:text-properties style:font-name="Symbol1"/>
      </text:list-level-style-bullet>
      <text:list-level-style-bullet text:level="3" text:style-name="RTF_5f_Num_20_2_20_1" style:num-suffix="." text:bullet-char="">
        <style:list-level-properties text:list-level-position-and-space-mode="label-alignment">
          <style:list-level-label-alignment text:label-followed-by="listtab" text:list-tab-stop-position="2.54cm" fo:text-indent="-0.635cm" fo:margin-left="7.62cm"/>
        </style:list-level-properties>
        <style:text-properties style:font-name="Symbol1"/>
      </text:list-level-style-bullet>
      <text:list-level-style-bullet text:level="4" text:style-name="RTF_5f_Num_20_2_20_1" style:num-suffix="." text:bullet-char="">
        <style:list-level-properties text:list-level-position-and-space-mode="label-alignment">
          <style:list-level-label-alignment text:label-followed-by="listtab" text:list-tab-stop-position="2.54cm" fo:text-indent="-0.635cm" fo:margin-left="10.16cm"/>
        </style:list-level-properties>
        <style:text-properties style:font-name="Symbol1"/>
      </text:list-level-style-bullet>
      <text:list-level-style-bullet text:level="5" text:style-name="RTF_5f_Num_20_2_20_1" style:num-suffix="." text:bullet-char="">
        <style:list-level-properties text:list-level-position-and-space-mode="label-alignment">
          <style:list-level-label-alignment text:label-followed-by="listtab" text:list-tab-stop-position="2.54cm" fo:text-indent="-0.635cm" fo:margin-left="12.7cm"/>
        </style:list-level-properties>
        <style:text-properties style:font-name="Symbol1"/>
      </text:list-level-style-bullet>
      <text:list-level-style-bullet text:level="6" text:style-name="RTF_5f_Num_20_2_20_1" style:num-suffix="." text:bullet-char="">
        <style:list-level-properties text:list-level-position-and-space-mode="label-alignment">
          <style:list-level-label-alignment text:label-followed-by="listtab" text:list-tab-stop-position="2.54cm" fo:text-indent="-0.635cm" fo:margin-left="15.24cm"/>
        </style:list-level-properties>
        <style:text-properties style:font-name="Symbol1"/>
      </text:list-level-style-bullet>
      <text:list-level-style-bullet text:level="7" text:style-name="RTF_5f_Num_20_2_20_1" style:num-suffix="." text:bullet-char="">
        <style:list-level-properties text:list-level-position-and-space-mode="label-alignment">
          <style:list-level-label-alignment text:label-followed-by="listtab" text:list-tab-stop-position="2.54cm" fo:text-indent="-0.635cm" fo:margin-left="17.78cm"/>
        </style:list-level-properties>
        <style:text-properties style:font-name="Symbol1"/>
      </text:list-level-style-bullet>
      <text:list-level-style-bullet text:level="8" text:style-name="RTF_5f_Num_20_2_20_1" style:num-suffix="." text:bullet-char="">
        <style:list-level-properties text:list-level-position-and-space-mode="label-alignment">
          <style:list-level-label-alignment text:label-followed-by="listtab" text:list-tab-stop-position="2.54cm" fo:text-indent="-0.635cm" fo:margin-left="20.32cm"/>
        </style:list-level-properties>
        <style:text-properties style:font-name="Symbol1"/>
      </text:list-level-style-bullet>
      <text:list-level-style-bullet text:level="9" text:style-name="RTF_5f_Num_20_2_20_1" style:num-suffix="." text:bullet-char="">
        <style:list-level-properties text:list-level-position-and-space-mode="label-alignment">
          <style:list-level-label-alignment text:label-followed-by="listtab" text:list-tab-stop-position="2.54cm" fo:text-indent="-0.635cm" fo:margin-left="22.86cm"/>
        </style:list-level-properties>
        <style:text-properties style:font-name="Symbol1"/>
      </text:list-level-style-bullet>
      <text:list-level-style-bullet text:level="10" text:style-name="RTF_5f_Num_20_2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RTF_5f_Num_20_3_20_1" style:num-suffix="." text:bullet-char="">
        <style:list-level-properties text:list-level-position-and-space-mode="label-alignment">
          <style:list-level-label-alignment text:label-followed-by="listtab" text:list-tab-stop-position="2.54cm" fo:text-indent="-0.635cm" fo:margin-left="5.08cm"/>
        </style:list-level-properties>
        <style:text-properties style:font-name="Symbol1"/>
      </text:list-level-style-bullet>
      <text:list-level-style-bullet text:level="3" text:style-name="RTF_5f_Num_20_3_20_1" style:num-suffix="." text:bullet-char="">
        <style:list-level-properties text:list-level-position-and-space-mode="label-alignment">
          <style:list-level-label-alignment text:label-followed-by="listtab" text:list-tab-stop-position="2.54cm" fo:text-indent="-0.635cm" fo:margin-left="7.62cm"/>
        </style:list-level-properties>
        <style:text-properties style:font-name="Symbol1"/>
      </text:list-level-style-bullet>
      <text:list-level-style-bullet text:level="4" text:style-name="RTF_5f_Num_20_3_20_1" style:num-suffix="." text:bullet-char="">
        <style:list-level-properties text:list-level-position-and-space-mode="label-alignment">
          <style:list-level-label-alignment text:label-followed-by="listtab" text:list-tab-stop-position="2.54cm" fo:text-indent="-0.635cm" fo:margin-left="10.16cm"/>
        </style:list-level-properties>
        <style:text-properties style:font-name="Symbol1"/>
      </text:list-level-style-bullet>
      <text:list-level-style-bullet text:level="5" text:style-name="RTF_5f_Num_20_3_20_1" style:num-suffix="." text:bullet-char="">
        <style:list-level-properties text:list-level-position-and-space-mode="label-alignment">
          <style:list-level-label-alignment text:label-followed-by="listtab" text:list-tab-stop-position="2.54cm" fo:text-indent="-0.635cm" fo:margin-left="12.7cm"/>
        </style:list-level-properties>
        <style:text-properties style:font-name="Symbol1"/>
      </text:list-level-style-bullet>
      <text:list-level-style-bullet text:level="6" text:style-name="RTF_5f_Num_20_3_20_1" style:num-suffix="." text:bullet-char="">
        <style:list-level-properties text:list-level-position-and-space-mode="label-alignment">
          <style:list-level-label-alignment text:label-followed-by="listtab" text:list-tab-stop-position="2.54cm" fo:text-indent="-0.635cm" fo:margin-left="15.24cm"/>
        </style:list-level-properties>
        <style:text-properties style:font-name="Symbol1"/>
      </text:list-level-style-bullet>
      <text:list-level-style-bullet text:level="7" text:style-name="RTF_5f_Num_20_3_20_1" style:num-suffix="." text:bullet-char="">
        <style:list-level-properties text:list-level-position-and-space-mode="label-alignment">
          <style:list-level-label-alignment text:label-followed-by="listtab" text:list-tab-stop-position="2.54cm" fo:text-indent="-0.635cm" fo:margin-left="17.78cm"/>
        </style:list-level-properties>
        <style:text-properties style:font-name="Symbol1"/>
      </text:list-level-style-bullet>
      <text:list-level-style-bullet text:level="8" text:style-name="RTF_5f_Num_20_3_20_1" style:num-suffix="." text:bullet-char="">
        <style:list-level-properties text:list-level-position-and-space-mode="label-alignment">
          <style:list-level-label-alignment text:label-followed-by="listtab" text:list-tab-stop-position="2.54cm" fo:text-indent="-0.635cm" fo:margin-left="20.32cm"/>
        </style:list-level-properties>
        <style:text-properties style:font-name="Symbol1"/>
      </text:list-level-style-bullet>
      <text:list-level-style-bullet text:level="9" text:style-name="RTF_5f_Num_20_3_20_1" style:num-suffix="." text:bullet-char="">
        <style:list-level-properties text:list-level-position-and-space-mode="label-alignment">
          <style:list-level-label-alignment text:label-followed-by="listtab" text:list-tab-stop-position="2.54cm" fo:text-indent="-0.635cm" fo:margin-left="22.86cm"/>
        </style:list-level-properties>
        <style:text-properties style:font-name="Symbol1"/>
      </text:list-level-style-bullet>
      <text:list-level-style-bullet text:level="10" text:style-name="RTF_5f_Num_20_3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RTF_5f_Num_20_4_20_1" style:num-suffix="." text:bullet-char="">
        <style:list-level-properties text:list-level-position-and-space-mode="label-alignment">
          <style:list-level-label-alignment text:label-followed-by="listtab" text:list-tab-stop-position="2.54cm" fo:text-indent="-0.635cm" fo:margin-left="5.08cm"/>
        </style:list-level-properties>
        <style:text-properties style:font-name="Symbol1"/>
      </text:list-level-style-bullet>
      <text:list-level-style-bullet text:level="3" text:style-name="RTF_5f_Num_20_4_20_1" style:num-suffix="." text:bullet-char="">
        <style:list-level-properties text:list-level-position-and-space-mode="label-alignment">
          <style:list-level-label-alignment text:label-followed-by="listtab" text:list-tab-stop-position="2.54cm" fo:text-indent="-0.635cm" fo:margin-left="7.62cm"/>
        </style:list-level-properties>
        <style:text-properties style:font-name="Symbol1"/>
      </text:list-level-style-bullet>
      <text:list-level-style-bullet text:level="4" text:style-name="RTF_5f_Num_20_4_20_1" style:num-suffix="." text:bullet-char="">
        <style:list-level-properties text:list-level-position-and-space-mode="label-alignment">
          <style:list-level-label-alignment text:label-followed-by="listtab" text:list-tab-stop-position="2.54cm" fo:text-indent="-0.635cm" fo:margin-left="10.16cm"/>
        </style:list-level-properties>
        <style:text-properties style:font-name="Symbol1"/>
      </text:list-level-style-bullet>
      <text:list-level-style-bullet text:level="5" text:style-name="RTF_5f_Num_20_4_20_1" style:num-suffix="." text:bullet-char="">
        <style:list-level-properties text:list-level-position-and-space-mode="label-alignment">
          <style:list-level-label-alignment text:label-followed-by="listtab" text:list-tab-stop-position="2.54cm" fo:text-indent="-0.635cm" fo:margin-left="12.7cm"/>
        </style:list-level-properties>
        <style:text-properties style:font-name="Symbol1"/>
      </text:list-level-style-bullet>
      <text:list-level-style-bullet text:level="6" text:style-name="RTF_5f_Num_20_4_20_1" style:num-suffix="." text:bullet-char="">
        <style:list-level-properties text:list-level-position-and-space-mode="label-alignment">
          <style:list-level-label-alignment text:label-followed-by="listtab" text:list-tab-stop-position="2.54cm" fo:text-indent="-0.635cm" fo:margin-left="15.24cm"/>
        </style:list-level-properties>
        <style:text-properties style:font-name="Symbol1"/>
      </text:list-level-style-bullet>
      <text:list-level-style-bullet text:level="7" text:style-name="RTF_5f_Num_20_4_20_1" style:num-suffix="." text:bullet-char="">
        <style:list-level-properties text:list-level-position-and-space-mode="label-alignment">
          <style:list-level-label-alignment text:label-followed-by="listtab" text:list-tab-stop-position="2.54cm" fo:text-indent="-0.635cm" fo:margin-left="17.78cm"/>
        </style:list-level-properties>
        <style:text-properties style:font-name="Symbol1"/>
      </text:list-level-style-bullet>
      <text:list-level-style-bullet text:level="8" text:style-name="RTF_5f_Num_20_4_20_1" style:num-suffix="." text:bullet-char="">
        <style:list-level-properties text:list-level-position-and-space-mode="label-alignment">
          <style:list-level-label-alignment text:label-followed-by="listtab" text:list-tab-stop-position="2.54cm" fo:text-indent="-0.635cm" fo:margin-left="20.32cm"/>
        </style:list-level-properties>
        <style:text-properties style:font-name="Symbol1"/>
      </text:list-level-style-bullet>
      <text:list-level-style-bullet text:level="9" text:style-name="RTF_5f_Num_20_4_20_1" style:num-suffix="." text:bullet-char="">
        <style:list-level-properties text:list-level-position-and-space-mode="label-alignment">
          <style:list-level-label-alignment text:label-followed-by="listtab" text:list-tab-stop-position="2.54cm" fo:text-indent="-0.635cm" fo:margin-left="22.86cm"/>
        </style:list-level-properties>
        <style:text-properties style:font-name="Symbol1"/>
      </text:list-level-style-bullet>
      <text:list-level-style-bullet text:level="10" text:style-name="RTF_5f_Num_20_4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RTF_5f_Num_20_5_20_1" style:num-suffix="." text:bullet-char="">
        <style:list-level-properties text:list-level-position-and-space-mode="label-alignment">
          <style:list-level-label-alignment text:label-followed-by="listtab" text:list-tab-stop-position="2.54cm" fo:text-indent="-0.635cm" fo:margin-left="5.08cm"/>
        </style:list-level-properties>
        <style:text-properties style:font-name="Symbol1"/>
      </text:list-level-style-bullet>
      <text:list-level-style-bullet text:level="3" text:style-name="RTF_5f_Num_20_5_20_1" style:num-suffix="." text:bullet-char="">
        <style:list-level-properties text:list-level-position-and-space-mode="label-alignment">
          <style:list-level-label-alignment text:label-followed-by="listtab" text:list-tab-stop-position="2.54cm" fo:text-indent="-0.635cm" fo:margin-left="7.62cm"/>
        </style:list-level-properties>
        <style:text-properties style:font-name="Symbol1"/>
      </text:list-level-style-bullet>
      <text:list-level-style-bullet text:level="4" text:style-name="RTF_5f_Num_20_5_20_1" style:num-suffix="." text:bullet-char="">
        <style:list-level-properties text:list-level-position-and-space-mode="label-alignment">
          <style:list-level-label-alignment text:label-followed-by="listtab" text:list-tab-stop-position="2.54cm" fo:text-indent="-0.635cm" fo:margin-left="10.16cm"/>
        </style:list-level-properties>
        <style:text-properties style:font-name="Symbol1"/>
      </text:list-level-style-bullet>
      <text:list-level-style-bullet text:level="5" text:style-name="RTF_5f_Num_20_5_20_1" style:num-suffix="." text:bullet-char="">
        <style:list-level-properties text:list-level-position-and-space-mode="label-alignment">
          <style:list-level-label-alignment text:label-followed-by="listtab" text:list-tab-stop-position="2.54cm" fo:text-indent="-0.635cm" fo:margin-left="12.7cm"/>
        </style:list-level-properties>
        <style:text-properties style:font-name="Symbol1"/>
      </text:list-level-style-bullet>
      <text:list-level-style-bullet text:level="6" text:style-name="RTF_5f_Num_20_5_20_1" style:num-suffix="." text:bullet-char="">
        <style:list-level-properties text:list-level-position-and-space-mode="label-alignment">
          <style:list-level-label-alignment text:label-followed-by="listtab" text:list-tab-stop-position="2.54cm" fo:text-indent="-0.635cm" fo:margin-left="15.24cm"/>
        </style:list-level-properties>
        <style:text-properties style:font-name="Symbol1"/>
      </text:list-level-style-bullet>
      <text:list-level-style-bullet text:level="7" text:style-name="RTF_5f_Num_20_5_20_1" style:num-suffix="." text:bullet-char="">
        <style:list-level-properties text:list-level-position-and-space-mode="label-alignment">
          <style:list-level-label-alignment text:label-followed-by="listtab" text:list-tab-stop-position="2.54cm" fo:text-indent="-0.635cm" fo:margin-left="17.78cm"/>
        </style:list-level-properties>
        <style:text-properties style:font-name="Symbol1"/>
      </text:list-level-style-bullet>
      <text:list-level-style-bullet text:level="8" text:style-name="RTF_5f_Num_20_5_20_1" style:num-suffix="." text:bullet-char="">
        <style:list-level-properties text:list-level-position-and-space-mode="label-alignment">
          <style:list-level-label-alignment text:label-followed-by="listtab" text:list-tab-stop-position="2.54cm" fo:text-indent="-0.635cm" fo:margin-left="20.32cm"/>
        </style:list-level-properties>
        <style:text-properties style:font-name="Symbol1"/>
      </text:list-level-style-bullet>
      <text:list-level-style-bullet text:level="9" text:style-name="RTF_5f_Num_20_5_20_1" style:num-suffix="." text:bullet-char="">
        <style:list-level-properties text:list-level-position-and-space-mode="label-alignment">
          <style:list-level-label-alignment text:label-followed-by="listtab" text:list-tab-stop-position="2.54cm" fo:text-indent="-0.635cm" fo:margin-left="22.86cm"/>
        </style:list-level-properties>
        <style:text-properties style:font-name="Symbol1"/>
      </text:list-level-style-bullet>
      <text:list-level-style-bullet text:level="10" text:style-name="RTF_5f_Num_20_5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RTF_5f_Num_20_6_20_1" style:num-suffix="." text:bullet-char="">
        <style:list-level-properties text:list-level-position-and-space-mode="label-alignment">
          <style:list-level-label-alignment text:label-followed-by="listtab" text:list-tab-stop-position="2.54cm" fo:text-indent="-0.635cm" fo:margin-left="5.08cm"/>
        </style:list-level-properties>
        <style:text-properties style:font-name="Symbol1"/>
      </text:list-level-style-bullet>
      <text:list-level-style-bullet text:level="3" text:style-name="RTF_5f_Num_20_6_20_1" style:num-suffix="." text:bullet-char="">
        <style:list-level-properties text:list-level-position-and-space-mode="label-alignment">
          <style:list-level-label-alignment text:label-followed-by="listtab" text:list-tab-stop-position="2.54cm" fo:text-indent="-0.635cm" fo:margin-left="7.62cm"/>
        </style:list-level-properties>
        <style:text-properties style:font-name="Symbol1"/>
      </text:list-level-style-bullet>
      <text:list-level-style-bullet text:level="4" text:style-name="RTF_5f_Num_20_6_20_1" style:num-suffix="." text:bullet-char="">
        <style:list-level-properties text:list-level-position-and-space-mode="label-alignment">
          <style:list-level-label-alignment text:label-followed-by="listtab" text:list-tab-stop-position="2.54cm" fo:text-indent="-0.635cm" fo:margin-left="10.16cm"/>
        </style:list-level-properties>
        <style:text-properties style:font-name="Symbol1"/>
      </text:list-level-style-bullet>
      <text:list-level-style-bullet text:level="5" text:style-name="RTF_5f_Num_20_6_20_1" style:num-suffix="." text:bullet-char="">
        <style:list-level-properties text:list-level-position-and-space-mode="label-alignment">
          <style:list-level-label-alignment text:label-followed-by="listtab" text:list-tab-stop-position="2.54cm" fo:text-indent="-0.635cm" fo:margin-left="12.7cm"/>
        </style:list-level-properties>
        <style:text-properties style:font-name="Symbol1"/>
      </text:list-level-style-bullet>
      <text:list-level-style-bullet text:level="6" text:style-name="RTF_5f_Num_20_6_20_1" style:num-suffix="." text:bullet-char="">
        <style:list-level-properties text:list-level-position-and-space-mode="label-alignment">
          <style:list-level-label-alignment text:label-followed-by="listtab" text:list-tab-stop-position="2.54cm" fo:text-indent="-0.635cm" fo:margin-left="15.24cm"/>
        </style:list-level-properties>
        <style:text-properties style:font-name="Symbol1"/>
      </text:list-level-style-bullet>
      <text:list-level-style-bullet text:level="7" text:style-name="RTF_5f_Num_20_6_20_1" style:num-suffix="." text:bullet-char="">
        <style:list-level-properties text:list-level-position-and-space-mode="label-alignment">
          <style:list-level-label-alignment text:label-followed-by="listtab" text:list-tab-stop-position="2.54cm" fo:text-indent="-0.635cm" fo:margin-left="17.78cm"/>
        </style:list-level-properties>
        <style:text-properties style:font-name="Symbol1"/>
      </text:list-level-style-bullet>
      <text:list-level-style-bullet text:level="8" text:style-name="RTF_5f_Num_20_6_20_1" style:num-suffix="." text:bullet-char="">
        <style:list-level-properties text:list-level-position-and-space-mode="label-alignment">
          <style:list-level-label-alignment text:label-followed-by="listtab" text:list-tab-stop-position="2.54cm" fo:text-indent="-0.635cm" fo:margin-left="20.32cm"/>
        </style:list-level-properties>
        <style:text-properties style:font-name="Symbol1"/>
      </text:list-level-style-bullet>
      <text:list-level-style-bullet text:level="9" text:style-name="RTF_5f_Num_20_6_20_1" style:num-suffix="." text:bullet-char="">
        <style:list-level-properties text:list-level-position-and-space-mode="label-alignment">
          <style:list-level-label-alignment text:label-followed-by="listtab" text:list-tab-stop-position="2.54cm" fo:text-indent="-0.635cm" fo:margin-left="22.86cm"/>
        </style:list-level-properties>
        <style:text-properties style:font-name="Symbol1"/>
      </text:list-level-style-bullet>
      <text:list-level-style-bullet text:level="10" text:style-name="RTF_5f_Num_20_6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RTF_5f_Num_20_7_20_1" style:num-suffix="." text:bullet-char="">
        <style:list-level-properties text:list-level-position-and-space-mode="label-alignment">
          <style:list-level-label-alignment text:label-followed-by="listtab" text:list-tab-stop-position="2.54cm" fo:text-indent="-0.635cm" fo:margin-left="5.08cm"/>
        </style:list-level-properties>
        <style:text-properties style:font-name="Symbol1"/>
      </text:list-level-style-bullet>
      <text:list-level-style-bullet text:level="3" text:style-name="RTF_5f_Num_20_7_20_1" style:num-suffix="." text:bullet-char="">
        <style:list-level-properties text:list-level-position-and-space-mode="label-alignment">
          <style:list-level-label-alignment text:label-followed-by="listtab" text:list-tab-stop-position="2.54cm" fo:text-indent="-0.635cm" fo:margin-left="7.62cm"/>
        </style:list-level-properties>
        <style:text-properties style:font-name="Symbol1"/>
      </text:list-level-style-bullet>
      <text:list-level-style-bullet text:level="4" text:style-name="RTF_5f_Num_20_7_20_1" style:num-suffix="." text:bullet-char="">
        <style:list-level-properties text:list-level-position-and-space-mode="label-alignment">
          <style:list-level-label-alignment text:label-followed-by="listtab" text:list-tab-stop-position="2.54cm" fo:text-indent="-0.635cm" fo:margin-left="10.16cm"/>
        </style:list-level-properties>
        <style:text-properties style:font-name="Symbol1"/>
      </text:list-level-style-bullet>
      <text:list-level-style-bullet text:level="5" text:style-name="RTF_5f_Num_20_7_20_1" style:num-suffix="." text:bullet-char="">
        <style:list-level-properties text:list-level-position-and-space-mode="label-alignment">
          <style:list-level-label-alignment text:label-followed-by="listtab" text:list-tab-stop-position="2.54cm" fo:text-indent="-0.635cm" fo:margin-left="12.7cm"/>
        </style:list-level-properties>
        <style:text-properties style:font-name="Symbol1"/>
      </text:list-level-style-bullet>
      <text:list-level-style-bullet text:level="6" text:style-name="RTF_5f_Num_20_7_20_1" style:num-suffix="." text:bullet-char="">
        <style:list-level-properties text:list-level-position-and-space-mode="label-alignment">
          <style:list-level-label-alignment text:label-followed-by="listtab" text:list-tab-stop-position="2.54cm" fo:text-indent="-0.635cm" fo:margin-left="15.24cm"/>
        </style:list-level-properties>
        <style:text-properties style:font-name="Symbol1"/>
      </text:list-level-style-bullet>
      <text:list-level-style-bullet text:level="7" text:style-name="RTF_5f_Num_20_7_20_1" style:num-suffix="." text:bullet-char="">
        <style:list-level-properties text:list-level-position-and-space-mode="label-alignment">
          <style:list-level-label-alignment text:label-followed-by="listtab" text:list-tab-stop-position="2.54cm" fo:text-indent="-0.635cm" fo:margin-left="17.78cm"/>
        </style:list-level-properties>
        <style:text-properties style:font-name="Symbol1"/>
      </text:list-level-style-bullet>
      <text:list-level-style-bullet text:level="8" text:style-name="RTF_5f_Num_20_7_20_1" style:num-suffix="." text:bullet-char="">
        <style:list-level-properties text:list-level-position-and-space-mode="label-alignment">
          <style:list-level-label-alignment text:label-followed-by="listtab" text:list-tab-stop-position="2.54cm" fo:text-indent="-0.635cm" fo:margin-left="20.32cm"/>
        </style:list-level-properties>
        <style:text-properties style:font-name="Symbol1"/>
      </text:list-level-style-bullet>
      <text:list-level-style-bullet text:level="9" text:style-name="RTF_5f_Num_20_7_20_1" style:num-suffix="." text:bullet-char="">
        <style:list-level-properties text:list-level-position-and-space-mode="label-alignment">
          <style:list-level-label-alignment text:label-followed-by="listtab" text:list-tab-stop-position="2.54cm" fo:text-indent="-0.635cm" fo:margin-left="22.86cm"/>
        </style:list-level-properties>
        <style:text-properties style:font-name="Symbol1"/>
      </text:list-level-style-bullet>
      <text:list-level-style-bullet text:level="10" text:style-name="RTF_5f_Num_20_7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style>
    <text:list-style style:name="RTF_5f_Num_20_8" style:display-name="RTF_Num 8" text:consecutive-numbering="true">
      <text:list-level-style-bullet text:level="1" text:style-name="RTF_5f_Num_20_8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RTF_5f_Num_20_8_20_1" style:num-suffix="." text:bullet-char="">
        <style:list-level-properties text:list-level-position-and-space-mode="label-alignment">
          <style:list-level-label-alignment text:label-followed-by="listtab" text:list-tab-stop-position="2.54cm" fo:text-indent="-0.635cm" fo:margin-left="5.08cm"/>
        </style:list-level-properties>
        <style:text-properties style:font-name="Symbol1"/>
      </text:list-level-style-bullet>
      <text:list-level-style-bullet text:level="3" text:style-name="RTF_5f_Num_20_8_20_1" style:num-suffix="." text:bullet-char="">
        <style:list-level-properties text:list-level-position-and-space-mode="label-alignment">
          <style:list-level-label-alignment text:label-followed-by="listtab" text:list-tab-stop-position="2.54cm" fo:text-indent="-0.635cm" fo:margin-left="7.62cm"/>
        </style:list-level-properties>
        <style:text-properties style:font-name="Symbol1"/>
      </text:list-level-style-bullet>
      <text:list-level-style-bullet text:level="4" text:style-name="RTF_5f_Num_20_8_20_1" style:num-suffix="." text:bullet-char="">
        <style:list-level-properties text:list-level-position-and-space-mode="label-alignment">
          <style:list-level-label-alignment text:label-followed-by="listtab" text:list-tab-stop-position="2.54cm" fo:text-indent="-0.635cm" fo:margin-left="10.16cm"/>
        </style:list-level-properties>
        <style:text-properties style:font-name="Symbol1"/>
      </text:list-level-style-bullet>
      <text:list-level-style-bullet text:level="5" text:style-name="RTF_5f_Num_20_8_20_1" style:num-suffix="." text:bullet-char="">
        <style:list-level-properties text:list-level-position-and-space-mode="label-alignment">
          <style:list-level-label-alignment text:label-followed-by="listtab" text:list-tab-stop-position="2.54cm" fo:text-indent="-0.635cm" fo:margin-left="12.7cm"/>
        </style:list-level-properties>
        <style:text-properties style:font-name="Symbol1"/>
      </text:list-level-style-bullet>
      <text:list-level-style-bullet text:level="6" text:style-name="RTF_5f_Num_20_8_20_1" style:num-suffix="." text:bullet-char="">
        <style:list-level-properties text:list-level-position-and-space-mode="label-alignment">
          <style:list-level-label-alignment text:label-followed-by="listtab" text:list-tab-stop-position="2.54cm" fo:text-indent="-0.635cm" fo:margin-left="15.24cm"/>
        </style:list-level-properties>
        <style:text-properties style:font-name="Symbol1"/>
      </text:list-level-style-bullet>
      <text:list-level-style-bullet text:level="7" text:style-name="RTF_5f_Num_20_8_20_1" style:num-suffix="." text:bullet-char="">
        <style:list-level-properties text:list-level-position-and-space-mode="label-alignment">
          <style:list-level-label-alignment text:label-followed-by="listtab" text:list-tab-stop-position="2.54cm" fo:text-indent="-0.635cm" fo:margin-left="17.78cm"/>
        </style:list-level-properties>
        <style:text-properties style:font-name="Symbol1"/>
      </text:list-level-style-bullet>
      <text:list-level-style-bullet text:level="8" text:style-name="RTF_5f_Num_20_8_20_1" style:num-suffix="." text:bullet-char="">
        <style:list-level-properties text:list-level-position-and-space-mode="label-alignment">
          <style:list-level-label-alignment text:label-followed-by="listtab" text:list-tab-stop-position="2.54cm" fo:text-indent="-0.635cm" fo:margin-left="20.32cm"/>
        </style:list-level-properties>
        <style:text-properties style:font-name="Symbol1"/>
      </text:list-level-style-bullet>
      <text:list-level-style-bullet text:level="9" text:style-name="RTF_5f_Num_20_8_20_1" style:num-suffix="." text:bullet-char="">
        <style:list-level-properties text:list-level-position-and-space-mode="label-alignment">
          <style:list-level-label-alignment text:label-followed-by="listtab" text:list-tab-stop-position="2.54cm" fo:text-indent="-0.635cm" fo:margin-left="22.86cm"/>
        </style:list-level-properties>
        <style:text-properties style:font-name="Symbol1"/>
      </text:list-level-style-bullet>
      <text:list-level-style-bullet text:level="10" text:style-name="RTF_5f_Num_20_8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RTF_5f_Num_20_9_20_1"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3" text:style-name="RTF_5f_Num_20_9_20_1" style:num-suffix="." text:bullet-char="">
        <style:list-level-properties text:list-level-position-and-space-mode="label-alignment">
          <style:list-level-label-alignment text:label-followed-by="listtab" text:list-tab-stop-position="1.27cm" fo:text-indent="-0.635cm" fo:margin-left="3.81cm"/>
        </style:list-level-properties>
        <style:text-properties style:font-name="Symbol1"/>
      </text:list-level-style-bullet>
      <text:list-level-style-bullet text:level="4" text:style-name="RTF_5f_Num_20_9_20_1" style:num-suffix="." text:bullet-char="">
        <style:list-level-properties text:list-level-position-and-space-mode="label-alignment">
          <style:list-level-label-alignment text:label-followed-by="listtab" text:list-tab-stop-position="1.27cm" fo:text-indent="-0.635cm" fo:margin-left="5.08cm"/>
        </style:list-level-properties>
        <style:text-properties style:font-name="Symbol1"/>
      </text:list-level-style-bullet>
      <text:list-level-style-bullet text:level="5" text:style-name="RTF_5f_Num_20_9_20_1" style:num-suffix="." text:bullet-char="">
        <style:list-level-properties text:list-level-position-and-space-mode="label-alignment">
          <style:list-level-label-alignment text:label-followed-by="listtab" text:list-tab-stop-position="1.27cm" fo:text-indent="-0.635cm" fo:margin-left="6.35cm"/>
        </style:list-level-properties>
        <style:text-properties style:font-name="Symbol1"/>
      </text:list-level-style-bullet>
      <text:list-level-style-bullet text:level="6" text:style-name="RTF_5f_Num_20_9_20_1" style:num-suffix="." text:bullet-char="">
        <style:list-level-properties text:list-level-position-and-space-mode="label-alignment">
          <style:list-level-label-alignment text:label-followed-by="listtab" text:list-tab-stop-position="1.27cm" fo:text-indent="-0.635cm" fo:margin-left="7.62cm"/>
        </style:list-level-properties>
        <style:text-properties style:font-name="Symbol1"/>
      </text:list-level-style-bullet>
      <text:list-level-style-bullet text:level="7" text:style-name="RTF_5f_Num_20_9_20_1" style:num-suffix="." text:bullet-char="">
        <style:list-level-properties text:list-level-position-and-space-mode="label-alignment">
          <style:list-level-label-alignment text:label-followed-by="listtab" text:list-tab-stop-position="1.27cm" fo:text-indent="-0.635cm" fo:margin-left="8.89cm"/>
        </style:list-level-properties>
        <style:text-properties style:font-name="Symbol1"/>
      </text:list-level-style-bullet>
      <text:list-level-style-bullet text:level="8" text:style-name="RTF_5f_Num_20_9_20_1" style:num-suffix="." text:bullet-char="">
        <style:list-level-properties text:list-level-position-and-space-mode="label-alignment">
          <style:list-level-label-alignment text:label-followed-by="listtab" text:list-tab-stop-position="1.27cm" fo:text-indent="-0.635cm" fo:margin-left="10.16cm"/>
        </style:list-level-properties>
        <style:text-properties style:font-name="Symbol1"/>
      </text:list-level-style-bullet>
      <text:list-level-style-bullet text:level="9" text:style-name="RTF_5f_Num_20_9_20_1" style:num-suffix="." text:bullet-char="">
        <style:list-level-properties text:list-level-position-and-space-mode="label-alignment">
          <style:list-level-label-alignment text:label-followed-by="listtab" text:list-tab-stop-position="1.27cm" fo:text-indent="-0.635cm" fo:margin-left="11.43cm"/>
        </style:list-level-properties>
        <style:text-properties style:font-name="Symbol1"/>
      </text:list-level-style-bullet>
      <text:list-level-style-bullet text:level="10" text:style-name="RTF_5f_Num_20_9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style>
    <text:list-style style:name="RTF_5f_Num_20_10" style:display-name="RTF_Num 10" text:consecutive-numbering="true">
      <text:list-level-style-bullet text:level="1" text:style-name="RTF_5f_Num_20_10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RTF_5f_Num_20_10_20_1" style:num-suffix="." text:bullet-char="">
        <style:list-level-properties text:list-level-position-and-space-mode="label-alignment">
          <style:list-level-label-alignment text:label-followed-by="listtab" text:list-tab-stop-position="2.54cm" fo:text-indent="-0.635cm" fo:margin-left="5.08cm"/>
        </style:list-level-properties>
        <style:text-properties style:font-name="Symbol1"/>
      </text:list-level-style-bullet>
      <text:list-level-style-bullet text:level="3" text:style-name="RTF_5f_Num_20_10_20_1" style:num-suffix="." text:bullet-char="">
        <style:list-level-properties text:list-level-position-and-space-mode="label-alignment">
          <style:list-level-label-alignment text:label-followed-by="listtab" text:list-tab-stop-position="2.54cm" fo:text-indent="-0.635cm" fo:margin-left="7.62cm"/>
        </style:list-level-properties>
        <style:text-properties style:font-name="Symbol1"/>
      </text:list-level-style-bullet>
      <text:list-level-style-bullet text:level="4" text:style-name="RTF_5f_Num_20_10_20_1" style:num-suffix="." text:bullet-char="">
        <style:list-level-properties text:list-level-position-and-space-mode="label-alignment">
          <style:list-level-label-alignment text:label-followed-by="listtab" text:list-tab-stop-position="2.54cm" fo:text-indent="-0.635cm" fo:margin-left="10.16cm"/>
        </style:list-level-properties>
        <style:text-properties style:font-name="Symbol1"/>
      </text:list-level-style-bullet>
      <text:list-level-style-bullet text:level="5" text:style-name="RTF_5f_Num_20_10_20_1" style:num-suffix="." text:bullet-char="">
        <style:list-level-properties text:list-level-position-and-space-mode="label-alignment">
          <style:list-level-label-alignment text:label-followed-by="listtab" text:list-tab-stop-position="2.54cm" fo:text-indent="-0.635cm" fo:margin-left="12.7cm"/>
        </style:list-level-properties>
        <style:text-properties style:font-name="Symbol1"/>
      </text:list-level-style-bullet>
      <text:list-level-style-bullet text:level="6" text:style-name="RTF_5f_Num_20_10_20_1" style:num-suffix="." text:bullet-char="">
        <style:list-level-properties text:list-level-position-and-space-mode="label-alignment">
          <style:list-level-label-alignment text:label-followed-by="listtab" text:list-tab-stop-position="2.54cm" fo:text-indent="-0.635cm" fo:margin-left="15.24cm"/>
        </style:list-level-properties>
        <style:text-properties style:font-name="Symbol1"/>
      </text:list-level-style-bullet>
      <text:list-level-style-bullet text:level="7" text:style-name="RTF_5f_Num_20_10_20_1" style:num-suffix="." text:bullet-char="">
        <style:list-level-properties text:list-level-position-and-space-mode="label-alignment">
          <style:list-level-label-alignment text:label-followed-by="listtab" text:list-tab-stop-position="2.54cm" fo:text-indent="-0.635cm" fo:margin-left="17.78cm"/>
        </style:list-level-properties>
        <style:text-properties style:font-name="Symbol1"/>
      </text:list-level-style-bullet>
      <text:list-level-style-bullet text:level="8" text:style-name="RTF_5f_Num_20_10_20_1" style:num-suffix="." text:bullet-char="">
        <style:list-level-properties text:list-level-position-and-space-mode="label-alignment">
          <style:list-level-label-alignment text:label-followed-by="listtab" text:list-tab-stop-position="2.54cm" fo:text-indent="-0.635cm" fo:margin-left="20.32cm"/>
        </style:list-level-properties>
        <style:text-properties style:font-name="Symbol1"/>
      </text:list-level-style-bullet>
      <text:list-level-style-bullet text:level="9" text:style-name="RTF_5f_Num_20_10_20_1" style:num-suffix="." text:bullet-char="">
        <style:list-level-properties text:list-level-position-and-space-mode="label-alignment">
          <style:list-level-label-alignment text:label-followed-by="listtab" text:list-tab-stop-position="2.54cm" fo:text-indent="-0.635cm" fo:margin-left="22.86cm"/>
        </style:list-level-properties>
        <style:text-properties style:font-name="Symbol1"/>
      </text:list-level-style-bullet>
      <text:list-level-style-bullet text:level="10" text:style-name="RTF_5f_Num_20_10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style>
    <text:list-style style:name="WW8Num10" text:consecutive-numbering="true">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4.A1" style:family="table-cell">
      <style:table-cell-properties fo:padding="0cm" fo:border-left="0.002cm solid #000000" fo:border-right="0.002cm solid #000000" fo:border-top="0.002cm solid #000000" fo:border-bottom="0.018cm solid #000000"/>
    </style:style>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7.A1" style:family="table-cell">
      <style:table-cell-properties fo:padding="0cm" fo:border-left="0.002cm solid #000000" fo:border-right="0.002cm solid #000000" fo:border-top="0.002cm solid #000000" fo:border-bottom="0.018cm solid #000000"/>
    </style:style>
    <style:style style:name="Table9" style:family="table">
      <style:table-properties style:width="18.008cm" fo:break-before="auto" fo:break-after="auto"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style:keep-together="true" fo:keep-together="auto"/>
    </style:style>
    <style:style style:name="Table9.A1" style:family="table-cell">
      <style:table-cell-properties fo:padding="0cm" fo:border-left="0.002cm solid #000000" fo:border-right="0.002cm solid #000000" fo:border-top="0.002cm solid #000000" fo:border-bottom="0.018cm solid #000000"/>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0.002cm solid #000000" fo:border-right="0.002cm solid #000000" fo:border-top="0.002cm solid #000000" fo:border-bottom="0.018cm solid #000000"/>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0.002cm solid #000000" fo:border-right="0.002cm solid #000000" fo:border-top="0.002cm solid #000000" fo:border-bottom="0.018cm solid #000000"/>
    </style:style>
    <style:style style:name="Table15" style:family="table">
      <style:table-properties style:width="18.008cm" fo:break-before="auto" fo:break-after="auto" table:align="left" style:writing-mode="lr-tb"/>
    </style:style>
    <style:style style:name="Table15.A" style:family="table-column">
      <style:table-column-properties style:column-width="14.06cm"/>
    </style:style>
    <style:style style:name="Table15.B" style:family="table-column">
      <style:table-column-properties style:column-width="3.948cm"/>
    </style:style>
    <style:style style:name="Table15.1" style:family="table-row">
      <style:table-row-properties style:keep-together="true" fo:keep-together="auto"/>
    </style:style>
    <style:style style:name="Table15.A1" style:family="table-cell">
      <style:table-cell-properties fo:padding="0cm" fo:border-left="0.002cm solid #000000" fo:border-right="0.002cm solid #000000" fo:border-top="0.002cm solid #000000" fo:border-bottom="0.018cm solid #000000"/>
    </style:style>
    <style:style style:name="Table17" style:family="table">
      <style:table-properties style:width="18.008cm"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0.002cm solid #000000" fo:border-right="0.002cm solid #000000" fo:border-top="0.002cm solid #000000" fo:border-bottom="0.018cm solid #000000"/>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0.002cm solid #000000" fo:border-right="0.002cm solid #000000" fo:border-top="0.002cm solid #000000" fo:border-bottom="0.018cm solid #000000"/>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0.002cm solid #000000" fo:border-right="0.002cm solid #000000" fo:border-top="0.002cm solid #000000" fo:border-bottom="0.018cm solid #000000"/>
    </style:style>
    <style:style style:name="Table24" style:family="table">
      <style:table-properties style:width="18.008cm" fo:break-before="auto" fo:break-after="auto" table:align="left" style:writing-mode="lr-tb"/>
    </style:style>
    <style:style style:name="Table24.A" style:family="table-column">
      <style:table-column-properties style:column-width="14.06cm"/>
    </style:style>
    <style:style style:name="Table24.B" style:family="table-column">
      <style:table-column-properties style:column-width="3.948cm"/>
    </style:style>
    <style:style style:name="Table24.1" style:family="table-row">
      <style:table-row-properties style:keep-together="true" fo:keep-together="auto"/>
    </style:style>
    <style:style style:name="Table24.A1" style:family="table-cell">
      <style:table-cell-properties fo:padding="0cm" fo:border-left="0.002cm solid #000000" fo:border-right="0.002cm solid #000000" fo:border-top="0.002cm solid #000000" fo:border-bottom="0.018cm solid #000000"/>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0.002cm solid #000000" fo:border-right="0.002cm solid #000000" fo:border-top="0.002cm solid #000000" fo:border-bottom="0.018cm solid #000000"/>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0.002cm solid #000000" fo:border-right="0.002cm solid #000000" fo:border-top="0.002cm solid #000000" fo:border-bottom="0.018cm solid #000000"/>
    </style:style>
    <style:style style:name="Table32" style:family="table">
      <style:table-properties style:width="18.008cm" fo:break-before="auto" fo:break-after="auto" table:align="left" style:writing-mode="lr-tb"/>
    </style:style>
    <style:style style:name="Table32.A" style:family="table-column">
      <style:table-column-properties style:column-width="14.06cm"/>
    </style:style>
    <style:style style:name="Table32.B" style:family="table-column">
      <style:table-column-properties style:column-width="3.948cm"/>
    </style:style>
    <style:style style:name="Table32.1" style:family="table-row">
      <style:table-row-properties style:keep-together="true" fo:keep-together="auto"/>
    </style:style>
    <style:style style:name="Table32.A1" style:family="table-cell">
      <style:table-cell-properties fo:padding="0cm" fo:border-left="0.002cm solid #000000" fo:border-right="0.002cm solid #000000" fo:border-top="0.002cm solid #000000" fo:border-bottom="0.018cm solid #000000"/>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18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combine-start-char="" style:text-combine-end-char=""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2"><draw:image xlink:href="Pictures/1000020100000427000001D8328612BC.png" xlink:type="simple" xlink:show="embed" xlink:actuate="onLoad"/></draw:frame><text:tab/><text:user-defined style:data-style-name="N0" text:name="RFC Title">RFC 112 OBR</text:user-defined><text:tab/>Page <text:page-number text:select-page="current">4</text:page-number> of <text:page-count style:num-format="1">67</text:page-count></text:p>
        <text:p text:style-name="Header"/>
        <text:p text:style-name="Header"><text:tab/>Draft<text:tab/> <text:modification-date style:data-style-name="N76">September 15, 2011</text:modification-date></text:p>
      </style:header>
      <style:footer>
        <text:p text:style-name="Footer">Copyright © <text:user-defined style:data-style-name="N0" text:name="Company">OSGi Alliance</text:user-defined> <text:modification-date style:data-style-name="N106">2011</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1</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Convert_20_1" style:display-name="Convert 1" style:page-layout-name="Mpm2">
      <style:header>
        <text:p text:style-name="MP2">Package org.osgi.framework.resource</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9/8/11</text:p>
            </table:table-cell>
            <table:table-cell table:style-name="Table4.A1" office:value-type="string">
              <text:p text:style-name="MP4">Page <text:page-number style:num-format="1" text:select-page="current">4</text:page-number> of <text:page-count style:num-format="1">67</text:page-count></text:p>
            </table:table-cell>
          </table:table-row>
        </table:table>
      </style:footer>
    </style:master-page>
    <style:master-page style:name="Convert_20_2" style:display-name="Convert 2" style:page-layout-name="Mpm2">
      <style:header>
        <text:p text:style-name="MP2">Interface Capability</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9/8/11</text:p>
            </table:table-cell>
            <table:table-cell table:style-name="Table7.A1" office:value-type="string">
              <text:p text:style-name="MP4">Page <text:page-number style:num-format="1" text:select-page="current">4</text:page-number> of <text:page-count style:num-format="1">67</text:page-count></text:p>
            </table:table-cell>
          </table:table-row>
        </table:table>
      </style:footer>
    </style:master-page>
    <style:master-page style:name="Convert_20_3" style:display-name="Convert 3" style:page-layout-name="Mpm2">
      <style:header>
        <text:p text:style-name="MP2">Interface Requirement</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9/8/11</text:p>
            </table:table-cell>
            <table:table-cell table:style-name="Table9.A1" office:value-type="string">
              <text:p text:style-name="MP4">Page <text:page-number style:num-format="1" text:select-page="current">4</text:page-number> of <text:page-count style:num-format="1">67</text:page-count></text:p>
            </table:table-cell>
          </table:table-row>
        </table:table>
      </style:footer>
    </style:master-page>
    <style:master-page style:name="Convert_20_4" style:display-name="Convert 4" style:page-layout-name="Mpm2">
      <style:header>
        <text:p text:style-name="MP2">Interface Resour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9/8/11</text:p>
            </table:table-cell>
            <table:table-cell table:style-name="Table11.A1" office:value-type="string">
              <text:p text:style-name="MP4">Page <text:page-number style:num-format="1" text:select-page="current">4</text:page-number> of <text:page-count style:num-format="1">67</text:page-count></text:p>
            </table:table-cell>
          </table:table-row>
        </table:table>
      </style:footer>
    </style:master-page>
    <style:master-page style:name="Convert_20_5" style:display-name="Convert 5" style:page-layout-name="Mpm2">
      <style:header>
        <text:p text:style-name="MP2">Class ResourceConstants</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9/8/11</text:p>
            </table:table-cell>
            <table:table-cell table:style-name="Table13.A1" office:value-type="string">
              <text:p text:style-name="MP4">Page <text:page-number style:num-format="1" text:select-page="current">4</text:page-number> of <text:page-count style:num-format="1">67</text:page-count></text:p>
            </table:table-cell>
          </table:table-row>
        </table:table>
      </style:footer>
    </style:master-page>
    <style:master-page style:name="Convert_20_6" style:display-name="Convert 6" style:page-layout-name="Mpm2">
      <style:header>
        <text:p text:style-name="MP2">Interface Wire</text:p>
      </style:header>
      <style:footer>
        <table:table table:name="Table15" table:style-name="Table15">
          <table:table-column table:style-name="Table15.A"/>
          <table:table-column table:style-name="Table15.B"/>
          <table:table-row table:style-name="Table15.1">
            <table:table-cell table:style-name="Table15.A1" office:value-type="string">
              <text:p text:style-name="MP3">OSGi Javadoc -- 9/8/11</text:p>
            </table:table-cell>
            <table:table-cell table:style-name="Table15.A1" office:value-type="string">
              <text:p text:style-name="MP4">Page <text:page-number style:num-format="1" text:select-page="current">4</text:page-number> of <text:page-count style:num-format="1">67</text:page-count></text:p>
            </table:table-cell>
          </table:table-row>
        </table:table>
      </style:footer>
    </style:master-page>
    <style:master-page style:name="Convert_20_7" style:display-name="Convert 7" style:page-layout-name="Mpm2">
      <style:header>
        <text:p text:style-name="MP2">Package org.osgi.service.repository</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9/8/11</text:p>
            </table:table-cell>
            <table:table-cell table:style-name="Table17.A1" office:value-type="string">
              <text:p text:style-name="MP4">Page <text:page-number style:num-format="1" text:select-page="current">4</text:page-number> of <text:page-count style:num-format="1">67</text:page-count></text:p>
            </table:table-cell>
          </table:table-row>
        </table:table>
      </style:footer>
    </style:master-page>
    <style:master-page style:name="Convert_20_8" style:display-name="Convert 8" style:page-layout-name="Mpm2">
      <style:header>
        <text:p text:style-name="MP2">Class ContentNamespace</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9/8/11</text:p>
            </table:table-cell>
            <table:table-cell table:style-name="Table20.A1" office:value-type="string">
              <text:p text:style-name="MP4">Page <text:page-number style:num-format="1" text:select-page="current">4</text:page-number> of <text:page-count style:num-format="1">67</text:page-count></text:p>
            </table:table-cell>
          </table:table-row>
        </table:table>
      </style:footer>
    </style:master-page>
    <style:master-page style:name="Convert_20_9" style:display-name="Convert 9" style:page-layout-name="Mpm2">
      <style:header>
        <text:p text:style-name="MP2">Interface Repositor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9/8/11</text:p>
            </table:table-cell>
            <table:table-cell table:style-name="Table22.A1" office:value-type="string">
              <text:p text:style-name="MP4">Page <text:page-number style:num-format="1" text:select-page="current">4</text:page-number> of <text:page-count style:num-format="1">67</text:page-count></text:p>
            </table:table-cell>
          </table:table-row>
        </table:table>
      </style:footer>
    </style:master-page>
    <style:master-page style:name="Convert_20_10" style:display-name="Convert 10" style:page-layout-name="Mpm2">
      <style:header>
        <text:p text:style-name="MP2">Package org.osgi.service.resolver</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9/8/11</text:p>
            </table:table-cell>
            <table:table-cell table:style-name="Table24.A1" office:value-type="string">
              <text:p text:style-name="MP4">Page <text:page-number style:num-format="1" text:select-page="current">4</text:page-number> of <text:page-count style:num-format="1">67</text:page-count></text:p>
            </table:table-cell>
          </table:table-row>
        </table:table>
      </style:footer>
    </style:master-page>
    <style:master-page style:name="Convert_20_11" style:display-name="Convert 11" style:page-layout-name="Mpm2">
      <style:header>
        <text:p text:style-name="MP2">Interface Environment</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9/8/11</text:p>
            </table:table-cell>
            <table:table-cell table:style-name="Table27.A1" office:value-type="string">
              <text:p text:style-name="MP4">Page <text:page-number style:num-format="1" text:select-page="current">4</text:page-number> of <text:page-count style:num-format="1">67</text:page-count></text:p>
            </table:table-cell>
          </table:table-row>
        </table:table>
      </style:footer>
    </style:master-page>
    <style:master-page style:name="Convert_20_12" style:display-name="Convert 12" style:page-layout-name="Mpm2">
      <style:header>
        <text:p text:style-name="MP2">Class ResolutionExceptio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9/8/11</text:p>
            </table:table-cell>
            <table:table-cell table:style-name="Table29.A1" office:value-type="string">
              <text:p text:style-name="MP4">Page <text:page-number style:num-format="1" text:select-page="current">4</text:page-number> of <text:page-count style:num-format="1">67</text:page-count></text:p>
            </table:table-cell>
          </table:table-row>
        </table:table>
      </style:footer>
    </style:master-page>
    <style:master-page style:name="Convert_20_13" style:display-name="Convert 13" style:page-layout-name="Mpm2">
      <style:header>
        <text:p text:style-name="MP2">Interface Resolver</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9/8/11</text:p>
            </table:table-cell>
            <table:table-cell table:style-name="Table32.A1" office:value-type="string">
              <text:p text:style-name="MP4">Page <text:page-number style:num-format="1" text:select-page="current">4</text:page-number> of <text:page-count style:num-format="1">67</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11-09-09T14:30:26</meta:creation-date>
    <meta:editing-cycles>34</meta:editing-cycles>
    <meta:editing-duration>PT1H59M34S</meta:editing-duration>
    <meta:initial-creator>BJ Hargrave</meta:initial-creator>
    <dc:date>2011-09-15T14:56:43</dc:date>
    <dc:creator>David Savage</dc:creator>
    <meta:document-statistic meta:table-count="33" meta:image-count="12" meta:object-count="0" meta:page-count="67" meta:paragraph-count="1840" meta:word-count="14017" meta:character-count="104480"/>
    <meta:user-defined meta:name="Company">OSGi Alliance</meta:user-defined>
    <meta:user-defined meta:name="Info 3"/>
    <meta:user-defined meta:name="Info 4"/>
    <meta:user-defined meta:name="RFC Title">RFC 112 OBR</meta:user-defined>
  </office:meta>
</office:document-meta>
</file>